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902in"/>
    </style:style>
    <style:style style:name="co2" style:family="table-column">
      <style:table-column-properties fo:break-before="auto" style:column-width="0.9752in"/>
    </style:style>
    <style:style style:name="co3" style:family="table-column">
      <style:table-column-properties fo:break-before="auto" style:column-width="0.911in"/>
    </style:style>
    <style:style style:name="co4" style:family="table-column">
      <style:table-column-properties fo:break-before="auto" style:column-width="1.1689in"/>
    </style:style>
    <style:style style:name="co5" style:family="table-column">
      <style:table-column-properties fo:break-before="auto" style:column-width="1.061in"/>
    </style:style>
    <style:style style:name="co6" style:family="table-column">
      <style:table-column-properties fo:break-before="auto" style:column-width="1.222in"/>
    </style:style>
    <style:style style:name="co7" style:family="table-column">
      <style:table-column-properties fo:break-before="auto" style:column-width="0.889in"/>
    </style:style>
    <style:style style:name="co8" style:family="table-column">
      <style:table-column-properties fo:break-before="auto" style:column-width="1.2756in"/>
    </style:style>
    <style:style style:name="co9" style:family="table-column">
      <style:table-column-properties fo:break-before="auto" style:column-width="0.8575in"/>
    </style:style>
    <style:style style:name="co10" style:family="table-column">
      <style:table-column-properties fo:break-before="auto" style:column-width="1.0398in"/>
    </style:style>
    <style:style style:name="co11" style:family="table-column">
      <style:table-column-properties fo:break-before="auto" style:column-width="1.01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number:text-style style:name="N100">
      <number:text-content/>
    </number:text-style>
    <number:date-style style:name="N10036" number:language="bg" number:country="BG">
      <number:day/>
      <number:text>.</number:text>
      <number:month number:style="long"/>
      <number:text>.</number:text>
      <number:year number:style="long"/>
      <number:text> г.</number:text>
    </number:date-style>
    <number:date-style style:name="N10046" number:language="bg" number:country="BG">
      <number:day/>
      <number:text> </number:text>
      <number:month number:style="long" number:textual="true"/>
      <number:text> </number:text>
      <number:year number:style="long"/>
      <number:text> г.</number:text>
    </number:date-style>
    <number:text-style style:name="N10100" number:language="bg" number:country="BG">
      <number:text-content/>
    </number:text-style>
    <style:style style:name="ce9"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weight="bold" style:font-weight-asian="bold" style:font-weight-complex="bold"/>
    </style:style>
    <style:style style:name="ce2" style:family="table-cell" style:parent-style-name="Default" style:data-style-name="N36">
      <style:table-cell-properties style:cell-protect="none" style:print-content="true" fo:border="0.74pt solid #000000"/>
    </style:style>
    <style:style style:name="ce3" style:family="table-cell" style:parent-style-name="Default" style:data-style-name="N10036">
      <style:table-cell-properties style:cell-protect="none" style:print-content="true" fo:border="0.74pt solid #000000"/>
    </style:style>
    <style:style style:name="ce17" style:family="table-cell" style:parent-style-name="Default" style:data-style-name="N49">
      <style:table-cell-properties fo:border="0.74pt solid #000000"/>
    </style:style>
    <style:style style:name="ce18" style:family="table-cell" style:parent-style-name="Default" style:data-style-name="N49">
      <style:table-cell-properties style:cell-protect="none" style:print-content="true" fo:border="0.74pt solid #000000"/>
    </style:style>
    <style:style style:name="ce4" style:family="table-cell" style:parent-style-name="Default" style:data-style-name="N37">
      <style:table-cell-properties style:cell-protect="none" style:print-content="true" fo:border="0.74pt solid #000000"/>
    </style:style>
    <style:style style:name="ce15" style:family="table-cell" style:parent-style-name="Default" style:data-style-name="N129">
      <style:table-cell-properties style:cell-protect="none" style:print-content="true" fo:border="0.74pt solid #000000"/>
    </style:style>
    <style:style style:name="ce7" style:family="table-cell" style:parent-style-name="Default" style:data-style-name="N10114">
      <style:table-cell-properties fo:background-color="#fff5ce" fo:border="0.74pt solid #000000"/>
    </style:style>
    <style:style style:name="ce8" style:family="table-cell" style:parent-style-name="Default" style:data-style-name="N10046">
      <style:table-cell-properties fo:background-color="#fff5ce" fo:border="0.74pt solid #000000"/>
    </style:style>
    <style:style style:name="ce22" style:family="table-cell" style:parent-style-name="Default" style:data-style-name="N100">
      <style:table-cell-properties style:cell-protect="none" style:print-content="true" style:text-align-source="fix" style:repeat-content="false" fo:border="0.74pt solid #000000"/>
      <style:paragraph-properties fo:text-align="center" fo:margin-left="0in"/>
    </style:style>
    <style:style style:name="ce21" style:family="table-cell" style:parent-style-name="Default" style:data-style-name="N139">
      <style:table-cell-properties style:cell-protect="none" style:print-content="true" fo:border="0.74pt solid #000000"/>
    </style:style>
    <style:style style:name="ce23" style:family="table-cell" style:parent-style-name="Default" style:data-style-name="N137">
      <style:table-cell-properties style:cell-protect="none" style:print-content="true" fo:border="0.74pt solid #000000"/>
    </style:style>
    <style:style style:name="ce24"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size="8pt" fo:font-weight="bold" style:font-size-asian="8pt" style:font-weight-asian="bold" style:font-size-complex="8pt" style:font-weight-complex="bold"/>
    </style:style>
    <style:style style:name="ce29" style:family="table-cell" style:parent-style-name="Default" style:data-style-name="N141">
      <style:table-cell-properties fo:background-color="#fff5ce" fo:border="0.74pt solid #000000"/>
    </style:style>
    <style:style style:name="ce30" style:family="table-cell" style:parent-style-name="Default" style:data-style-name="N140">
      <style:table-cell-properties fo:background-color="#fff5ce" fo:border="0.74pt solid #000000"/>
    </style:style>
    <style:style style:name="ce13" style:family="table-cell" style:parent-style-name="Default" style:data-style-name="N10100"/>
    <style:style style:name="ce14" style:family="table-cell" style:parent-style-name="Default" style:data-style-name="N10100">
      <style:table-cell-properties style:text-align-source="fix" style:repeat-content="false"/>
      <style:paragraph-properties fo:text-align="center" fo:margin-left="0in"/>
      <style:text-properties fo:font-weight="bold" style:font-weight-asian="bold" style:font-weight-complex="bold"/>
    </style:style>
    <style:style style:name="ce31" style:family="table-cell" style:parent-style-name="Default" style:data-style-name="N129"/>
    <style:style style:name="ce36" style:family="table-cell" style:parent-style-name="Default" style:data-style-name="N135"/>
    <style:style style:name="ce32" style:family="table-cell" style:parent-style-name="Default" style:data-style-name="N20134"/>
    <style:style style:name="gr1" style:family="graphic" style:parent-style-name="Default">
      <style:graphic-properties draw:stroke="none" svg:stroke-color="#000000" draw:fill="solid" draw:fill-color="#ffffff" fo:min-height="4.3504in" draw:shadow-offset-x="0.1201in" draw:shadow-offset-y="0.1201in" loext:decorative="false"/>
      <style:paragraph-properties style:writing-mode="lr-tb"/>
      <style:text-properties fo:font-size="14pt" style:font-size-asian="14pt" style:font-size-complex="14pt"/>
    </style:style>
    <style:style style:name="P1" style:family="paragraph">
      <style:text-properties fo:font-size="14pt" style:font-size-asian="14pt" style:font-size-complex="14pt"/>
    </style:style>
    <style:style style:name="P2" style:family="paragraph">
      <loext:graphic-properties draw:fill="solid" draw:fill-color="#ffffff"/>
      <style:text-properties fo:font-size="14pt" style:font-size-asian="14pt" style:font-size-complex="14pt"/>
    </style:style>
    <style:style style:name="T1" style:family="text">
      <style:text-properties fo:font-size="14pt" style:font-size-asian="14pt" style:font-size-complex="14pt"/>
    </style:style>
  </office:automatic-styles>
  <office:body>
    <office:spreadsheet table:structure-protected="true">
      <table:calculation-settings table:automatic-find-labels="false" table:use-regular-expressions="false" table:use-wildcards="true"/>
      <table:content-validations>
        <table:content-validation table:name="val1" table:condition="of:cell-content-text-length()=3" table:allow-empty-cell="true" table:base-cell-address="currency_conversion_calculator.D4">
          <table:error-message table:message-type="stop" table:display="true"/>
        </table:content-validation>
        <table:content-validation table:name="val2" table:condition="of:cell-content-is-decimal-number() and cell-content()&gt;=0" table:allow-empty-cell="true" table:base-cell-address="currency_conversion_calculator.E7">
          <table:error-message table:message-type="stop" table:display="true"/>
        </table:content-validation>
      </table:content-validations>
      <table:table table:name="currency_conversion_calculator" table:style-name="ta1" table:protected="true">
        <loext:table-protection loext:select-protected-cells="true" loext:select-unprotected-cells="true"/>
        <office:forms form:automatic-focus="false" form:apply-design-mode="false"/>
        <table:shapes>
          <draw:frame draw:z-index="0" draw:name="Text Frame 1" draw:style-name="gr1" draw:text-style-name="P2" svg:width="6.3157in" svg:height="4.3504in" svg:x="9.2402in" svg:y="1.6205in">
            <draw:text-box>
              <text:p text:style-name="P1"><text:span text:style-name="T1">Преди да пуснете макроса изключете защитата от Tools -&gt; Protect sheet.</text:span></text:p>
              <text:p text:style-name="P1"><text:span text:style-name="T1"/></text:p>
              <text:p text:style-name="P1"><text:span text:style-name="T1">Желателно е да изключвате защитата само след като сте приключили</text:span></text:p>
              <text:p text:style-name="P1"><text:span text:style-name="T1">с въвеждането на данните (за да не се объркате да въведете данни</text:span></text:p>
              <text:p text:style-name="P1"><text:span text:style-name="T1">там, където те ще се изгубят при пускане на макроса) и да я пускате след</text:span></text:p>
              <text:p text:style-name="P1"><text:span text:style-name="T1">като макросът приключи.</text:span></text:p>
              <text:p text:style-name="P1"><text:span text:style-name="T1"/></text:p>
              <text:p text:style-name="P1"><text:span text:style-name="T1">Макросът се пуска от Tools -&gt; Macros -&gt; Run macro -&gt; RUN_ME -&gt; Run.</text:span></text:p>
              <text:p text:style-name="P1"><text:span text:style-name="T1"/></text:p>
              <text:p text:style-name="P1"><text:span text:style-name="T1">Ако не виждате RUN_ME (след като изберете Run macro от Library)</text:span></text:p>
              <text:p text:style-name="P1"><text:span text:style-name="T1">отворете падащото меню от настоящия файл, отворете Standard и</text:span></text:p>
              <text:p text:style-name="P1"><text:span text:style-name="T1">от него изберете Module 1.</text:span></text:p>
              <text:p text:style-name="P1"><text:span text:style-name="T1"/></text:p>
              <text:p text:style-name="P1"><text:span text:style-name="T1">След като приключи изпълнението на макроса ще излезе съобщение.</text:span></text:p>
              <text:p text:style-name="P1"><text:span text:style-name="T1"/></text:p>
              <text:p text:style-name="P1"><text:span text:style-name="T1"/></text:p>
            </draw:text-box>
          </draw:frame>
        </table:shapes>
        <table:table-column table:style-name="co1" table:default-cell-style-name="ce4"/>
        <table:table-column table:style-name="co2" table:default-cell-style-name="ce7"/>
        <table:table-column table:style-name="co1" table:default-cell-style-name="ce8"/>
        <table:table-column table:style-name="co3" table:default-cell-style-name="ce22"/>
        <table:table-column table:style-name="co4" table:default-cell-style-name="ce23"/>
        <table:table-column table:style-name="co5" table:default-cell-style-name="ce29"/>
        <table:table-column table:style-name="co6" table:default-cell-style-name="ce30"/>
        <table:table-column table:style-name="co7" table:default-cell-style-name="Default"/>
        <table:table-column table:style-name="co8" table:default-cell-style-name="Default"/>
        <table:table-column table:style-name="co7" table:number-columns-repeated="1015" table:default-cell-style-name="Default"/>
        <table:table-row table:style-name="ro1">
          <table:table-cell table:number-columns-repeated="3" table:style-name="ce9" office:value-type="string" calcext:value-type="string">
            <text:p>дата</text:p>
          </table:table-cell>
          <table:table-cell table:style-name="ce9" office:value-type="string" calcext:value-type="string">
            <text:p>валута</text:p>
          </table:table-cell>
          <table:table-cell table:style-name="ce9" office:value-type="string" calcext:value-type="string">
            <text:p>сума</text:p>
          </table:table-cell>
          <table:table-cell table:style-name="ce9" office:value-type="string" calcext:value-type="string">
            <text:p>валутен</text:p>
          </table:table-cell>
          <table:table-cell table:style-name="ce9" office:value-type="string" calcext:value-type="string">
            <text:p>сума</text:p>
          </table:table-cell>
          <table:table-cell table:style-name="ce13"/>
          <table:table-cell table:style-name="ce14" table:number-columns-repeated="1016"/>
        </table:table-row>
        <table:table-row table:style-name="ro1">
          <table:table-cell table:style-name="ce9" office:value-type="string" calcext:value-type="string">
            <text:p>оригинален</text:p>
          </table:table-cell>
          <table:table-cell table:number-columns-repeated="2" table:style-name="ce9" office:value-type="string" calcext:value-type="string">
            <text:p>формат</text:p>
          </table:table-cell>
          <table:table-cell table:style-name="ce9" office:value-type="string" calcext:value-type="string">
            <text:p>трибуквен</text:p>
          </table:table-cell>
          <table:table-cell table:style-name="ce9" office:value-type="string" calcext:value-type="string">
            <text:p>оригинална</text:p>
          </table:table-cell>
          <table:table-cell table:style-name="ce9" office:value-type="string" calcext:value-type="string">
            <text:p>курс</text:p>
          </table:table-cell>
          <table:table-cell table:style-name="ce9" office:value-type="string" calcext:value-type="string">
            <text:p>в лева</text:p>
          </table:table-cell>
          <table:table-cell table:style-name="ce13"/>
          <table:table-cell table:style-name="ce14" table:number-columns-repeated="1016"/>
        </table:table-row>
        <table:table-row table:style-name="ro1">
          <table:table-cell table:style-name="ce9" office:value-type="string" calcext:value-type="string">
            <text:p>формат</text:p>
          </table:table-cell>
          <table:table-cell table:style-name="ce9" office:value-type="string" calcext:value-type="string">
            <text:p>НАП</text:p>
          </table:table-cell>
          <table:table-cell table:style-name="ce9" office:value-type="string" calcext:value-type="string">
            <text:p>с думи</text:p>
          </table:table-cell>
          <table:table-cell table:style-name="ce9" office:value-type="string" calcext:value-type="string">
            <text:p>код</text:p>
          </table:table-cell>
          <table:table-cell table:style-name="ce9" office:value-type="string" calcext:value-type="string">
            <text:p>валута</text:p>
          </table:table-cell>
          <table:table-cell table:style-name="ce24" table:number-columns-repeated="2"/>
          <table:table-cell table:style-name="ce13"/>
          <table:table-cell table:style-name="ce14" table:number-columns-repeated="1016"/>
        </table:table-row>
        <table:table-row table:style-name="ro1">
          <table:table-cell table:style-name="ce2" office:value-type="date" office:date-value="2024-09-11" calcext:value-type="date">
            <text:p>09/11/2024</text:p>
          </table:table-cell>
          <table:table-cell table:formula="of:=[.A4]" office:value-type="date" office:date-value="2024-09-11" calcext:value-type="date">
            <text:p>11.09.2024</text:p>
          </table:table-cell>
          <table:table-cell table:formula="of:=[.A4]" office:value-type="date" office:date-value="2024-09-11" calcext:value-type="date">
            <text:p>11 септември 2024 г.</text:p>
          </table:table-cell>
          <table:table-cell table:content-validation-name="val1" office:value-type="string" calcext:value-type="string">
            <text:p>USD</text:p>
          </table:table-cell>
          <table:table-cell table:style-name="ce21" table:content-validation-name="val2" office:value-type="float" office:value="4.36" calcext:value-type="float">
            <text:p>4.3600</text:p>
          </table:table-cell>
          <table:table-cell table:formula="of:=INDEX([USD.B:.B]; MATCH([.A4]; [USD.A:.A]; 0))" office:value-type="float" office:value="1.7711" calcext:value-type="float">
            <text:p><text:s text:c="3"/>1.7711000</text:p>
          </table:table-cell>
          <table:table-cell table:formula="of:=ROUND([.E4]*[.F4];2)" office:value-type="float" office:value="7.72" calcext:value-type="float">
            <text:p><text:s text:c="3"/>7.72</text:p>
          </table:table-cell>
          <table:table-cell table:number-columns-repeated="1017"/>
        </table:table-row>
        <table:table-row table:style-name="ro1">
          <table:table-cell table:style-name="ce2" office:value-type="date" office:date-value="2024-02-15" calcext:value-type="date">
            <text:p>02/15/2024</text:p>
          </table:table-cell>
          <table:table-cell table:formula="of:=[.A5]" office:value-type="date" office:date-value="2024-02-15" calcext:value-type="date">
            <text:p>15.02.2024</text:p>
          </table:table-cell>
          <table:table-cell table:formula="of:=[.A5]" office:value-type="date" office:date-value="2024-02-15" calcext:value-type="date">
            <text:p>15 февруари 2024 г.</text:p>
          </table:table-cell>
          <table:table-cell table:content-validation-name="val1" office:value-type="string" calcext:value-type="string">
            <text:p>USD</text:p>
          </table:table-cell>
          <table:table-cell table:style-name="ce21" table:content-validation-name="val2" office:value-type="float" office:value="487.4" calcext:value-type="float">
            <text:p>487.4000</text:p>
          </table:table-cell>
          <table:table-cell table:formula="of:=INDEX([USD.B:.B]; MATCH([.A5]; [USD.A:.A]; 0))" office:value-type="float" office:value="1.82056" calcext:value-type="float">
            <text:p><text:s text:c="3"/>1.8205600</text:p>
          </table:table-cell>
          <table:table-cell table:formula="of:=ROUND([.E5]*[.F5];2)" office:value-type="float" office:value="887.34" calcext:value-type="float">
            <text:p><text:s text:c="3"/>887.34</text:p>
          </table:table-cell>
          <table:table-cell/>
          <table:table-cell table:style-name="ce9" office:value-type="string" calcext:value-type="string">
            <text:p>Обща сума:</text:p>
          </table:table-cell>
          <table:table-cell table:number-columns-repeated="1015"/>
        </table:table-row>
        <table:table-row table:style-name="ro1">
          <table:table-cell table:style-name="ce2" office:value-type="date" office:date-value="2024-08-24" calcext:value-type="date">
            <text:p>08/24/2024</text:p>
          </table:table-cell>
          <table:table-cell table:formula="of:=[.A6]" office:value-type="date" office:date-value="2024-08-24" calcext:value-type="date">
            <text:p>24.08.2024</text:p>
          </table:table-cell>
          <table:table-cell table:formula="of:=[.A6]" office:value-type="date" office:date-value="2024-08-24" calcext:value-type="date">
            <text:p>24 август 2024 г.</text:p>
          </table:table-cell>
          <table:table-cell table:content-validation-name="val1" office:value-type="string" calcext:value-type="string">
            <text:p>USD</text:p>
          </table:table-cell>
          <table:table-cell table:style-name="ce21" table:content-validation-name="val2" office:value-type="float" office:value="55" calcext:value-type="float">
            <text:p>55.0000</text:p>
          </table:table-cell>
          <table:table-cell table:formula="of:=INDEX([USD.B:.B]; MATCH([.A6]; [USD.A:.A]; 0))" office:value-type="float" office:value="1.75868" calcext:value-type="float">
            <text:p><text:s text:c="3"/>1.7586800</text:p>
          </table:table-cell>
          <table:table-cell table:formula="of:=ROUND([.E6]*[.F6];2)" office:value-type="float" office:value="96.73" calcext:value-type="float">
            <text:p><text:s text:c="3"/>96.73</text:p>
          </table:table-cell>
          <table:table-cell/>
          <table:table-cell table:style-name="ce30" table:formula="of:=SUM([.G4:.G103])" office:value-type="float" office:value="85228.95" calcext:value-type="float">
            <text:p><text:s text:c="2"/>85 228.95</text:p>
          </table:table-cell>
          <table:table-cell table:number-columns-repeated="1015"/>
        </table:table-row>
        <table:table-row table:style-name="ro1">
          <table:table-cell table:style-name="ce2" office:value-type="date" office:date-value="2024-08-31" calcext:value-type="date">
            <text:p>08/31/2024</text:p>
          </table:table-cell>
          <table:table-cell table:formula="of:=[.A7]" office:value-type="date" office:date-value="2024-08-31" calcext:value-type="date">
            <text:p>31.08.2024</text:p>
          </table:table-cell>
          <table:table-cell table:formula="of:=[.A7]" office:value-type="date" office:date-value="2024-08-31" calcext:value-type="date">
            <text:p>31 август 2024 г.</text:p>
          </table:table-cell>
          <table:table-cell table:content-validation-name="val1" office:value-type="string" calcext:value-type="string">
            <text:p>GBP</text:p>
          </table:table-cell>
          <table:table-cell table:style-name="ce21" table:content-validation-name="val2" office:value-type="float" office:value="136.55" calcext:value-type="float">
            <text:p>136.5500</text:p>
          </table:table-cell>
          <table:table-cell table:formula="of:=INDEX([GBP.B:.B]; MATCH([.A7]; [GBP.A:.A]; 0))" office:value-type="float" office:value="2.32505" calcext:value-type="float">
            <text:p><text:s text:c="3"/>2.3250500</text:p>
          </table:table-cell>
          <table:table-cell table:formula="of:=ROUND([.E7]*[.F7];2)" office:value-type="float" office:value="317.49" calcext:value-type="float">
            <text:p><text:s text:c="3"/>317.49</text:p>
          </table:table-cell>
          <table:table-cell table:number-columns-repeated="1017"/>
        </table:table-row>
        <table:table-row table:style-name="ro1">
          <table:table-cell table:style-name="ce2" office:value-type="date" office:date-value="2024-09-07" calcext:value-type="date">
            <text:p>09/07/2024</text:p>
          </table:table-cell>
          <table:table-cell table:formula="of:=[.A8]" office:value-type="date" office:date-value="2024-09-07" calcext:value-type="date">
            <text:p>07.09.2024</text:p>
          </table:table-cell>
          <table:table-cell table:formula="of:=[.A8]" office:value-type="date" office:date-value="2024-09-07" calcext:value-type="date">
            <text:p>7 септември 2024 г.</text:p>
          </table:table-cell>
          <table:table-cell table:content-validation-name="val1" office:value-type="string" calcext:value-type="string">
            <text:p>USD</text:p>
          </table:table-cell>
          <table:table-cell table:style-name="ce21" table:content-validation-name="val2" office:value-type="float" office:value="547.67" calcext:value-type="float">
            <text:p>547.6700</text:p>
          </table:table-cell>
          <table:table-cell table:formula="of:=INDEX([USD.B:.B]; MATCH([.A8]; [USD.A:.A]; 0))" office:value-type="float" office:value="1.76249" calcext:value-type="float">
            <text:p><text:s text:c="3"/>1.7624900</text:p>
          </table:table-cell>
          <table:table-cell table:formula="of:=ROUND([.E8]*[.F8];2)" office:value-type="float" office:value="965.26" calcext:value-type="float">
            <text:p><text:s text:c="3"/>965.26</text:p>
          </table:table-cell>
          <table:table-cell table:number-columns-repeated="1017"/>
        </table:table-row>
        <table:table-row table:style-name="ro1">
          <table:table-cell table:style-name="ce2" office:value-type="date" office:date-value="2024-06-12" calcext:value-type="date">
            <text:p>06/12/2024</text:p>
          </table:table-cell>
          <table:table-cell table:formula="of:=[.A9]" office:value-type="date" office:date-value="2024-06-12" calcext:value-type="date">
            <text:p>12.06.2024</text:p>
          </table:table-cell>
          <table:table-cell table:formula="of:=[.A9]" office:value-type="date" office:date-value="2024-06-12" calcext:value-type="date">
            <text:p>12 юни 2024 г.</text:p>
          </table:table-cell>
          <table:table-cell table:content-validation-name="val1" office:value-type="string" calcext:value-type="string">
            <text:p>EUR</text:p>
          </table:table-cell>
          <table:table-cell table:style-name="ce21" table:content-validation-name="val2" office:value-type="float" office:value="487.98" calcext:value-type="float">
            <text:p>487.9800</text:p>
          </table:table-cell>
          <table:table-cell office:value-type="float" office:value="1.95583" calcext:value-type="float">
            <text:p><text:s text:c="3"/>1.9558300</text:p>
          </table:table-cell>
          <table:table-cell table:formula="of:=ROUND([.E9]*[.F9];2)" office:value-type="float" office:value="954.41" calcext:value-type="float">
            <text:p><text:s text:c="3"/>954.41</text:p>
          </table:table-cell>
          <table:table-cell table:number-columns-repeated="1017"/>
        </table:table-row>
        <table:table-row table:style-name="ro1">
          <table:table-cell table:style-name="ce2" office:value-type="date" office:date-value="2024-09-15" calcext:value-type="date">
            <text:p>09/15/2024</text:p>
          </table:table-cell>
          <table:table-cell table:formula="of:=[.A10]" office:value-type="date" office:date-value="2024-09-15" calcext:value-type="date">
            <text:p>15.09.2024</text:p>
          </table:table-cell>
          <table:table-cell table:formula="of:=[.A10]" office:value-type="date" office:date-value="2024-09-15" calcext:value-type="date">
            <text:p>15 септември 2024 г.</text:p>
          </table:table-cell>
          <table:table-cell table:content-validation-name="val1" office:value-type="string" calcext:value-type="string">
            <text:p>GBP</text:p>
          </table:table-cell>
          <table:table-cell table:style-name="ce21" table:content-validation-name="val2" office:value-type="float" office:value="654.14" calcext:value-type="float">
            <text:p>654.1400</text:p>
          </table:table-cell>
          <table:table-cell table:formula="of:=INDEX([GBP.B:.B]; MATCH([.A10]; [GBP.A:.A]; 0))" office:value-type="float" office:value="2.31528" calcext:value-type="float">
            <text:p><text:s text:c="3"/>2.3152800</text:p>
          </table:table-cell>
          <table:table-cell table:formula="of:=ROUND([.E10]*[.F10];2)" office:value-type="float" office:value="1514.52" calcext:value-type="float">
            <text:p><text:s text:c="2"/>1 514.52</text:p>
          </table:table-cell>
          <table:table-cell table:number-columns-repeated="1017"/>
        </table:table-row>
        <table:table-row table:style-name="ro1">
          <table:table-cell table:style-name="ce2" office:value-type="date" office:date-value="2024-11-28" calcext:value-type="date">
            <text:p>11/28/2024</text:p>
          </table:table-cell>
          <table:table-cell table:formula="of:=[.A11]" office:value-type="date" office:date-value="2024-11-28" calcext:value-type="date">
            <text:p>28.11.2024</text:p>
          </table:table-cell>
          <table:table-cell table:formula="of:=[.A11]" office:value-type="date" office:date-value="2024-11-28" calcext:value-type="date">
            <text:p>28 ноември 2024 г.</text:p>
          </table:table-cell>
          <table:table-cell table:content-validation-name="val1" office:value-type="string" calcext:value-type="string">
            <text:p>USD</text:p>
          </table:table-cell>
          <table:table-cell table:style-name="ce21" table:content-validation-name="val2" office:value-type="float" office:value="454" calcext:value-type="float">
            <text:p>454.0000</text:p>
          </table:table-cell>
          <table:table-cell table:formula="of:=INDEX([USD.B:.B]; MATCH([.A11]; [USD.A:.A]; 0))" office:value-type="float" office:value="1.85527" calcext:value-type="float">
            <text:p><text:s text:c="3"/>1.8552700</text:p>
          </table:table-cell>
          <table:table-cell table:formula="of:=ROUND([.E11]*[.F11];2)" office:value-type="float" office:value="842.29" calcext:value-type="float">
            <text:p><text:s text:c="3"/>842.29</text:p>
          </table:table-cell>
          <table:table-cell table:number-columns-repeated="1017"/>
        </table:table-row>
        <table:table-row table:style-name="ro1">
          <table:table-cell table:style-name="ce2" office:value-type="date" office:date-value="2024-11-30" calcext:value-type="date">
            <text:p>11/30/2024</text:p>
          </table:table-cell>
          <table:table-cell table:formula="of:=[.A12]" office:value-type="date" office:date-value="2024-11-30" calcext:value-type="date">
            <text:p>30.11.2024</text:p>
          </table:table-cell>
          <table:table-cell table:formula="of:=[.A12]" office:value-type="date" office:date-value="2024-11-30" calcext:value-type="date">
            <text:p>30 ноември 2024 г.</text:p>
          </table:table-cell>
          <table:table-cell table:content-validation-name="val1" office:value-type="string" calcext:value-type="string">
            <text:p>USD</text:p>
          </table:table-cell>
          <table:table-cell table:style-name="ce21" table:content-validation-name="val2" office:value-type="float" office:value="8995" calcext:value-type="float">
            <text:p>8995.0000</text:p>
          </table:table-cell>
          <table:table-cell table:formula="of:=INDEX([USD.B:.B]; MATCH([.A12]; [USD.A:.A]; 0))" office:value-type="float" office:value="1.85176" calcext:value-type="float">
            <text:p><text:s text:c="3"/>1.8517600</text:p>
          </table:table-cell>
          <table:table-cell table:formula="of:=ROUND([.E12]*[.F12];2)" office:value-type="float" office:value="16656.58" calcext:value-type="float">
            <text:p><text:s text:c="2"/>16 656.58</text:p>
          </table:table-cell>
          <table:table-cell table:number-columns-repeated="1017"/>
        </table:table-row>
        <table:table-row table:style-name="ro1">
          <table:table-cell table:style-name="ce2" office:value-type="date" office:date-value="2024-12-11" calcext:value-type="date">
            <text:p>12/11/2024</text:p>
          </table:table-cell>
          <table:table-cell table:formula="of:=[.A13]" office:value-type="date" office:date-value="2024-12-11" calcext:value-type="date">
            <text:p>11.12.2024</text:p>
          </table:table-cell>
          <table:table-cell table:formula="of:=[.A13]" office:value-type="date" office:date-value="2024-12-11" calcext:value-type="date">
            <text:p>11 декември 2024 г.</text:p>
          </table:table-cell>
          <table:table-cell table:content-validation-name="val1" office:value-type="string" calcext:value-type="string">
            <text:p>EUR</text:p>
          </table:table-cell>
          <table:table-cell table:style-name="ce21" table:content-validation-name="val2" office:value-type="float" office:value="455" calcext:value-type="float">
            <text:p>455.0000</text:p>
          </table:table-cell>
          <table:table-cell office:value-type="float" office:value="1.95583" calcext:value-type="float">
            <text:p><text:s text:c="3"/>1.9558300</text:p>
          </table:table-cell>
          <table:table-cell table:formula="of:=ROUND([.E13]*[.F13];2)" office:value-type="float" office:value="889.9" calcext:value-type="float">
            <text:p><text:s text:c="3"/>889.90</text:p>
          </table:table-cell>
          <table:table-cell table:number-columns-repeated="1017"/>
        </table:table-row>
        <table:table-row table:style-name="ro1">
          <table:table-cell table:style-name="ce3" office:value-type="date" office:date-value="2024-05-25" calcext:value-type="date">
            <text:p>25.05.2024 г.</text:p>
          </table:table-cell>
          <table:table-cell table:formula="of:=[.A14]" office:value-type="date" office:date-value="2024-05-25" calcext:value-type="date">
            <text:p>25.05.2024</text:p>
          </table:table-cell>
          <table:table-cell table:formula="of:=[.A14]" office:value-type="date" office:date-value="2024-05-25" calcext:value-type="date">
            <text:p>25 май 2024 г.</text:p>
          </table:table-cell>
          <table:table-cell table:content-validation-name="val1" office:value-type="string" calcext:value-type="string">
            <text:p>USD</text:p>
          </table:table-cell>
          <table:table-cell table:style-name="ce21" table:content-validation-name="val2" office:value-type="float" office:value="12498" calcext:value-type="float">
            <text:p>12498.0000</text:p>
          </table:table-cell>
          <table:table-cell table:formula="of:=INDEX([USD.B:.B]; MATCH([.A14]; [USD.A:.A]; 0))" office:value-type="float" office:value="1.80194" calcext:value-type="float">
            <text:p><text:s text:c="3"/>1.8019400</text:p>
          </table:table-cell>
          <table:table-cell table:formula="of:=ROUND([.E14]*[.F14];2)" office:value-type="float" office:value="22520.65" calcext:value-type="float">
            <text:p><text:s text:c="2"/>22 520.65</text:p>
          </table:table-cell>
          <table:table-cell table:number-columns-repeated="1017"/>
        </table:table-row>
        <table:table-row table:style-name="ro1">
          <table:table-cell table:style-name="ce3" office:value-type="date" office:date-value="2024-06-12" calcext:value-type="date">
            <text:p>12.06.2024 г.</text:p>
          </table:table-cell>
          <table:table-cell table:formula="of:=[.A15]" office:value-type="date" office:date-value="2024-06-12" calcext:value-type="date">
            <text:p>12.06.2024</text:p>
          </table:table-cell>
          <table:table-cell table:formula="of:=[.A15]" office:value-type="date" office:date-value="2024-06-12" calcext:value-type="date">
            <text:p>12 юни 2024 г.</text:p>
          </table:table-cell>
          <table:table-cell table:content-validation-name="val1" office:value-type="string" calcext:value-type="string">
            <text:p>USD</text:p>
          </table:table-cell>
          <table:table-cell table:style-name="ce21" table:content-validation-name="val2" office:value-type="float" office:value="1565" calcext:value-type="float">
            <text:p>1565.0000</text:p>
          </table:table-cell>
          <table:table-cell table:formula="of:=INDEX([USD.B:.B]; MATCH([.A15]; [USD.A:.A]; 0))" office:value-type="float" office:value="1.81684" calcext:value-type="float">
            <text:p><text:s text:c="3"/>1.8168400</text:p>
          </table:table-cell>
          <table:table-cell table:formula="of:=ROUND([.E15]*[.F15];2)" office:value-type="float" office:value="2843.35" calcext:value-type="float">
            <text:p><text:s text:c="2"/>2 843.35</text:p>
          </table:table-cell>
          <table:table-cell table:number-columns-repeated="1017"/>
        </table:table-row>
        <table:table-row table:style-name="ro1">
          <table:table-cell table:style-name="ce3" office:value-type="date" office:date-value="2024-06-17" calcext:value-type="date">
            <text:p>17.06.2024 г.</text:p>
          </table:table-cell>
          <table:table-cell table:formula="of:=[.A16]" office:value-type="date" office:date-value="2024-06-17" calcext:value-type="date">
            <text:p>17.06.2024</text:p>
          </table:table-cell>
          <table:table-cell table:formula="of:=[.A16]" office:value-type="date" office:date-value="2024-06-17" calcext:value-type="date">
            <text:p>17 юни 2024 г.</text:p>
          </table:table-cell>
          <table:table-cell table:content-validation-name="val1" office:value-type="string" calcext:value-type="string">
            <text:p>USD</text:p>
          </table:table-cell>
          <table:table-cell table:style-name="ce21" table:content-validation-name="val2" office:value-type="float" office:value="15" calcext:value-type="float">
            <text:p>15.0000</text:p>
          </table:table-cell>
          <table:table-cell table:formula="of:=INDEX([USD.B:.B]; MATCH([.A16]; [USD.A:.A]; 0))" office:value-type="float" office:value="1.82583" calcext:value-type="float">
            <text:p><text:s text:c="3"/>1.8258300</text:p>
          </table:table-cell>
          <table:table-cell table:formula="of:=ROUND([.E16]*[.F16];2)" office:value-type="float" office:value="27.39" calcext:value-type="float">
            <text:p><text:s text:c="3"/>27.39</text:p>
          </table:table-cell>
          <table:table-cell table:number-columns-repeated="1017"/>
        </table:table-row>
        <table:table-row table:style-name="ro1">
          <table:table-cell table:style-name="ce3" office:value-type="date" office:date-value="2024-08-24" calcext:value-type="date">
            <text:p>24.08.2024 г.</text:p>
          </table:table-cell>
          <table:table-cell table:formula="of:=[.A17]" office:value-type="date" office:date-value="2024-08-24" calcext:value-type="date">
            <text:p>24.08.2024</text:p>
          </table:table-cell>
          <table:table-cell table:formula="of:=[.A17]" office:value-type="date" office:date-value="2024-08-24" calcext:value-type="date">
            <text:p>24 август 2024 г.</text:p>
          </table:table-cell>
          <table:table-cell table:content-validation-name="val1" office:value-type="string" calcext:value-type="string">
            <text:p>USD</text:p>
          </table:table-cell>
          <table:table-cell table:style-name="ce21" table:content-validation-name="val2" office:value-type="float" office:value="57" calcext:value-type="float">
            <text:p>57.0000</text:p>
          </table:table-cell>
          <table:table-cell table:formula="of:=INDEX([USD.B:.B]; MATCH([.A17]; [USD.A:.A]; 0))" office:value-type="float" office:value="1.75868" calcext:value-type="float">
            <text:p><text:s text:c="3"/>1.7586800</text:p>
          </table:table-cell>
          <table:table-cell table:formula="of:=ROUND([.E17]*[.F17];2)" office:value-type="float" office:value="100.24" calcext:value-type="float">
            <text:p><text:s text:c="3"/>100.24</text:p>
          </table:table-cell>
          <table:table-cell table:number-columns-repeated="1017"/>
        </table:table-row>
        <table:table-row table:style-name="ro1">
          <table:table-cell table:style-name="ce3" office:value-type="date" office:date-value="2024-08-31" calcext:value-type="date">
            <text:p>31.08.2024 г.</text:p>
          </table:table-cell>
          <table:table-cell table:formula="of:=[.A18]" office:value-type="date" office:date-value="2024-08-31" calcext:value-type="date">
            <text:p>31.08.2024</text:p>
          </table:table-cell>
          <table:table-cell table:formula="of:=[.A18]" office:value-type="date" office:date-value="2024-08-31" calcext:value-type="date">
            <text:p>31 август 2024 г.</text:p>
          </table:table-cell>
          <table:table-cell table:content-validation-name="val1" office:value-type="string" calcext:value-type="string">
            <text:p>GBP</text:p>
          </table:table-cell>
          <table:table-cell table:style-name="ce21" table:content-validation-name="val2" office:value-type="float" office:value="2367" calcext:value-type="float">
            <text:p>2367.0000</text:p>
          </table:table-cell>
          <table:table-cell table:formula="of:=INDEX([GBP.B:.B]; MATCH([.A18]; [GBP.A:.A]; 0))" office:value-type="float" office:value="2.32505" calcext:value-type="float">
            <text:p><text:s text:c="3"/>2.3250500</text:p>
          </table:table-cell>
          <table:table-cell table:formula="of:=ROUND([.E18]*[.F18];2)" office:value-type="float" office:value="5503.39" calcext:value-type="float">
            <text:p><text:s text:c="2"/>5 503.39</text:p>
          </table:table-cell>
          <table:table-cell table:number-columns-repeated="1017"/>
        </table:table-row>
        <table:table-row table:style-name="ro1">
          <table:table-cell table:style-name="ce3" office:value-type="date" office:date-value="2024-09-07" calcext:value-type="date">
            <text:p>7.09.2024 г.</text:p>
          </table:table-cell>
          <table:table-cell table:formula="of:=[.A19]" office:value-type="date" office:date-value="2024-09-07" calcext:value-type="date">
            <text:p>07.09.2024</text:p>
          </table:table-cell>
          <table:table-cell table:formula="of:=[.A19]" office:value-type="date" office:date-value="2024-09-07" calcext:value-type="date">
            <text:p>7 септември 2024 г.</text:p>
          </table:table-cell>
          <table:table-cell table:content-validation-name="val1" office:value-type="string" calcext:value-type="string">
            <text:p>USD</text:p>
          </table:table-cell>
          <table:table-cell table:style-name="ce21" table:content-validation-name="val2" office:value-type="float" office:value="65" calcext:value-type="float">
            <text:p>65.0000</text:p>
          </table:table-cell>
          <table:table-cell table:formula="of:=INDEX([USD.B:.B]; MATCH([.A19]; [USD.A:.A]; 0))" office:value-type="float" office:value="1.76249" calcext:value-type="float">
            <text:p><text:s text:c="3"/>1.7624900</text:p>
          </table:table-cell>
          <table:table-cell table:formula="of:=ROUND([.E19]*[.F19];2)" office:value-type="float" office:value="114.56" calcext:value-type="float">
            <text:p><text:s text:c="3"/>114.56</text:p>
          </table:table-cell>
          <table:table-cell table:number-columns-repeated="1017"/>
        </table:table-row>
        <table:table-row table:style-name="ro1">
          <table:table-cell table:style-name="ce3" office:value-type="date" office:date-value="2024-09-11" calcext:value-type="date">
            <text:p>11.09.2024 г.</text:p>
          </table:table-cell>
          <table:table-cell table:formula="of:=[.A20]" office:value-type="date" office:date-value="2024-09-11" calcext:value-type="date">
            <text:p>11.09.2024</text:p>
          </table:table-cell>
          <table:table-cell table:formula="of:=[.A20]" office:value-type="date" office:date-value="2024-09-11" calcext:value-type="date">
            <text:p>11 септември 2024 г.</text:p>
          </table:table-cell>
          <table:table-cell table:content-validation-name="val1" office:value-type="string" calcext:value-type="string">
            <text:p>EUR</text:p>
          </table:table-cell>
          <table:table-cell table:style-name="ce21" table:content-validation-name="val2" office:value-type="float" office:value="23.87" calcext:value-type="float">
            <text:p>23.8700</text:p>
          </table:table-cell>
          <table:table-cell office:value-type="float" office:value="1.95583" calcext:value-type="float">
            <text:p><text:s text:c="3"/>1.9558300</text:p>
          </table:table-cell>
          <table:table-cell table:formula="of:=ROUND([.E20]*[.F20];2)" office:value-type="float" office:value="46.69" calcext:value-type="float">
            <text:p><text:s text:c="3"/>46.69</text:p>
          </table:table-cell>
          <table:table-cell table:number-columns-repeated="1017"/>
        </table:table-row>
        <table:table-row table:style-name="ro1">
          <table:table-cell table:style-name="ce3" office:value-type="date" office:date-value="2024-09-15" calcext:value-type="date">
            <text:p>15.09.2024 г.</text:p>
          </table:table-cell>
          <table:table-cell table:formula="of:=[.A21]" office:value-type="date" office:date-value="2024-09-15" calcext:value-type="date">
            <text:p>15.09.2024</text:p>
          </table:table-cell>
          <table:table-cell table:formula="of:=[.A21]" office:value-type="date" office:date-value="2024-09-15" calcext:value-type="date">
            <text:p>15 септември 2024 г.</text:p>
          </table:table-cell>
          <table:table-cell table:content-validation-name="val1" office:value-type="string" calcext:value-type="string">
            <text:p>GBP</text:p>
          </table:table-cell>
          <table:table-cell table:style-name="ce21" table:content-validation-name="val2" office:value-type="float" office:value="55" calcext:value-type="float">
            <text:p>55.0000</text:p>
          </table:table-cell>
          <table:table-cell table:formula="of:=INDEX([GBP.B:.B]; MATCH([.A21]; [GBP.A:.A]; 0))" office:value-type="float" office:value="2.31528" calcext:value-type="float">
            <text:p><text:s text:c="3"/>2.3152800</text:p>
          </table:table-cell>
          <table:table-cell table:formula="of:=ROUND([.E21]*[.F21];2)" office:value-type="float" office:value="127.34" calcext:value-type="float">
            <text:p><text:s text:c="3"/>127.34</text:p>
          </table:table-cell>
          <table:table-cell table:number-columns-repeated="1017"/>
        </table:table-row>
        <table:table-row table:style-name="ro1">
          <table:table-cell table:style-name="ce3" office:value-type="date" office:date-value="2024-11-25" calcext:value-type="date">
            <text:p>25.11.2024 г.</text:p>
          </table:table-cell>
          <table:table-cell table:formula="of:=[.A22]" office:value-type="date" office:date-value="2024-11-25" calcext:value-type="date">
            <text:p>25.11.2024</text:p>
          </table:table-cell>
          <table:table-cell table:formula="of:=[.A22]" office:value-type="date" office:date-value="2024-11-25" calcext:value-type="date">
            <text:p>25 ноември 2024 г.</text:p>
          </table:table-cell>
          <table:table-cell table:content-validation-name="val1" office:value-type="string" calcext:value-type="string">
            <text:p>USD</text:p>
          </table:table-cell>
          <table:table-cell table:style-name="ce21" table:content-validation-name="val2" office:value-type="float" office:value="4835.44" calcext:value-type="float">
            <text:p>4835.4400</text:p>
          </table:table-cell>
          <table:table-cell table:formula="of:=INDEX([USD.B:.B]; MATCH([.A22]; [USD.A:.A]; 0))" office:value-type="float" office:value="1.86358" calcext:value-type="float">
            <text:p><text:s text:c="3"/>1.8635800</text:p>
          </table:table-cell>
          <table:table-cell table:formula="of:=ROUND([.E22]*[.F22];2)" office:value-type="float" office:value="9011.23" calcext:value-type="float">
            <text:p><text:s text:c="2"/>9 011.23</text:p>
          </table:table-cell>
          <table:table-cell table:number-columns-repeated="1017"/>
        </table:table-row>
        <table:table-row table:style-name="ro1">
          <table:table-cell table:style-name="ce3" office:value-type="date" office:date-value="2024-11-30" calcext:value-type="date">
            <text:p>30.11.2024 г.</text:p>
          </table:table-cell>
          <table:table-cell table:formula="of:=[.A23]" office:value-type="date" office:date-value="2024-11-30" calcext:value-type="date">
            <text:p>30.11.2024</text:p>
          </table:table-cell>
          <table:table-cell table:formula="of:=[.A23]" office:value-type="date" office:date-value="2024-11-30" calcext:value-type="date">
            <text:p>30 ноември 2024 г.</text:p>
          </table:table-cell>
          <table:table-cell table:content-validation-name="val1" office:value-type="string" calcext:value-type="string">
            <text:p>USD</text:p>
          </table:table-cell>
          <table:table-cell table:style-name="ce21" table:content-validation-name="val2" office:value-type="float" office:value="465.45" calcext:value-type="float">
            <text:p>465.4500</text:p>
          </table:table-cell>
          <table:table-cell table:formula="of:=INDEX([USD.B:.B]; MATCH([.A23]; [USD.A:.A]; 0))" office:value-type="float" office:value="1.85176" calcext:value-type="float">
            <text:p><text:s text:c="3"/>1.8517600</text:p>
          </table:table-cell>
          <table:table-cell table:formula="of:=ROUND([.E23]*[.F23];2)" office:value-type="float" office:value="861.9" calcext:value-type="float">
            <text:p><text:s text:c="3"/>861.90</text:p>
          </table:table-cell>
          <table:table-cell table:number-columns-repeated="1017"/>
        </table:table-row>
        <table:table-row table:style-name="ro1">
          <table:table-cell table:style-name="ce3" office:value-type="date" office:date-value="2024-12-11" calcext:value-type="date">
            <text:p>11.12.2024 г.</text:p>
          </table:table-cell>
          <table:table-cell table:formula="of:=[.A24]" office:value-type="date" office:date-value="2024-12-11" calcext:value-type="date">
            <text:p>11.12.2024</text:p>
          </table:table-cell>
          <table:table-cell table:formula="of:=[.A24]" office:value-type="date" office:date-value="2024-12-11" calcext:value-type="date">
            <text:p>11 декември 2024 г.</text:p>
          </table:table-cell>
          <table:table-cell table:content-validation-name="val1" office:value-type="string" calcext:value-type="string">
            <text:p>EUR</text:p>
          </table:table-cell>
          <table:table-cell table:style-name="ce21" table:content-validation-name="val2" office:value-type="float" office:value="43.45" calcext:value-type="float">
            <text:p>43.4500</text:p>
          </table:table-cell>
          <table:table-cell office:value-type="float" office:value="1.95583" calcext:value-type="float">
            <text:p><text:s text:c="3"/>1.9558300</text:p>
          </table:table-cell>
          <table:table-cell table:formula="of:=ROUND([.E24]*[.F24];2)" office:value-type="float" office:value="84.98" calcext:value-type="float">
            <text:p><text:s text:c="3"/>84.98</text:p>
          </table:table-cell>
          <table:table-cell table:number-columns-repeated="1017"/>
        </table:table-row>
        <table:table-row table:style-name="ro1">
          <table:table-cell table:style-name="ce17" office:value-type="date" office:date-value="2024-01-03" calcext:value-type="date">
            <text:p>2024-01-03</text:p>
          </table:table-cell>
          <table:table-cell table:formula="of:=[.A25]" office:value-type="date" office:date-value="2024-01-03" calcext:value-type="date">
            <text:p>03.01.2024</text:p>
          </table:table-cell>
          <table:table-cell table:formula="of:=[.A25]" office:value-type="date" office:date-value="2024-01-03" calcext:value-type="date">
            <text:p>3 януари 2024 г.</text:p>
          </table:table-cell>
          <table:table-cell table:content-validation-name="val1" office:value-type="string" calcext:value-type="string">
            <text:p>USD</text:p>
          </table:table-cell>
          <table:table-cell table:style-name="ce21" table:content-validation-name="val2" office:value-type="float" office:value="7" calcext:value-type="float">
            <text:p>7.0000</text:p>
          </table:table-cell>
          <table:table-cell table:formula="of:=INDEX([USD.B:.B]; MATCH([.A25]; [USD.A:.A]; 0))" office:value-type="float" office:value="1.79122" calcext:value-type="float">
            <text:p><text:s text:c="3"/>1.7912200</text:p>
          </table:table-cell>
          <table:table-cell table:formula="of:=ROUND([.E25]*[.F25];2)" office:value-type="float" office:value="12.54" calcext:value-type="float">
            <text:p><text:s text:c="3"/>12.54</text:p>
          </table:table-cell>
          <table:table-cell table:number-columns-repeated="1017"/>
        </table:table-row>
        <table:table-row table:style-name="ro1">
          <table:table-cell table:style-name="ce17" office:value-type="date" office:date-value="2024-02-01" calcext:value-type="date">
            <text:p>2024-02-01</text:p>
          </table:table-cell>
          <table:table-cell table:formula="of:=[.A26]" office:value-type="date" office:date-value="2024-02-01" calcext:value-type="date">
            <text:p>01.02.2024</text:p>
          </table:table-cell>
          <table:table-cell table:formula="of:=[.A26]" office:value-type="date" office:date-value="2024-02-01" calcext:value-type="date">
            <text:p>1 февруари 2024 г.</text:p>
          </table:table-cell>
          <table:table-cell table:content-validation-name="val1" office:value-type="string" calcext:value-type="string">
            <text:p>USD</text:p>
          </table:table-cell>
          <table:table-cell table:style-name="ce21" table:content-validation-name="val2" office:value-type="float" office:value="78.45" calcext:value-type="float">
            <text:p>78.4500</text:p>
          </table:table-cell>
          <table:table-cell table:formula="of:=INDEX([USD.B:.B]; MATCH([.A26]; [USD.A:.A]; 0))" office:value-type="float" office:value="1.80861" calcext:value-type="float">
            <text:p><text:s text:c="3"/>1.8086100</text:p>
          </table:table-cell>
          <table:table-cell table:formula="of:=ROUND([.E26]*[.F26];2)" office:value-type="float" office:value="141.89" calcext:value-type="float">
            <text:p><text:s text:c="3"/>141.89</text:p>
          </table:table-cell>
          <table:table-cell table:number-columns-repeated="1017"/>
        </table:table-row>
        <table:table-row table:style-name="ro1">
          <table:table-cell table:style-name="ce18" office:value-type="date" office:date-value="2024-03-10" calcext:value-type="date">
            <text:p>2024-03-10</text:p>
          </table:table-cell>
          <table:table-cell table:formula="of:=[.A27]" office:value-type="date" office:date-value="2024-03-10" calcext:value-type="date">
            <text:p>10.03.2024</text:p>
          </table:table-cell>
          <table:table-cell table:formula="of:=[.A27]" office:value-type="date" office:date-value="2024-03-10" calcext:value-type="date">
            <text:p>10 март 2024 г.</text:p>
          </table:table-cell>
          <table:table-cell table:content-validation-name="val1" office:value-type="string" calcext:value-type="string">
            <text:p>AUD</text:p>
          </table:table-cell>
          <table:table-cell table:style-name="ce21" table:content-validation-name="val2" office:value-type="float" office:value="54" calcext:value-type="float">
            <text:p>54.0000</text:p>
          </table:table-cell>
          <table:table-cell table:formula="of:=INDEX([AUD.B:.B]; MATCH([.A27]; [AUD.A:.A]; 0))" office:value-type="float" office:value="1.18758" calcext:value-type="float">
            <text:p><text:s text:c="3"/>1.1875800</text:p>
          </table:table-cell>
          <table:table-cell table:formula="of:=ROUND([.E27]*[.F27];2)" office:value-type="float" office:value="64.13" calcext:value-type="float">
            <text:p><text:s text:c="3"/>64.13</text:p>
          </table:table-cell>
          <table:table-cell table:number-columns-repeated="1017"/>
        </table:table-row>
        <table:table-row table:style-name="ro1">
          <table:table-cell table:style-name="ce18" office:value-type="date" office:date-value="2024-03-17" calcext:value-type="date">
            <text:p>2024-03-17</text:p>
          </table:table-cell>
          <table:table-cell table:formula="of:=[.A28]" office:value-type="date" office:date-value="2024-03-17" calcext:value-type="date">
            <text:p>17.03.2024</text:p>
          </table:table-cell>
          <table:table-cell table:formula="of:=[.A28]" office:value-type="date" office:date-value="2024-03-17" calcext:value-type="date">
            <text:p>17 март 2024 г.</text:p>
          </table:table-cell>
          <table:table-cell table:content-validation-name="val1" office:value-type="string" calcext:value-type="string">
            <text:p>CHF</text:p>
          </table:table-cell>
          <table:table-cell table:style-name="ce21" table:content-validation-name="val2" office:value-type="float" office:value="345.76" calcext:value-type="float">
            <text:p>345.7600</text:p>
          </table:table-cell>
          <table:table-cell table:formula="of:=INDEX([CHF.B:.B]; MATCH([.A28]; [CHF.A:.A]; 0))" office:value-type="float" office:value="2.03457" calcext:value-type="float">
            <text:p><text:s text:c="3"/>2.0345700</text:p>
          </table:table-cell>
          <table:table-cell table:formula="of:=ROUND([.E28]*[.F28];2)" office:value-type="float" office:value="703.47" calcext:value-type="float">
            <text:p><text:s text:c="3"/>703.47</text:p>
          </table:table-cell>
          <table:table-cell table:number-columns-repeated="1017"/>
        </table:table-row>
        <table:table-row table:style-name="ro1">
          <table:table-cell table:style-name="ce18" office:value-type="date" office:date-value="2024-03-31" calcext:value-type="date">
            <text:p>2024-03-31</text:p>
          </table:table-cell>
          <table:table-cell table:formula="of:=[.A29]" office:value-type="date" office:date-value="2024-03-31" calcext:value-type="date">
            <text:p>31.03.2024</text:p>
          </table:table-cell>
          <table:table-cell table:formula="of:=[.A29]" office:value-type="date" office:date-value="2024-03-31" calcext:value-type="date">
            <text:p>31 март 2024 г.</text:p>
          </table:table-cell>
          <table:table-cell table:content-validation-name="val1" office:value-type="string" calcext:value-type="string">
            <text:p>CHF</text:p>
          </table:table-cell>
          <table:table-cell table:style-name="ce21" table:content-validation-name="val2" office:value-type="float" office:value="64" calcext:value-type="float">
            <text:p>64.0000</text:p>
          </table:table-cell>
          <table:table-cell table:formula="of:=INDEX([CHF.B:.B]; MATCH([.A29]; [CHF.A:.A]; 0))" office:value-type="float" office:value="2.00269" calcext:value-type="float">
            <text:p><text:s text:c="3"/>2.0026900</text:p>
          </table:table-cell>
          <table:table-cell table:formula="of:=ROUND([.E29]*[.F29];2)" office:value-type="float" office:value="128.17" calcext:value-type="float">
            <text:p><text:s text:c="3"/>128.17</text:p>
          </table:table-cell>
          <table:table-cell table:number-columns-repeated="1017"/>
        </table:table-row>
        <table:table-row table:style-name="ro1">
          <table:table-cell table:style-name="ce18" office:value-type="date" office:date-value="2024-03-31" calcext:value-type="date">
            <text:p>2024-03-31</text:p>
          </table:table-cell>
          <table:table-cell table:formula="of:=[.A30]" office:value-type="date" office:date-value="2024-03-31" calcext:value-type="date">
            <text:p>31.03.2024</text:p>
          </table:table-cell>
          <table:table-cell table:formula="of:=[.A30]" office:value-type="date" office:date-value="2024-03-31" calcext:value-type="date">
            <text:p>31 март 2024 г.</text:p>
          </table:table-cell>
          <table:table-cell table:content-validation-name="val1" office:value-type="string" calcext:value-type="string">
            <text:p>CAD</text:p>
          </table:table-cell>
          <table:table-cell table:style-name="ce21" table:content-validation-name="val2" office:value-type="float" office:value="64.71" calcext:value-type="float">
            <text:p>64.7100</text:p>
          </table:table-cell>
          <table:table-cell table:formula="of:=INDEX([CAD.B:.B]; MATCH([.A30]; [CAD.A:.A]; 0))" office:value-type="float" office:value="1.33304" calcext:value-type="float">
            <text:p><text:s text:c="3"/>1.3330400</text:p>
          </table:table-cell>
          <table:table-cell table:formula="of:=ROUND([.E30]*[.F30];2)" office:value-type="float" office:value="86.26" calcext:value-type="float">
            <text:p><text:s text:c="3"/>86.26</text:p>
          </table:table-cell>
          <table:table-cell table:number-columns-repeated="1017"/>
        </table:table-row>
        <table:table-row table:style-name="ro1">
          <table:table-cell table:style-name="ce18" office:value-type="date" office:date-value="2024-04-03" calcext:value-type="date">
            <text:p>2024-04-03</text:p>
          </table:table-cell>
          <table:table-cell table:formula="of:=[.A31]" office:value-type="date" office:date-value="2024-04-03" calcext:value-type="date">
            <text:p>03.04.2024</text:p>
          </table:table-cell>
          <table:table-cell table:formula="of:=[.A31]" office:value-type="date" office:date-value="2024-04-03" calcext:value-type="date">
            <text:p>3 април 2024 г.</text:p>
          </table:table-cell>
          <table:table-cell table:content-validation-name="val1" office:value-type="string" calcext:value-type="string">
            <text:p>EUR</text:p>
          </table:table-cell>
          <table:table-cell table:style-name="ce21" table:content-validation-name="val2" office:value-type="float" office:value="9657.44" calcext:value-type="float">
            <text:p>9657.4400</text:p>
          </table:table-cell>
          <table:table-cell office:value-type="float" office:value="1.95583" calcext:value-type="float">
            <text:p><text:s text:c="3"/>1.9558300</text:p>
          </table:table-cell>
          <table:table-cell table:formula="of:=ROUND([.E31]*[.F31];2)" office:value-type="float" office:value="18888.31" calcext:value-type="float">
            <text:p><text:s text:c="2"/>18 888.31</text:p>
          </table:table-cell>
          <table:table-cell table:number-columns-repeated="1017"/>
        </table:table-row>
        <table:table-row table:style-name="ro1">
          <table:table-cell table:style-name="ce18" office:value-type="date" office:date-value="2024-05-01" calcext:value-type="date">
            <text:p>2024-05-01</text:p>
          </table:table-cell>
          <table:table-cell table:formula="of:=[.A32]" office:value-type="date" office:date-value="2024-05-01" calcext:value-type="date">
            <text:p>01.05.2024</text:p>
          </table:table-cell>
          <table:table-cell table:formula="of:=[.A32]" office:value-type="date" office:date-value="2024-05-01" calcext:value-type="date">
            <text:p>1 май 2024 г.</text:p>
          </table:table-cell>
          <table:table-cell table:content-validation-name="val1" office:value-type="string" calcext:value-type="string">
            <text:p>CAD</text:p>
          </table:table-cell>
          <table:table-cell table:style-name="ce21" table:content-validation-name="val2" office:value-type="float" office:value="154.95" calcext:value-type="float">
            <text:p>154.9500</text:p>
          </table:table-cell>
          <table:table-cell table:formula="of:=INDEX([CAD.B:.B]; MATCH([.A32]; [CAD.A:.A]; 0))" office:value-type="float" office:value="1.33304" calcext:value-type="float">
            <text:p><text:s text:c="3"/>1.3330400</text:p>
          </table:table-cell>
          <table:table-cell table:formula="of:=ROUND([.E32]*[.F32];2)" office:value-type="float" office:value="206.55" calcext:value-type="float">
            <text:p><text:s text:c="3"/>206.55</text:p>
          </table:table-cell>
          <table:table-cell table:number-columns-repeated="1017"/>
        </table:table-row>
        <table:table-row table:style-name="ro1">
          <table:table-cell table:style-name="ce18" office:value-type="date" office:date-value="2024-06-12" calcext:value-type="date">
            <text:p>2024-06-12</text:p>
          </table:table-cell>
          <table:table-cell table:formula="of:=[.A33]" office:value-type="date" office:date-value="2024-06-12" calcext:value-type="date">
            <text:p>12.06.2024</text:p>
          </table:table-cell>
          <table:table-cell table:formula="of:=[.A33]" office:value-type="date" office:date-value="2024-06-12" calcext:value-type="date">
            <text:p>12 юни 2024 г.</text:p>
          </table:table-cell>
          <table:table-cell table:content-validation-name="val1" office:value-type="string" calcext:value-type="string">
            <text:p>CAD</text:p>
          </table:table-cell>
          <table:table-cell table:style-name="ce21" table:content-validation-name="val2" office:value-type="float" office:value="36.45" calcext:value-type="float">
            <text:p>36.4500</text:p>
          </table:table-cell>
          <table:table-cell table:formula="of:=INDEX([CAD.B:.B]; MATCH([.A33]; [CAD.A:.A]; 0))" office:value-type="float" office:value="1.32195" calcext:value-type="float">
            <text:p><text:s text:c="3"/>1.3219500</text:p>
          </table:table-cell>
          <table:table-cell table:formula="of:=ROUND([.E33]*[.F33];2)" office:value-type="float" office:value="48.19" calcext:value-type="float">
            <text:p><text:s text:c="3"/>48.19</text:p>
          </table:table-cell>
          <table:table-cell table:number-columns-repeated="1017"/>
        </table:table-row>
        <table:table-row table:style-name="ro1">
          <table:table-cell table:style-name="ce18" office:value-type="date" office:date-value="2024-07-05" calcext:value-type="date">
            <text:p>2024-07-05</text:p>
          </table:table-cell>
          <table:table-cell table:formula="of:=[.A34]" office:value-type="date" office:date-value="2024-07-05" calcext:value-type="date">
            <text:p>05.07.2024</text:p>
          </table:table-cell>
          <table:table-cell table:formula="of:=[.A34]" office:value-type="date" office:date-value="2024-07-05" calcext:value-type="date">
            <text:p>5 юли 2024 г.</text:p>
          </table:table-cell>
          <table:table-cell table:content-validation-name="val1" office:value-type="string" calcext:value-type="string">
            <text:p>AUD</text:p>
          </table:table-cell>
          <table:table-cell table:style-name="ce21" table:content-validation-name="val2" office:value-type="float" office:value="47.74" calcext:value-type="float">
            <text:p>47.7400</text:p>
          </table:table-cell>
          <table:table-cell table:formula="of:=INDEX([AUD.B:.B]; MATCH([.A34]; [AUD.A:.A]; 0))" office:value-type="float" office:value="1.21684" calcext:value-type="float">
            <text:p><text:s text:c="3"/>1.2168400</text:p>
          </table:table-cell>
          <table:table-cell table:formula="of:=ROUND([.E34]*[.F34];2)" office:value-type="float" office:value="58.09" calcext:value-type="float">
            <text:p><text:s text:c="3"/>58.09</text:p>
          </table:table-cell>
          <table:table-cell table:number-columns-repeated="1017"/>
        </table:table-row>
        <table:table-row table:style-name="ro1">
          <table:table-cell table:style-name="ce18" office:value-type="date" office:date-value="2024-08-01" calcext:value-type="date">
            <text:p>2024-08-01</text:p>
          </table:table-cell>
          <table:table-cell table:formula="of:=[.A35]" office:value-type="date" office:date-value="2024-08-01" calcext:value-type="date">
            <text:p>01.08.2024</text:p>
          </table:table-cell>
          <table:table-cell table:formula="of:=[.A35]" office:value-type="date" office:date-value="2024-08-01" calcext:value-type="date">
            <text:p>1 август 2024 г.</text:p>
          </table:table-cell>
          <table:table-cell table:content-validation-name="val1" office:value-type="string" calcext:value-type="string">
            <text:p>AUD</text:p>
          </table:table-cell>
          <table:table-cell table:style-name="ce21" table:content-validation-name="val2" office:value-type="float" office:value="77.96" calcext:value-type="float">
            <text:p>77.9600</text:p>
          </table:table-cell>
          <table:table-cell table:formula="of:=INDEX([AUD.B:.B]; MATCH([.A35]; [AUD.A:.A]; 0))" office:value-type="float" office:value="1.18528" calcext:value-type="float">
            <text:p><text:s text:c="3"/>1.1852800</text:p>
          </table:table-cell>
          <table:table-cell table:formula="of:=ROUND([.E35]*[.F35];2)" office:value-type="float" office:value="92.4" calcext:value-type="float">
            <text:p><text:s text:c="3"/>92.40</text:p>
          </table:table-cell>
          <table:table-cell table:number-columns-repeated="1017"/>
        </table:table-row>
        <table:table-row table:style-name="ro1">
          <table:table-cell office:value-type="date" office:date-value="2024-10-19" calcext:value-type="date">
            <text:p>10/19/24</text:p>
          </table:table-cell>
          <table:table-cell table:formula="of:=[.A36]" office:value-type="date" office:date-value="2024-10-19" calcext:value-type="date">
            <text:p>19.10.2024</text:p>
          </table:table-cell>
          <table:table-cell table:formula="of:=[.A36]" office:value-type="date" office:date-value="2024-10-19" calcext:value-type="date">
            <text:p>19 октомври 2024 г.</text:p>
          </table:table-cell>
          <table:table-cell table:content-validation-name="val1" office:value-type="string" calcext:value-type="string">
            <text:p>AUD</text:p>
          </table:table-cell>
          <table:table-cell table:style-name="ce21" table:content-validation-name="val2" office:value-type="float" office:value="148" calcext:value-type="float">
            <text:p>148.0000</text:p>
          </table:table-cell>
          <table:table-cell table:formula="of:=INDEX([AUD.B:.B]; MATCH([.A36]; [AUD.A:.A]; 0))" office:value-type="float" office:value="1.20992" calcext:value-type="float">
            <text:p><text:s text:c="3"/>1.2099200</text:p>
          </table:table-cell>
          <table:table-cell table:formula="of:=ROUND([.E36]*[.F36];2)" office:value-type="float" office:value="179.07" calcext:value-type="float">
            <text:p><text:s text:c="3"/>179.07</text:p>
          </table:table-cell>
          <table:table-cell table:number-columns-repeated="1017"/>
        </table:table-row>
        <table:table-row table:style-name="ro1">
          <table:table-cell office:value-type="date" office:date-value="2024-10-19" calcext:value-type="date">
            <text:p>10/19/24</text:p>
          </table:table-cell>
          <table:table-cell table:formula="of:=[.A37]" office:value-type="date" office:date-value="2024-10-19" calcext:value-type="date">
            <text:p>19.10.2024</text:p>
          </table:table-cell>
          <table:table-cell table:formula="of:=[.A37]" office:value-type="date" office:date-value="2024-10-19" calcext:value-type="date">
            <text:p>19 октомври 2024 г.</text:p>
          </table:table-cell>
          <table:table-cell table:content-validation-name="val1" office:value-type="string" calcext:value-type="string">
            <text:p>USD</text:p>
          </table:table-cell>
          <table:table-cell table:style-name="ce21" table:content-validation-name="val2" office:value-type="float" office:value="14.57" calcext:value-type="float">
            <text:p>14.5700</text:p>
          </table:table-cell>
          <table:table-cell table:formula="of:=INDEX([USD.B:.B]; MATCH([.A37]; [USD.A:.A]; 0))" office:value-type="float" office:value="1.80311" calcext:value-type="float">
            <text:p><text:s text:c="3"/>1.8031100</text:p>
          </table:table-cell>
          <table:table-cell table:formula="of:=ROUND([.E37]*[.F37];2)" office:value-type="float" office:value="26.27" calcext:value-type="float">
            <text:p><text:s text:c="3"/>26.27</text:p>
          </table:table-cell>
          <table:table-cell table:number-columns-repeated="1017"/>
        </table:table-row>
        <table:table-row table:style-name="ro1">
          <table:table-cell office:value-type="date" office:date-value="2024-10-19" calcext:value-type="date">
            <text:p>10/19/24</text:p>
          </table:table-cell>
          <table:table-cell table:formula="of:=[.A38]" office:value-type="date" office:date-value="2024-10-19" calcext:value-type="date">
            <text:p>19.10.2024</text:p>
          </table:table-cell>
          <table:table-cell table:formula="of:=[.A38]" office:value-type="date" office:date-value="2024-10-19" calcext:value-type="date">
            <text:p>19 октомври 2024 г.</text:p>
          </table:table-cell>
          <table:table-cell table:content-validation-name="val1" office:value-type="string" calcext:value-type="string">
            <text:p>USD</text:p>
          </table:table-cell>
          <table:table-cell table:style-name="ce21" table:content-validation-name="val2" office:value-type="float" office:value="14" calcext:value-type="float">
            <text:p>14.0000</text:p>
          </table:table-cell>
          <table:table-cell table:formula="of:=INDEX([USD.B:.B]; MATCH([.A38]; [USD.A:.A]; 0))" office:value-type="float" office:value="1.80311" calcext:value-type="float">
            <text:p><text:s text:c="3"/>1.8031100</text:p>
          </table:table-cell>
          <table:table-cell table:formula="of:=ROUND([.E38]*[.F38];2)" office:value-type="float" office:value="25.24" calcext:value-type="float">
            <text:p><text:s text:c="3"/>25.24</text:p>
          </table:table-cell>
          <table:table-cell table:number-columns-repeated="1017"/>
        </table:table-row>
        <table:table-row table:style-name="ro1">
          <table:table-cell table:style-name="ce15" office:value-type="date" office:date-value="2024-12-31" calcext:value-type="date">
            <text:p>31.12.2024</text:p>
          </table:table-cell>
          <table:table-cell table:formula="of:=[.A39]" office:value-type="date" office:date-value="2024-12-31" calcext:value-type="date">
            <text:p>31.12.2024</text:p>
          </table:table-cell>
          <table:table-cell table:formula="of:=[.A39]" office:value-type="date" office:date-value="2024-12-31" calcext:value-type="date">
            <text:p>31 декември 2024 г.</text:p>
          </table:table-cell>
          <table:table-cell table:content-validation-name="val1" office:value-type="string" calcext:value-type="string">
            <text:p>EUR</text:p>
          </table:table-cell>
          <table:table-cell table:style-name="ce21" table:content-validation-name="val2" office:value-type="float" office:value="99.4" calcext:value-type="float">
            <text:p>99.4000</text:p>
          </table:table-cell>
          <table:table-cell office:value-type="float" office:value="1.95583" calcext:value-type="float">
            <text:p><text:s text:c="3"/>1.9558300</text:p>
          </table:table-cell>
          <table:table-cell table:formula="of:=ROUND([.E39]*[.F39];2)" office:value-type="float" office:value="194.41" calcext:value-type="float">
            <text:p><text:s text:c="3"/>194.41</text:p>
          </table:table-cell>
          <table:table-cell table:number-columns-repeated="1017"/>
        </table:table-row>
        <table:table-row table:style-name="ro1" table:number-rows-repeated="58">
          <table:table-cell table:number-columns-repeated="3"/>
          <table:table-cell table:content-validation-name="val1"/>
          <table:table-cell table:content-validation-name="val2"/>
          <table:table-cell table:number-columns-repeated="1019"/>
        </table:table-row>
        <table:table-row table:style-name="ro1" table:number-rows-repeated="8">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4">
          <table:table-cell table:number-columns-repeated="3"/>
          <table:table-cell table:content-validation-name="val1"/>
          <table:table-cell table:content-validation-name="val2"/>
          <table:table-cell table:number-columns-repeated="1019"/>
        </table:table-row>
        <table:table-row table:style-name="ro1">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83">
          <table:table-cell table:number-columns-repeated="3"/>
          <table:table-cell table:content-validation-name="val1"/>
          <table:table-cell table:content-validation-name="val2"/>
          <table:table-cell table:number-columns-repeated="1019"/>
        </table:table-row>
        <table:table-row table:style-name="ro1">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2">
          <table:table-cell table:number-columns-repeated="3"/>
          <table:table-cell table:content-validation-name="val1"/>
          <table:table-cell table:content-validation-name="val2"/>
          <table:table-cell table:number-columns-repeated="1019"/>
        </table:table-row>
        <table:table-row table:style-name="ro1">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2">
          <table:table-cell table:number-columns-repeated="3"/>
          <table:table-cell table:content-validation-name="val1"/>
          <table:table-cell table:content-validation-name="val2"/>
          <table:table-cell table:number-columns-repeated="1019"/>
        </table:table-row>
        <table:table-row table:style-name="ro1">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24">
          <table:table-cell table:number-columns-repeated="3"/>
          <table:table-cell table:content-validation-name="val1"/>
          <table:table-cell table:content-validation-name="val2"/>
          <table:table-cell table:number-columns-repeated="1019"/>
        </table:table-row>
        <table:table-row table:style-name="ro1">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171">
          <table:table-cell table:number-columns-repeated="3"/>
          <table:table-cell table:content-validation-name="val1"/>
          <table:table-cell table:content-validation-name="val2"/>
          <table:table-cell table:number-columns-repeated="1019"/>
        </table:table-row>
        <table:table-row table:style-name="ro1" table:number-rows-repeated="6">
          <table:table-cell table:style-name="ce18"/>
          <table:table-cell table:number-columns-repeated="2"/>
          <table:table-cell table:content-validation-name="val1"/>
          <table:table-cell table:content-validation-name="val2"/>
          <table:table-cell table:number-columns-repeated="1019"/>
        </table:table-row>
        <table:table-row table:style-name="ro1" table:number-rows-repeated="1048173">
          <table:table-cell table:number-columns-repeated="3"/>
          <table:table-cell table:content-validation-name="val1"/>
          <table:table-cell table:content-validation-name="val2"/>
          <table:table-cell table:number-columns-repeated="1019"/>
        </table:table-row>
        <table:table-row table:style-name="ro1">
          <table:table-cell table:number-columns-repeated="3"/>
          <table:table-cell table:content-validation-name="val1"/>
          <table:table-cell table:content-validation-name="val2"/>
          <table:table-cell table:number-columns-repeated="1019"/>
        </table:table-row>
      </table:table>
      <table:table table:name="USD" table:style-name="ta1" table:protected="true">
        <loext:table-protection loext:select-protected-cells="true" loext:select-unprotected-cells="true"/>
        <office:forms form:automatic-focus="false" form:apply-design-mode="false"/>
        <table:table-column table:style-name="co9" table:default-cell-style-name="ce31"/>
        <table:table-column table:style-name="co10" table:default-cell-style-name="ce36"/>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76998" calcext:value-type="currency">
            <text:p>1.76998 лв.</text:p>
          </table:table-cell>
        </table:table-row>
        <table:table-row table:style-name="ro1">
          <table:table-cell office:value-type="date" office:date-value="2024-01-02" calcext:value-type="date">
            <text:p>02.01.2024</text:p>
          </table:table-cell>
          <table:table-cell office:value-type="currency" office:currency="BGN" office:value="1.78517" calcext:value-type="currency">
            <text:p>1.78517 лв.</text:p>
          </table:table-cell>
        </table:table-row>
        <table:table-row table:style-name="ro1">
          <table:table-cell office:value-type="date" office:date-value="2024-01-03" calcext:value-type="date">
            <text:p>03.01.2024</text:p>
          </table:table-cell>
          <table:table-cell office:value-type="currency" office:currency="BGN" office:value="1.79122" calcext:value-type="currency">
            <text:p>1.79122 лв.</text:p>
          </table:table-cell>
        </table:table-row>
        <table:table-row table:style-name="ro1">
          <table:table-cell office:value-type="date" office:date-value="2024-01-04" calcext:value-type="date">
            <text:p>04.01.2024</text:p>
          </table:table-cell>
          <table:table-cell office:value-type="currency" office:currency="BGN" office:value="1.78566" calcext:value-type="currency">
            <text:p>1.78566 лв.</text:p>
          </table:table-cell>
        </table:table-row>
        <table:table-row table:style-name="ro1">
          <table:table-cell office:value-type="date" office:date-value="2024-01-05" calcext:value-type="date">
            <text:p>05.01.2024</text:p>
          </table:table-cell>
          <table:table-cell office:value-type="currency" office:currency="BGN" office:value="1.79089" calcext:value-type="currency">
            <text:p>1.79089 лв.</text:p>
          </table:table-cell>
        </table:table-row>
        <table:table-row table:style-name="ro1">
          <table:table-cell office:value-type="date" office:date-value="2024-01-06" calcext:value-type="date">
            <text:p>06.01.2024</text:p>
          </table:table-cell>
          <table:table-cell office:value-type="currency" office:currency="BGN" office:value="1.79089" calcext:value-type="currency">
            <text:p>1.79089 лв.</text:p>
          </table:table-cell>
        </table:table-row>
        <table:table-row table:style-name="ro1">
          <table:table-cell office:value-type="date" office:date-value="2024-01-07" calcext:value-type="date">
            <text:p>07.01.2024</text:p>
          </table:table-cell>
          <table:table-cell office:value-type="currency" office:currency="BGN" office:value="1.79089" calcext:value-type="currency">
            <text:p>1.79089 лв.</text:p>
          </table:table-cell>
        </table:table-row>
        <table:table-row table:style-name="ro1">
          <table:table-cell office:value-type="date" office:date-value="2024-01-08" calcext:value-type="date">
            <text:p>08.01.2024</text:p>
          </table:table-cell>
          <table:table-cell office:value-type="currency" office:currency="BGN" office:value="1.7868" calcext:value-type="currency">
            <text:p>1.78680 лв.</text:p>
          </table:table-cell>
        </table:table-row>
        <table:table-row table:style-name="ro1">
          <table:table-cell office:value-type="date" office:date-value="2024-01-09" calcext:value-type="date">
            <text:p>09.01.2024</text:p>
          </table:table-cell>
          <table:table-cell office:value-type="currency" office:currency="BGN" office:value="1.78778" calcext:value-type="currency">
            <text:p>1.78778 лв.</text:p>
          </table:table-cell>
        </table:table-row>
        <table:table-row table:style-name="ro1">
          <table:table-cell office:value-type="date" office:date-value="2024-01-10" calcext:value-type="date">
            <text:p>10.01.2024</text:p>
          </table:table-cell>
          <table:table-cell office:value-type="currency" office:currency="BGN" office:value="1.7868" calcext:value-type="currency">
            <text:p>1.78680 лв.</text:p>
          </table:table-cell>
        </table:table-row>
        <table:table-row table:style-name="ro1">
          <table:table-cell office:value-type="date" office:date-value="2024-01-11" calcext:value-type="date">
            <text:p>11.01.2024</text:p>
          </table:table-cell>
          <table:table-cell office:value-type="currency" office:currency="BGN" office:value="1.78013" calcext:value-type="currency">
            <text:p>1.78013 лв.</text:p>
          </table:table-cell>
        </table:table-row>
        <table:table-row table:style-name="ro1">
          <table:table-cell office:value-type="date" office:date-value="2024-01-12" calcext:value-type="date">
            <text:p>12.01.2024</text:p>
          </table:table-cell>
          <table:table-cell office:value-type="currency" office:currency="BGN" office:value="1.78745" calcext:value-type="currency">
            <text:p>1.78745 лв.</text:p>
          </table:table-cell>
        </table:table-row>
        <table:table-row table:style-name="ro1">
          <table:table-cell office:value-type="date" office:date-value="2024-01-13" calcext:value-type="date">
            <text:p>13.01.2024</text:p>
          </table:table-cell>
          <table:table-cell office:value-type="currency" office:currency="BGN" office:value="1.78745" calcext:value-type="currency">
            <text:p>1.78745 лв.</text:p>
          </table:table-cell>
        </table:table-row>
        <table:table-row table:style-name="ro1">
          <table:table-cell office:value-type="date" office:date-value="2024-01-14" calcext:value-type="date">
            <text:p>14.01.2024</text:p>
          </table:table-cell>
          <table:table-cell office:value-type="currency" office:currency="BGN" office:value="1.78745" calcext:value-type="currency">
            <text:p>1.78745 лв.</text:p>
          </table:table-cell>
        </table:table-row>
        <table:table-row table:style-name="ro1">
          <table:table-cell office:value-type="date" office:date-value="2024-01-15" calcext:value-type="date">
            <text:p>15.01.2024</text:p>
          </table:table-cell>
          <table:table-cell office:value-type="currency" office:currency="BGN" office:value="1.78696" calcext:value-type="currency">
            <text:p>1.78696 лв.</text:p>
          </table:table-cell>
        </table:table-row>
        <table:table-row table:style-name="ro1">
          <table:table-cell office:value-type="date" office:date-value="2024-01-16" calcext:value-type="date">
            <text:p>16.01.2024</text:p>
          </table:table-cell>
          <table:table-cell office:value-type="currency" office:currency="BGN" office:value="1.79731" calcext:value-type="currency">
            <text:p>1.79731 лв.</text:p>
          </table:table-cell>
        </table:table-row>
        <table:table-row table:style-name="ro1">
          <table:table-cell office:value-type="date" office:date-value="2024-01-17" calcext:value-type="date">
            <text:p>17.01.2024</text:p>
          </table:table-cell>
          <table:table-cell office:value-type="currency" office:currency="BGN" office:value="1.79813" calcext:value-type="currency">
            <text:p>1.79813 лв.</text:p>
          </table:table-cell>
        </table:table-row>
        <table:table-row table:style-name="ro1">
          <table:table-cell office:value-type="date" office:date-value="2024-01-18" calcext:value-type="date">
            <text:p>18.01.2024</text:p>
          </table:table-cell>
          <table:table-cell office:value-type="currency" office:currency="BGN" office:value="1.79846" calcext:value-type="currency">
            <text:p>1.79846 лв.</text:p>
          </table:table-cell>
        </table:table-row>
        <table:table-row table:style-name="ro1">
          <table:table-cell office:value-type="date" office:date-value="2024-01-19" calcext:value-type="date">
            <text:p>19.01.2024</text:p>
          </table:table-cell>
          <table:table-cell office:value-type="currency" office:currency="BGN" office:value="1.79648" calcext:value-type="currency">
            <text:p>1.79648 лв.</text:p>
          </table:table-cell>
        </table:table-row>
        <table:table-row table:style-name="ro1">
          <table:table-cell office:value-type="date" office:date-value="2024-01-20" calcext:value-type="date">
            <text:p>20.01.2024</text:p>
          </table:table-cell>
          <table:table-cell office:value-type="currency" office:currency="BGN" office:value="1.79648" calcext:value-type="currency">
            <text:p>1.79648 лв.</text:p>
          </table:table-cell>
        </table:table-row>
        <table:table-row table:style-name="ro1">
          <table:table-cell office:value-type="date" office:date-value="2024-01-21" calcext:value-type="date">
            <text:p>21.01.2024</text:p>
          </table:table-cell>
          <table:table-cell office:value-type="currency" office:currency="BGN" office:value="1.79648" calcext:value-type="currency">
            <text:p>1.79648 лв.</text:p>
          </table:table-cell>
        </table:table-row>
        <table:table-row table:style-name="ro1">
          <table:table-cell office:value-type="date" office:date-value="2024-01-22" calcext:value-type="date">
            <text:p>22.01.2024</text:p>
          </table:table-cell>
          <table:table-cell office:value-type="currency" office:currency="BGN" office:value="1.79599" calcext:value-type="currency">
            <text:p>1.79599 лв.</text:p>
          </table:table-cell>
        </table:table-row>
        <table:table-row table:style-name="ro1">
          <table:table-cell office:value-type="date" office:date-value="2024-01-23" calcext:value-type="date">
            <text:p>23.01.2024</text:p>
          </table:table-cell>
          <table:table-cell office:value-type="currency" office:currency="BGN" office:value="1.79896" calcext:value-type="currency">
            <text:p>1.79896 лв.</text:p>
          </table:table-cell>
        </table:table-row>
        <table:table-row table:style-name="ro1">
          <table:table-cell office:value-type="date" office:date-value="2024-01-24" calcext:value-type="date">
            <text:p>24.01.2024</text:p>
          </table:table-cell>
          <table:table-cell office:value-type="currency" office:currency="BGN" office:value="1.79352" calcext:value-type="currency">
            <text:p>1.79352 лв.</text:p>
          </table:table-cell>
        </table:table-row>
        <table:table-row table:style-name="ro1">
          <table:table-cell office:value-type="date" office:date-value="2024-01-25" calcext:value-type="date">
            <text:p>25.01.2024</text:p>
          </table:table-cell>
          <table:table-cell office:value-type="currency" office:currency="BGN" office:value="1.79549" calcext:value-type="currency">
            <text:p>1.79549 лв.</text:p>
          </table:table-cell>
        </table:table-row>
        <table:table-row table:style-name="ro1">
          <table:table-cell office:value-type="date" office:date-value="2024-01-26" calcext:value-type="date">
            <text:p>26.01.2024</text:p>
          </table:table-cell>
          <table:table-cell office:value-type="currency" office:currency="BGN" office:value="1.79913" calcext:value-type="currency">
            <text:p>1.79913 лв.</text:p>
          </table:table-cell>
        </table:table-row>
        <table:table-row table:style-name="ro1">
          <table:table-cell office:value-type="date" office:date-value="2024-01-27" calcext:value-type="date">
            <text:p>27.01.2024</text:p>
          </table:table-cell>
          <table:table-cell office:value-type="currency" office:currency="BGN" office:value="1.79913" calcext:value-type="currency">
            <text:p>1.79913 лв.</text:p>
          </table:table-cell>
        </table:table-row>
        <table:table-row table:style-name="ro1">
          <table:table-cell office:value-type="date" office:date-value="2024-01-28" calcext:value-type="date">
            <text:p>28.01.2024</text:p>
          </table:table-cell>
          <table:table-cell office:value-type="currency" office:currency="BGN" office:value="1.79913" calcext:value-type="currency">
            <text:p>1.79913 лв.</text:p>
          </table:table-cell>
        </table:table-row>
        <table:table-row table:style-name="ro1">
          <table:table-cell office:value-type="date" office:date-value="2024-01-29" calcext:value-type="date">
            <text:p>29.01.2024</text:p>
          </table:table-cell>
          <table:table-cell office:value-type="currency" office:currency="BGN" office:value="1.80711" calcext:value-type="currency">
            <text:p>1.80711 лв.</text:p>
          </table:table-cell>
        </table:table-row>
        <table:table-row table:style-name="ro1">
          <table:table-cell office:value-type="date" office:date-value="2024-01-30" calcext:value-type="date">
            <text:p>30.01.2024</text:p>
          </table:table-cell>
          <table:table-cell office:value-type="currency" office:currency="BGN" office:value="1.80327" calcext:value-type="currency">
            <text:p>1.80327 лв.</text:p>
          </table:table-cell>
        </table:table-row>
        <table:table-row table:style-name="ro1">
          <table:table-cell office:value-type="date" office:date-value="2024-01-31" calcext:value-type="date">
            <text:p>31.01.2024</text:p>
          </table:table-cell>
          <table:table-cell office:value-type="currency" office:currency="BGN" office:value="1.80477" calcext:value-type="currency">
            <text:p>1.80477 лв.</text:p>
          </table:table-cell>
        </table:table-row>
        <table:table-row table:style-name="ro1">
          <table:table-cell office:value-type="date" office:date-value="2024-02-01" calcext:value-type="date">
            <text:p>01.02.2024</text:p>
          </table:table-cell>
          <table:table-cell office:value-type="currency" office:currency="BGN" office:value="1.80861" calcext:value-type="currency">
            <text:p>1.80861 лв.</text:p>
          </table:table-cell>
        </table:table-row>
        <table:table-row table:style-name="ro1">
          <table:table-cell office:value-type="date" office:date-value="2024-02-02" calcext:value-type="date">
            <text:p>02.02.2024</text:p>
          </table:table-cell>
          <table:table-cell office:value-type="currency" office:currency="BGN" office:value="1.79714" calcext:value-type="currency">
            <text:p>1.79714 лв.</text:p>
          </table:table-cell>
        </table:table-row>
        <table:table-row table:style-name="ro1">
          <table:table-cell office:value-type="date" office:date-value="2024-02-03" calcext:value-type="date">
            <text:p>03.02.2024</text:p>
          </table:table-cell>
          <table:table-cell office:value-type="currency" office:currency="BGN" office:value="1.79714" calcext:value-type="currency">
            <text:p>1.79714 лв.</text:p>
          </table:table-cell>
        </table:table-row>
        <table:table-row table:style-name="ro1">
          <table:table-cell office:value-type="date" office:date-value="2024-02-04" calcext:value-type="date">
            <text:p>04.02.2024</text:p>
          </table:table-cell>
          <table:table-cell office:value-type="currency" office:currency="BGN" office:value="1.79714" calcext:value-type="currency">
            <text:p>1.79714 лв.</text:p>
          </table:table-cell>
        </table:table-row>
        <table:table-row table:style-name="ro1">
          <table:table-cell office:value-type="date" office:date-value="2024-02-05" calcext:value-type="date">
            <text:p>05.02.2024</text:p>
          </table:table-cell>
          <table:table-cell office:value-type="currency" office:currency="BGN" office:value="1.82005" calcext:value-type="currency">
            <text:p>1.82005 лв.</text:p>
          </table:table-cell>
        </table:table-row>
        <table:table-row table:style-name="ro1">
          <table:table-cell office:value-type="date" office:date-value="2024-02-06" calcext:value-type="date">
            <text:p>06.02.2024</text:p>
          </table:table-cell>
          <table:table-cell office:value-type="currency" office:currency="BGN" office:value="1.82056" calcext:value-type="currency">
            <text:p>1.82056 лв.</text:p>
          </table:table-cell>
        </table:table-row>
        <table:table-row table:style-name="ro1">
          <table:table-cell office:value-type="date" office:date-value="2024-02-07" calcext:value-type="date">
            <text:p>07.02.2024</text:p>
          </table:table-cell>
          <table:table-cell office:value-type="currency" office:currency="BGN" office:value="1.81499" calcext:value-type="currency">
            <text:p>1.81499 лв.</text:p>
          </table:table-cell>
        </table:table-row>
        <table:table-row table:style-name="ro1">
          <table:table-cell office:value-type="date" office:date-value="2024-02-08" calcext:value-type="date">
            <text:p>08.02.2024</text:p>
          </table:table-cell>
          <table:table-cell office:value-type="currency" office:currency="BGN" office:value="1.81802" calcext:value-type="currency">
            <text:p>1.81802 лв.</text:p>
          </table:table-cell>
        </table:table-row>
        <table:table-row table:style-name="ro1">
          <table:table-cell office:value-type="date" office:date-value="2024-02-09" calcext:value-type="date">
            <text:p>09.02.2024</text:p>
          </table:table-cell>
          <table:table-cell office:value-type="currency" office:currency="BGN" office:value="1.81566" calcext:value-type="currency">
            <text:p>1.81566 лв.</text:p>
          </table:table-cell>
        </table:table-row>
        <table:table-row table:style-name="ro1">
          <table:table-cell office:value-type="date" office:date-value="2024-02-10" calcext:value-type="date">
            <text:p>10.02.2024</text:p>
          </table:table-cell>
          <table:table-cell office:value-type="currency" office:currency="BGN" office:value="1.81566" calcext:value-type="currency">
            <text:p>1.81566 лв.</text:p>
          </table:table-cell>
        </table:table-row>
        <table:table-row table:style-name="ro1">
          <table:table-cell office:value-type="date" office:date-value="2024-02-11" calcext:value-type="date">
            <text:p>11.02.2024</text:p>
          </table:table-cell>
          <table:table-cell office:value-type="currency" office:currency="BGN" office:value="1.81566" calcext:value-type="currency">
            <text:p>1.81566 лв.</text:p>
          </table:table-cell>
        </table:table-row>
        <table:table-row table:style-name="ro1">
          <table:table-cell office:value-type="date" office:date-value="2024-02-12" calcext:value-type="date">
            <text:p>12.02.2024</text:p>
          </table:table-cell>
          <table:table-cell office:value-type="currency" office:currency="BGN" office:value="1.81549" calcext:value-type="currency">
            <text:p>1.81549 лв.</text:p>
          </table:table-cell>
        </table:table-row>
        <table:table-row table:style-name="ro1">
          <table:table-cell office:value-type="date" office:date-value="2024-02-13" calcext:value-type="date">
            <text:p>13.02.2024</text:p>
          </table:table-cell>
          <table:table-cell office:value-type="currency" office:currency="BGN" office:value="1.81213" calcext:value-type="currency">
            <text:p>1.81213 лв.</text:p>
          </table:table-cell>
        </table:table-row>
        <table:table-row table:style-name="ro1">
          <table:table-cell office:value-type="date" office:date-value="2024-02-14" calcext:value-type="date">
            <text:p>14.02.2024</text:p>
          </table:table-cell>
          <table:table-cell office:value-type="currency" office:currency="BGN" office:value="1.82566" calcext:value-type="currency">
            <text:p>1.82566 лв.</text:p>
          </table:table-cell>
        </table:table-row>
        <table:table-row table:style-name="ro1">
          <table:table-cell office:value-type="date" office:date-value="2024-02-15" calcext:value-type="date">
            <text:p>15.02.2024</text:p>
          </table:table-cell>
          <table:table-cell office:value-type="currency" office:currency="BGN" office:value="1.82056" calcext:value-type="currency">
            <text:p>1.82056 лв.</text:p>
          </table:table-cell>
        </table:table-row>
        <table:table-row table:style-name="ro1">
          <table:table-cell office:value-type="date" office:date-value="2024-02-16" calcext:value-type="date">
            <text:p>16.02.2024</text:p>
          </table:table-cell>
          <table:table-cell office:value-type="currency" office:currency="BGN" office:value="1.81634" calcext:value-type="currency">
            <text:p>1.81634 лв.</text:p>
          </table:table-cell>
        </table:table-row>
        <table:table-row table:style-name="ro1">
          <table:table-cell office:value-type="date" office:date-value="2024-02-17" calcext:value-type="date">
            <text:p>17.02.2024</text:p>
          </table:table-cell>
          <table:table-cell office:value-type="currency" office:currency="BGN" office:value="1.81634" calcext:value-type="currency">
            <text:p>1.81634 лв.</text:p>
          </table:table-cell>
        </table:table-row>
        <table:table-row table:style-name="ro1">
          <table:table-cell office:value-type="date" office:date-value="2024-02-18" calcext:value-type="date">
            <text:p>18.02.2024</text:p>
          </table:table-cell>
          <table:table-cell office:value-type="currency" office:currency="BGN" office:value="1.81634" calcext:value-type="currency">
            <text:p>1.81634 лв.</text:p>
          </table:table-cell>
        </table:table-row>
        <table:table-row table:style-name="ro1">
          <table:table-cell office:value-type="date" office:date-value="2024-02-19" calcext:value-type="date">
            <text:p>19.02.2024</text:p>
          </table:table-cell>
          <table:table-cell office:value-type="currency" office:currency="BGN" office:value="1.81499" calcext:value-type="currency">
            <text:p>1.81499 лв.</text:p>
          </table:table-cell>
        </table:table-row>
        <table:table-row table:style-name="ro1">
          <table:table-cell office:value-type="date" office:date-value="2024-02-20" calcext:value-type="date">
            <text:p>20.02.2024</text:p>
          </table:table-cell>
          <table:table-cell office:value-type="currency" office:currency="BGN" office:value="1.81062" calcext:value-type="currency">
            <text:p>1.81062 лв.</text:p>
          </table:table-cell>
        </table:table-row>
        <table:table-row table:style-name="ro1">
          <table:table-cell office:value-type="date" office:date-value="2024-02-21" calcext:value-type="date">
            <text:p>21.02.2024</text:p>
          </table:table-cell>
          <table:table-cell office:value-type="currency" office:currency="BGN" office:value="1.80945" calcext:value-type="currency">
            <text:p>1.80945 лв.</text:p>
          </table:table-cell>
        </table:table-row>
        <table:table-row table:style-name="ro1">
          <table:table-cell office:value-type="date" office:date-value="2024-02-22" calcext:value-type="date">
            <text:p>22.02.2024</text:p>
          </table:table-cell>
          <table:table-cell office:value-type="currency" office:currency="BGN" office:value="1.80361" calcext:value-type="currency">
            <text:p>1.80361 лв.</text:p>
          </table:table-cell>
        </table:table-row>
        <table:table-row table:style-name="ro1">
          <table:table-cell office:value-type="date" office:date-value="2024-02-23" calcext:value-type="date">
            <text:p>23.02.2024</text:p>
          </table:table-cell>
          <table:table-cell office:value-type="currency" office:currency="BGN" office:value="1.80527" calcext:value-type="currency">
            <text:p>1.80527 лв.</text:p>
          </table:table-cell>
        </table:table-row>
        <table:table-row table:style-name="ro1">
          <table:table-cell office:value-type="date" office:date-value="2024-02-24" calcext:value-type="date">
            <text:p>24.02.2024</text:p>
          </table:table-cell>
          <table:table-cell office:value-type="currency" office:currency="BGN" office:value="1.80527" calcext:value-type="currency">
            <text:p>1.80527 лв.</text:p>
          </table:table-cell>
        </table:table-row>
        <table:table-row table:style-name="ro1">
          <table:table-cell office:value-type="date" office:date-value="2024-02-25" calcext:value-type="date">
            <text:p>25.02.2024</text:p>
          </table:table-cell>
          <table:table-cell office:value-type="currency" office:currency="BGN" office:value="1.80527" calcext:value-type="currency">
            <text:p>1.80527 лв.</text:p>
          </table:table-cell>
        </table:table-row>
        <table:table-row table:style-name="ro1">
          <table:table-cell office:value-type="date" office:date-value="2024-02-26" calcext:value-type="date">
            <text:p>26.02.2024</text:p>
          </table:table-cell>
          <table:table-cell office:value-type="currency" office:currency="BGN" office:value="1.80228" calcext:value-type="currency">
            <text:p>1.80228 лв.</text:p>
          </table:table-cell>
        </table:table-row>
        <table:table-row table:style-name="ro1">
          <table:table-cell office:value-type="date" office:date-value="2024-02-27" calcext:value-type="date">
            <text:p>27.02.2024</text:p>
          </table:table-cell>
          <table:table-cell office:value-type="currency" office:currency="BGN" office:value="1.80161" calcext:value-type="currency">
            <text:p>1.80161 лв.</text:p>
          </table:table-cell>
        </table:table-row>
        <table:table-row table:style-name="ro1">
          <table:table-cell office:value-type="date" office:date-value="2024-02-28" calcext:value-type="date">
            <text:p>28.02.2024</text:p>
          </table:table-cell>
          <table:table-cell office:value-type="currency" office:currency="BGN" office:value="1.80961" calcext:value-type="currency">
            <text:p>1.80961 лв.</text:p>
          </table:table-cell>
        </table:table-row>
        <table:table-row table:style-name="ro1">
          <table:table-cell office:value-type="date" office:date-value="2024-02-29" calcext:value-type="date">
            <text:p>29.02.2024</text:p>
          </table:table-cell>
          <table:table-cell office:value-type="currency" office:currency="BGN" office:value="1.8066" calcext:value-type="currency">
            <text:p>1.80660 лв.</text:p>
          </table:table-cell>
        </table:table-row>
        <table:table-row table:style-name="ro1">
          <table:table-cell office:value-type="date" office:date-value="2024-03-01" calcext:value-type="date">
            <text:p>01.03.2024</text:p>
          </table:table-cell>
          <table:table-cell office:value-type="currency" office:currency="BGN" office:value="1.80878" calcext:value-type="currency">
            <text:p>1.80878 лв.</text:p>
          </table:table-cell>
        </table:table-row>
        <table:table-row table:style-name="ro1">
          <table:table-cell office:value-type="date" office:date-value="2024-03-02" calcext:value-type="date">
            <text:p>02.03.2024</text:p>
          </table:table-cell>
          <table:table-cell office:value-type="currency" office:currency="BGN" office:value="1.80878" calcext:value-type="currency">
            <text:p>1.80878 лв.</text:p>
          </table:table-cell>
        </table:table-row>
        <table:table-row table:style-name="ro1">
          <table:table-cell office:value-type="date" office:date-value="2024-03-03" calcext:value-type="date">
            <text:p>03.03.2024</text:p>
          </table:table-cell>
          <table:table-cell office:value-type="currency" office:currency="BGN" office:value="1.80878" calcext:value-type="currency">
            <text:p>1.80878 лв.</text:p>
          </table:table-cell>
        </table:table-row>
        <table:table-row table:style-name="ro1">
          <table:table-cell office:value-type="date" office:date-value="2024-03-04" calcext:value-type="date">
            <text:p>04.03.2024</text:p>
          </table:table-cell>
          <table:table-cell office:value-type="currency" office:currency="BGN" office:value="1.80878" calcext:value-type="currency">
            <text:p>1.80878 лв.</text:p>
          </table:table-cell>
        </table:table-row>
        <table:table-row table:style-name="ro1">
          <table:table-cell office:value-type="date" office:date-value="2024-03-05" calcext:value-type="date">
            <text:p>05.03.2024</text:p>
          </table:table-cell>
          <table:table-cell office:value-type="currency" office:currency="BGN" office:value="1.80277" calcext:value-type="currency">
            <text:p>1.80277 лв.</text:p>
          </table:table-cell>
        </table:table-row>
        <table:table-row table:style-name="ro1">
          <table:table-cell office:value-type="date" office:date-value="2024-03-06" calcext:value-type="date">
            <text:p>06.03.2024</text:p>
          </table:table-cell>
          <table:table-cell office:value-type="currency" office:currency="BGN" office:value="1.79863" calcext:value-type="currency">
            <text:p>1.79863 лв.</text:p>
          </table:table-cell>
        </table:table-row>
        <table:table-row table:style-name="ro1">
          <table:table-cell office:value-type="date" office:date-value="2024-03-07" calcext:value-type="date">
            <text:p>07.03.2024</text:p>
          </table:table-cell>
          <table:table-cell office:value-type="currency" office:currency="BGN" office:value="1.79516" calcext:value-type="currency">
            <text:p>1.79516 лв.</text:p>
          </table:table-cell>
        </table:table-row>
        <table:table-row table:style-name="ro1">
          <table:table-cell office:value-type="date" office:date-value="2024-03-08" calcext:value-type="date">
            <text:p>08.03.2024</text:p>
          </table:table-cell>
          <table:table-cell office:value-type="currency" office:currency="BGN" office:value="1.78909" calcext:value-type="currency">
            <text:p>1.78909 лв.</text:p>
          </table:table-cell>
        </table:table-row>
        <table:table-row table:style-name="ro1">
          <table:table-cell office:value-type="date" office:date-value="2024-03-09" calcext:value-type="date">
            <text:p>09.03.2024</text:p>
          </table:table-cell>
          <table:table-cell office:value-type="currency" office:currency="BGN" office:value="1.78909" calcext:value-type="currency">
            <text:p>1.78909 лв.</text:p>
          </table:table-cell>
        </table:table-row>
        <table:table-row table:style-name="ro1">
          <table:table-cell office:value-type="date" office:date-value="2024-03-10" calcext:value-type="date">
            <text:p>10.03.2024</text:p>
          </table:table-cell>
          <table:table-cell office:value-type="currency" office:currency="BGN" office:value="1.78909" calcext:value-type="currency">
            <text:p>1.78909 лв.</text:p>
          </table:table-cell>
        </table:table-row>
        <table:table-row table:style-name="ro1">
          <table:table-cell office:value-type="date" office:date-value="2024-03-11" calcext:value-type="date">
            <text:p>11.03.2024</text:p>
          </table:table-cell>
          <table:table-cell office:value-type="currency" office:currency="BGN" office:value="1.79007" calcext:value-type="currency">
            <text:p>1.79007 лв.</text:p>
          </table:table-cell>
        </table:table-row>
        <table:table-row table:style-name="ro1">
          <table:table-cell office:value-type="date" office:date-value="2024-03-12" calcext:value-type="date">
            <text:p>12.03.2024</text:p>
          </table:table-cell>
          <table:table-cell office:value-type="currency" office:currency="BGN" office:value="1.79171" calcext:value-type="currency">
            <text:p>1.79171 лв.</text:p>
          </table:table-cell>
        </table:table-row>
        <table:table-row table:style-name="ro1">
          <table:table-cell office:value-type="date" office:date-value="2024-03-13" calcext:value-type="date">
            <text:p>13.03.2024</text:p>
          </table:table-cell>
          <table:table-cell office:value-type="currency" office:currency="BGN" office:value="1.78794" calcext:value-type="currency">
            <text:p>1.78794 лв.</text:p>
          </table:table-cell>
        </table:table-row>
        <table:table-row table:style-name="ro1">
          <table:table-cell office:value-type="date" office:date-value="2024-03-14" calcext:value-type="date">
            <text:p>14.03.2024</text:p>
          </table:table-cell>
          <table:table-cell office:value-type="currency" office:currency="BGN" office:value="1.79023" calcext:value-type="currency">
            <text:p>1.79023 лв.</text:p>
          </table:table-cell>
        </table:table-row>
        <table:table-row table:style-name="ro1">
          <table:table-cell office:value-type="date" office:date-value="2024-03-15" calcext:value-type="date">
            <text:p>15.03.2024</text:p>
          </table:table-cell>
          <table:table-cell office:value-type="currency" office:currency="BGN" office:value="1.79566" calcext:value-type="currency">
            <text:p>1.79566 лв.</text:p>
          </table:table-cell>
        </table:table-row>
        <table:table-row table:style-name="ro1">
          <table:table-cell office:value-type="date" office:date-value="2024-03-16" calcext:value-type="date">
            <text:p>16.03.2024</text:p>
          </table:table-cell>
          <table:table-cell office:value-type="currency" office:currency="BGN" office:value="1.79566" calcext:value-type="currency">
            <text:p>1.79566 лв.</text:p>
          </table:table-cell>
        </table:table-row>
        <table:table-row table:style-name="ro1">
          <table:table-cell office:value-type="date" office:date-value="2024-03-17" calcext:value-type="date">
            <text:p>17.03.2024</text:p>
          </table:table-cell>
          <table:table-cell office:value-type="currency" office:currency="BGN" office:value="1.79566" calcext:value-type="currency">
            <text:p>1.79566 лв.</text:p>
          </table:table-cell>
        </table:table-row>
        <table:table-row table:style-name="ro1">
          <table:table-cell office:value-type="date" office:date-value="2024-03-18" calcext:value-type="date">
            <text:p>18.03.2024</text:p>
          </table:table-cell>
          <table:table-cell office:value-type="currency" office:currency="BGN" office:value="1.79566" calcext:value-type="currency">
            <text:p>1.79566 лв.</text:p>
          </table:table-cell>
        </table:table-row>
        <table:table-row table:style-name="ro1">
          <table:table-cell office:value-type="date" office:date-value="2024-03-19" calcext:value-type="date">
            <text:p>19.03.2024</text:p>
          </table:table-cell>
          <table:table-cell office:value-type="currency" office:currency="BGN" office:value="1.80194" calcext:value-type="currency">
            <text:p>1.80194 лв.</text:p>
          </table:table-cell>
        </table:table-row>
        <table:table-row table:style-name="ro1">
          <table:table-cell office:value-type="date" office:date-value="2024-03-20" calcext:value-type="date">
            <text:p>20.03.2024</text:p>
          </table:table-cell>
          <table:table-cell office:value-type="currency" office:currency="BGN" office:value="1.80361" calcext:value-type="currency">
            <text:p>1.80361 лв.</text:p>
          </table:table-cell>
        </table:table-row>
        <table:table-row table:style-name="ro1">
          <table:table-cell office:value-type="date" office:date-value="2024-03-21" calcext:value-type="date">
            <text:p>21.03.2024</text:p>
          </table:table-cell>
          <table:table-cell office:value-type="currency" office:currency="BGN" office:value="1.79319" calcext:value-type="currency">
            <text:p>1.79319 лв.</text:p>
          </table:table-cell>
        </table:table-row>
        <table:table-row table:style-name="ro1">
          <table:table-cell office:value-type="date" office:date-value="2024-03-22" calcext:value-type="date">
            <text:p>22.03.2024</text:p>
          </table:table-cell>
          <table:table-cell office:value-type="currency" office:currency="BGN" office:value="1.80711" calcext:value-type="currency">
            <text:p>1.80711 лв.</text:p>
          </table:table-cell>
        </table:table-row>
        <table:table-row table:style-name="ro1">
          <table:table-cell office:value-type="date" office:date-value="2024-03-23" calcext:value-type="date">
            <text:p>23.03.2024</text:p>
          </table:table-cell>
          <table:table-cell office:value-type="currency" office:currency="BGN" office:value="1.80711" calcext:value-type="currency">
            <text:p>1.80711 лв.</text:p>
          </table:table-cell>
        </table:table-row>
        <table:table-row table:style-name="ro1">
          <table:table-cell office:value-type="date" office:date-value="2024-03-24" calcext:value-type="date">
            <text:p>24.03.2024</text:p>
          </table:table-cell>
          <table:table-cell office:value-type="currency" office:currency="BGN" office:value="1.80711" calcext:value-type="currency">
            <text:p>1.80711 лв.</text:p>
          </table:table-cell>
        </table:table-row>
        <table:table-row table:style-name="ro1">
          <table:table-cell office:value-type="date" office:date-value="2024-03-25" calcext:value-type="date">
            <text:p>25.03.2024</text:p>
          </table:table-cell>
          <table:table-cell office:value-type="currency" office:currency="BGN" office:value="1.8051" calcext:value-type="currency">
            <text:p>1.80510 лв.</text:p>
          </table:table-cell>
        </table:table-row>
        <table:table-row table:style-name="ro1">
          <table:table-cell office:value-type="date" office:date-value="2024-03-26" calcext:value-type="date">
            <text:p>26.03.2024</text:p>
          </table:table-cell>
          <table:table-cell office:value-type="currency" office:currency="BGN" office:value="1.80178" calcext:value-type="currency">
            <text:p>1.80178 лв.</text:p>
          </table:table-cell>
        </table:table-row>
        <table:table-row table:style-name="ro1">
          <table:table-cell office:value-type="date" office:date-value="2024-03-27" calcext:value-type="date">
            <text:p>27.03.2024</text:p>
          </table:table-cell>
          <table:table-cell office:value-type="currency" office:currency="BGN" office:value="1.80827" calcext:value-type="currency">
            <text:p>1.80827 лв.</text:p>
          </table:table-cell>
        </table:table-row>
        <table:table-row table:style-name="ro1">
          <table:table-cell office:value-type="date" office:date-value="2024-03-28" calcext:value-type="date">
            <text:p>28.03.2024</text:p>
          </table:table-cell>
          <table:table-cell office:value-type="currency" office:currency="BGN" office:value="1.80911" calcext:value-type="currency">
            <text:p>1.80911 лв.</text:p>
          </table:table-cell>
        </table:table-row>
        <table:table-row table:style-name="ro1">
          <table:table-cell office:value-type="date" office:date-value="2024-03-29" calcext:value-type="date">
            <text:p>29.03.2024</text:p>
          </table:table-cell>
          <table:table-cell office:value-type="currency" office:currency="BGN" office:value="1.80911" calcext:value-type="currency">
            <text:p>1.80911 лв.</text:p>
          </table:table-cell>
        </table:table-row>
        <table:table-row table:style-name="ro1">
          <table:table-cell office:value-type="date" office:date-value="2024-03-30" calcext:value-type="date">
            <text:p>30.03.2024</text:p>
          </table:table-cell>
          <table:table-cell office:value-type="currency" office:currency="BGN" office:value="1.80911" calcext:value-type="currency">
            <text:p>1.80911 лв.</text:p>
          </table:table-cell>
        </table:table-row>
        <table:table-row table:style-name="ro1">
          <table:table-cell office:value-type="date" office:date-value="2024-03-31" calcext:value-type="date">
            <text:p>31.03.2024</text:p>
          </table:table-cell>
          <table:table-cell office:value-type="currency" office:currency="BGN" office:value="1.80911" calcext:value-type="currency">
            <text:p>1.80911 лв.</text:p>
          </table:table-cell>
        </table:table-row>
        <table:table-row table:style-name="ro1">
          <table:table-cell office:value-type="date" office:date-value="2024-04-01" calcext:value-type="date">
            <text:p>01.04.2024</text:p>
          </table:table-cell>
          <table:table-cell office:value-type="currency" office:currency="BGN" office:value="1.80911" calcext:value-type="currency">
            <text:p>1.80911 лв.</text:p>
          </table:table-cell>
        </table:table-row>
        <table:table-row table:style-name="ro1">
          <table:table-cell office:value-type="date" office:date-value="2024-04-02" calcext:value-type="date">
            <text:p>02.04.2024</text:p>
          </table:table-cell>
          <table:table-cell office:value-type="currency" office:currency="BGN" office:value="1.81955" calcext:value-type="currency">
            <text:p>1.81955 лв.</text:p>
          </table:table-cell>
        </table:table-row>
        <table:table-row table:style-name="ro1">
          <table:table-cell office:value-type="date" office:date-value="2024-04-03" calcext:value-type="date">
            <text:p>03.04.2024</text:p>
          </table:table-cell>
          <table:table-cell office:value-type="currency" office:currency="BGN" office:value="1.81381" calcext:value-type="currency">
            <text:p>1.81381 лв.</text:p>
          </table:table-cell>
        </table:table-row>
        <table:table-row table:style-name="ro1">
          <table:table-cell office:value-type="date" office:date-value="2024-04-04" calcext:value-type="date">
            <text:p>04.04.2024</text:p>
          </table:table-cell>
          <table:table-cell office:value-type="currency" office:currency="BGN" office:value="1.80228" calcext:value-type="currency">
            <text:p>1.80228 лв.</text:p>
          </table:table-cell>
        </table:table-row>
        <table:table-row table:style-name="ro1">
          <table:table-cell office:value-type="date" office:date-value="2024-04-05" calcext:value-type="date">
            <text:p>05.04.2024</text:p>
          </table:table-cell>
          <table:table-cell office:value-type="currency" office:currency="BGN" office:value="1.8041" calcext:value-type="currency">
            <text:p>1.80410 лв.</text:p>
          </table:table-cell>
        </table:table-row>
        <table:table-row table:style-name="ro1">
          <table:table-cell office:value-type="date" office:date-value="2024-04-06" calcext:value-type="date">
            <text:p>06.04.2024</text:p>
          </table:table-cell>
          <table:table-cell office:value-type="currency" office:currency="BGN" office:value="1.8041" calcext:value-type="currency">
            <text:p>1.80410 лв.</text:p>
          </table:table-cell>
        </table:table-row>
        <table:table-row table:style-name="ro1">
          <table:table-cell office:value-type="date" office:date-value="2024-04-07" calcext:value-type="date">
            <text:p>07.04.2024</text:p>
          </table:table-cell>
          <table:table-cell office:value-type="currency" office:currency="BGN" office:value="1.8041" calcext:value-type="currency">
            <text:p>1.80410 лв.</text:p>
          </table:table-cell>
        </table:table-row>
        <table:table-row table:style-name="ro1">
          <table:table-cell office:value-type="date" office:date-value="2024-04-08" calcext:value-type="date">
            <text:p>08.04.2024</text:p>
          </table:table-cell>
          <table:table-cell office:value-type="currency" office:currency="BGN" office:value="1.80711" calcext:value-type="currency">
            <text:p>1.80711 лв.</text:p>
          </table:table-cell>
        </table:table-row>
        <table:table-row table:style-name="ro1">
          <table:table-cell office:value-type="date" office:date-value="2024-04-09" calcext:value-type="date">
            <text:p>09.04.2024</text:p>
          </table:table-cell>
          <table:table-cell office:value-type="currency" office:currency="BGN" office:value="1.79979" calcext:value-type="currency">
            <text:p>1.79979 лв.</text:p>
          </table:table-cell>
        </table:table-row>
        <table:table-row table:style-name="ro1">
          <table:table-cell office:value-type="date" office:date-value="2024-04-10" calcext:value-type="date">
            <text:p>10.04.2024</text:p>
          </table:table-cell>
          <table:table-cell office:value-type="currency" office:currency="BGN" office:value="1.80095" calcext:value-type="currency">
            <text:p>1.80095 лв.</text:p>
          </table:table-cell>
        </table:table-row>
        <table:table-row table:style-name="ro1">
          <table:table-cell office:value-type="date" office:date-value="2024-04-11" calcext:value-type="date">
            <text:p>11.04.2024</text:p>
          </table:table-cell>
          <table:table-cell office:value-type="currency" office:currency="BGN" office:value="1.82294" calcext:value-type="currency">
            <text:p>1.82294 лв.</text:p>
          </table:table-cell>
        </table:table-row>
        <table:table-row table:style-name="ro1">
          <table:table-cell office:value-type="date" office:date-value="2024-04-12" calcext:value-type="date">
            <text:p>12.04.2024</text:p>
          </table:table-cell>
          <table:table-cell office:value-type="currency" office:currency="BGN" office:value="1.83612" calcext:value-type="currency">
            <text:p>1.83612 лв.</text:p>
          </table:table-cell>
        </table:table-row>
        <table:table-row table:style-name="ro1">
          <table:table-cell office:value-type="date" office:date-value="2024-04-13" calcext:value-type="date">
            <text:p>13.04.2024</text:p>
          </table:table-cell>
          <table:table-cell office:value-type="currency" office:currency="BGN" office:value="1.83612" calcext:value-type="currency">
            <text:p>1.83612 лв.</text:p>
          </table:table-cell>
        </table:table-row>
        <table:table-row table:style-name="ro1">
          <table:table-cell office:value-type="date" office:date-value="2024-04-14" calcext:value-type="date">
            <text:p>14.04.2024</text:p>
          </table:table-cell>
          <table:table-cell office:value-type="currency" office:currency="BGN" office:value="1.83612" calcext:value-type="currency">
            <text:p>1.83612 лв.</text:p>
          </table:table-cell>
        </table:table-row>
        <table:table-row table:style-name="ro1">
          <table:table-cell office:value-type="date" office:date-value="2024-04-15" calcext:value-type="date">
            <text:p>15.04.2024</text:p>
          </table:table-cell>
          <table:table-cell office:value-type="currency" office:currency="BGN" office:value="1.83543" calcext:value-type="currency">
            <text:p>1.83543 лв.</text:p>
          </table:table-cell>
        </table:table-row>
        <table:table-row table:style-name="ro1">
          <table:table-cell office:value-type="date" office:date-value="2024-04-16" calcext:value-type="date">
            <text:p>16.04.2024</text:p>
          </table:table-cell>
          <table:table-cell office:value-type="currency" office:currency="BGN" office:value="1.8387" calcext:value-type="currency">
            <text:p>1.83870 лв.</text:p>
          </table:table-cell>
        </table:table-row>
        <table:table-row table:style-name="ro1">
          <table:table-cell office:value-type="date" office:date-value="2024-04-17" calcext:value-type="date">
            <text:p>17.04.2024</text:p>
          </table:table-cell>
          <table:table-cell office:value-type="currency" office:currency="BGN" office:value="1.83853" calcext:value-type="currency">
            <text:p>1.83853 лв.</text:p>
          </table:table-cell>
        </table:table-row>
        <table:table-row table:style-name="ro1">
          <table:table-cell office:value-type="date" office:date-value="2024-04-18" calcext:value-type="date">
            <text:p>18.04.2024</text:p>
          </table:table-cell>
          <table:table-cell office:value-type="currency" office:currency="BGN" office:value="1.83147" calcext:value-type="currency">
            <text:p>1.83147 лв.</text:p>
          </table:table-cell>
        </table:table-row>
        <table:table-row table:style-name="ro1">
          <table:table-cell office:value-type="date" office:date-value="2024-04-19" calcext:value-type="date">
            <text:p>19.04.2024</text:p>
          </table:table-cell>
          <table:table-cell office:value-type="currency" office:currency="BGN" office:value="1.83594" calcext:value-type="currency">
            <text:p>1.83594 лв.</text:p>
          </table:table-cell>
        </table:table-row>
        <table:table-row table:style-name="ro1">
          <table:table-cell office:value-type="date" office:date-value="2024-04-20" calcext:value-type="date">
            <text:p>20.04.2024</text:p>
          </table:table-cell>
          <table:table-cell office:value-type="currency" office:currency="BGN" office:value="1.83594" calcext:value-type="currency">
            <text:p>1.83594 лв.</text:p>
          </table:table-cell>
        </table:table-row>
        <table:table-row table:style-name="ro1">
          <table:table-cell office:value-type="date" office:date-value="2024-04-21" calcext:value-type="date">
            <text:p>21.04.2024</text:p>
          </table:table-cell>
          <table:table-cell office:value-type="currency" office:currency="BGN" office:value="1.83594" calcext:value-type="currency">
            <text:p>1.83594 лв.</text:p>
          </table:table-cell>
        </table:table-row>
        <table:table-row table:style-name="ro1">
          <table:table-cell office:value-type="date" office:date-value="2024-04-22" calcext:value-type="date">
            <text:p>22.04.2024</text:p>
          </table:table-cell>
          <table:table-cell office:value-type="currency" office:currency="BGN" office:value="1.83957" calcext:value-type="currency">
            <text:p>1.83957 лв.</text:p>
          </table:table-cell>
        </table:table-row>
        <table:table-row table:style-name="ro1">
          <table:table-cell office:value-type="date" office:date-value="2024-04-23" calcext:value-type="date">
            <text:p>23.04.2024</text:p>
          </table:table-cell>
          <table:table-cell office:value-type="currency" office:currency="BGN" office:value="1.83233" calcext:value-type="currency">
            <text:p>1.83233 лв.</text:p>
          </table:table-cell>
        </table:table-row>
        <table:table-row table:style-name="ro1">
          <table:table-cell office:value-type="date" office:date-value="2024-04-24" calcext:value-type="date">
            <text:p>24.04.2024</text:p>
          </table:table-cell>
          <table:table-cell office:value-type="currency" office:currency="BGN" office:value="1.83027" calcext:value-type="currency">
            <text:p>1.83027 лв.</text:p>
          </table:table-cell>
        </table:table-row>
        <table:table-row table:style-name="ro1">
          <table:table-cell office:value-type="date" office:date-value="2024-04-25" calcext:value-type="date">
            <text:p>25.04.2024</text:p>
          </table:table-cell>
          <table:table-cell office:value-type="currency" office:currency="BGN" office:value="1.82447" calcext:value-type="currency">
            <text:p>1.82447 лв.</text:p>
          </table:table-cell>
        </table:table-row>
        <table:table-row table:style-name="ro1">
          <table:table-cell office:value-type="date" office:date-value="2024-04-26" calcext:value-type="date">
            <text:p>26.04.2024</text:p>
          </table:table-cell>
          <table:table-cell office:value-type="currency" office:currency="BGN" office:value="1.82549" calcext:value-type="currency">
            <text:p>1.82549 лв.</text:p>
          </table:table-cell>
        </table:table-row>
        <table:table-row table:style-name="ro1">
          <table:table-cell office:value-type="date" office:date-value="2024-04-27" calcext:value-type="date">
            <text:p>27.04.2024</text:p>
          </table:table-cell>
          <table:table-cell office:value-type="currency" office:currency="BGN" office:value="1.82549" calcext:value-type="currency">
            <text:p>1.82549 лв.</text:p>
          </table:table-cell>
        </table:table-row>
        <table:table-row table:style-name="ro1">
          <table:table-cell office:value-type="date" office:date-value="2024-04-28" calcext:value-type="date">
            <text:p>28.04.2024</text:p>
          </table:table-cell>
          <table:table-cell office:value-type="currency" office:currency="BGN" office:value="1.82549" calcext:value-type="currency">
            <text:p>1.82549 лв.</text:p>
          </table:table-cell>
        </table:table-row>
        <table:table-row table:style-name="ro1">
          <table:table-cell office:value-type="date" office:date-value="2024-04-29" calcext:value-type="date">
            <text:p>29.04.2024</text:p>
          </table:table-cell>
          <table:table-cell office:value-type="currency" office:currency="BGN" office:value="1.82447" calcext:value-type="currency">
            <text:p>1.82447 лв.</text:p>
          </table:table-cell>
        </table:table-row>
        <table:table-row table:style-name="ro1">
          <table:table-cell office:value-type="date" office:date-value="2024-04-30" calcext:value-type="date">
            <text:p>30.04.2024</text:p>
          </table:table-cell>
          <table:table-cell office:value-type="currency" office:currency="BGN" office:value="1.82481" calcext:value-type="currency">
            <text:p>1.82481 лв.</text:p>
          </table:table-cell>
        </table:table-row>
        <table:table-row table:style-name="ro1">
          <table:table-cell office:value-type="date" office:date-value="2024-05-01" calcext:value-type="date">
            <text:p>01.05.2024</text:p>
          </table:table-cell>
          <table:table-cell office:value-type="currency" office:currency="BGN" office:value="1.82481" calcext:value-type="currency">
            <text:p>1.82481 лв.</text:p>
          </table:table-cell>
        </table:table-row>
        <table:table-row table:style-name="ro1">
          <table:table-cell office:value-type="date" office:date-value="2024-05-02" calcext:value-type="date">
            <text:p>02.05.2024</text:p>
          </table:table-cell>
          <table:table-cell office:value-type="currency" office:currency="BGN" office:value="1.82822" calcext:value-type="currency">
            <text:p>1.82822 лв.</text:p>
          </table:table-cell>
        </table:table-row>
        <table:table-row table:style-name="ro1">
          <table:table-cell office:value-type="date" office:date-value="2024-05-03" calcext:value-type="date">
            <text:p>03.05.2024</text:p>
          </table:table-cell>
          <table:table-cell office:value-type="currency" office:currency="BGN" office:value="1.82822" calcext:value-type="currency">
            <text:p>1.82822 лв.</text:p>
          </table:table-cell>
        </table:table-row>
        <table:table-row table:style-name="ro1">
          <table:table-cell office:value-type="date" office:date-value="2024-05-04" calcext:value-type="date">
            <text:p>04.05.2024</text:p>
          </table:table-cell>
          <table:table-cell office:value-type="currency" office:currency="BGN" office:value="1.82822" calcext:value-type="currency">
            <text:p>1.82822 лв.</text:p>
          </table:table-cell>
        </table:table-row>
        <table:table-row table:style-name="ro1">
          <table:table-cell office:value-type="date" office:date-value="2024-05-05" calcext:value-type="date">
            <text:p>05.05.2024</text:p>
          </table:table-cell>
          <table:table-cell office:value-type="currency" office:currency="BGN" office:value="1.82822" calcext:value-type="currency">
            <text:p>1.82822 лв.</text:p>
          </table:table-cell>
        </table:table-row>
        <table:table-row table:style-name="ro1">
          <table:table-cell office:value-type="date" office:date-value="2024-05-06" calcext:value-type="date">
            <text:p>06.05.2024</text:p>
          </table:table-cell>
          <table:table-cell office:value-type="currency" office:currency="BGN" office:value="1.82822" calcext:value-type="currency">
            <text:p>1.82822 лв.</text:p>
          </table:table-cell>
        </table:table-row>
        <table:table-row table:style-name="ro1">
          <table:table-cell office:value-type="date" office:date-value="2024-05-07" calcext:value-type="date">
            <text:p>07.05.2024</text:p>
          </table:table-cell>
          <table:table-cell office:value-type="currency" office:currency="BGN" office:value="1.81667" calcext:value-type="currency">
            <text:p>1.81667 лв.</text:p>
          </table:table-cell>
        </table:table-row>
        <table:table-row table:style-name="ro1">
          <table:table-cell office:value-type="date" office:date-value="2024-05-08" calcext:value-type="date">
            <text:p>08.05.2024</text:p>
          </table:table-cell>
          <table:table-cell office:value-type="currency" office:currency="BGN" office:value="1.82056" calcext:value-type="currency">
            <text:p>1.82056 лв.</text:p>
          </table:table-cell>
        </table:table-row>
        <table:table-row table:style-name="ro1">
          <table:table-cell office:value-type="date" office:date-value="2024-05-09" calcext:value-type="date">
            <text:p>09.05.2024</text:p>
          </table:table-cell>
          <table:table-cell office:value-type="currency" office:currency="BGN" office:value="1.82243" calcext:value-type="currency">
            <text:p>1.82243 лв.</text:p>
          </table:table-cell>
        </table:table-row>
        <table:table-row table:style-name="ro1">
          <table:table-cell office:value-type="date" office:date-value="2024-05-10" calcext:value-type="date">
            <text:p>10.05.2024</text:p>
          </table:table-cell>
          <table:table-cell office:value-type="currency" office:currency="BGN" office:value="1.81448" calcext:value-type="currency">
            <text:p>1.81448 лв.</text:p>
          </table:table-cell>
        </table:table-row>
        <table:table-row table:style-name="ro1">
          <table:table-cell office:value-type="date" office:date-value="2024-05-11" calcext:value-type="date">
            <text:p>11.05.2024</text:p>
          </table:table-cell>
          <table:table-cell office:value-type="currency" office:currency="BGN" office:value="1.81448" calcext:value-type="currency">
            <text:p>1.81448 лв.</text:p>
          </table:table-cell>
        </table:table-row>
        <table:table-row table:style-name="ro1">
          <table:table-cell office:value-type="date" office:date-value="2024-05-12" calcext:value-type="date">
            <text:p>12.05.2024</text:p>
          </table:table-cell>
          <table:table-cell office:value-type="currency" office:currency="BGN" office:value="1.81448" calcext:value-type="currency">
            <text:p>1.81448 лв.</text:p>
          </table:table-cell>
        </table:table-row>
        <table:table-row table:style-name="ro1">
          <table:table-cell office:value-type="date" office:date-value="2024-05-13" calcext:value-type="date">
            <text:p>13.05.2024</text:p>
          </table:table-cell>
          <table:table-cell office:value-type="currency" office:currency="BGN" office:value="1.81179" calcext:value-type="currency">
            <text:p>1.81179 лв.</text:p>
          </table:table-cell>
        </table:table-row>
        <table:table-row table:style-name="ro1">
          <table:table-cell office:value-type="date" office:date-value="2024-05-14" calcext:value-type="date">
            <text:p>14.05.2024</text:p>
          </table:table-cell>
          <table:table-cell office:value-type="currency" office:currency="BGN" office:value="1.81162" calcext:value-type="currency">
            <text:p>1.81162 лв.</text:p>
          </table:table-cell>
        </table:table-row>
        <table:table-row table:style-name="ro1">
          <table:table-cell office:value-type="date" office:date-value="2024-05-15" calcext:value-type="date">
            <text:p>15.05.2024</text:p>
          </table:table-cell>
          <table:table-cell office:value-type="currency" office:currency="BGN" office:value="1.8056" calcext:value-type="currency">
            <text:p>1.80560 лв.</text:p>
          </table:table-cell>
        </table:table-row>
        <table:table-row table:style-name="ro1">
          <table:table-cell office:value-type="date" office:date-value="2024-05-16" calcext:value-type="date">
            <text:p>16.05.2024</text:p>
          </table:table-cell>
          <table:table-cell office:value-type="currency" office:currency="BGN" office:value="1.79995" calcext:value-type="currency">
            <text:p>1.79995 лв.</text:p>
          </table:table-cell>
        </table:table-row>
        <table:table-row table:style-name="ro1">
          <table:table-cell office:value-type="date" office:date-value="2024-05-17" calcext:value-type="date">
            <text:p>17.05.2024</text:p>
          </table:table-cell>
          <table:table-cell office:value-type="currency" office:currency="BGN" office:value="1.80361" calcext:value-type="currency">
            <text:p>1.80361 лв.</text:p>
          </table:table-cell>
        </table:table-row>
        <table:table-row table:style-name="ro1">
          <table:table-cell office:value-type="date" office:date-value="2024-05-18" calcext:value-type="date">
            <text:p>18.05.2024</text:p>
          </table:table-cell>
          <table:table-cell office:value-type="currency" office:currency="BGN" office:value="1.80361" calcext:value-type="currency">
            <text:p>1.80361 лв.</text:p>
          </table:table-cell>
        </table:table-row>
        <table:table-row table:style-name="ro1">
          <table:table-cell office:value-type="date" office:date-value="2024-05-19" calcext:value-type="date">
            <text:p>19.05.2024</text:p>
          </table:table-cell>
          <table:table-cell office:value-type="currency" office:currency="BGN" office:value="1.80361" calcext:value-type="currency">
            <text:p>1.80361 лв.</text:p>
          </table:table-cell>
        </table:table-row>
        <table:table-row table:style-name="ro1">
          <table:table-cell office:value-type="date" office:date-value="2024-05-20" calcext:value-type="date">
            <text:p>20.05.2024</text:p>
          </table:table-cell>
          <table:table-cell office:value-type="currency" office:currency="BGN" office:value="1.80078" calcext:value-type="currency">
            <text:p>1.80078 лв.</text:p>
          </table:table-cell>
        </table:table-row>
        <table:table-row table:style-name="ro1">
          <table:table-cell office:value-type="date" office:date-value="2024-05-21" calcext:value-type="date">
            <text:p>21.05.2024</text:p>
          </table:table-cell>
          <table:table-cell office:value-type="currency" office:currency="BGN" office:value="1.80029" calcext:value-type="currency">
            <text:p>1.80029 лв.</text:p>
          </table:table-cell>
        </table:table-row>
        <table:table-row table:style-name="ro1">
          <table:table-cell office:value-type="date" office:date-value="2024-05-22" calcext:value-type="date">
            <text:p>22.05.2024</text:p>
          </table:table-cell>
          <table:table-cell office:value-type="currency" office:currency="BGN" office:value="1.80594" calcext:value-type="currency">
            <text:p>1.80594 лв.</text:p>
          </table:table-cell>
        </table:table-row>
        <table:table-row table:style-name="ro1">
          <table:table-cell office:value-type="date" office:date-value="2024-05-23" calcext:value-type="date">
            <text:p>23.05.2024</text:p>
          </table:table-cell>
          <table:table-cell office:value-type="currency" office:currency="BGN" office:value="1.80194" calcext:value-type="currency">
            <text:p>1.80194 лв.</text:p>
          </table:table-cell>
        </table:table-row>
        <table:table-row table:style-name="ro1">
          <table:table-cell office:value-type="date" office:date-value="2024-05-24" calcext:value-type="date">
            <text:p>24.05.2024</text:p>
          </table:table-cell>
          <table:table-cell office:value-type="currency" office:currency="BGN" office:value="1.80194" calcext:value-type="currency">
            <text:p>1.80194 лв.</text:p>
          </table:table-cell>
        </table:table-row>
        <table:table-row table:style-name="ro1">
          <table:table-cell office:value-type="date" office:date-value="2024-05-25" calcext:value-type="date">
            <text:p>25.05.2024</text:p>
          </table:table-cell>
          <table:table-cell office:value-type="currency" office:currency="BGN" office:value="1.80194" calcext:value-type="currency">
            <text:p>1.80194 лв.</text:p>
          </table:table-cell>
        </table:table-row>
        <table:table-row table:style-name="ro1">
          <table:table-cell office:value-type="date" office:date-value="2024-05-26" calcext:value-type="date">
            <text:p>26.05.2024</text:p>
          </table:table-cell>
          <table:table-cell office:value-type="currency" office:currency="BGN" office:value="1.80194" calcext:value-type="currency">
            <text:p>1.80194 лв.</text:p>
          </table:table-cell>
        </table:table-row>
        <table:table-row table:style-name="ro1">
          <table:table-cell office:value-type="date" office:date-value="2024-05-27" calcext:value-type="date">
            <text:p>27.05.2024</text:p>
          </table:table-cell>
          <table:table-cell office:value-type="currency" office:currency="BGN" office:value="1.80377" calcext:value-type="currency">
            <text:p>1.80377 лв.</text:p>
          </table:table-cell>
        </table:table-row>
        <table:table-row table:style-name="ro1">
          <table:table-cell office:value-type="date" office:date-value="2024-05-28" calcext:value-type="date">
            <text:p>28.05.2024</text:p>
          </table:table-cell>
          <table:table-cell office:value-type="currency" office:currency="BGN" office:value="1.79731" calcext:value-type="currency">
            <text:p>1.79731 лв.</text:p>
          </table:table-cell>
        </table:table-row>
        <table:table-row table:style-name="ro1">
          <table:table-cell office:value-type="date" office:date-value="2024-05-29" calcext:value-type="date">
            <text:p>29.05.2024</text:p>
          </table:table-cell>
          <table:table-cell office:value-type="currency" office:currency="BGN" office:value="1.80145" calcext:value-type="currency">
            <text:p>1.80145 лв.</text:p>
          </table:table-cell>
        </table:table-row>
        <table:table-row table:style-name="ro1">
          <table:table-cell office:value-type="date" office:date-value="2024-05-30" calcext:value-type="date">
            <text:p>30.05.2024</text:p>
          </table:table-cell>
          <table:table-cell office:value-type="currency" office:currency="BGN" office:value="1.80844" calcext:value-type="currency">
            <text:p>1.80844 лв.</text:p>
          </table:table-cell>
        </table:table-row>
        <table:table-row table:style-name="ro1">
          <table:table-cell office:value-type="date" office:date-value="2024-05-31" calcext:value-type="date">
            <text:p>31.05.2024</text:p>
          </table:table-cell>
          <table:table-cell office:value-type="currency" office:currency="BGN" office:value="1.80228" calcext:value-type="currency">
            <text:p>1.80228 лв.</text:p>
          </table:table-cell>
        </table:table-row>
        <table:table-row table:style-name="ro1">
          <table:table-cell office:value-type="date" office:date-value="2024-06-01" calcext:value-type="date">
            <text:p>01.06.2024</text:p>
          </table:table-cell>
          <table:table-cell office:value-type="currency" office:currency="BGN" office:value="1.80228" calcext:value-type="currency">
            <text:p>1.80228 лв.</text:p>
          </table:table-cell>
        </table:table-row>
        <table:table-row table:style-name="ro1">
          <table:table-cell office:value-type="date" office:date-value="2024-06-02" calcext:value-type="date">
            <text:p>02.06.2024</text:p>
          </table:table-cell>
          <table:table-cell office:value-type="currency" office:currency="BGN" office:value="1.80228" calcext:value-type="currency">
            <text:p>1.80228 лв.</text:p>
          </table:table-cell>
        </table:table-row>
        <table:table-row table:style-name="ro1">
          <table:table-cell office:value-type="date" office:date-value="2024-06-03" calcext:value-type="date">
            <text:p>03.06.2024</text:p>
          </table:table-cell>
          <table:table-cell office:value-type="currency" office:currency="BGN" office:value="1.80394" calcext:value-type="currency">
            <text:p>1.80394 лв.</text:p>
          </table:table-cell>
        </table:table-row>
        <table:table-row table:style-name="ro1">
          <table:table-cell office:value-type="date" office:date-value="2024-06-04" calcext:value-type="date">
            <text:p>04.06.2024</text:p>
          </table:table-cell>
          <table:table-cell office:value-type="currency" office:currency="BGN" office:value="1.80012" calcext:value-type="currency">
            <text:p>1.80012 лв.</text:p>
          </table:table-cell>
        </table:table-row>
        <table:table-row table:style-name="ro1">
          <table:table-cell office:value-type="date" office:date-value="2024-06-05" calcext:value-type="date">
            <text:p>05.06.2024</text:p>
          </table:table-cell>
          <table:table-cell office:value-type="currency" office:currency="BGN" office:value="1.79896" calcext:value-type="currency">
            <text:p>1.79896 лв.</text:p>
          </table:table-cell>
        </table:table-row>
        <table:table-row table:style-name="ro1">
          <table:table-cell office:value-type="date" office:date-value="2024-06-06" calcext:value-type="date">
            <text:p>06.06.2024</text:p>
          </table:table-cell>
          <table:table-cell office:value-type="currency" office:currency="BGN" office:value="1.80012" calcext:value-type="currency">
            <text:p>1.80012 лв.</text:p>
          </table:table-cell>
        </table:table-row>
        <table:table-row table:style-name="ro1">
          <table:table-cell office:value-type="date" office:date-value="2024-06-07" calcext:value-type="date">
            <text:p>07.06.2024</text:p>
          </table:table-cell>
          <table:table-cell office:value-type="currency" office:currency="BGN" office:value="1.79467" calcext:value-type="currency">
            <text:p>1.79467 лв.</text:p>
          </table:table-cell>
        </table:table-row>
        <table:table-row table:style-name="ro1">
          <table:table-cell office:value-type="date" office:date-value="2024-06-08" calcext:value-type="date">
            <text:p>08.06.2024</text:p>
          </table:table-cell>
          <table:table-cell office:value-type="currency" office:currency="BGN" office:value="1.79467" calcext:value-type="currency">
            <text:p>1.79467 лв.</text:p>
          </table:table-cell>
        </table:table-row>
        <table:table-row table:style-name="ro1">
          <table:table-cell office:value-type="date" office:date-value="2024-06-09" calcext:value-type="date">
            <text:p>09.06.2024</text:p>
          </table:table-cell>
          <table:table-cell office:value-type="currency" office:currency="BGN" office:value="1.79467" calcext:value-type="currency">
            <text:p>1.79467 лв.</text:p>
          </table:table-cell>
        </table:table-row>
        <table:table-row table:style-name="ro1">
          <table:table-cell office:value-type="date" office:date-value="2024-06-10" calcext:value-type="date">
            <text:p>10.06.2024</text:p>
          </table:table-cell>
          <table:table-cell office:value-type="currency" office:currency="BGN" office:value="1.81836" calcext:value-type="currency">
            <text:p>1.81836 лв.</text:p>
          </table:table-cell>
        </table:table-row>
        <table:table-row table:style-name="ro1">
          <table:table-cell office:value-type="date" office:date-value="2024-06-11" calcext:value-type="date">
            <text:p>11.06.2024</text:p>
          </table:table-cell>
          <table:table-cell office:value-type="currency" office:currency="BGN" office:value="1.82277" calcext:value-type="currency">
            <text:p>1.82277 лв.</text:p>
          </table:table-cell>
        </table:table-row>
        <table:table-row table:style-name="ro1">
          <table:table-cell office:value-type="date" office:date-value="2024-06-12" calcext:value-type="date">
            <text:p>12.06.2024</text:p>
          </table:table-cell>
          <table:table-cell office:value-type="currency" office:currency="BGN" office:value="1.81684" calcext:value-type="currency">
            <text:p>1.81684 лв.</text:p>
          </table:table-cell>
        </table:table-row>
        <table:table-row table:style-name="ro1">
          <table:table-cell office:value-type="date" office:date-value="2024-06-13" calcext:value-type="date">
            <text:p>13.06.2024</text:p>
          </table:table-cell>
          <table:table-cell office:value-type="currency" office:currency="BGN" office:value="1.81364" calcext:value-type="currency">
            <text:p>1.81364 лв.</text:p>
          </table:table-cell>
        </table:table-row>
        <table:table-row table:style-name="ro1">
          <table:table-cell office:value-type="date" office:date-value="2024-06-14" calcext:value-type="date">
            <text:p>14.06.2024</text:p>
          </table:table-cell>
          <table:table-cell office:value-type="currency" office:currency="BGN" office:value="1.83027" calcext:value-type="currency">
            <text:p>1.83027 лв.</text:p>
          </table:table-cell>
        </table:table-row>
        <table:table-row table:style-name="ro1">
          <table:table-cell office:value-type="date" office:date-value="2024-06-15" calcext:value-type="date">
            <text:p>15.06.2024</text:p>
          </table:table-cell>
          <table:table-cell office:value-type="currency" office:currency="BGN" office:value="1.83027" calcext:value-type="currency">
            <text:p>1.83027 лв.</text:p>
          </table:table-cell>
        </table:table-row>
        <table:table-row table:style-name="ro1">
          <table:table-cell office:value-type="date" office:date-value="2024-06-16" calcext:value-type="date">
            <text:p>16.06.2024</text:p>
          </table:table-cell>
          <table:table-cell office:value-type="currency" office:currency="BGN" office:value="1.83027" calcext:value-type="currency">
            <text:p>1.83027 лв.</text:p>
          </table:table-cell>
        </table:table-row>
        <table:table-row table:style-name="ro1">
          <table:table-cell office:value-type="date" office:date-value="2024-06-17" calcext:value-type="date">
            <text:p>17.06.2024</text:p>
          </table:table-cell>
          <table:table-cell office:value-type="currency" office:currency="BGN" office:value="1.82583" calcext:value-type="currency">
            <text:p>1.82583 лв.</text:p>
          </table:table-cell>
        </table:table-row>
        <table:table-row table:style-name="ro1">
          <table:table-cell office:value-type="date" office:date-value="2024-06-18" calcext:value-type="date">
            <text:p>18.06.2024</text:p>
          </table:table-cell>
          <table:table-cell office:value-type="currency" office:currency="BGN" office:value="1.82532" calcext:value-type="currency">
            <text:p>1.82532 лв.</text:p>
          </table:table-cell>
        </table:table-row>
        <table:table-row table:style-name="ro1">
          <table:table-cell office:value-type="date" office:date-value="2024-06-19" calcext:value-type="date">
            <text:p>19.06.2024</text:p>
          </table:table-cell>
          <table:table-cell office:value-type="currency" office:currency="BGN" office:value="1.81955" calcext:value-type="currency">
            <text:p>1.81955 лв.</text:p>
          </table:table-cell>
        </table:table-row>
        <table:table-row table:style-name="ro1">
          <table:table-cell office:value-type="date" office:date-value="2024-06-20" calcext:value-type="date">
            <text:p>20.06.2024</text:p>
          </table:table-cell>
          <table:table-cell office:value-type="currency" office:currency="BGN" office:value="1.82464" calcext:value-type="currency">
            <text:p>1.82464 лв.</text:p>
          </table:table-cell>
        </table:table-row>
        <table:table-row table:style-name="ro1">
          <table:table-cell office:value-type="date" office:date-value="2024-06-21" calcext:value-type="date">
            <text:p>21.06.2024</text:p>
          </table:table-cell>
          <table:table-cell office:value-type="currency" office:currency="BGN" office:value="1.82993" calcext:value-type="currency">
            <text:p>1.82993 лв.</text:p>
          </table:table-cell>
        </table:table-row>
        <table:table-row table:style-name="ro1">
          <table:table-cell office:value-type="date" office:date-value="2024-06-22" calcext:value-type="date">
            <text:p>22.06.2024</text:p>
          </table:table-cell>
          <table:table-cell office:value-type="currency" office:currency="BGN" office:value="1.82993" calcext:value-type="currency">
            <text:p>1.82993 лв.</text:p>
          </table:table-cell>
        </table:table-row>
        <table:table-row table:style-name="ro1">
          <table:table-cell office:value-type="date" office:date-value="2024-06-23" calcext:value-type="date">
            <text:p>23.06.2024</text:p>
          </table:table-cell>
          <table:table-cell office:value-type="currency" office:currency="BGN" office:value="1.82993" calcext:value-type="currency">
            <text:p>1.82993 лв.</text:p>
          </table:table-cell>
        </table:table-row>
        <table:table-row table:style-name="ro1">
          <table:table-cell office:value-type="date" office:date-value="2024-06-24" calcext:value-type="date">
            <text:p>24.06.2024</text:p>
          </table:table-cell>
          <table:table-cell office:value-type="currency" office:currency="BGN" office:value="1.82277" calcext:value-type="currency">
            <text:p>1.82277 лв.</text:p>
          </table:table-cell>
        </table:table-row>
        <table:table-row table:style-name="ro1">
          <table:table-cell office:value-type="date" office:date-value="2024-06-25" calcext:value-type="date">
            <text:p>25.06.2024</text:p>
          </table:table-cell>
          <table:table-cell office:value-type="currency" office:currency="BGN" office:value="1.82549" calcext:value-type="currency">
            <text:p>1.82549 лв.</text:p>
          </table:table-cell>
        </table:table-row>
        <table:table-row table:style-name="ro1">
          <table:table-cell office:value-type="date" office:date-value="2024-06-26" calcext:value-type="date">
            <text:p>26.06.2024</text:p>
          </table:table-cell>
          <table:table-cell office:value-type="currency" office:currency="BGN" office:value="1.82976" calcext:value-type="currency">
            <text:p>1.82976 лв.</text:p>
          </table:table-cell>
        </table:table-row>
        <table:table-row table:style-name="ro1">
          <table:table-cell office:value-type="date" office:date-value="2024-06-27" calcext:value-type="date">
            <text:p>27.06.2024</text:p>
          </table:table-cell>
          <table:table-cell office:value-type="currency" office:currency="BGN" office:value="1.82856" calcext:value-type="currency">
            <text:p>1.82856 лв.</text:p>
          </table:table-cell>
        </table:table-row>
        <table:table-row table:style-name="ro1">
          <table:table-cell office:value-type="date" office:date-value="2024-06-28" calcext:value-type="date">
            <text:p>28.06.2024</text:p>
          </table:table-cell>
          <table:table-cell office:value-type="currency" office:currency="BGN" office:value="1.82702" calcext:value-type="currency">
            <text:p>1.82702 лв.</text:p>
          </table:table-cell>
        </table:table-row>
        <table:table-row table:style-name="ro1">
          <table:table-cell office:value-type="date" office:date-value="2024-06-29" calcext:value-type="date">
            <text:p>29.06.2024</text:p>
          </table:table-cell>
          <table:table-cell office:value-type="currency" office:currency="BGN" office:value="1.82702" calcext:value-type="currency">
            <text:p>1.82702 лв.</text:p>
          </table:table-cell>
        </table:table-row>
        <table:table-row table:style-name="ro1">
          <table:table-cell office:value-type="date" office:date-value="2024-06-30" calcext:value-type="date">
            <text:p>30.06.2024</text:p>
          </table:table-cell>
          <table:table-cell office:value-type="currency" office:currency="BGN" office:value="1.82702" calcext:value-type="currency">
            <text:p>1.82702 лв.</text:p>
          </table:table-cell>
        </table:table-row>
        <table:table-row table:style-name="ro1">
          <table:table-cell office:value-type="date" office:date-value="2024-07-01" calcext:value-type="date">
            <text:p>01.07.2024</text:p>
          </table:table-cell>
          <table:table-cell office:value-type="currency" office:currency="BGN" office:value="1.82022" calcext:value-type="currency">
            <text:p>1.82022 лв.</text:p>
          </table:table-cell>
        </table:table-row>
        <table:table-row table:style-name="ro1">
          <table:table-cell office:value-type="date" office:date-value="2024-07-02" calcext:value-type="date">
            <text:p>02.07.2024</text:p>
          </table:table-cell>
          <table:table-cell office:value-type="currency" office:currency="BGN" office:value="1.82294" calcext:value-type="currency">
            <text:p>1.82294 лв.</text:p>
          </table:table-cell>
        </table:table-row>
        <table:table-row table:style-name="ro1">
          <table:table-cell office:value-type="date" office:date-value="2024-07-03" calcext:value-type="date">
            <text:p>03.07.2024</text:p>
          </table:table-cell>
          <table:table-cell office:value-type="currency" office:currency="BGN" office:value="1.81802" calcext:value-type="currency">
            <text:p>1.81802 лв.</text:p>
          </table:table-cell>
        </table:table-row>
        <table:table-row table:style-name="ro1">
          <table:table-cell office:value-type="date" office:date-value="2024-07-04" calcext:value-type="date">
            <text:p>04.07.2024</text:p>
          </table:table-cell>
          <table:table-cell office:value-type="currency" office:currency="BGN" office:value="1.81095" calcext:value-type="currency">
            <text:p>1.81095 лв.</text:p>
          </table:table-cell>
        </table:table-row>
        <table:table-row table:style-name="ro1">
          <table:table-cell office:value-type="date" office:date-value="2024-07-05" calcext:value-type="date">
            <text:p>05.07.2024</text:p>
          </table:table-cell>
          <table:table-cell office:value-type="currency" office:currency="BGN" office:value="1.80694" calcext:value-type="currency">
            <text:p>1.80694 лв.</text:p>
          </table:table-cell>
        </table:table-row>
        <table:table-row table:style-name="ro1">
          <table:table-cell office:value-type="date" office:date-value="2024-07-06" calcext:value-type="date">
            <text:p>06.07.2024</text:p>
          </table:table-cell>
          <table:table-cell office:value-type="currency" office:currency="BGN" office:value="1.80694" calcext:value-type="currency">
            <text:p>1.80694 лв.</text:p>
          </table:table-cell>
        </table:table-row>
        <table:table-row table:style-name="ro1">
          <table:table-cell office:value-type="date" office:date-value="2024-07-07" calcext:value-type="date">
            <text:p>07.07.2024</text:p>
          </table:table-cell>
          <table:table-cell office:value-type="currency" office:currency="BGN" office:value="1.80694" calcext:value-type="currency">
            <text:p>1.80694 лв.</text:p>
          </table:table-cell>
        </table:table-row>
        <table:table-row table:style-name="ro1">
          <table:table-cell office:value-type="date" office:date-value="2024-07-08" calcext:value-type="date">
            <text:p>08.07.2024</text:p>
          </table:table-cell>
          <table:table-cell office:value-type="currency" office:currency="BGN" office:value="1.8051" calcext:value-type="currency">
            <text:p>1.80510 лв.</text:p>
          </table:table-cell>
        </table:table-row>
        <table:table-row table:style-name="ro1">
          <table:table-cell office:value-type="date" office:date-value="2024-07-09" calcext:value-type="date">
            <text:p>09.07.2024</text:p>
          </table:table-cell>
          <table:table-cell office:value-type="currency" office:currency="BGN" office:value="1.80861" calcext:value-type="currency">
            <text:p>1.80861 лв.</text:p>
          </table:table-cell>
        </table:table-row>
        <table:table-row table:style-name="ro1">
          <table:table-cell office:value-type="date" office:date-value="2024-07-10" calcext:value-type="date">
            <text:p>10.07.2024</text:p>
          </table:table-cell>
          <table:table-cell office:value-type="currency" office:currency="BGN" office:value="1.80677" calcext:value-type="currency">
            <text:p>1.80677 лв.</text:p>
          </table:table-cell>
        </table:table-row>
        <table:table-row table:style-name="ro1">
          <table:table-cell office:value-type="date" office:date-value="2024-07-11" calcext:value-type="date">
            <text:p>11.07.2024</text:p>
          </table:table-cell>
          <table:table-cell office:value-type="currency" office:currency="BGN" office:value="1.80178" calcext:value-type="currency">
            <text:p>1.80178 лв.</text:p>
          </table:table-cell>
        </table:table-row>
        <table:table-row table:style-name="ro1">
          <table:table-cell office:value-type="date" office:date-value="2024-07-12" calcext:value-type="date">
            <text:p>12.07.2024</text:p>
          </table:table-cell>
          <table:table-cell office:value-type="currency" office:currency="BGN" office:value="1.79599" calcext:value-type="currency">
            <text:p>1.79599 лв.</text:p>
          </table:table-cell>
        </table:table-row>
        <table:table-row table:style-name="ro1">
          <table:table-cell office:value-type="date" office:date-value="2024-07-13" calcext:value-type="date">
            <text:p>13.07.2024</text:p>
          </table:table-cell>
          <table:table-cell office:value-type="currency" office:currency="BGN" office:value="1.79599" calcext:value-type="currency">
            <text:p>1.79599 лв.</text:p>
          </table:table-cell>
        </table:table-row>
        <table:table-row table:style-name="ro1">
          <table:table-cell office:value-type="date" office:date-value="2024-07-14" calcext:value-type="date">
            <text:p>14.07.2024</text:p>
          </table:table-cell>
          <table:table-cell office:value-type="currency" office:currency="BGN" office:value="1.79599" calcext:value-type="currency">
            <text:p>1.79599 лв.</text:p>
          </table:table-cell>
        </table:table-row>
        <table:table-row table:style-name="ro1">
          <table:table-cell office:value-type="date" office:date-value="2024-07-15" calcext:value-type="date">
            <text:p>15.07.2024</text:p>
          </table:table-cell>
          <table:table-cell office:value-type="currency" office:currency="BGN" office:value="1.79319" calcext:value-type="currency">
            <text:p>1.79319 лв.</text:p>
          </table:table-cell>
        </table:table-row>
        <table:table-row table:style-name="ro1">
          <table:table-cell office:value-type="date" office:date-value="2024-07-16" calcext:value-type="date">
            <text:p>16.07.2024</text:p>
          </table:table-cell>
          <table:table-cell office:value-type="currency" office:currency="BGN" office:value="1.79401" calcext:value-type="currency">
            <text:p>1.79401 лв.</text:p>
          </table:table-cell>
        </table:table-row>
        <table:table-row table:style-name="ro1">
          <table:table-cell office:value-type="date" office:date-value="2024-07-17" calcext:value-type="date">
            <text:p>17.07.2024</text:p>
          </table:table-cell>
          <table:table-cell office:value-type="currency" office:currency="BGN" office:value="1.78876" calcext:value-type="currency">
            <text:p>1.78876 лв.</text:p>
          </table:table-cell>
        </table:table-row>
        <table:table-row table:style-name="ro1">
          <table:table-cell office:value-type="date" office:date-value="2024-07-18" calcext:value-type="date">
            <text:p>18.07.2024</text:p>
          </table:table-cell>
          <table:table-cell office:value-type="currency" office:currency="BGN" office:value="1.78941" calcext:value-type="currency">
            <text:p>1.78941 лв.</text:p>
          </table:table-cell>
        </table:table-row>
        <table:table-row table:style-name="ro1">
          <table:table-cell office:value-type="date" office:date-value="2024-07-19" calcext:value-type="date">
            <text:p>19.07.2024</text:p>
          </table:table-cell>
          <table:table-cell office:value-type="currency" office:currency="BGN" office:value="1.79599" calcext:value-type="currency">
            <text:p>1.79599 лв.</text:p>
          </table:table-cell>
        </table:table-row>
        <table:table-row table:style-name="ro1">
          <table:table-cell office:value-type="date" office:date-value="2024-07-20" calcext:value-type="date">
            <text:p>20.07.2024</text:p>
          </table:table-cell>
          <table:table-cell office:value-type="currency" office:currency="BGN" office:value="1.79599" calcext:value-type="currency">
            <text:p>1.79599 лв.</text:p>
          </table:table-cell>
        </table:table-row>
        <table:table-row table:style-name="ro1">
          <table:table-cell office:value-type="date" office:date-value="2024-07-21" calcext:value-type="date">
            <text:p>21.07.2024</text:p>
          </table:table-cell>
          <table:table-cell office:value-type="currency" office:currency="BGN" office:value="1.79599" calcext:value-type="currency">
            <text:p>1.79599 лв.</text:p>
          </table:table-cell>
        </table:table-row>
        <table:table-row table:style-name="ro1">
          <table:table-cell office:value-type="date" office:date-value="2024-07-22" calcext:value-type="date">
            <text:p>22.07.2024</text:p>
          </table:table-cell>
          <table:table-cell office:value-type="currency" office:currency="BGN" office:value="1.79632" calcext:value-type="currency">
            <text:p>1.79632 лв.</text:p>
          </table:table-cell>
        </table:table-row>
        <table:table-row table:style-name="ro1">
          <table:table-cell office:value-type="date" office:date-value="2024-07-23" calcext:value-type="date">
            <text:p>23.07.2024</text:p>
          </table:table-cell>
          <table:table-cell office:value-type="currency" office:currency="BGN" office:value="1.80095" calcext:value-type="currency">
            <text:p>1.80095 лв.</text:p>
          </table:table-cell>
        </table:table-row>
        <table:table-row table:style-name="ro1">
          <table:table-cell office:value-type="date" office:date-value="2024-07-24" calcext:value-type="date">
            <text:p>24.07.2024</text:p>
          </table:table-cell>
          <table:table-cell office:value-type="currency" office:currency="BGN" office:value="1.80294" calcext:value-type="currency">
            <text:p>1.80294 лв.</text:p>
          </table:table-cell>
        </table:table-row>
        <table:table-row table:style-name="ro1">
          <table:table-cell office:value-type="date" office:date-value="2024-07-25" calcext:value-type="date">
            <text:p>25.07.2024</text:p>
          </table:table-cell>
          <table:table-cell office:value-type="currency" office:currency="BGN" office:value="1.80244" calcext:value-type="currency">
            <text:p>1.80244 лв.</text:p>
          </table:table-cell>
        </table:table-row>
        <table:table-row table:style-name="ro1">
          <table:table-cell office:value-type="date" office:date-value="2024-07-26" calcext:value-type="date">
            <text:p>26.07.2024</text:p>
          </table:table-cell>
          <table:table-cell office:value-type="currency" office:currency="BGN" office:value="1.80095" calcext:value-type="currency">
            <text:p>1.80095 лв.</text:p>
          </table:table-cell>
        </table:table-row>
        <table:table-row table:style-name="ro1">
          <table:table-cell office:value-type="date" office:date-value="2024-07-27" calcext:value-type="date">
            <text:p>27.07.2024</text:p>
          </table:table-cell>
          <table:table-cell office:value-type="currency" office:currency="BGN" office:value="1.80095" calcext:value-type="currency">
            <text:p>1.80095 лв.</text:p>
          </table:table-cell>
        </table:table-row>
        <table:table-row table:style-name="ro1">
          <table:table-cell office:value-type="date" office:date-value="2024-07-28" calcext:value-type="date">
            <text:p>28.07.2024</text:p>
          </table:table-cell>
          <table:table-cell office:value-type="currency" office:currency="BGN" office:value="1.80095" calcext:value-type="currency">
            <text:p>1.80095 лв.</text:p>
          </table:table-cell>
        </table:table-row>
        <table:table-row table:style-name="ro1">
          <table:table-cell office:value-type="date" office:date-value="2024-07-29" calcext:value-type="date">
            <text:p>29.07.2024</text:p>
          </table:table-cell>
          <table:table-cell office:value-type="currency" office:currency="BGN" office:value="1.80811" calcext:value-type="currency">
            <text:p>1.80811 лв.</text:p>
          </table:table-cell>
        </table:table-row>
        <table:table-row table:style-name="ro1">
          <table:table-cell office:value-type="date" office:date-value="2024-07-30" calcext:value-type="date">
            <text:p>30.07.2024</text:p>
          </table:table-cell>
          <table:table-cell office:value-type="currency" office:currency="BGN" office:value="1.80694" calcext:value-type="currency">
            <text:p>1.80694 лв.</text:p>
          </table:table-cell>
        </table:table-row>
        <table:table-row table:style-name="ro1">
          <table:table-cell office:value-type="date" office:date-value="2024-07-31" calcext:value-type="date">
            <text:p>31.07.2024</text:p>
          </table:table-cell>
          <table:table-cell office:value-type="currency" office:currency="BGN" office:value="1.80627" calcext:value-type="currency">
            <text:p>1.80627 лв.</text:p>
          </table:table-cell>
        </table:table-row>
        <table:table-row table:style-name="ro1">
          <table:table-cell office:value-type="date" office:date-value="2024-08-01" calcext:value-type="date">
            <text:p>01.08.2024</text:p>
          </table:table-cell>
          <table:table-cell office:value-type="currency" office:currency="BGN" office:value="1.8128" calcext:value-type="currency">
            <text:p>1.81280 лв.</text:p>
          </table:table-cell>
        </table:table-row>
        <table:table-row table:style-name="ro1">
          <table:table-cell office:value-type="date" office:date-value="2024-08-02" calcext:value-type="date">
            <text:p>02.08.2024</text:p>
          </table:table-cell>
          <table:table-cell office:value-type="currency" office:currency="BGN" office:value="1.8051" calcext:value-type="currency">
            <text:p>1.80510 лв.</text:p>
          </table:table-cell>
        </table:table-row>
        <table:table-row table:style-name="ro1">
          <table:table-cell office:value-type="date" office:date-value="2024-08-03" calcext:value-type="date">
            <text:p>03.08.2024</text:p>
          </table:table-cell>
          <table:table-cell office:value-type="currency" office:currency="BGN" office:value="1.8051" calcext:value-type="currency">
            <text:p>1.80510 лв.</text:p>
          </table:table-cell>
        </table:table-row>
        <table:table-row table:style-name="ro1">
          <table:table-cell office:value-type="date" office:date-value="2024-08-04" calcext:value-type="date">
            <text:p>04.08.2024</text:p>
          </table:table-cell>
          <table:table-cell office:value-type="currency" office:currency="BGN" office:value="1.8051" calcext:value-type="currency">
            <text:p>1.80510 лв.</text:p>
          </table:table-cell>
        </table:table-row>
        <table:table-row table:style-name="ro1">
          <table:table-cell office:value-type="date" office:date-value="2024-08-05" calcext:value-type="date">
            <text:p>05.08.2024</text:p>
          </table:table-cell>
          <table:table-cell office:value-type="currency" office:currency="BGN" office:value="1.78354" calcext:value-type="currency">
            <text:p>1.78354 лв.</text:p>
          </table:table-cell>
        </table:table-row>
        <table:table-row table:style-name="ro1">
          <table:table-cell office:value-type="date" office:date-value="2024-08-06" calcext:value-type="date">
            <text:p>06.08.2024</text:p>
          </table:table-cell>
          <table:table-cell office:value-type="currency" office:currency="BGN" office:value="1.79187" calcext:value-type="currency">
            <text:p>1.79187 лв.</text:p>
          </table:table-cell>
        </table:table-row>
        <table:table-row table:style-name="ro1">
          <table:table-cell office:value-type="date" office:date-value="2024-08-07" calcext:value-type="date">
            <text:p>07.08.2024</text:p>
          </table:table-cell>
          <table:table-cell office:value-type="currency" office:currency="BGN" office:value="1.79073" calcext:value-type="currency">
            <text:p>1.79073 лв.</text:p>
          </table:table-cell>
        </table:table-row>
        <table:table-row table:style-name="ro1">
          <table:table-cell office:value-type="date" office:date-value="2024-08-08" calcext:value-type="date">
            <text:p>08.08.2024</text:p>
          </table:table-cell>
          <table:table-cell office:value-type="currency" office:currency="BGN" office:value="1.78941" calcext:value-type="currency">
            <text:p>1.78941 лв.</text:p>
          </table:table-cell>
        </table:table-row>
        <table:table-row table:style-name="ro1">
          <table:table-cell office:value-type="date" office:date-value="2024-08-09" calcext:value-type="date">
            <text:p>09.08.2024</text:p>
          </table:table-cell>
          <table:table-cell office:value-type="currency" office:currency="BGN" office:value="1.79155" calcext:value-type="currency">
            <text:p>1.79155 лв.</text:p>
          </table:table-cell>
        </table:table-row>
        <table:table-row table:style-name="ro1">
          <table:table-cell office:value-type="date" office:date-value="2024-08-10" calcext:value-type="date">
            <text:p>10.08.2024</text:p>
          </table:table-cell>
          <table:table-cell office:value-type="currency" office:currency="BGN" office:value="1.79155" calcext:value-type="currency">
            <text:p>1.79155 лв.</text:p>
          </table:table-cell>
        </table:table-row>
        <table:table-row table:style-name="ro1">
          <table:table-cell office:value-type="date" office:date-value="2024-08-11" calcext:value-type="date">
            <text:p>11.08.2024</text:p>
          </table:table-cell>
          <table:table-cell office:value-type="currency" office:currency="BGN" office:value="1.79155" calcext:value-type="currency">
            <text:p>1.79155 лв.</text:p>
          </table:table-cell>
        </table:table-row>
        <table:table-row table:style-name="ro1">
          <table:table-cell office:value-type="date" office:date-value="2024-08-12" calcext:value-type="date">
            <text:p>12.08.2024</text:p>
          </table:table-cell>
          <table:table-cell office:value-type="currency" office:currency="BGN" office:value="1.79023" calcext:value-type="currency">
            <text:p>1.79023 лв.</text:p>
          </table:table-cell>
        </table:table-row>
        <table:table-row table:style-name="ro1">
          <table:table-cell office:value-type="date" office:date-value="2024-08-13" calcext:value-type="date">
            <text:p>13.08.2024</text:p>
          </table:table-cell>
          <table:table-cell office:value-type="currency" office:currency="BGN" office:value="1.78925" calcext:value-type="currency">
            <text:p>1.78925 лв.</text:p>
          </table:table-cell>
        </table:table-row>
        <table:table-row table:style-name="ro1">
          <table:table-cell office:value-type="date" office:date-value="2024-08-14" calcext:value-type="date">
            <text:p>14.08.2024</text:p>
          </table:table-cell>
          <table:table-cell office:value-type="currency" office:currency="BGN" office:value="1.77496" calcext:value-type="currency">
            <text:p>1.77496 лв.</text:p>
          </table:table-cell>
        </table:table-row>
        <table:table-row table:style-name="ro1">
          <table:table-cell office:value-type="date" office:date-value="2024-08-15" calcext:value-type="date">
            <text:p>15.08.2024</text:p>
          </table:table-cell>
          <table:table-cell office:value-type="currency" office:currency="BGN" office:value="1.77625" calcext:value-type="currency">
            <text:p>1.77625 лв.</text:p>
          </table:table-cell>
        </table:table-row>
        <table:table-row table:style-name="ro1">
          <table:table-cell office:value-type="date" office:date-value="2024-08-16" calcext:value-type="date">
            <text:p>16.08.2024</text:p>
          </table:table-cell>
          <table:table-cell office:value-type="currency" office:currency="BGN" office:value="1.779" calcext:value-type="currency">
            <text:p>1.77900 лв.</text:p>
          </table:table-cell>
        </table:table-row>
        <table:table-row table:style-name="ro1">
          <table:table-cell office:value-type="date" office:date-value="2024-08-17" calcext:value-type="date">
            <text:p>17.08.2024</text:p>
          </table:table-cell>
          <table:table-cell office:value-type="currency" office:currency="BGN" office:value="1.779" calcext:value-type="currency">
            <text:p>1.77900 лв.</text:p>
          </table:table-cell>
        </table:table-row>
        <table:table-row table:style-name="ro1">
          <table:table-cell office:value-type="date" office:date-value="2024-08-18" calcext:value-type="date">
            <text:p>18.08.2024</text:p>
          </table:table-cell>
          <table:table-cell office:value-type="currency" office:currency="BGN" office:value="1.779" calcext:value-type="currency">
            <text:p>1.77900 лв.</text:p>
          </table:table-cell>
        </table:table-row>
        <table:table-row table:style-name="ro1">
          <table:table-cell office:value-type="date" office:date-value="2024-08-19" calcext:value-type="date">
            <text:p>19.08.2024</text:p>
          </table:table-cell>
          <table:table-cell office:value-type="currency" office:currency="BGN" office:value="1.77142" calcext:value-type="currency">
            <text:p>1.77142 лв.</text:p>
          </table:table-cell>
        </table:table-row>
        <table:table-row table:style-name="ro1">
          <table:table-cell office:value-type="date" office:date-value="2024-08-20" calcext:value-type="date">
            <text:p>20.08.2024</text:p>
          </table:table-cell>
          <table:table-cell office:value-type="currency" office:currency="BGN" office:value="1.76455" calcext:value-type="currency">
            <text:p>1.76455 лв.</text:p>
          </table:table-cell>
        </table:table-row>
        <table:table-row table:style-name="ro1">
          <table:table-cell office:value-type="date" office:date-value="2024-08-21" calcext:value-type="date">
            <text:p>21.08.2024</text:p>
          </table:table-cell>
          <table:table-cell office:value-type="currency" office:currency="BGN" office:value="1.75947" calcext:value-type="currency">
            <text:p>1.75947 лв.</text:p>
          </table:table-cell>
        </table:table-row>
        <table:table-row table:style-name="ro1">
          <table:table-cell office:value-type="date" office:date-value="2024-08-22" calcext:value-type="date">
            <text:p>22.08.2024</text:p>
          </table:table-cell>
          <table:table-cell office:value-type="currency" office:currency="BGN" office:value="1.75647" calcext:value-type="currency">
            <text:p>1.75647 лв.</text:p>
          </table:table-cell>
        </table:table-row>
        <table:table-row table:style-name="ro1">
          <table:table-cell office:value-type="date" office:date-value="2024-08-23" calcext:value-type="date">
            <text:p>23.08.2024</text:p>
          </table:table-cell>
          <table:table-cell office:value-type="currency" office:currency="BGN" office:value="1.75868" calcext:value-type="currency">
            <text:p>1.75868 лв.</text:p>
          </table:table-cell>
        </table:table-row>
        <table:table-row table:style-name="ro1">
          <table:table-cell office:value-type="date" office:date-value="2024-08-24" calcext:value-type="date">
            <text:p>24.08.2024</text:p>
          </table:table-cell>
          <table:table-cell office:value-type="currency" office:currency="BGN" office:value="1.75868" calcext:value-type="currency">
            <text:p>1.75868 лв.</text:p>
          </table:table-cell>
        </table:table-row>
        <table:table-row table:style-name="ro1">
          <table:table-cell office:value-type="date" office:date-value="2024-08-25" calcext:value-type="date">
            <text:p>25.08.2024</text:p>
          </table:table-cell>
          <table:table-cell office:value-type="currency" office:currency="BGN" office:value="1.75868" calcext:value-type="currency">
            <text:p>1.75868 лв.</text:p>
          </table:table-cell>
        </table:table-row>
        <table:table-row table:style-name="ro1">
          <table:table-cell office:value-type="date" office:date-value="2024-08-26" calcext:value-type="date">
            <text:p>26.08.2024</text:p>
          </table:table-cell>
          <table:table-cell office:value-type="currency" office:currency="BGN" office:value="1.75206" calcext:value-type="currency">
            <text:p>1.75206 лв.</text:p>
          </table:table-cell>
        </table:table-row>
        <table:table-row table:style-name="ro1">
          <table:table-cell office:value-type="date" office:date-value="2024-08-27" calcext:value-type="date">
            <text:p>27.08.2024</text:p>
          </table:table-cell>
          <table:table-cell office:value-type="currency" office:currency="BGN" office:value="1.75222" calcext:value-type="currency">
            <text:p>1.75222 лв.</text:p>
          </table:table-cell>
        </table:table-row>
        <table:table-row table:style-name="ro1">
          <table:table-cell office:value-type="date" office:date-value="2024-08-28" calcext:value-type="date">
            <text:p>28.08.2024</text:p>
          </table:table-cell>
          <table:table-cell office:value-type="currency" office:currency="BGN" office:value="1.75931" calcext:value-type="currency">
            <text:p>1.75931 лв.</text:p>
          </table:table-cell>
        </table:table-row>
        <table:table-row table:style-name="ro1">
          <table:table-cell office:value-type="date" office:date-value="2024-08-29" calcext:value-type="date">
            <text:p>29.08.2024</text:p>
          </table:table-cell>
          <table:table-cell office:value-type="currency" office:currency="BGN" office:value="1.76392" calcext:value-type="currency">
            <text:p>1.76392 лв.</text:p>
          </table:table-cell>
        </table:table-row>
        <table:table-row table:style-name="ro1">
          <table:table-cell office:value-type="date" office:date-value="2024-08-30" calcext:value-type="date">
            <text:p>30.08.2024</text:p>
          </table:table-cell>
          <table:table-cell office:value-type="currency" office:currency="BGN" office:value="1.76408" calcext:value-type="currency">
            <text:p>1.76408 лв.</text:p>
          </table:table-cell>
        </table:table-row>
        <table:table-row table:style-name="ro1">
          <table:table-cell office:value-type="date" office:date-value="2024-08-31" calcext:value-type="date">
            <text:p>31.08.2024</text:p>
          </table:table-cell>
          <table:table-cell office:value-type="currency" office:currency="BGN" office:value="1.76408" calcext:value-type="currency">
            <text:p>1.76408 лв.</text:p>
          </table:table-cell>
        </table:table-row>
        <table:table-row table:style-name="ro1">
          <table:table-cell office:value-type="date" office:date-value="2024-09-01" calcext:value-type="date">
            <text:p>01.09.2024</text:p>
          </table:table-cell>
          <table:table-cell office:value-type="currency" office:currency="BGN" office:value="1.76408" calcext:value-type="currency">
            <text:p>1.76408 лв.</text:p>
          </table:table-cell>
        </table:table-row>
        <table:table-row table:style-name="ro1">
          <table:table-cell office:value-type="date" office:date-value="2024-09-02" calcext:value-type="date">
            <text:p>02.09.2024</text:p>
          </table:table-cell>
          <table:table-cell office:value-type="currency" office:currency="BGN" office:value="1.76822" calcext:value-type="currency">
            <text:p>1.76822 лв.</text:p>
          </table:table-cell>
        </table:table-row>
        <table:table-row table:style-name="ro1">
          <table:table-cell office:value-type="date" office:date-value="2024-09-03" calcext:value-type="date">
            <text:p>03.09.2024</text:p>
          </table:table-cell>
          <table:table-cell office:value-type="currency" office:currency="BGN" office:value="1.77239" calcext:value-type="currency">
            <text:p>1.77239 лв.</text:p>
          </table:table-cell>
        </table:table-row>
        <table:table-row table:style-name="ro1">
          <table:table-cell office:value-type="date" office:date-value="2024-09-04" calcext:value-type="date">
            <text:p>04.09.2024</text:p>
          </table:table-cell>
          <table:table-cell office:value-type="currency" office:currency="BGN" office:value="1.76998" calcext:value-type="currency">
            <text:p>1.76998 лв.</text:p>
          </table:table-cell>
        </table:table-row>
        <table:table-row table:style-name="ro1">
          <table:table-cell office:value-type="date" office:date-value="2024-09-05" calcext:value-type="date">
            <text:p>05.09.2024</text:p>
          </table:table-cell>
          <table:table-cell office:value-type="currency" office:currency="BGN" office:value="1.76249" calcext:value-type="currency">
            <text:p>1.76249 лв.</text:p>
          </table:table-cell>
        </table:table-row>
        <table:table-row table:style-name="ro1">
          <table:table-cell office:value-type="date" office:date-value="2024-09-06" calcext:value-type="date">
            <text:p>06.09.2024</text:p>
          </table:table-cell>
          <table:table-cell office:value-type="currency" office:currency="BGN" office:value="1.76249" calcext:value-type="currency">
            <text:p>1.76249 лв.</text:p>
          </table:table-cell>
        </table:table-row>
        <table:table-row table:style-name="ro1">
          <table:table-cell office:value-type="date" office:date-value="2024-09-07" calcext:value-type="date">
            <text:p>07.09.2024</text:p>
          </table:table-cell>
          <table:table-cell office:value-type="currency" office:currency="BGN" office:value="1.76249" calcext:value-type="currency">
            <text:p>1.76249 лв.</text:p>
          </table:table-cell>
        </table:table-row>
        <table:table-row table:style-name="ro1">
          <table:table-cell office:value-type="date" office:date-value="2024-09-08" calcext:value-type="date">
            <text:p>08.09.2024</text:p>
          </table:table-cell>
          <table:table-cell office:value-type="currency" office:currency="BGN" office:value="1.76249" calcext:value-type="currency">
            <text:p>1.76249 лв.</text:p>
          </table:table-cell>
        </table:table-row>
        <table:table-row table:style-name="ro1">
          <table:table-cell office:value-type="date" office:date-value="2024-09-09" calcext:value-type="date">
            <text:p>09.09.2024</text:p>
          </table:table-cell>
          <table:table-cell office:value-type="currency" office:currency="BGN" office:value="1.7711" calcext:value-type="currency">
            <text:p>1.77110 лв.</text:p>
          </table:table-cell>
        </table:table-row>
        <table:table-row table:style-name="ro1">
          <table:table-cell office:value-type="date" office:date-value="2024-09-10" calcext:value-type="date">
            <text:p>10.09.2024</text:p>
          </table:table-cell>
          <table:table-cell office:value-type="currency" office:currency="BGN" office:value="1.77303" calcext:value-type="currency">
            <text:p>1.77303 лв.</text:p>
          </table:table-cell>
        </table:table-row>
        <table:table-row table:style-name="ro1">
          <table:table-cell office:value-type="date" office:date-value="2024-09-11" calcext:value-type="date">
            <text:p>11.09.2024</text:p>
          </table:table-cell>
          <table:table-cell office:value-type="currency" office:currency="BGN" office:value="1.7711" calcext:value-type="currency">
            <text:p>1.77110 лв.</text:p>
          </table:table-cell>
        </table:table-row>
        <table:table-row table:style-name="ro1">
          <table:table-cell office:value-type="date" office:date-value="2024-09-12" calcext:value-type="date">
            <text:p>12.09.2024</text:p>
          </table:table-cell>
          <table:table-cell office:value-type="currency" office:currency="BGN" office:value="1.77544" calcext:value-type="currency">
            <text:p>1.77544 лв.</text:p>
          </table:table-cell>
        </table:table-row>
        <table:table-row table:style-name="ro1">
          <table:table-cell office:value-type="date" office:date-value="2024-09-13" calcext:value-type="date">
            <text:p>13.09.2024</text:p>
          </table:table-cell>
          <table:table-cell office:value-type="currency" office:currency="BGN" office:value="1.76503" calcext:value-type="currency">
            <text:p>1.76503 лв.</text:p>
          </table:table-cell>
        </table:table-row>
        <table:table-row table:style-name="ro1">
          <table:table-cell office:value-type="date" office:date-value="2024-09-14" calcext:value-type="date">
            <text:p>14.09.2024</text:p>
          </table:table-cell>
          <table:table-cell office:value-type="currency" office:currency="BGN" office:value="1.76503" calcext:value-type="currency">
            <text:p>1.76503 лв.</text:p>
          </table:table-cell>
        </table:table-row>
        <table:table-row table:style-name="ro1">
          <table:table-cell office:value-type="date" office:date-value="2024-09-15" calcext:value-type="date">
            <text:p>15.09.2024</text:p>
          </table:table-cell>
          <table:table-cell office:value-type="currency" office:currency="BGN" office:value="1.76503" calcext:value-type="currency">
            <text:p>1.76503 лв.</text:p>
          </table:table-cell>
        </table:table-row>
        <table:table-row table:style-name="ro1">
          <table:table-cell office:value-type="date" office:date-value="2024-09-16" calcext:value-type="date">
            <text:p>16.09.2024</text:p>
          </table:table-cell>
          <table:table-cell office:value-type="currency" office:currency="BGN" office:value="1.75789" calcext:value-type="currency">
            <text:p>1.75789 лв.</text:p>
          </table:table-cell>
        </table:table-row>
        <table:table-row table:style-name="ro1">
          <table:table-cell office:value-type="date" office:date-value="2024-09-17" calcext:value-type="date">
            <text:p>17.09.2024</text:p>
          </table:table-cell>
          <table:table-cell office:value-type="currency" office:currency="BGN" office:value="1.75584" calcext:value-type="currency">
            <text:p>1.75584 лв.</text:p>
          </table:table-cell>
        </table:table-row>
        <table:table-row table:style-name="ro1">
          <table:table-cell office:value-type="date" office:date-value="2024-09-18" calcext:value-type="date">
            <text:p>18.09.2024</text:p>
          </table:table-cell>
          <table:table-cell office:value-type="currency" office:currency="BGN" office:value="1.75821" calcext:value-type="currency">
            <text:p>1.75821 лв.</text:p>
          </table:table-cell>
        </table:table-row>
        <table:table-row table:style-name="ro1">
          <table:table-cell office:value-type="date" office:date-value="2024-09-19" calcext:value-type="date">
            <text:p>19.09.2024</text:p>
          </table:table-cell>
          <table:table-cell office:value-type="currency" office:currency="BGN" office:value="1.75316" calcext:value-type="currency">
            <text:p>1.75316 лв.</text:p>
          </table:table-cell>
        </table:table-row>
        <table:table-row table:style-name="ro1">
          <table:table-cell office:value-type="date" office:date-value="2024-09-20" calcext:value-type="date">
            <text:p>20.09.2024</text:p>
          </table:table-cell>
          <table:table-cell office:value-type="currency" office:currency="BGN" office:value="1.75159" calcext:value-type="currency">
            <text:p>1.75159 лв.</text:p>
          </table:table-cell>
        </table:table-row>
        <table:table-row table:style-name="ro1">
          <table:table-cell office:value-type="date" office:date-value="2024-09-21" calcext:value-type="date">
            <text:p>21.09.2024</text:p>
          </table:table-cell>
          <table:table-cell office:value-type="currency" office:currency="BGN" office:value="1.75159" calcext:value-type="currency">
            <text:p>1.75159 лв.</text:p>
          </table:table-cell>
        </table:table-row>
        <table:table-row table:style-name="ro1">
          <table:table-cell office:value-type="date" office:date-value="2024-09-22" calcext:value-type="date">
            <text:p>22.09.2024</text:p>
          </table:table-cell>
          <table:table-cell office:value-type="currency" office:currency="BGN" office:value="1.75159" calcext:value-type="currency">
            <text:p>1.75159 лв.</text:p>
          </table:table-cell>
        </table:table-row>
        <table:table-row table:style-name="ro1">
          <table:table-cell office:value-type="date" office:date-value="2024-09-23" calcext:value-type="date">
            <text:p>23.09.2024</text:p>
          </table:table-cell>
          <table:table-cell office:value-type="currency" office:currency="BGN" office:value="1.75159" calcext:value-type="currency">
            <text:p>1.75159 лв.</text:p>
          </table:table-cell>
        </table:table-row>
        <table:table-row table:style-name="ro1">
          <table:table-cell office:value-type="date" office:date-value="2024-09-24" calcext:value-type="date">
            <text:p>24.09.2024</text:p>
          </table:table-cell>
          <table:table-cell office:value-type="currency" office:currency="BGN" office:value="1.75679" calcext:value-type="currency">
            <text:p>1.75679 лв.</text:p>
          </table:table-cell>
        </table:table-row>
        <table:table-row table:style-name="ro1">
          <table:table-cell office:value-type="date" office:date-value="2024-09-25" calcext:value-type="date">
            <text:p>25.09.2024</text:p>
          </table:table-cell>
          <table:table-cell office:value-type="currency" office:currency="BGN" office:value="1.74721" calcext:value-type="currency">
            <text:p>1.74721 лв.</text:p>
          </table:table-cell>
        </table:table-row>
        <table:table-row table:style-name="ro1">
          <table:table-cell office:value-type="date" office:date-value="2024-09-26" calcext:value-type="date">
            <text:p>26.09.2024</text:p>
          </table:table-cell>
          <table:table-cell office:value-type="currency" office:currency="BGN" office:value="1.75332" calcext:value-type="currency">
            <text:p>1.75332 лв.</text:p>
          </table:table-cell>
        </table:table-row>
        <table:table-row table:style-name="ro1">
          <table:table-cell office:value-type="date" office:date-value="2024-09-27" calcext:value-type="date">
            <text:p>27.09.2024</text:p>
          </table:table-cell>
          <table:table-cell office:value-type="currency" office:currency="BGN" office:value="1.75285" calcext:value-type="currency">
            <text:p>1.75285 лв.</text:p>
          </table:table-cell>
        </table:table-row>
        <table:table-row table:style-name="ro1">
          <table:table-cell office:value-type="date" office:date-value="2024-09-28" calcext:value-type="date">
            <text:p>28.09.2024</text:p>
          </table:table-cell>
          <table:table-cell office:value-type="currency" office:currency="BGN" office:value="1.75285" calcext:value-type="currency">
            <text:p>1.75285 лв.</text:p>
          </table:table-cell>
        </table:table-row>
        <table:table-row table:style-name="ro1">
          <table:table-cell office:value-type="date" office:date-value="2024-09-29" calcext:value-type="date">
            <text:p>29.09.2024</text:p>
          </table:table-cell>
          <table:table-cell office:value-type="currency" office:currency="BGN" office:value="1.75285" calcext:value-type="currency">
            <text:p>1.75285 лв.</text:p>
          </table:table-cell>
        </table:table-row>
        <table:table-row table:style-name="ro1">
          <table:table-cell office:value-type="date" office:date-value="2024-09-30" calcext:value-type="date">
            <text:p>30.09.2024</text:p>
          </table:table-cell>
          <table:table-cell office:value-type="currency" office:currency="BGN" office:value="1.7469" calcext:value-type="currency">
            <text:p>1.74690 лв.</text:p>
          </table:table-cell>
        </table:table-row>
        <table:table-row table:style-name="ro1">
          <table:table-cell office:value-type="date" office:date-value="2024-10-01" calcext:value-type="date">
            <text:p>01.10.2024</text:p>
          </table:table-cell>
          <table:table-cell office:value-type="currency" office:currency="BGN" office:value="1.76423" calcext:value-type="currency">
            <text:p>1.76423 лв.</text:p>
          </table:table-cell>
        </table:table-row>
        <table:table-row table:style-name="ro1">
          <table:table-cell office:value-type="date" office:date-value="2024-10-02" calcext:value-type="date">
            <text:p>02.10.2024</text:p>
          </table:table-cell>
          <table:table-cell office:value-type="currency" office:currency="BGN" office:value="1.76662" calcext:value-type="currency">
            <text:p>1.76662 лв.</text:p>
          </table:table-cell>
        </table:table-row>
        <table:table-row table:style-name="ro1">
          <table:table-cell office:value-type="date" office:date-value="2024-10-03" calcext:value-type="date">
            <text:p>03.10.2024</text:p>
          </table:table-cell>
          <table:table-cell office:value-type="currency" office:currency="BGN" office:value="1.77175" calcext:value-type="currency">
            <text:p>1.77175 лв.</text:p>
          </table:table-cell>
        </table:table-row>
        <table:table-row table:style-name="ro1">
          <table:table-cell office:value-type="date" office:date-value="2024-10-04" calcext:value-type="date">
            <text:p>04.10.2024</text:p>
          </table:table-cell>
          <table:table-cell office:value-type="currency" office:currency="BGN" office:value="1.77335" calcext:value-type="currency">
            <text:p>1.77335 лв.</text:p>
          </table:table-cell>
        </table:table-row>
        <table:table-row table:style-name="ro1">
          <table:table-cell office:value-type="date" office:date-value="2024-10-05" calcext:value-type="date">
            <text:p>05.10.2024</text:p>
          </table:table-cell>
          <table:table-cell office:value-type="currency" office:currency="BGN" office:value="1.77335" calcext:value-type="currency">
            <text:p>1.77335 лв.</text:p>
          </table:table-cell>
        </table:table-row>
        <table:table-row table:style-name="ro1">
          <table:table-cell office:value-type="date" office:date-value="2024-10-06" calcext:value-type="date">
            <text:p>06.10.2024</text:p>
          </table:table-cell>
          <table:table-cell office:value-type="currency" office:currency="BGN" office:value="1.77335" calcext:value-type="currency">
            <text:p>1.77335 лв.</text:p>
          </table:table-cell>
        </table:table-row>
        <table:table-row table:style-name="ro1">
          <table:table-cell office:value-type="date" office:date-value="2024-10-07" calcext:value-type="date">
            <text:p>07.10.2024</text:p>
          </table:table-cell>
          <table:table-cell office:value-type="currency" office:currency="BGN" office:value="1.78094" calcext:value-type="currency">
            <text:p>1.78094 лв.</text:p>
          </table:table-cell>
        </table:table-row>
        <table:table-row table:style-name="ro1">
          <table:table-cell office:value-type="date" office:date-value="2024-10-08" calcext:value-type="date">
            <text:p>08.10.2024</text:p>
          </table:table-cell>
          <table:table-cell office:value-type="currency" office:currency="BGN" office:value="1.78094" calcext:value-type="currency">
            <text:p>1.78094 лв.</text:p>
          </table:table-cell>
        </table:table-row>
        <table:table-row table:style-name="ro1">
          <table:table-cell office:value-type="date" office:date-value="2024-10-09" calcext:value-type="date">
            <text:p>09.10.2024</text:p>
          </table:table-cell>
          <table:table-cell office:value-type="currency" office:currency="BGN" office:value="1.78501" calcext:value-type="currency">
            <text:p>1.78501 лв.</text:p>
          </table:table-cell>
        </table:table-row>
        <table:table-row table:style-name="ro1">
          <table:table-cell office:value-type="date" office:date-value="2024-10-10" calcext:value-type="date">
            <text:p>10.10.2024</text:p>
          </table:table-cell>
          <table:table-cell office:value-type="currency" office:currency="BGN" office:value="1.78909" calcext:value-type="currency">
            <text:p>1.78909 лв.</text:p>
          </table:table-cell>
        </table:table-row>
        <table:table-row table:style-name="ro1">
          <table:table-cell office:value-type="date" office:date-value="2024-10-11" calcext:value-type="date">
            <text:p>11.10.2024</text:p>
          </table:table-cell>
          <table:table-cell office:value-type="currency" office:currency="BGN" office:value="1.78811" calcext:value-type="currency">
            <text:p>1.78811 лв.</text:p>
          </table:table-cell>
        </table:table-row>
        <table:table-row table:style-name="ro1">
          <table:table-cell office:value-type="date" office:date-value="2024-10-12" calcext:value-type="date">
            <text:p>12.10.2024</text:p>
          </table:table-cell>
          <table:table-cell office:value-type="currency" office:currency="BGN" office:value="1.78811" calcext:value-type="currency">
            <text:p>1.78811 лв.</text:p>
          </table:table-cell>
        </table:table-row>
        <table:table-row table:style-name="ro1">
          <table:table-cell office:value-type="date" office:date-value="2024-10-13" calcext:value-type="date">
            <text:p>13.10.2024</text:p>
          </table:table-cell>
          <table:table-cell office:value-type="currency" office:currency="BGN" office:value="1.78811" calcext:value-type="currency">
            <text:p>1.78811 лв.</text:p>
          </table:table-cell>
        </table:table-row>
        <table:table-row table:style-name="ro1">
          <table:table-cell office:value-type="date" office:date-value="2024-10-14" calcext:value-type="date">
            <text:p>14.10.2024</text:p>
          </table:table-cell>
          <table:table-cell office:value-type="currency" office:currency="BGN" office:value="1.79187" calcext:value-type="currency">
            <text:p>1.79187 лв.</text:p>
          </table:table-cell>
        </table:table-row>
        <table:table-row table:style-name="ro1">
          <table:table-cell office:value-type="date" office:date-value="2024-10-15" calcext:value-type="date">
            <text:p>15.10.2024</text:p>
          </table:table-cell>
          <table:table-cell office:value-type="currency" office:currency="BGN" office:value="1.79385" calcext:value-type="currency">
            <text:p>1.79385 лв.</text:p>
          </table:table-cell>
        </table:table-row>
        <table:table-row table:style-name="ro1">
          <table:table-cell office:value-type="date" office:date-value="2024-10-16" calcext:value-type="date">
            <text:p>16.10.2024</text:p>
          </table:table-cell>
          <table:table-cell office:value-type="currency" office:currency="BGN" office:value="1.79483" calcext:value-type="currency">
            <text:p>1.79483 лв.</text:p>
          </table:table-cell>
        </table:table-row>
        <table:table-row table:style-name="ro1">
          <table:table-cell office:value-type="date" office:date-value="2024-10-17" calcext:value-type="date">
            <text:p>17.10.2024</text:p>
          </table:table-cell>
          <table:table-cell office:value-type="currency" office:currency="BGN" office:value="1.79995" calcext:value-type="currency">
            <text:p>1.79995 лв.</text:p>
          </table:table-cell>
        </table:table-row>
        <table:table-row table:style-name="ro1">
          <table:table-cell office:value-type="date" office:date-value="2024-10-18" calcext:value-type="date">
            <text:p>18.10.2024</text:p>
          </table:table-cell>
          <table:table-cell office:value-type="currency" office:currency="BGN" office:value="1.80311" calcext:value-type="currency">
            <text:p>1.80311 лв.</text:p>
          </table:table-cell>
        </table:table-row>
        <table:table-row table:style-name="ro1">
          <table:table-cell office:value-type="date" office:date-value="2024-10-19" calcext:value-type="date">
            <text:p>19.10.2024</text:p>
          </table:table-cell>
          <table:table-cell office:value-type="currency" office:currency="BGN" office:value="1.80311" calcext:value-type="currency">
            <text:p>1.80311 лв.</text:p>
          </table:table-cell>
        </table:table-row>
        <table:table-row table:style-name="ro1">
          <table:table-cell office:value-type="date" office:date-value="2024-10-20" calcext:value-type="date">
            <text:p>20.10.2024</text:p>
          </table:table-cell>
          <table:table-cell office:value-type="currency" office:currency="BGN" office:value="1.80311" calcext:value-type="currency">
            <text:p>1.80311 лв.</text:p>
          </table:table-cell>
        </table:table-row>
        <table:table-row table:style-name="ro1">
          <table:table-cell office:value-type="date" office:date-value="2024-10-21" calcext:value-type="date">
            <text:p>21.10.2024</text:p>
          </table:table-cell>
          <table:table-cell office:value-type="currency" office:currency="BGN" office:value="1.80211" calcext:value-type="currency">
            <text:p>1.80211 лв.</text:p>
          </table:table-cell>
        </table:table-row>
        <table:table-row table:style-name="ro1">
          <table:table-cell office:value-type="date" office:date-value="2024-10-22" calcext:value-type="date">
            <text:p>22.10.2024</text:p>
          </table:table-cell>
          <table:table-cell office:value-type="currency" office:currency="BGN" office:value="1.80744" calcext:value-type="currency">
            <text:p>1.80744 лв.</text:p>
          </table:table-cell>
        </table:table-row>
        <table:table-row table:style-name="ro1">
          <table:table-cell office:value-type="date" office:date-value="2024-10-23" calcext:value-type="date">
            <text:p>23.10.2024</text:p>
          </table:table-cell>
          <table:table-cell office:value-type="currency" office:currency="BGN" office:value="1.8165" calcext:value-type="currency">
            <text:p>1.81650 лв.</text:p>
          </table:table-cell>
        </table:table-row>
        <table:table-row table:style-name="ro1">
          <table:table-cell office:value-type="date" office:date-value="2024-10-24" calcext:value-type="date">
            <text:p>24.10.2024</text:p>
          </table:table-cell>
          <table:table-cell office:value-type="currency" office:currency="BGN" office:value="1.81079" calcext:value-type="currency">
            <text:p>1.81079 лв.</text:p>
          </table:table-cell>
        </table:table-row>
        <table:table-row table:style-name="ro1">
          <table:table-cell office:value-type="date" office:date-value="2024-10-25" calcext:value-type="date">
            <text:p>25.10.2024</text:p>
          </table:table-cell>
          <table:table-cell office:value-type="currency" office:currency="BGN" office:value="1.80677" calcext:value-type="currency">
            <text:p>1.80677 лв.</text:p>
          </table:table-cell>
        </table:table-row>
        <table:table-row table:style-name="ro1">
          <table:table-cell office:value-type="date" office:date-value="2024-10-26" calcext:value-type="date">
            <text:p>26.10.2024</text:p>
          </table:table-cell>
          <table:table-cell office:value-type="currency" office:currency="BGN" office:value="1.80677" calcext:value-type="currency">
            <text:p>1.80677 лв.</text:p>
          </table:table-cell>
        </table:table-row>
        <table:table-row table:style-name="ro1">
          <table:table-cell office:value-type="date" office:date-value="2024-10-27" calcext:value-type="date">
            <text:p>27.10.2024</text:p>
          </table:table-cell>
          <table:table-cell office:value-type="currency" office:currency="BGN" office:value="1.80677" calcext:value-type="currency">
            <text:p>1.80677 лв.</text:p>
          </table:table-cell>
        </table:table-row>
        <table:table-row table:style-name="ro1">
          <table:table-cell office:value-type="date" office:date-value="2024-10-28" calcext:value-type="date">
            <text:p>28.10.2024</text:p>
          </table:table-cell>
          <table:table-cell office:value-type="currency" office:currency="BGN" office:value="1.80794" calcext:value-type="currency">
            <text:p>1.80794 лв.</text:p>
          </table:table-cell>
        </table:table-row>
        <table:table-row table:style-name="ro1">
          <table:table-cell office:value-type="date" office:date-value="2024-10-29" calcext:value-type="date">
            <text:p>29.10.2024</text:p>
          </table:table-cell>
          <table:table-cell office:value-type="currency" office:currency="BGN" office:value="1.81532" calcext:value-type="currency">
            <text:p>1.81532 лв.</text:p>
          </table:table-cell>
        </table:table-row>
        <table:table-row table:style-name="ro1">
          <table:table-cell office:value-type="date" office:date-value="2024-10-30" calcext:value-type="date">
            <text:p>30.10.2024</text:p>
          </table:table-cell>
          <table:table-cell office:value-type="currency" office:currency="BGN" office:value="1.80844" calcext:value-type="currency">
            <text:p>1.80844 лв.</text:p>
          </table:table-cell>
        </table:table-row>
        <table:table-row table:style-name="ro1">
          <table:table-cell office:value-type="date" office:date-value="2024-10-31" calcext:value-type="date">
            <text:p>31.10.2024</text:p>
          </table:table-cell>
          <table:table-cell office:value-type="currency" office:currency="BGN" office:value="1.79731" calcext:value-type="currency">
            <text:p>1.79731 лв.</text:p>
          </table:table-cell>
        </table:table-row>
        <table:table-row table:style-name="ro1">
          <table:table-cell office:value-type="date" office:date-value="2024-11-01" calcext:value-type="date">
            <text:p>01.11.2024</text:p>
          </table:table-cell>
          <table:table-cell office:value-type="currency" office:currency="BGN" office:value="1.79681" calcext:value-type="currency">
            <text:p>1.79681 лв.</text:p>
          </table:table-cell>
        </table:table-row>
        <table:table-row table:style-name="ro1">
          <table:table-cell office:value-type="date" office:date-value="2024-11-02" calcext:value-type="date">
            <text:p>02.11.2024</text:p>
          </table:table-cell>
          <table:table-cell office:value-type="currency" office:currency="BGN" office:value="1.79681" calcext:value-type="currency">
            <text:p>1.79681 лв.</text:p>
          </table:table-cell>
        </table:table-row>
        <table:table-row table:style-name="ro1">
          <table:table-cell office:value-type="date" office:date-value="2024-11-03" calcext:value-type="date">
            <text:p>03.11.2024</text:p>
          </table:table-cell>
          <table:table-cell office:value-type="currency" office:currency="BGN" office:value="1.79681" calcext:value-type="currency">
            <text:p>1.79681 лв.</text:p>
          </table:table-cell>
        </table:table-row>
        <table:table-row table:style-name="ro1">
          <table:table-cell office:value-type="date" office:date-value="2024-11-04" calcext:value-type="date">
            <text:p>04.11.2024</text:p>
          </table:table-cell>
          <table:table-cell office:value-type="currency" office:currency="BGN" office:value="1.79368" calcext:value-type="currency">
            <text:p>1.79368 лв.</text:p>
          </table:table-cell>
        </table:table-row>
        <table:table-row table:style-name="ro1">
          <table:table-cell office:value-type="date" office:date-value="2024-11-05" calcext:value-type="date">
            <text:p>05.11.2024</text:p>
          </table:table-cell>
          <table:table-cell office:value-type="currency" office:currency="BGN" office:value="1.79483" calcext:value-type="currency">
            <text:p>1.79483 лв.</text:p>
          </table:table-cell>
        </table:table-row>
        <table:table-row table:style-name="ro1">
          <table:table-cell office:value-type="date" office:date-value="2024-11-06" calcext:value-type="date">
            <text:p>06.11.2024</text:p>
          </table:table-cell>
          <table:table-cell office:value-type="currency" office:currency="BGN" office:value="1.82873" calcext:value-type="currency">
            <text:p>1.82873 лв.</text:p>
          </table:table-cell>
        </table:table-row>
        <table:table-row table:style-name="ro1">
          <table:table-cell office:value-type="date" office:date-value="2024-11-07" calcext:value-type="date">
            <text:p>07.11.2024</text:p>
          </table:table-cell>
          <table:table-cell office:value-type="currency" office:currency="BGN" office:value="1.81347" calcext:value-type="currency">
            <text:p>1.81347 лв.</text:p>
          </table:table-cell>
        </table:table-row>
        <table:table-row table:style-name="ro1">
          <table:table-cell office:value-type="date" office:date-value="2024-11-08" calcext:value-type="date">
            <text:p>08.11.2024</text:p>
          </table:table-cell>
          <table:table-cell office:value-type="currency" office:currency="BGN" office:value="1.81566" calcext:value-type="currency">
            <text:p>1.81566 лв.</text:p>
          </table:table-cell>
        </table:table-row>
        <table:table-row table:style-name="ro1">
          <table:table-cell office:value-type="date" office:date-value="2024-11-09" calcext:value-type="date">
            <text:p>09.11.2024</text:p>
          </table:table-cell>
          <table:table-cell office:value-type="currency" office:currency="BGN" office:value="1.81566" calcext:value-type="currency">
            <text:p>1.81566 лв.</text:p>
          </table:table-cell>
        </table:table-row>
        <table:table-row table:style-name="ro1">
          <table:table-cell office:value-type="date" office:date-value="2024-11-10" calcext:value-type="date">
            <text:p>10.11.2024</text:p>
          </table:table-cell>
          <table:table-cell office:value-type="currency" office:currency="BGN" office:value="1.81566" calcext:value-type="currency">
            <text:p>1.81566 лв.</text:p>
          </table:table-cell>
        </table:table-row>
        <table:table-row table:style-name="ro1">
          <table:table-cell office:value-type="date" office:date-value="2024-11-11" calcext:value-type="date">
            <text:p>11.11.2024</text:p>
          </table:table-cell>
          <table:table-cell office:value-type="currency" office:currency="BGN" office:value="1.83629" calcext:value-type="currency">
            <text:p>1.83629 лв.</text:p>
          </table:table-cell>
        </table:table-row>
        <table:table-row table:style-name="ro1">
          <table:table-cell office:value-type="date" office:date-value="2024-11-12" calcext:value-type="date">
            <text:p>12.11.2024</text:p>
          </table:table-cell>
          <table:table-cell office:value-type="currency" office:currency="BGN" office:value="1.84217" calcext:value-type="currency">
            <text:p>1.84217 лв.</text:p>
          </table:table-cell>
        </table:table-row>
        <table:table-row table:style-name="ro1">
          <table:table-cell office:value-type="date" office:date-value="2024-11-13" calcext:value-type="date">
            <text:p>13.11.2024</text:p>
          </table:table-cell>
          <table:table-cell office:value-type="currency" office:currency="BGN" office:value="1.84009" calcext:value-type="currency">
            <text:p>1.84009 лв.</text:p>
          </table:table-cell>
        </table:table-row>
        <table:table-row table:style-name="ro1">
          <table:table-cell office:value-type="date" office:date-value="2024-11-14" calcext:value-type="date">
            <text:p>14.11.2024</text:p>
          </table:table-cell>
          <table:table-cell office:value-type="currency" office:currency="BGN" office:value="1.85686" calcext:value-type="currency">
            <text:p>1.85686 лв.</text:p>
          </table:table-cell>
        </table:table-row>
        <table:table-row table:style-name="ro1">
          <table:table-cell office:value-type="date" office:date-value="2024-11-15" calcext:value-type="date">
            <text:p>15.11.2024</text:p>
          </table:table-cell>
          <table:table-cell office:value-type="currency" office:currency="BGN" office:value="1.84809" calcext:value-type="currency">
            <text:p>1.84809 лв.</text:p>
          </table:table-cell>
        </table:table-row>
        <table:table-row table:style-name="ro1">
          <table:table-cell office:value-type="date" office:date-value="2024-11-16" calcext:value-type="date">
            <text:p>16.11.2024</text:p>
          </table:table-cell>
          <table:table-cell office:value-type="currency" office:currency="BGN" office:value="1.84809" calcext:value-type="currency">
            <text:p>1.84809 лв.</text:p>
          </table:table-cell>
        </table:table-row>
        <table:table-row table:style-name="ro1">
          <table:table-cell office:value-type="date" office:date-value="2024-11-17" calcext:value-type="date">
            <text:p>17.11.2024</text:p>
          </table:table-cell>
          <table:table-cell office:value-type="currency" office:currency="BGN" office:value="1.84809" calcext:value-type="currency">
            <text:p>1.84809 лв.</text:p>
          </table:table-cell>
        </table:table-row>
        <table:table-row table:style-name="ro1">
          <table:table-cell office:value-type="date" office:date-value="2024-11-18" calcext:value-type="date">
            <text:p>18.11.2024</text:p>
          </table:table-cell>
          <table:table-cell office:value-type="currency" office:currency="BGN" office:value="1.85352" calcext:value-type="currency">
            <text:p>1.85352 лв.</text:p>
          </table:table-cell>
        </table:table-row>
        <table:table-row table:style-name="ro1">
          <table:table-cell office:value-type="date" office:date-value="2024-11-19" calcext:value-type="date">
            <text:p>19.11.2024</text:p>
          </table:table-cell>
          <table:table-cell office:value-type="currency" office:currency="BGN" office:value="1.84896" calcext:value-type="currency">
            <text:p>1.84896 лв.</text:p>
          </table:table-cell>
        </table:table-row>
        <table:table-row table:style-name="ro1">
          <table:table-cell office:value-type="date" office:date-value="2024-11-20" calcext:value-type="date">
            <text:p>20.11.2024</text:p>
          </table:table-cell>
          <table:table-cell office:value-type="currency" office:currency="BGN" office:value="1.85176" calcext:value-type="currency">
            <text:p>1.85176 лв.</text:p>
          </table:table-cell>
        </table:table-row>
        <table:table-row table:style-name="ro1">
          <table:table-cell office:value-type="date" office:date-value="2024-11-21" calcext:value-type="date">
            <text:p>21.11.2024</text:p>
          </table:table-cell>
          <table:table-cell office:value-type="currency" office:currency="BGN" office:value="1.85809" calcext:value-type="currency">
            <text:p>1.85809 лв.</text:p>
          </table:table-cell>
        </table:table-row>
        <table:table-row table:style-name="ro1">
          <table:table-cell office:value-type="date" office:date-value="2024-11-22" calcext:value-type="date">
            <text:p>22.11.2024</text:p>
          </table:table-cell>
          <table:table-cell office:value-type="currency" office:currency="BGN" office:value="1.87844" calcext:value-type="currency">
            <text:p>1.87844 лв.</text:p>
          </table:table-cell>
        </table:table-row>
        <table:table-row table:style-name="ro1">
          <table:table-cell office:value-type="date" office:date-value="2024-11-23" calcext:value-type="date">
            <text:p>23.11.2024</text:p>
          </table:table-cell>
          <table:table-cell office:value-type="currency" office:currency="BGN" office:value="1.87844" calcext:value-type="currency">
            <text:p>1.87844 лв.</text:p>
          </table:table-cell>
        </table:table-row>
        <table:table-row table:style-name="ro1">
          <table:table-cell office:value-type="date" office:date-value="2024-11-24" calcext:value-type="date">
            <text:p>24.11.2024</text:p>
          </table:table-cell>
          <table:table-cell office:value-type="currency" office:currency="BGN" office:value="1.87844" calcext:value-type="currency">
            <text:p>1.87844 лв.</text:p>
          </table:table-cell>
        </table:table-row>
        <table:table-row table:style-name="ro1">
          <table:table-cell office:value-type="date" office:date-value="2024-11-25" calcext:value-type="date">
            <text:p>25.11.2024</text:p>
          </table:table-cell>
          <table:table-cell office:value-type="currency" office:currency="BGN" office:value="1.86358" calcext:value-type="currency">
            <text:p>1.86358 лв.</text:p>
          </table:table-cell>
        </table:table-row>
        <table:table-row table:style-name="ro1">
          <table:table-cell office:value-type="date" office:date-value="2024-11-26" calcext:value-type="date">
            <text:p>26.11.2024</text:p>
          </table:table-cell>
          <table:table-cell office:value-type="currency" office:currency="BGN" office:value="1.8588" calcext:value-type="currency">
            <text:p>1.85880 лв.</text:p>
          </table:table-cell>
        </table:table-row>
        <table:table-row table:style-name="ro1">
          <table:table-cell office:value-type="date" office:date-value="2024-11-27" calcext:value-type="date">
            <text:p>27.11.2024</text:p>
          </table:table-cell>
          <table:table-cell office:value-type="currency" office:currency="BGN" office:value="1.85721" calcext:value-type="currency">
            <text:p>1.85721 лв.</text:p>
          </table:table-cell>
        </table:table-row>
        <table:table-row table:style-name="ro1">
          <table:table-cell office:value-type="date" office:date-value="2024-11-28" calcext:value-type="date">
            <text:p>28.11.2024</text:p>
          </table:table-cell>
          <table:table-cell office:value-type="currency" office:currency="BGN" office:value="1.85527" calcext:value-type="currency">
            <text:p>1.85527 лв.</text:p>
          </table:table-cell>
        </table:table-row>
        <table:table-row table:style-name="ro1">
          <table:table-cell office:value-type="date" office:date-value="2024-11-29" calcext:value-type="date">
            <text:p>29.11.2024</text:p>
          </table:table-cell>
          <table:table-cell office:value-type="currency" office:currency="BGN" office:value="1.85176" calcext:value-type="currency">
            <text:p>1.85176 лв.</text:p>
          </table:table-cell>
        </table:table-row>
        <table:table-row table:style-name="ro1">
          <table:table-cell office:value-type="date" office:date-value="2024-11-30" calcext:value-type="date">
            <text:p>30.11.2024</text:p>
          </table:table-cell>
          <table:table-cell office:value-type="currency" office:currency="BGN" office:value="1.85176" calcext:value-type="currency">
            <text:p>1.85176 лв.</text:p>
          </table:table-cell>
        </table:table-row>
        <table:table-row table:style-name="ro1">
          <table:table-cell office:value-type="date" office:date-value="2024-12-01" calcext:value-type="date">
            <text:p>01.12.2024</text:p>
          </table:table-cell>
          <table:table-cell office:value-type="currency" office:currency="BGN" office:value="1.85176" calcext:value-type="currency">
            <text:p>1.85176 лв.</text:p>
          </table:table-cell>
        </table:table-row>
        <table:table-row table:style-name="ro1">
          <table:table-cell office:value-type="date" office:date-value="2024-12-02" calcext:value-type="date">
            <text:p>02.12.2024</text:p>
          </table:table-cell>
          <table:table-cell office:value-type="currency" office:currency="BGN" office:value="1.86145" calcext:value-type="currency">
            <text:p>1.86145 лв.</text:p>
          </table:table-cell>
        </table:table-row>
        <table:table-row table:style-name="ro1">
          <table:table-cell office:value-type="date" office:date-value="2024-12-03" calcext:value-type="date">
            <text:p>03.12.2024</text:p>
          </table:table-cell>
          <table:table-cell office:value-type="currency" office:currency="BGN" office:value="1.86057" calcext:value-type="currency">
            <text:p>1.86057 лв.</text:p>
          </table:table-cell>
        </table:table-row>
        <table:table-row table:style-name="ro1">
          <table:table-cell office:value-type="date" office:date-value="2024-12-04" calcext:value-type="date">
            <text:p>04.12.2024</text:p>
          </table:table-cell>
          <table:table-cell office:value-type="currency" office:currency="BGN" office:value="1.86412" calcext:value-type="currency">
            <text:p>1.86412 лв.</text:p>
          </table:table-cell>
        </table:table-row>
        <table:table-row table:style-name="ro1">
          <table:table-cell office:value-type="date" office:date-value="2024-12-05" calcext:value-type="date">
            <text:p>05.12.2024</text:p>
          </table:table-cell>
          <table:table-cell office:value-type="currency" office:currency="BGN" office:value="1.85563" calcext:value-type="currency">
            <text:p>1.85563 лв.</text:p>
          </table:table-cell>
        </table:table-row>
        <table:table-row table:style-name="ro1">
          <table:table-cell office:value-type="date" office:date-value="2024-12-06" calcext:value-type="date">
            <text:p>06.12.2024</text:p>
          </table:table-cell>
          <table:table-cell office:value-type="currency" office:currency="BGN" office:value="1.84844" calcext:value-type="currency">
            <text:p>1.84844 лв.</text:p>
          </table:table-cell>
        </table:table-row>
        <table:table-row table:style-name="ro1">
          <table:table-cell office:value-type="date" office:date-value="2024-12-07" calcext:value-type="date">
            <text:p>07.12.2024</text:p>
          </table:table-cell>
          <table:table-cell office:value-type="currency" office:currency="BGN" office:value="1.84844" calcext:value-type="currency">
            <text:p>1.84844 лв.</text:p>
          </table:table-cell>
        </table:table-row>
        <table:table-row table:style-name="ro1">
          <table:table-cell office:value-type="date" office:date-value="2024-12-08" calcext:value-type="date">
            <text:p>08.12.2024</text:p>
          </table:table-cell>
          <table:table-cell office:value-type="currency" office:currency="BGN" office:value="1.84844" calcext:value-type="currency">
            <text:p>1.84844 лв.</text:p>
          </table:table-cell>
        </table:table-row>
        <table:table-row table:style-name="ro1">
          <table:table-cell office:value-type="date" office:date-value="2024-12-09" calcext:value-type="date">
            <text:p>09.12.2024</text:p>
          </table:table-cell>
          <table:table-cell office:value-type="currency" office:currency="BGN" office:value="1.85071" calcext:value-type="currency">
            <text:p>1.85071 лв.</text:p>
          </table:table-cell>
        </table:table-row>
        <table:table-row table:style-name="ro1">
          <table:table-cell office:value-type="date" office:date-value="2024-12-10" calcext:value-type="date">
            <text:p>10.12.2024</text:p>
          </table:table-cell>
          <table:table-cell office:value-type="currency" office:currency="BGN" office:value="1.85792" calcext:value-type="currency">
            <text:p>1.85792 лв.</text:p>
          </table:table-cell>
        </table:table-row>
        <table:table-row table:style-name="ro1">
          <table:table-cell office:value-type="date" office:date-value="2024-12-11" calcext:value-type="date">
            <text:p>11.12.2024</text:p>
          </table:table-cell>
          <table:table-cell office:value-type="currency" office:currency="BGN" office:value="1.86145" calcext:value-type="currency">
            <text:p>1.86145 лв.</text:p>
          </table:table-cell>
        </table:table-row>
        <table:table-row table:style-name="ro1">
          <table:table-cell office:value-type="date" office:date-value="2024-12-12" calcext:value-type="date">
            <text:p>12.12.2024</text:p>
          </table:table-cell>
          <table:table-cell office:value-type="currency" office:currency="BGN" office:value="1.86429" calcext:value-type="currency">
            <text:p>1.86429 лв.</text:p>
          </table:table-cell>
        </table:table-row>
        <table:table-row table:style-name="ro1">
          <table:table-cell office:value-type="date" office:date-value="2024-12-13" calcext:value-type="date">
            <text:p>13.12.2024</text:p>
          </table:table-cell>
          <table:table-cell office:value-type="currency" office:currency="BGN" office:value="1.85951" calcext:value-type="currency">
            <text:p>1.85951 лв.</text:p>
          </table:table-cell>
        </table:table-row>
        <table:table-row table:style-name="ro1">
          <table:table-cell office:value-type="date" office:date-value="2024-12-14" calcext:value-type="date">
            <text:p>14.12.2024</text:p>
          </table:table-cell>
          <table:table-cell office:value-type="currency" office:currency="BGN" office:value="1.85951" calcext:value-type="currency">
            <text:p>1.85951 лв.</text:p>
          </table:table-cell>
        </table:table-row>
        <table:table-row table:style-name="ro1">
          <table:table-cell office:value-type="date" office:date-value="2024-12-15" calcext:value-type="date">
            <text:p>15.12.2024</text:p>
          </table:table-cell>
          <table:table-cell office:value-type="currency" office:currency="BGN" office:value="1.85951" calcext:value-type="currency">
            <text:p>1.85951 лв.</text:p>
          </table:table-cell>
        </table:table-row>
        <table:table-row table:style-name="ro1">
          <table:table-cell office:value-type="date" office:date-value="2024-12-16" calcext:value-type="date">
            <text:p>16.12.2024</text:p>
          </table:table-cell>
          <table:table-cell office:value-type="currency" office:currency="BGN" office:value="1.86305" calcext:value-type="currency">
            <text:p>1.86305 лв.</text:p>
          </table:table-cell>
        </table:table-row>
        <table:table-row table:style-name="ro1">
          <table:table-cell office:value-type="date" office:date-value="2024-12-17" calcext:value-type="date">
            <text:p>17.12.2024</text:p>
          </table:table-cell>
          <table:table-cell office:value-type="currency" office:currency="BGN" office:value="1.86323" calcext:value-type="currency">
            <text:p>1.86323 лв.</text:p>
          </table:table-cell>
        </table:table-row>
        <table:table-row table:style-name="ro1">
          <table:table-cell office:value-type="date" office:date-value="2024-12-18" calcext:value-type="date">
            <text:p>18.12.2024</text:p>
          </table:table-cell>
          <table:table-cell office:value-type="currency" office:currency="BGN" office:value="1.86341" calcext:value-type="currency">
            <text:p>1.86341 лв.</text:p>
          </table:table-cell>
        </table:table-row>
        <table:table-row table:style-name="ro1">
          <table:table-cell office:value-type="date" office:date-value="2024-12-19" calcext:value-type="date">
            <text:p>19.12.2024</text:p>
          </table:table-cell>
          <table:table-cell office:value-type="currency" office:currency="BGN" office:value="1.88151" calcext:value-type="currency">
            <text:p>1.88151 лв.</text:p>
          </table:table-cell>
        </table:table-row>
        <table:table-row table:style-name="ro1">
          <table:table-cell office:value-type="date" office:date-value="2024-12-20" calcext:value-type="date">
            <text:p>20.12.2024</text:p>
          </table:table-cell>
          <table:table-cell office:value-type="currency" office:currency="BGN" office:value="1.88242" calcext:value-type="currency">
            <text:p>1.88242 лв.</text:p>
          </table:table-cell>
        </table:table-row>
        <table:table-row table:style-name="ro1">
          <table:table-cell office:value-type="date" office:date-value="2024-12-21" calcext:value-type="date">
            <text:p>21.12.2024</text:p>
          </table:table-cell>
          <table:table-cell office:value-type="currency" office:currency="BGN" office:value="1.88242" calcext:value-type="currency">
            <text:p>1.88242 лв.</text:p>
          </table:table-cell>
        </table:table-row>
        <table:table-row table:style-name="ro1">
          <table:table-cell office:value-type="date" office:date-value="2024-12-22" calcext:value-type="date">
            <text:p>22.12.2024</text:p>
          </table:table-cell>
          <table:table-cell office:value-type="currency" office:currency="BGN" office:value="1.88242" calcext:value-type="currency">
            <text:p>1.88242 лв.</text:p>
          </table:table-cell>
        </table:table-row>
        <table:table-row table:style-name="ro1">
          <table:table-cell office:value-type="date" office:date-value="2024-12-23" calcext:value-type="date">
            <text:p>23.12.2024</text:p>
          </table:table-cell>
          <table:table-cell office:value-type="currency" office:currency="BGN" office:value="1.88187" calcext:value-type="currency">
            <text:p>1.88187 лв.</text:p>
          </table:table-cell>
        </table:table-row>
        <table:table-row table:style-name="ro1">
          <table:table-cell office:value-type="date" office:date-value="2024-12-24" calcext:value-type="date">
            <text:p>24.12.2024</text:p>
          </table:table-cell>
          <table:table-cell office:value-type="currency" office:currency="BGN" office:value="1.88187" calcext:value-type="currency">
            <text:p>1.88187 лв.</text:p>
          </table:table-cell>
        </table:table-row>
        <table:table-row table:style-name="ro1">
          <table:table-cell office:value-type="date" office:date-value="2024-12-25" calcext:value-type="date">
            <text:p>25.12.2024</text:p>
          </table:table-cell>
          <table:table-cell office:value-type="currency" office:currency="BGN" office:value="1.88187" calcext:value-type="currency">
            <text:p>1.88187 лв.</text:p>
          </table:table-cell>
        </table:table-row>
        <table:table-row table:style-name="ro1">
          <table:table-cell office:value-type="date" office:date-value="2024-12-26" calcext:value-type="date">
            <text:p>26.12.2024</text:p>
          </table:table-cell>
          <table:table-cell office:value-type="currency" office:currency="BGN" office:value="1.88187" calcext:value-type="currency">
            <text:p>1.88187 лв.</text:p>
          </table:table-cell>
        </table:table-row>
        <table:table-row table:style-name="ro1">
          <table:table-cell office:value-type="date" office:date-value="2024-12-27" calcext:value-type="date">
            <text:p>27.12.2024</text:p>
          </table:table-cell>
          <table:table-cell office:value-type="currency" office:currency="BGN" office:value="1.8743" calcext:value-type="currency">
            <text:p>1.87430 лв.</text:p>
          </table:table-cell>
        </table:table-row>
        <table:table-row table:style-name="ro1">
          <table:table-cell office:value-type="date" office:date-value="2024-12-28" calcext:value-type="date">
            <text:p>28.12.2024</text:p>
          </table:table-cell>
          <table:table-cell office:value-type="currency" office:currency="BGN" office:value="1.8743" calcext:value-type="currency">
            <text:p>1.87430 лв.</text:p>
          </table:table-cell>
        </table:table-row>
        <table:table-row table:style-name="ro1">
          <table:table-cell office:value-type="date" office:date-value="2024-12-29" calcext:value-type="date">
            <text:p>29.12.2024</text:p>
          </table:table-cell>
          <table:table-cell office:value-type="currency" office:currency="BGN" office:value="1.8743" calcext:value-type="currency">
            <text:p>1.87430 лв.</text:p>
          </table:table-cell>
        </table:table-row>
        <table:table-row table:style-name="ro1">
          <table:table-cell office:value-type="date" office:date-value="2024-12-30" calcext:value-type="date">
            <text:p>30.12.2024</text:p>
          </table:table-cell>
          <table:table-cell office:value-type="currency" office:currency="BGN" office:value="1.87268" calcext:value-type="currency">
            <text:p>1.87268 лв.</text:p>
          </table:table-cell>
        </table:table-row>
        <table:table-row table:style-name="ro1">
          <table:table-cell office:value-type="date" office:date-value="2024-12-31" calcext:value-type="date">
            <text:p>31.12.2024</text:p>
          </table:table-cell>
          <table:table-cell office:value-type="currency" office:currency="BGN" office:value="1.8826" calcext:value-type="currency">
            <text:p>1.88260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GBP" table:style-name="ta1" table:protected="true">
        <loext:table-protection loext:select-protected-cells="true" loext:select-unprotected-cells="true"/>
        <office:forms form:automatic-focus="false" form:apply-design-mode="false"/>
        <table:table-column table:style-name="co7" table:default-cell-style-name="ce31"/>
        <table:table-column table:style-name="co11"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25054" calcext:value-type="currency">
            <text:p>2.25054 лв.</text:p>
          </table:table-cell>
        </table:table-row>
        <table:table-row table:style-name="ro1">
          <table:table-cell office:value-type="date" office:date-value="2024-01-02" calcext:value-type="date">
            <text:p>02.01.2024</text:p>
          </table:table-cell>
          <table:table-cell office:value-type="currency" office:currency="BGN" office:value="2.25729" calcext:value-type="currency">
            <text:p>2.25729 лв.</text:p>
          </table:table-cell>
        </table:table-row>
        <table:table-row table:style-name="ro1">
          <table:table-cell office:value-type="date" office:date-value="2024-01-03" calcext:value-type="date">
            <text:p>03.01.2024</text:p>
          </table:table-cell>
          <table:table-cell office:value-type="currency" office:currency="BGN" office:value="2.26186" calcext:value-type="currency">
            <text:p>2.26186 лв.</text:p>
          </table:table-cell>
        </table:table-row>
        <table:table-row table:style-name="ro1">
          <table:table-cell office:value-type="date" office:date-value="2024-01-04" calcext:value-type="date">
            <text:p>04.01.2024</text:p>
          </table:table-cell>
          <table:table-cell office:value-type="currency" office:currency="BGN" office:value="2.26689" calcext:value-type="currency">
            <text:p>2.26689 лв.</text:p>
          </table:table-cell>
        </table:table-row>
        <table:table-row table:style-name="ro1">
          <table:table-cell office:value-type="date" office:date-value="2024-01-05" calcext:value-type="date">
            <text:p>05.01.2024</text:p>
          </table:table-cell>
          <table:table-cell office:value-type="currency" office:currency="BGN" office:value="2.26868" calcext:value-type="currency">
            <text:p>2.26868 лв.</text:p>
          </table:table-cell>
        </table:table-row>
        <table:table-row table:style-name="ro1">
          <table:table-cell office:value-type="date" office:date-value="2024-01-06" calcext:value-type="date">
            <text:p>06.01.2024</text:p>
          </table:table-cell>
          <table:table-cell office:value-type="currency" office:currency="BGN" office:value="2.26868" calcext:value-type="currency">
            <text:p>2.26868 лв.</text:p>
          </table:table-cell>
        </table:table-row>
        <table:table-row table:style-name="ro1">
          <table:table-cell office:value-type="date" office:date-value="2024-01-07" calcext:value-type="date">
            <text:p>07.01.2024</text:p>
          </table:table-cell>
          <table:table-cell office:value-type="currency" office:currency="BGN" office:value="2.26868" calcext:value-type="currency">
            <text:p>2.26868 лв.</text:p>
          </table:table-cell>
        </table:table-row>
        <table:table-row table:style-name="ro1">
          <table:table-cell office:value-type="date" office:date-value="2024-01-08" calcext:value-type="date">
            <text:p>08.01.2024</text:p>
          </table:table-cell>
          <table:table-cell office:value-type="currency" office:currency="BGN" office:value="2.27026" calcext:value-type="currency">
            <text:p>2.27026 лв.</text:p>
          </table:table-cell>
        </table:table-row>
        <table:table-row table:style-name="ro1">
          <table:table-cell office:value-type="date" office:date-value="2024-01-09" calcext:value-type="date">
            <text:p>09.01.2024</text:p>
          </table:table-cell>
          <table:table-cell office:value-type="currency" office:currency="BGN" office:value="2.27586" calcext:value-type="currency">
            <text:p>2.27586 лв.</text:p>
          </table:table-cell>
        </table:table-row>
        <table:table-row table:style-name="ro1">
          <table:table-cell office:value-type="date" office:date-value="2024-01-10" calcext:value-type="date">
            <text:p>10.01.2024</text:p>
          </table:table-cell>
          <table:table-cell office:value-type="currency" office:currency="BGN" office:value="2.27361" calcext:value-type="currency">
            <text:p>2.27361 лв.</text:p>
          </table:table-cell>
        </table:table-row>
        <table:table-row table:style-name="ro1">
          <table:table-cell office:value-type="date" office:date-value="2024-01-11" calcext:value-type="date">
            <text:p>11.01.2024</text:p>
          </table:table-cell>
          <table:table-cell office:value-type="currency" office:currency="BGN" office:value="2.27039" calcext:value-type="currency">
            <text:p>2.27039 лв.</text:p>
          </table:table-cell>
        </table:table-row>
        <table:table-row table:style-name="ro1">
          <table:table-cell office:value-type="date" office:date-value="2024-01-12" calcext:value-type="date">
            <text:p>12.01.2024</text:p>
          </table:table-cell>
          <table:table-cell office:value-type="currency" office:currency="BGN" office:value="2.27554" calcext:value-type="currency">
            <text:p>2.27554 лв.</text:p>
          </table:table-cell>
        </table:table-row>
        <table:table-row table:style-name="ro1">
          <table:table-cell office:value-type="date" office:date-value="2024-01-13" calcext:value-type="date">
            <text:p>13.01.2024</text:p>
          </table:table-cell>
          <table:table-cell office:value-type="currency" office:currency="BGN" office:value="2.27554" calcext:value-type="currency">
            <text:p>2.27554 лв.</text:p>
          </table:table-cell>
        </table:table-row>
        <table:table-row table:style-name="ro1">
          <table:table-cell office:value-type="date" office:date-value="2024-01-14" calcext:value-type="date">
            <text:p>14.01.2024</text:p>
          </table:table-cell>
          <table:table-cell office:value-type="currency" office:currency="BGN" office:value="2.27554" calcext:value-type="currency">
            <text:p>2.27554 лв.</text:p>
          </table:table-cell>
        </table:table-row>
        <table:table-row table:style-name="ro1">
          <table:table-cell office:value-type="date" office:date-value="2024-01-15" calcext:value-type="date">
            <text:p>15.01.2024</text:p>
          </table:table-cell>
          <table:table-cell office:value-type="currency" office:currency="BGN" office:value="2.27224" calcext:value-type="currency">
            <text:p>2.27224 лв.</text:p>
          </table:table-cell>
        </table:table-row>
        <table:table-row table:style-name="ro1">
          <table:table-cell office:value-type="date" office:date-value="2024-01-16" calcext:value-type="date">
            <text:p>16.01.2024</text:p>
          </table:table-cell>
          <table:table-cell office:value-type="currency" office:currency="BGN" office:value="2.27216" calcext:value-type="currency">
            <text:p>2.27216 лв.</text:p>
          </table:table-cell>
        </table:table-row>
        <table:table-row table:style-name="ro1">
          <table:table-cell office:value-type="date" office:date-value="2024-01-17" calcext:value-type="date">
            <text:p>17.01.2024</text:p>
          </table:table-cell>
          <table:table-cell office:value-type="currency" office:currency="BGN" office:value="2.27904" calcext:value-type="currency">
            <text:p>2.27904 лв.</text:p>
          </table:table-cell>
        </table:table-row>
        <table:table-row table:style-name="ro1">
          <table:table-cell office:value-type="date" office:date-value="2024-01-18" calcext:value-type="date">
            <text:p>18.01.2024</text:p>
          </table:table-cell>
          <table:table-cell office:value-type="currency" office:currency="BGN" office:value="2.28024" calcext:value-type="currency">
            <text:p>2.28024 лв.</text:p>
          </table:table-cell>
        </table:table-row>
        <table:table-row table:style-name="ro1">
          <table:table-cell office:value-type="date" office:date-value="2024-01-19" calcext:value-type="date">
            <text:p>19.01.2024</text:p>
          </table:table-cell>
          <table:table-cell office:value-type="currency" office:currency="BGN" office:value="2.27886" calcext:value-type="currency">
            <text:p>2.27886 лв.</text:p>
          </table:table-cell>
        </table:table-row>
        <table:table-row table:style-name="ro1">
          <table:table-cell office:value-type="date" office:date-value="2024-01-20" calcext:value-type="date">
            <text:p>20.01.2024</text:p>
          </table:table-cell>
          <table:table-cell office:value-type="currency" office:currency="BGN" office:value="2.27886" calcext:value-type="currency">
            <text:p>2.27886 лв.</text:p>
          </table:table-cell>
        </table:table-row>
        <table:table-row table:style-name="ro1">
          <table:table-cell office:value-type="date" office:date-value="2024-01-21" calcext:value-type="date">
            <text:p>21.01.2024</text:p>
          </table:table-cell>
          <table:table-cell office:value-type="currency" office:currency="BGN" office:value="2.27886" calcext:value-type="currency">
            <text:p>2.27886 лв.</text:p>
          </table:table-cell>
        </table:table-row>
        <table:table-row table:style-name="ro1">
          <table:table-cell office:value-type="date" office:date-value="2024-01-22" calcext:value-type="date">
            <text:p>22.01.2024</text:p>
          </table:table-cell>
          <table:table-cell office:value-type="currency" office:currency="BGN" office:value="2.28552" calcext:value-type="currency">
            <text:p>2.28552 лв.</text:p>
          </table:table-cell>
        </table:table-row>
        <table:table-row table:style-name="ro1">
          <table:table-cell office:value-type="date" office:date-value="2024-01-23" calcext:value-type="date">
            <text:p>23.01.2024</text:p>
          </table:table-cell>
          <table:table-cell office:value-type="currency" office:currency="BGN" office:value="2.28771" calcext:value-type="currency">
            <text:p>2.28771 лв.</text:p>
          </table:table-cell>
        </table:table-row>
        <table:table-row table:style-name="ro1">
          <table:table-cell office:value-type="date" office:date-value="2024-01-24" calcext:value-type="date">
            <text:p>24.01.2024</text:p>
          </table:table-cell>
          <table:table-cell office:value-type="currency" office:currency="BGN" office:value="2.28637" calcext:value-type="currency">
            <text:p>2.28637 лв.</text:p>
          </table:table-cell>
        </table:table-row>
        <table:table-row table:style-name="ro1">
          <table:table-cell office:value-type="date" office:date-value="2024-01-25" calcext:value-type="date">
            <text:p>25.01.2024</text:p>
          </table:table-cell>
          <table:table-cell office:value-type="currency" office:currency="BGN" office:value="2.2865" calcext:value-type="currency">
            <text:p>2.28650 лв.</text:p>
          </table:table-cell>
        </table:table-row>
        <table:table-row table:style-name="ro1">
          <table:table-cell office:value-type="date" office:date-value="2024-01-26" calcext:value-type="date">
            <text:p>26.01.2024</text:p>
          </table:table-cell>
          <table:table-cell office:value-type="currency" office:currency="BGN" office:value="2.29106" calcext:value-type="currency">
            <text:p>2.29106 лв.</text:p>
          </table:table-cell>
        </table:table-row>
        <table:table-row table:style-name="ro1">
          <table:table-cell office:value-type="date" office:date-value="2024-01-27" calcext:value-type="date">
            <text:p>27.01.2024</text:p>
          </table:table-cell>
          <table:table-cell office:value-type="currency" office:currency="BGN" office:value="2.29106" calcext:value-type="currency">
            <text:p>2.29106 лв.</text:p>
          </table:table-cell>
        </table:table-row>
        <table:table-row table:style-name="ro1">
          <table:table-cell office:value-type="date" office:date-value="2024-01-28" calcext:value-type="date">
            <text:p>28.01.2024</text:p>
          </table:table-cell>
          <table:table-cell office:value-type="currency" office:currency="BGN" office:value="2.29106" calcext:value-type="currency">
            <text:p>2.29106 лв.</text:p>
          </table:table-cell>
        </table:table-row>
        <table:table-row table:style-name="ro1">
          <table:table-cell office:value-type="date" office:date-value="2024-01-29" calcext:value-type="date">
            <text:p>29.01.2024</text:p>
          </table:table-cell>
          <table:table-cell office:value-type="currency" office:currency="BGN" office:value="2.29423" calcext:value-type="currency">
            <text:p>2.29423 лв.</text:p>
          </table:table-cell>
        </table:table-row>
        <table:table-row table:style-name="ro1">
          <table:table-cell office:value-type="date" office:date-value="2024-01-30" calcext:value-type="date">
            <text:p>30.01.2024</text:p>
          </table:table-cell>
          <table:table-cell office:value-type="currency" office:currency="BGN" office:value="2.2841" calcext:value-type="currency">
            <text:p>2.28410 лв.</text:p>
          </table:table-cell>
        </table:table-row>
        <table:table-row table:style-name="ro1">
          <table:table-cell office:value-type="date" office:date-value="2024-01-31" calcext:value-type="date">
            <text:p>31.01.2024</text:p>
          </table:table-cell>
          <table:table-cell office:value-type="currency" office:currency="BGN" office:value="2.28926" calcext:value-type="currency">
            <text:p>2.28926 лв.</text:p>
          </table:table-cell>
        </table:table-row>
        <table:table-row table:style-name="ro1">
          <table:table-cell office:value-type="date" office:date-value="2024-02-01" calcext:value-type="date">
            <text:p>01.02.2024</text:p>
          </table:table-cell>
          <table:table-cell office:value-type="currency" office:currency="BGN" office:value="2.29146" calcext:value-type="currency">
            <text:p>2.29146 лв.</text:p>
          </table:table-cell>
        </table:table-row>
        <table:table-row table:style-name="ro1">
          <table:table-cell office:value-type="date" office:date-value="2024-02-02" calcext:value-type="date">
            <text:p>02.02.2024</text:p>
          </table:table-cell>
          <table:table-cell office:value-type="currency" office:currency="BGN" office:value="2.29388" calcext:value-type="currency">
            <text:p>2.29388 лв.</text:p>
          </table:table-cell>
        </table:table-row>
        <table:table-row table:style-name="ro1">
          <table:table-cell office:value-type="date" office:date-value="2024-02-03" calcext:value-type="date">
            <text:p>03.02.2024</text:p>
          </table:table-cell>
          <table:table-cell office:value-type="currency" office:currency="BGN" office:value="2.29388" calcext:value-type="currency">
            <text:p>2.29388 лв.</text:p>
          </table:table-cell>
        </table:table-row>
        <table:table-row table:style-name="ro1">
          <table:table-cell office:value-type="date" office:date-value="2024-02-04" calcext:value-type="date">
            <text:p>04.02.2024</text:p>
          </table:table-cell>
          <table:table-cell office:value-type="currency" office:currency="BGN" office:value="2.29388" calcext:value-type="currency">
            <text:p>2.29388 лв.</text:p>
          </table:table-cell>
        </table:table-row>
        <table:table-row table:style-name="ro1">
          <table:table-cell office:value-type="date" office:date-value="2024-02-05" calcext:value-type="date">
            <text:p>05.02.2024</text:p>
          </table:table-cell>
          <table:table-cell office:value-type="currency" office:currency="BGN" office:value="2.28498" calcext:value-type="currency">
            <text:p>2.28498 лв.</text:p>
          </table:table-cell>
        </table:table-row>
        <table:table-row table:style-name="ro1">
          <table:table-cell office:value-type="date" office:date-value="2024-02-06" calcext:value-type="date">
            <text:p>06.02.2024</text:p>
          </table:table-cell>
          <table:table-cell office:value-type="currency" office:currency="BGN" office:value="2.28859" calcext:value-type="currency">
            <text:p>2.28859 лв.</text:p>
          </table:table-cell>
        </table:table-row>
        <table:table-row table:style-name="ro1">
          <table:table-cell office:value-type="date" office:date-value="2024-02-07" calcext:value-type="date">
            <text:p>07.02.2024</text:p>
          </table:table-cell>
          <table:table-cell office:value-type="currency" office:currency="BGN" office:value="2.29275" calcext:value-type="currency">
            <text:p>2.29275 лв.</text:p>
          </table:table-cell>
        </table:table-row>
        <table:table-row table:style-name="ro1">
          <table:table-cell office:value-type="date" office:date-value="2024-02-08" calcext:value-type="date">
            <text:p>08.02.2024</text:p>
          </table:table-cell>
          <table:table-cell office:value-type="currency" office:currency="BGN" office:value="2.29079" calcext:value-type="currency">
            <text:p>2.29079 лв.</text:p>
          </table:table-cell>
        </table:table-row>
        <table:table-row table:style-name="ro1">
          <table:table-cell office:value-type="date" office:date-value="2024-02-09" calcext:value-type="date">
            <text:p>09.02.2024</text:p>
          </table:table-cell>
          <table:table-cell office:value-type="currency" office:currency="BGN" office:value="2.28913" calcext:value-type="currency">
            <text:p>2.28913 лв.</text:p>
          </table:table-cell>
        </table:table-row>
        <table:table-row table:style-name="ro1">
          <table:table-cell office:value-type="date" office:date-value="2024-02-10" calcext:value-type="date">
            <text:p>10.02.2024</text:p>
          </table:table-cell>
          <table:table-cell office:value-type="currency" office:currency="BGN" office:value="2.28913" calcext:value-type="currency">
            <text:p>2.28913 лв.</text:p>
          </table:table-cell>
        </table:table-row>
        <table:table-row table:style-name="ro1">
          <table:table-cell office:value-type="date" office:date-value="2024-02-11" calcext:value-type="date">
            <text:p>11.02.2024</text:p>
          </table:table-cell>
          <table:table-cell office:value-type="currency" office:currency="BGN" office:value="2.28913" calcext:value-type="currency">
            <text:p>2.28913 лв.</text:p>
          </table:table-cell>
        </table:table-row>
        <table:table-row table:style-name="ro1">
          <table:table-cell office:value-type="date" office:date-value="2024-02-12" calcext:value-type="date">
            <text:p>12.02.2024</text:p>
          </table:table-cell>
          <table:table-cell office:value-type="currency" office:currency="BGN" office:value="2.29044" calcext:value-type="currency">
            <text:p>2.29044 лв.</text:p>
          </table:table-cell>
        </table:table-row>
        <table:table-row table:style-name="ro1">
          <table:table-cell office:value-type="date" office:date-value="2024-02-13" calcext:value-type="date">
            <text:p>13.02.2024</text:p>
          </table:table-cell>
          <table:table-cell office:value-type="currency" office:currency="BGN" office:value="2.29833" calcext:value-type="currency">
            <text:p>2.29833 лв.</text:p>
          </table:table-cell>
        </table:table-row>
        <table:table-row table:style-name="ro1">
          <table:table-cell office:value-type="date" office:date-value="2024-02-14" calcext:value-type="date">
            <text:p>14.02.2024</text:p>
          </table:table-cell>
          <table:table-cell office:value-type="currency" office:currency="BGN" office:value="2.29401" calcext:value-type="currency">
            <text:p>2.29401 лв.</text:p>
          </table:table-cell>
        </table:table-row>
        <table:table-row table:style-name="ro1">
          <table:table-cell office:value-type="date" office:date-value="2024-02-15" calcext:value-type="date">
            <text:p>15.02.2024</text:p>
          </table:table-cell>
          <table:table-cell office:value-type="currency" office:currency="BGN" office:value="2.28391" calcext:value-type="currency">
            <text:p>2.28391 лв.</text:p>
          </table:table-cell>
        </table:table-row>
        <table:table-row table:style-name="ro1">
          <table:table-cell office:value-type="date" office:date-value="2024-02-16" calcext:value-type="date">
            <text:p>16.02.2024</text:p>
          </table:table-cell>
          <table:table-cell office:value-type="currency" office:currency="BGN" office:value="2.28471" calcext:value-type="currency">
            <text:p>2.28471 лв.</text:p>
          </table:table-cell>
        </table:table-row>
        <table:table-row table:style-name="ro1">
          <table:table-cell office:value-type="date" office:date-value="2024-02-17" calcext:value-type="date">
            <text:p>17.02.2024</text:p>
          </table:table-cell>
          <table:table-cell office:value-type="currency" office:currency="BGN" office:value="2.28471" calcext:value-type="currency">
            <text:p>2.28471 лв.</text:p>
          </table:table-cell>
        </table:table-row>
        <table:table-row table:style-name="ro1">
          <table:table-cell office:value-type="date" office:date-value="2024-02-18" calcext:value-type="date">
            <text:p>18.02.2024</text:p>
          </table:table-cell>
          <table:table-cell office:value-type="currency" office:currency="BGN" office:value="2.28471" calcext:value-type="currency">
            <text:p>2.28471 лв.</text:p>
          </table:table-cell>
        </table:table-row>
        <table:table-row table:style-name="ro1">
          <table:table-cell office:value-type="date" office:date-value="2024-02-19" calcext:value-type="date">
            <text:p>19.02.2024</text:p>
          </table:table-cell>
          <table:table-cell office:value-type="currency" office:currency="BGN" office:value="2.28891" calcext:value-type="currency">
            <text:p>2.28891 лв.</text:p>
          </table:table-cell>
        </table:table-row>
        <table:table-row table:style-name="ro1">
          <table:table-cell office:value-type="date" office:date-value="2024-02-20" calcext:value-type="date">
            <text:p>20.02.2024</text:p>
          </table:table-cell>
          <table:table-cell office:value-type="currency" office:currency="BGN" office:value="2.28325" calcext:value-type="currency">
            <text:p>2.28325 лв.</text:p>
          </table:table-cell>
        </table:table-row>
        <table:table-row table:style-name="ro1">
          <table:table-cell office:value-type="date" office:date-value="2024-02-21" calcext:value-type="date">
            <text:p>21.02.2024</text:p>
          </table:table-cell>
          <table:table-cell office:value-type="currency" office:currency="BGN" office:value="2.28434" calcext:value-type="currency">
            <text:p>2.28434 лв.</text:p>
          </table:table-cell>
        </table:table-row>
        <table:table-row table:style-name="ro1">
          <table:table-cell office:value-type="date" office:date-value="2024-02-22" calcext:value-type="date">
            <text:p>22.02.2024</text:p>
          </table:table-cell>
          <table:table-cell office:value-type="currency" office:currency="BGN" office:value="2.28418" calcext:value-type="currency">
            <text:p>2.28418 лв.</text:p>
          </table:table-cell>
        </table:table-row>
        <table:table-row table:style-name="ro1">
          <table:table-cell office:value-type="date" office:date-value="2024-02-23" calcext:value-type="date">
            <text:p>23.02.2024</text:p>
          </table:table-cell>
          <table:table-cell office:value-type="currency" office:currency="BGN" office:value="2.29181" calcext:value-type="currency">
            <text:p>2.29181 лв.</text:p>
          </table:table-cell>
        </table:table-row>
        <table:table-row table:style-name="ro1">
          <table:table-cell office:value-type="date" office:date-value="2024-02-24" calcext:value-type="date">
            <text:p>24.02.2024</text:p>
          </table:table-cell>
          <table:table-cell office:value-type="currency" office:currency="BGN" office:value="2.29181" calcext:value-type="currency">
            <text:p>2.29181 лв.</text:p>
          </table:table-cell>
        </table:table-row>
        <table:table-row table:style-name="ro1">
          <table:table-cell office:value-type="date" office:date-value="2024-02-25" calcext:value-type="date">
            <text:p>25.02.2024</text:p>
          </table:table-cell>
          <table:table-cell office:value-type="currency" office:currency="BGN" office:value="2.29181" calcext:value-type="currency">
            <text:p>2.29181 лв.</text:p>
          </table:table-cell>
        </table:table-row>
        <table:table-row table:style-name="ro1">
          <table:table-cell office:value-type="date" office:date-value="2024-02-26" calcext:value-type="date">
            <text:p>26.02.2024</text:p>
          </table:table-cell>
          <table:table-cell office:value-type="currency" office:currency="BGN" office:value="2.28765" calcext:value-type="currency">
            <text:p>2.28765 лв.</text:p>
          </table:table-cell>
        </table:table-row>
        <table:table-row table:style-name="ro1">
          <table:table-cell office:value-type="date" office:date-value="2024-02-27" calcext:value-type="date">
            <text:p>27.02.2024</text:p>
          </table:table-cell>
          <table:table-cell office:value-type="currency" office:currency="BGN" office:value="2.28431" calcext:value-type="currency">
            <text:p>2.28431 лв.</text:p>
          </table:table-cell>
        </table:table-row>
        <table:table-row table:style-name="ro1">
          <table:table-cell office:value-type="date" office:date-value="2024-02-28" calcext:value-type="date">
            <text:p>28.02.2024</text:p>
          </table:table-cell>
          <table:table-cell office:value-type="currency" office:currency="BGN" office:value="2.28624" calcext:value-type="currency">
            <text:p>2.28624 лв.</text:p>
          </table:table-cell>
        </table:table-row>
        <table:table-row table:style-name="ro1">
          <table:table-cell office:value-type="date" office:date-value="2024-02-29" calcext:value-type="date">
            <text:p>29.02.2024</text:p>
          </table:table-cell>
          <table:table-cell office:value-type="currency" office:currency="BGN" office:value="2.28338" calcext:value-type="currency">
            <text:p>2.28338 лв.</text:p>
          </table:table-cell>
        </table:table-row>
        <table:table-row table:style-name="ro1">
          <table:table-cell office:value-type="date" office:date-value="2024-03-01" calcext:value-type="date">
            <text:p>01.03.2024</text:p>
          </table:table-cell>
          <table:table-cell office:value-type="currency" office:currency="BGN" office:value="2.28517" calcext:value-type="currency">
            <text:p>2.28517 лв.</text:p>
          </table:table-cell>
        </table:table-row>
        <table:table-row table:style-name="ro1">
          <table:table-cell office:value-type="date" office:date-value="2024-03-02" calcext:value-type="date">
            <text:p>02.03.2024</text:p>
          </table:table-cell>
          <table:table-cell office:value-type="currency" office:currency="BGN" office:value="2.28517" calcext:value-type="currency">
            <text:p>2.28517 лв.</text:p>
          </table:table-cell>
        </table:table-row>
        <table:table-row table:style-name="ro1">
          <table:table-cell office:value-type="date" office:date-value="2024-03-03" calcext:value-type="date">
            <text:p>03.03.2024</text:p>
          </table:table-cell>
          <table:table-cell office:value-type="currency" office:currency="BGN" office:value="2.28517" calcext:value-type="currency">
            <text:p>2.28517 лв.</text:p>
          </table:table-cell>
        </table:table-row>
        <table:table-row table:style-name="ro1">
          <table:table-cell office:value-type="date" office:date-value="2024-03-04" calcext:value-type="date">
            <text:p>04.03.2024</text:p>
          </table:table-cell>
          <table:table-cell office:value-type="currency" office:currency="BGN" office:value="2.28517" calcext:value-type="currency">
            <text:p>2.28517 лв.</text:p>
          </table:table-cell>
        </table:table-row>
        <table:table-row table:style-name="ro1">
          <table:table-cell office:value-type="date" office:date-value="2024-03-05" calcext:value-type="date">
            <text:p>05.03.2024</text:p>
          </table:table-cell>
          <table:table-cell office:value-type="currency" office:currency="BGN" office:value="2.28637" calcext:value-type="currency">
            <text:p>2.28637 лв.</text:p>
          </table:table-cell>
        </table:table-row>
        <table:table-row table:style-name="ro1">
          <table:table-cell office:value-type="date" office:date-value="2024-03-06" calcext:value-type="date">
            <text:p>06.03.2024</text:p>
          </table:table-cell>
          <table:table-cell office:value-type="currency" office:currency="BGN" office:value="2.28757" calcext:value-type="currency">
            <text:p>2.28757 лв.</text:p>
          </table:table-cell>
        </table:table-row>
        <table:table-row table:style-name="ro1">
          <table:table-cell office:value-type="date" office:date-value="2024-03-07" calcext:value-type="date">
            <text:p>07.03.2024</text:p>
          </table:table-cell>
          <table:table-cell office:value-type="currency" office:currency="BGN" office:value="2.28899" calcext:value-type="currency">
            <text:p>2.28899 лв.</text:p>
          </table:table-cell>
        </table:table-row>
        <table:table-row table:style-name="ro1">
          <table:table-cell office:value-type="date" office:date-value="2024-03-08" calcext:value-type="date">
            <text:p>08.03.2024</text:p>
          </table:table-cell>
          <table:table-cell office:value-type="currency" office:currency="BGN" office:value="2.29644" calcext:value-type="currency">
            <text:p>2.29644 лв.</text:p>
          </table:table-cell>
        </table:table-row>
        <table:table-row table:style-name="ro1">
          <table:table-cell office:value-type="date" office:date-value="2024-03-09" calcext:value-type="date">
            <text:p>09.03.2024</text:p>
          </table:table-cell>
          <table:table-cell office:value-type="currency" office:currency="BGN" office:value="2.29644" calcext:value-type="currency">
            <text:p>2.29644 лв.</text:p>
          </table:table-cell>
        </table:table-row>
        <table:table-row table:style-name="ro1">
          <table:table-cell office:value-type="date" office:date-value="2024-03-10" calcext:value-type="date">
            <text:p>10.03.2024</text:p>
          </table:table-cell>
          <table:table-cell office:value-type="currency" office:currency="BGN" office:value="2.29644" calcext:value-type="currency">
            <text:p>2.29644 лв.</text:p>
          </table:table-cell>
        </table:table-row>
        <table:table-row table:style-name="ro1">
          <table:table-cell office:value-type="date" office:date-value="2024-03-11" calcext:value-type="date">
            <text:p>11.03.2024</text:p>
          </table:table-cell>
          <table:table-cell office:value-type="currency" office:currency="BGN" office:value="2.29536" calcext:value-type="currency">
            <text:p>2.29536 лв.</text:p>
          </table:table-cell>
        </table:table-row>
        <table:table-row table:style-name="ro1">
          <table:table-cell office:value-type="date" office:date-value="2024-03-12" calcext:value-type="date">
            <text:p>12.03.2024</text:p>
          </table:table-cell>
          <table:table-cell office:value-type="currency" office:currency="BGN" office:value="2.28864" calcext:value-type="currency">
            <text:p>2.28864 лв.</text:p>
          </table:table-cell>
        </table:table-row>
        <table:table-row table:style-name="ro1">
          <table:table-cell office:value-type="date" office:date-value="2024-03-13" calcext:value-type="date">
            <text:p>13.03.2024</text:p>
          </table:table-cell>
          <table:table-cell office:value-type="currency" office:currency="BGN" office:value="2.28883" calcext:value-type="currency">
            <text:p>2.28883 лв.</text:p>
          </table:table-cell>
        </table:table-row>
        <table:table-row table:style-name="ro1">
          <table:table-cell office:value-type="date" office:date-value="2024-03-14" calcext:value-type="date">
            <text:p>14.03.2024</text:p>
          </table:table-cell>
          <table:table-cell office:value-type="currency" office:currency="BGN" office:value="2.28966" calcext:value-type="currency">
            <text:p>2.28966 лв.</text:p>
          </table:table-cell>
        </table:table-row>
        <table:table-row table:style-name="ro1">
          <table:table-cell office:value-type="date" office:date-value="2024-03-15" calcext:value-type="date">
            <text:p>15.03.2024</text:p>
          </table:table-cell>
          <table:table-cell office:value-type="currency" office:currency="BGN" office:value="2.28993" calcext:value-type="currency">
            <text:p>2.28993 лв.</text:p>
          </table:table-cell>
        </table:table-row>
        <table:table-row table:style-name="ro1">
          <table:table-cell office:value-type="date" office:date-value="2024-03-16" calcext:value-type="date">
            <text:p>16.03.2024</text:p>
          </table:table-cell>
          <table:table-cell office:value-type="currency" office:currency="BGN" office:value="2.28993" calcext:value-type="currency">
            <text:p>2.28993 лв.</text:p>
          </table:table-cell>
        </table:table-row>
        <table:table-row table:style-name="ro1">
          <table:table-cell office:value-type="date" office:date-value="2024-03-17" calcext:value-type="date">
            <text:p>17.03.2024</text:p>
          </table:table-cell>
          <table:table-cell office:value-type="currency" office:currency="BGN" office:value="2.28993" calcext:value-type="currency">
            <text:p>2.28993 лв.</text:p>
          </table:table-cell>
        </table:table-row>
        <table:table-row table:style-name="ro1">
          <table:table-cell office:value-type="date" office:date-value="2024-03-18" calcext:value-type="date">
            <text:p>18.03.2024</text:p>
          </table:table-cell>
          <table:table-cell office:value-type="currency" office:currency="BGN" office:value="2.28685" calcext:value-type="currency">
            <text:p>2.28685 лв.</text:p>
          </table:table-cell>
        </table:table-row>
        <table:table-row table:style-name="ro1">
          <table:table-cell office:value-type="date" office:date-value="2024-03-19" calcext:value-type="date">
            <text:p>19.03.2024</text:p>
          </table:table-cell>
          <table:table-cell office:value-type="currency" office:currency="BGN" office:value="2.28899" calcext:value-type="currency">
            <text:p>2.28899 лв.</text:p>
          </table:table-cell>
        </table:table-row>
        <table:table-row table:style-name="ro1">
          <table:table-cell office:value-type="date" office:date-value="2024-03-20" calcext:value-type="date">
            <text:p>20.03.2024</text:p>
          </table:table-cell>
          <table:table-cell office:value-type="currency" office:currency="BGN" office:value="2.28918" calcext:value-type="currency">
            <text:p>2.28918 лв.</text:p>
          </table:table-cell>
        </table:table-row>
        <table:table-row table:style-name="ro1">
          <table:table-cell office:value-type="date" office:date-value="2024-03-21" calcext:value-type="date">
            <text:p>21.03.2024</text:p>
          </table:table-cell>
          <table:table-cell office:value-type="currency" office:currency="BGN" office:value="2.28277" calcext:value-type="currency">
            <text:p>2.28277 лв.</text:p>
          </table:table-cell>
        </table:table-row>
        <table:table-row table:style-name="ro1">
          <table:table-cell office:value-type="date" office:date-value="2024-03-22" calcext:value-type="date">
            <text:p>22.03.2024</text:p>
          </table:table-cell>
          <table:table-cell office:value-type="currency" office:currency="BGN" office:value="2.27965" calcext:value-type="currency">
            <text:p>2.27965 лв.</text:p>
          </table:table-cell>
        </table:table-row>
        <table:table-row table:style-name="ro1">
          <table:table-cell office:value-type="date" office:date-value="2024-03-23" calcext:value-type="date">
            <text:p>23.03.2024</text:p>
          </table:table-cell>
          <table:table-cell office:value-type="currency" office:currency="BGN" office:value="2.27965" calcext:value-type="currency">
            <text:p>2.27965 лв.</text:p>
          </table:table-cell>
        </table:table-row>
        <table:table-row table:style-name="ro1">
          <table:table-cell office:value-type="date" office:date-value="2024-03-24" calcext:value-type="date">
            <text:p>24.03.2024</text:p>
          </table:table-cell>
          <table:table-cell office:value-type="currency" office:currency="BGN" office:value="2.27965" calcext:value-type="currency">
            <text:p>2.27965 лв.</text:p>
          </table:table-cell>
        </table:table-row>
        <table:table-row table:style-name="ro1">
          <table:table-cell office:value-type="date" office:date-value="2024-03-25" calcext:value-type="date">
            <text:p>25.03.2024</text:p>
          </table:table-cell>
          <table:table-cell office:value-type="currency" office:currency="BGN" office:value="2.28224" calcext:value-type="currency">
            <text:p>2.28224 лв.</text:p>
          </table:table-cell>
        </table:table-row>
        <table:table-row table:style-name="ro1">
          <table:table-cell office:value-type="date" office:date-value="2024-03-26" calcext:value-type="date">
            <text:p>26.03.2024</text:p>
          </table:table-cell>
          <table:table-cell office:value-type="currency" office:currency="BGN" office:value="2.2783" calcext:value-type="currency">
            <text:p>2.27830 лв.</text:p>
          </table:table-cell>
        </table:table-row>
        <table:table-row table:style-name="ro1">
          <table:table-cell office:value-type="date" office:date-value="2024-03-27" calcext:value-type="date">
            <text:p>27.03.2024</text:p>
          </table:table-cell>
          <table:table-cell office:value-type="currency" office:currency="BGN" office:value="2.28037" calcext:value-type="currency">
            <text:p>2.28037 лв.</text:p>
          </table:table-cell>
        </table:table-row>
        <table:table-row table:style-name="ro1">
          <table:table-cell office:value-type="date" office:date-value="2024-03-28" calcext:value-type="date">
            <text:p>28.03.2024</text:p>
          </table:table-cell>
          <table:table-cell office:value-type="currency" office:currency="BGN" office:value="2.28725" calcext:value-type="currency">
            <text:p>2.28725 лв.</text:p>
          </table:table-cell>
        </table:table-row>
        <table:table-row table:style-name="ro1">
          <table:table-cell office:value-type="date" office:date-value="2024-03-29" calcext:value-type="date">
            <text:p>29.03.2024</text:p>
          </table:table-cell>
          <table:table-cell office:value-type="currency" office:currency="BGN" office:value="2.28725" calcext:value-type="currency">
            <text:p>2.28725 лв.</text:p>
          </table:table-cell>
        </table:table-row>
        <table:table-row table:style-name="ro1">
          <table:table-cell office:value-type="date" office:date-value="2024-03-30" calcext:value-type="date">
            <text:p>30.03.2024</text:p>
          </table:table-cell>
          <table:table-cell office:value-type="currency" office:currency="BGN" office:value="2.28725" calcext:value-type="currency">
            <text:p>2.28725 лв.</text:p>
          </table:table-cell>
        </table:table-row>
        <table:table-row table:style-name="ro1">
          <table:table-cell office:value-type="date" office:date-value="2024-03-31" calcext:value-type="date">
            <text:p>31.03.2024</text:p>
          </table:table-cell>
          <table:table-cell office:value-type="currency" office:currency="BGN" office:value="2.28725" calcext:value-type="currency">
            <text:p>2.28725 лв.</text:p>
          </table:table-cell>
        </table:table-row>
        <table:table-row table:style-name="ro1">
          <table:table-cell office:value-type="date" office:date-value="2024-04-01" calcext:value-type="date">
            <text:p>01.04.2024</text:p>
          </table:table-cell>
          <table:table-cell office:value-type="currency" office:currency="BGN" office:value="2.28725" calcext:value-type="currency">
            <text:p>2.28725 лв.</text:p>
          </table:table-cell>
        </table:table-row>
        <table:table-row table:style-name="ro1">
          <table:table-cell office:value-type="date" office:date-value="2024-04-02" calcext:value-type="date">
            <text:p>02.04.2024</text:p>
          </table:table-cell>
          <table:table-cell office:value-type="currency" office:currency="BGN" office:value="2.28725" calcext:value-type="currency">
            <text:p>2.28725 лв.</text:p>
          </table:table-cell>
        </table:table-row>
        <table:table-row table:style-name="ro1">
          <table:table-cell office:value-type="date" office:date-value="2024-04-03" calcext:value-type="date">
            <text:p>03.04.2024</text:p>
          </table:table-cell>
          <table:table-cell office:value-type="currency" office:currency="BGN" office:value="2.28184" calcext:value-type="currency">
            <text:p>2.28184 лв.</text:p>
          </table:table-cell>
        </table:table-row>
        <table:table-row table:style-name="ro1">
          <table:table-cell office:value-type="date" office:date-value="2024-04-04" calcext:value-type="date">
            <text:p>04.04.2024</text:p>
          </table:table-cell>
          <table:table-cell office:value-type="currency" office:currency="BGN" office:value="2.27984" calcext:value-type="currency">
            <text:p>2.27984 лв.</text:p>
          </table:table-cell>
        </table:table-row>
        <table:table-row table:style-name="ro1">
          <table:table-cell office:value-type="date" office:date-value="2024-04-05" calcext:value-type="date">
            <text:p>05.04.2024</text:p>
          </table:table-cell>
          <table:table-cell office:value-type="currency" office:currency="BGN" office:value="2.28024" calcext:value-type="currency">
            <text:p>2.28024 лв.</text:p>
          </table:table-cell>
        </table:table-row>
        <table:table-row table:style-name="ro1">
          <table:table-cell office:value-type="date" office:date-value="2024-04-06" calcext:value-type="date">
            <text:p>06.04.2024</text:p>
          </table:table-cell>
          <table:table-cell office:value-type="currency" office:currency="BGN" office:value="2.28024" calcext:value-type="currency">
            <text:p>2.28024 лв.</text:p>
          </table:table-cell>
        </table:table-row>
        <table:table-row table:style-name="ro1">
          <table:table-cell office:value-type="date" office:date-value="2024-04-07" calcext:value-type="date">
            <text:p>07.04.2024</text:p>
          </table:table-cell>
          <table:table-cell office:value-type="currency" office:currency="BGN" office:value="2.28024" calcext:value-type="currency">
            <text:p>2.28024 лв.</text:p>
          </table:table-cell>
        </table:table-row>
        <table:table-row table:style-name="ro1">
          <table:table-cell office:value-type="date" office:date-value="2024-04-08" calcext:value-type="date">
            <text:p>08.04.2024</text:p>
          </table:table-cell>
          <table:table-cell office:value-type="currency" office:currency="BGN" office:value="2.27965" calcext:value-type="currency">
            <text:p>2.27965 лв.</text:p>
          </table:table-cell>
        </table:table-row>
        <table:table-row table:style-name="ro1">
          <table:table-cell office:value-type="date" office:date-value="2024-04-09" calcext:value-type="date">
            <text:p>09.04.2024</text:p>
          </table:table-cell>
          <table:table-cell office:value-type="currency" office:currency="BGN" office:value="2.28317" calcext:value-type="currency">
            <text:p>2.28317 лв.</text:p>
          </table:table-cell>
        </table:table-row>
        <table:table-row table:style-name="ro1">
          <table:table-cell office:value-type="date" office:date-value="2024-04-10" calcext:value-type="date">
            <text:p>10.04.2024</text:p>
          </table:table-cell>
          <table:table-cell office:value-type="currency" office:currency="BGN" office:value="2.28712" calcext:value-type="currency">
            <text:p>2.28712 лв.</text:p>
          </table:table-cell>
        </table:table-row>
        <table:table-row table:style-name="ro1">
          <table:table-cell office:value-type="date" office:date-value="2024-04-11" calcext:value-type="date">
            <text:p>11.04.2024</text:p>
          </table:table-cell>
          <table:table-cell office:value-type="currency" office:currency="BGN" office:value="2.28685" calcext:value-type="currency">
            <text:p>2.28685 лв.</text:p>
          </table:table-cell>
        </table:table-row>
        <table:table-row table:style-name="ro1">
          <table:table-cell office:value-type="date" office:date-value="2024-04-12" calcext:value-type="date">
            <text:p>12.04.2024</text:p>
          </table:table-cell>
          <table:table-cell office:value-type="currency" office:currency="BGN" office:value="2.28956" calcext:value-type="currency">
            <text:p>2.28956 лв.</text:p>
          </table:table-cell>
        </table:table-row>
        <table:table-row table:style-name="ro1">
          <table:table-cell office:value-type="date" office:date-value="2024-04-13" calcext:value-type="date">
            <text:p>13.04.2024</text:p>
          </table:table-cell>
          <table:table-cell office:value-type="currency" office:currency="BGN" office:value="2.28956" calcext:value-type="currency">
            <text:p>2.28956 лв.</text:p>
          </table:table-cell>
        </table:table-row>
        <table:table-row table:style-name="ro1">
          <table:table-cell office:value-type="date" office:date-value="2024-04-14" calcext:value-type="date">
            <text:p>14.04.2024</text:p>
          </table:table-cell>
          <table:table-cell office:value-type="currency" office:currency="BGN" office:value="2.28956" calcext:value-type="currency">
            <text:p>2.28956 лв.</text:p>
          </table:table-cell>
        </table:table-row>
        <table:table-row table:style-name="ro1">
          <table:table-cell office:value-type="date" office:date-value="2024-04-15" calcext:value-type="date">
            <text:p>15.04.2024</text:p>
          </table:table-cell>
          <table:table-cell office:value-type="currency" office:currency="BGN" office:value="2.29006" calcext:value-type="currency">
            <text:p>2.29006 лв.</text:p>
          </table:table-cell>
        </table:table-row>
        <table:table-row table:style-name="ro1">
          <table:table-cell office:value-type="date" office:date-value="2024-04-16" calcext:value-type="date">
            <text:p>16.04.2024</text:p>
          </table:table-cell>
          <table:table-cell office:value-type="currency" office:currency="BGN" office:value="2.28913" calcext:value-type="currency">
            <text:p>2.28913 лв.</text:p>
          </table:table-cell>
        </table:table-row>
        <table:table-row table:style-name="ro1">
          <table:table-cell office:value-type="date" office:date-value="2024-04-17" calcext:value-type="date">
            <text:p>17.04.2024</text:p>
          </table:table-cell>
          <table:table-cell office:value-type="currency" office:currency="BGN" office:value="2.2902" calcext:value-type="currency">
            <text:p>2.29020 лв.</text:p>
          </table:table-cell>
        </table:table-row>
        <table:table-row table:style-name="ro1">
          <table:table-cell office:value-type="date" office:date-value="2024-04-18" calcext:value-type="date">
            <text:p>18.04.2024</text:p>
          </table:table-cell>
          <table:table-cell office:value-type="currency" office:currency="BGN" office:value="2.2841" calcext:value-type="currency">
            <text:p>2.28410 лв.</text:p>
          </table:table-cell>
        </table:table-row>
        <table:table-row table:style-name="ro1">
          <table:table-cell office:value-type="date" office:date-value="2024-04-19" calcext:value-type="date">
            <text:p>19.04.2024</text:p>
          </table:table-cell>
          <table:table-cell office:value-type="currency" office:currency="BGN" office:value="2.28431" calcext:value-type="currency">
            <text:p>2.28431 лв.</text:p>
          </table:table-cell>
        </table:table-row>
        <table:table-row table:style-name="ro1">
          <table:table-cell office:value-type="date" office:date-value="2024-04-20" calcext:value-type="date">
            <text:p>20.04.2024</text:p>
          </table:table-cell>
          <table:table-cell office:value-type="currency" office:currency="BGN" office:value="2.28431" calcext:value-type="currency">
            <text:p>2.28431 лв.</text:p>
          </table:table-cell>
        </table:table-row>
        <table:table-row table:style-name="ro1">
          <table:table-cell office:value-type="date" office:date-value="2024-04-21" calcext:value-type="date">
            <text:p>21.04.2024</text:p>
          </table:table-cell>
          <table:table-cell office:value-type="currency" office:currency="BGN" office:value="2.28431" calcext:value-type="currency">
            <text:p>2.28431 лв.</text:p>
          </table:table-cell>
        </table:table-row>
        <table:table-row table:style-name="ro1">
          <table:table-cell office:value-type="date" office:date-value="2024-04-22" calcext:value-type="date">
            <text:p>22.04.2024</text:p>
          </table:table-cell>
          <table:table-cell office:value-type="currency" office:currency="BGN" office:value="2.26558" calcext:value-type="currency">
            <text:p>2.26558 лв.</text:p>
          </table:table-cell>
        </table:table-row>
        <table:table-row table:style-name="ro1">
          <table:table-cell office:value-type="date" office:date-value="2024-04-23" calcext:value-type="date">
            <text:p>23.04.2024</text:p>
          </table:table-cell>
          <table:table-cell office:value-type="currency" office:currency="BGN" office:value="2.2729" calcext:value-type="currency">
            <text:p>2.27290 лв.</text:p>
          </table:table-cell>
        </table:table-row>
        <table:table-row table:style-name="ro1">
          <table:table-cell office:value-type="date" office:date-value="2024-04-24" calcext:value-type="date">
            <text:p>24.04.2024</text:p>
          </table:table-cell>
          <table:table-cell office:value-type="currency" office:currency="BGN" office:value="2.27568" calcext:value-type="currency">
            <text:p>2.27568 лв.</text:p>
          </table:table-cell>
        </table:table-row>
        <table:table-row table:style-name="ro1">
          <table:table-cell office:value-type="date" office:date-value="2024-04-25" calcext:value-type="date">
            <text:p>25.04.2024</text:p>
          </table:table-cell>
          <table:table-cell office:value-type="currency" office:currency="BGN" office:value="2.28285" calcext:value-type="currency">
            <text:p>2.28285 лв.</text:p>
          </table:table-cell>
        </table:table-row>
        <table:table-row table:style-name="ro1">
          <table:table-cell office:value-type="date" office:date-value="2024-04-26" calcext:value-type="date">
            <text:p>26.04.2024</text:p>
          </table:table-cell>
          <table:table-cell office:value-type="currency" office:currency="BGN" office:value="2.2837" calcext:value-type="currency">
            <text:p>2.28370 лв.</text:p>
          </table:table-cell>
        </table:table-row>
        <table:table-row table:style-name="ro1">
          <table:table-cell office:value-type="date" office:date-value="2024-04-27" calcext:value-type="date">
            <text:p>27.04.2024</text:p>
          </table:table-cell>
          <table:table-cell office:value-type="currency" office:currency="BGN" office:value="2.2837" calcext:value-type="currency">
            <text:p>2.28370 лв.</text:p>
          </table:table-cell>
        </table:table-row>
        <table:table-row table:style-name="ro1">
          <table:table-cell office:value-type="date" office:date-value="2024-04-28" calcext:value-type="date">
            <text:p>28.04.2024</text:p>
          </table:table-cell>
          <table:table-cell office:value-type="currency" office:currency="BGN" office:value="2.2837" calcext:value-type="currency">
            <text:p>2.28370 лв.</text:p>
          </table:table-cell>
        </table:table-row>
        <table:table-row table:style-name="ro1">
          <table:table-cell office:value-type="date" office:date-value="2024-04-29" calcext:value-type="date">
            <text:p>29.04.2024</text:p>
          </table:table-cell>
          <table:table-cell office:value-type="currency" office:currency="BGN" office:value="2.28771" calcext:value-type="currency">
            <text:p>2.28771 лв.</text:p>
          </table:table-cell>
        </table:table-row>
        <table:table-row table:style-name="ro1">
          <table:table-cell office:value-type="date" office:date-value="2024-04-30" calcext:value-type="date">
            <text:p>30.04.2024</text:p>
          </table:table-cell>
          <table:table-cell office:value-type="currency" office:currency="BGN" office:value="2.28811" calcext:value-type="currency">
            <text:p>2.28811 лв.</text:p>
          </table:table-cell>
        </table:table-row>
        <table:table-row table:style-name="ro1">
          <table:table-cell office:value-type="date" office:date-value="2024-05-01" calcext:value-type="date">
            <text:p>01.05.2024</text:p>
          </table:table-cell>
          <table:table-cell office:value-type="currency" office:currency="BGN" office:value="2.28811" calcext:value-type="currency">
            <text:p>2.28811 лв.</text:p>
          </table:table-cell>
        </table:table-row>
        <table:table-row table:style-name="ro1">
          <table:table-cell office:value-type="date" office:date-value="2024-05-02" calcext:value-type="date">
            <text:p>02.05.2024</text:p>
          </table:table-cell>
          <table:table-cell office:value-type="currency" office:currency="BGN" office:value="2.2865" calcext:value-type="currency">
            <text:p>2.28650 лв.</text:p>
          </table:table-cell>
        </table:table-row>
        <table:table-row table:style-name="ro1">
          <table:table-cell office:value-type="date" office:date-value="2024-05-03" calcext:value-type="date">
            <text:p>03.05.2024</text:p>
          </table:table-cell>
          <table:table-cell office:value-type="currency" office:currency="BGN" office:value="2.2865" calcext:value-type="currency">
            <text:p>2.28650 лв.</text:p>
          </table:table-cell>
        </table:table-row>
        <table:table-row table:style-name="ro1">
          <table:table-cell office:value-type="date" office:date-value="2024-05-04" calcext:value-type="date">
            <text:p>04.05.2024</text:p>
          </table:table-cell>
          <table:table-cell office:value-type="currency" office:currency="BGN" office:value="2.2865" calcext:value-type="currency">
            <text:p>2.28650 лв.</text:p>
          </table:table-cell>
        </table:table-row>
        <table:table-row table:style-name="ro1">
          <table:table-cell office:value-type="date" office:date-value="2024-05-05" calcext:value-type="date">
            <text:p>05.05.2024</text:p>
          </table:table-cell>
          <table:table-cell office:value-type="currency" office:currency="BGN" office:value="2.2865" calcext:value-type="currency">
            <text:p>2.28650 лв.</text:p>
          </table:table-cell>
        </table:table-row>
        <table:table-row table:style-name="ro1">
          <table:table-cell office:value-type="date" office:date-value="2024-05-06" calcext:value-type="date">
            <text:p>06.05.2024</text:p>
          </table:table-cell>
          <table:table-cell office:value-type="currency" office:currency="BGN" office:value="2.2865" calcext:value-type="currency">
            <text:p>2.28650 лв.</text:p>
          </table:table-cell>
        </table:table-row>
        <table:table-row table:style-name="ro1">
          <table:table-cell office:value-type="date" office:date-value="2024-05-07" calcext:value-type="date">
            <text:p>07.05.2024</text:p>
          </table:table-cell>
          <table:table-cell office:value-type="currency" office:currency="BGN" office:value="2.27939" calcext:value-type="currency">
            <text:p>2.27939 лв.</text:p>
          </table:table-cell>
        </table:table-row>
        <table:table-row table:style-name="ro1">
          <table:table-cell office:value-type="date" office:date-value="2024-05-08" calcext:value-type="date">
            <text:p>08.05.2024</text:p>
          </table:table-cell>
          <table:table-cell office:value-type="currency" office:currency="BGN" office:value="2.27203" calcext:value-type="currency">
            <text:p>2.27203 лв.</text:p>
          </table:table-cell>
        </table:table-row>
        <table:table-row table:style-name="ro1">
          <table:table-cell office:value-type="date" office:date-value="2024-05-09" calcext:value-type="date">
            <text:p>09.05.2024</text:p>
          </table:table-cell>
          <table:table-cell office:value-type="currency" office:currency="BGN" office:value="2.27435" calcext:value-type="currency">
            <text:p>2.27435 лв.</text:p>
          </table:table-cell>
        </table:table-row>
        <table:table-row table:style-name="ro1">
          <table:table-cell office:value-type="date" office:date-value="2024-05-10" calcext:value-type="date">
            <text:p>10.05.2024</text:p>
          </table:table-cell>
          <table:table-cell office:value-type="currency" office:currency="BGN" office:value="2.27277" calcext:value-type="currency">
            <text:p>2.27277 лв.</text:p>
          </table:table-cell>
        </table:table-row>
        <table:table-row table:style-name="ro1">
          <table:table-cell office:value-type="date" office:date-value="2024-05-11" calcext:value-type="date">
            <text:p>11.05.2024</text:p>
          </table:table-cell>
          <table:table-cell office:value-type="currency" office:currency="BGN" office:value="2.27277" calcext:value-type="currency">
            <text:p>2.27277 лв.</text:p>
          </table:table-cell>
        </table:table-row>
        <table:table-row table:style-name="ro1">
          <table:table-cell office:value-type="date" office:date-value="2024-05-12" calcext:value-type="date">
            <text:p>12.05.2024</text:p>
          </table:table-cell>
          <table:table-cell office:value-type="currency" office:currency="BGN" office:value="2.27277" calcext:value-type="currency">
            <text:p>2.27277 лв.</text:p>
          </table:table-cell>
        </table:table-row>
        <table:table-row table:style-name="ro1">
          <table:table-cell office:value-type="date" office:date-value="2024-05-13" calcext:value-type="date">
            <text:p>13.05.2024</text:p>
          </table:table-cell>
          <table:table-cell office:value-type="currency" office:currency="BGN" office:value="2.27361" calcext:value-type="currency">
            <text:p>2.27361 лв.</text:p>
          </table:table-cell>
        </table:table-row>
        <table:table-row table:style-name="ro1">
          <table:table-cell office:value-type="date" office:date-value="2024-05-14" calcext:value-type="date">
            <text:p>14.05.2024</text:p>
          </table:table-cell>
          <table:table-cell office:value-type="currency" office:currency="BGN" office:value="2.27467" calcext:value-type="currency">
            <text:p>2.27467 лв.</text:p>
          </table:table-cell>
        </table:table-row>
        <table:table-row table:style-name="ro1">
          <table:table-cell office:value-type="date" office:date-value="2024-05-15" calcext:value-type="date">
            <text:p>15.05.2024</text:p>
          </table:table-cell>
          <table:table-cell office:value-type="currency" office:currency="BGN" office:value="2.27846" calcext:value-type="currency">
            <text:p>2.27846 лв.</text:p>
          </table:table-cell>
        </table:table-row>
        <table:table-row table:style-name="ro1">
          <table:table-cell office:value-type="date" office:date-value="2024-05-16" calcext:value-type="date">
            <text:p>16.05.2024</text:p>
          </table:table-cell>
          <table:table-cell office:value-type="currency" office:currency="BGN" office:value="2.27819" calcext:value-type="currency">
            <text:p>2.27819 лв.</text:p>
          </table:table-cell>
        </table:table-row>
        <table:table-row table:style-name="ro1">
          <table:table-cell office:value-type="date" office:date-value="2024-05-17" calcext:value-type="date">
            <text:p>17.05.2024</text:p>
          </table:table-cell>
          <table:table-cell office:value-type="currency" office:currency="BGN" office:value="2.28258" calcext:value-type="currency">
            <text:p>2.28258 лв.</text:p>
          </table:table-cell>
        </table:table-row>
        <table:table-row table:style-name="ro1">
          <table:table-cell office:value-type="date" office:date-value="2024-05-18" calcext:value-type="date">
            <text:p>18.05.2024</text:p>
          </table:table-cell>
          <table:table-cell office:value-type="currency" office:currency="BGN" office:value="2.28258" calcext:value-type="currency">
            <text:p>2.28258 лв.</text:p>
          </table:table-cell>
        </table:table-row>
        <table:table-row table:style-name="ro1">
          <table:table-cell office:value-type="date" office:date-value="2024-05-19" calcext:value-type="date">
            <text:p>19.05.2024</text:p>
          </table:table-cell>
          <table:table-cell office:value-type="currency" office:currency="BGN" office:value="2.28258" calcext:value-type="currency">
            <text:p>2.28258 лв.</text:p>
          </table:table-cell>
        </table:table-row>
        <table:table-row table:style-name="ro1">
          <table:table-cell office:value-type="date" office:date-value="2024-05-20" calcext:value-type="date">
            <text:p>20.05.2024</text:p>
          </table:table-cell>
          <table:table-cell office:value-type="currency" office:currency="BGN" office:value="2.28624" calcext:value-type="currency">
            <text:p>2.28624 лв.</text:p>
          </table:table-cell>
        </table:table-row>
        <table:table-row table:style-name="ro1">
          <table:table-cell office:value-type="date" office:date-value="2024-05-21" calcext:value-type="date">
            <text:p>21.05.2024</text:p>
          </table:table-cell>
          <table:table-cell office:value-type="currency" office:currency="BGN" office:value="2.28913" calcext:value-type="currency">
            <text:p>2.28913 лв.</text:p>
          </table:table-cell>
        </table:table-row>
        <table:table-row table:style-name="ro1">
          <table:table-cell office:value-type="date" office:date-value="2024-05-22" calcext:value-type="date">
            <text:p>22.05.2024</text:p>
          </table:table-cell>
          <table:table-cell office:value-type="currency" office:currency="BGN" office:value="2.29652" calcext:value-type="currency">
            <text:p>2.29652 лв.</text:p>
          </table:table-cell>
        </table:table-row>
        <table:table-row table:style-name="ro1">
          <table:table-cell office:value-type="date" office:date-value="2024-05-23" calcext:value-type="date">
            <text:p>23.05.2024</text:p>
          </table:table-cell>
          <table:table-cell office:value-type="currency" office:currency="BGN" office:value="2.29625" calcext:value-type="currency">
            <text:p>2.29625 лв.</text:p>
          </table:table-cell>
        </table:table-row>
        <table:table-row table:style-name="ro1">
          <table:table-cell office:value-type="date" office:date-value="2024-05-24" calcext:value-type="date">
            <text:p>24.05.2024</text:p>
          </table:table-cell>
          <table:table-cell office:value-type="currency" office:currency="BGN" office:value="2.29625" calcext:value-type="currency">
            <text:p>2.29625 лв.</text:p>
          </table:table-cell>
        </table:table-row>
        <table:table-row table:style-name="ro1">
          <table:table-cell office:value-type="date" office:date-value="2024-05-25" calcext:value-type="date">
            <text:p>25.05.2024</text:p>
          </table:table-cell>
          <table:table-cell office:value-type="currency" office:currency="BGN" office:value="2.29625" calcext:value-type="currency">
            <text:p>2.29625 лв.</text:p>
          </table:table-cell>
        </table:table-row>
        <table:table-row table:style-name="ro1">
          <table:table-cell office:value-type="date" office:date-value="2024-05-26" calcext:value-type="date">
            <text:p>26.05.2024</text:p>
          </table:table-cell>
          <table:table-cell office:value-type="currency" office:currency="BGN" office:value="2.29625" calcext:value-type="currency">
            <text:p>2.29625 лв.</text:p>
          </table:table-cell>
        </table:table-row>
        <table:table-row table:style-name="ro1">
          <table:table-cell office:value-type="date" office:date-value="2024-05-27" calcext:value-type="date">
            <text:p>27.05.2024</text:p>
          </table:table-cell>
          <table:table-cell office:value-type="currency" office:currency="BGN" office:value="2.29908" calcext:value-type="currency">
            <text:p>2.29908 лв.</text:p>
          </table:table-cell>
        </table:table-row>
        <table:table-row table:style-name="ro1">
          <table:table-cell office:value-type="date" office:date-value="2024-05-28" calcext:value-type="date">
            <text:p>28.05.2024</text:p>
          </table:table-cell>
          <table:table-cell office:value-type="currency" office:currency="BGN" office:value="2.29881" calcext:value-type="currency">
            <text:p>2.29881 лв.</text:p>
          </table:table-cell>
        </table:table-row>
        <table:table-row table:style-name="ro1">
          <table:table-cell office:value-type="date" office:date-value="2024-05-29" calcext:value-type="date">
            <text:p>29.05.2024</text:p>
          </table:table-cell>
          <table:table-cell office:value-type="currency" office:currency="BGN" office:value="2.29746" calcext:value-type="currency">
            <text:p>2.29746 лв.</text:p>
          </table:table-cell>
        </table:table-row>
        <table:table-row table:style-name="ro1">
          <table:table-cell office:value-type="date" office:date-value="2024-05-30" calcext:value-type="date">
            <text:p>30.05.2024</text:p>
          </table:table-cell>
          <table:table-cell office:value-type="currency" office:currency="BGN" office:value="2.29814" calcext:value-type="currency">
            <text:p>2.29814 лв.</text:p>
          </table:table-cell>
        </table:table-row>
        <table:table-row table:style-name="ro1">
          <table:table-cell office:value-type="date" office:date-value="2024-05-31" calcext:value-type="date">
            <text:p>31.05.2024</text:p>
          </table:table-cell>
          <table:table-cell office:value-type="currency" office:currency="BGN" office:value="2.29114" calcext:value-type="currency">
            <text:p>2.29114 лв.</text:p>
          </table:table-cell>
        </table:table-row>
        <table:table-row table:style-name="ro1">
          <table:table-cell office:value-type="date" office:date-value="2024-06-01" calcext:value-type="date">
            <text:p>01.06.2024</text:p>
          </table:table-cell>
          <table:table-cell office:value-type="currency" office:currency="BGN" office:value="2.29114" calcext:value-type="currency">
            <text:p>2.29114 лв.</text:p>
          </table:table-cell>
        </table:table-row>
        <table:table-row table:style-name="ro1">
          <table:table-cell office:value-type="date" office:date-value="2024-06-02" calcext:value-type="date">
            <text:p>02.06.2024</text:p>
          </table:table-cell>
          <table:table-cell office:value-type="currency" office:currency="BGN" office:value="2.29114" calcext:value-type="currency">
            <text:p>2.29114 лв.</text:p>
          </table:table-cell>
        </table:table-row>
        <table:table-row table:style-name="ro1">
          <table:table-cell office:value-type="date" office:date-value="2024-06-03" calcext:value-type="date">
            <text:p>03.06.2024</text:p>
          </table:table-cell>
          <table:table-cell office:value-type="currency" office:currency="BGN" office:value="2.29625" calcext:value-type="currency">
            <text:p>2.29625 лв.</text:p>
          </table:table-cell>
        </table:table-row>
        <table:table-row table:style-name="ro1">
          <table:table-cell office:value-type="date" office:date-value="2024-06-04" calcext:value-type="date">
            <text:p>04.06.2024</text:p>
          </table:table-cell>
          <table:table-cell office:value-type="currency" office:currency="BGN" office:value="2.29711" calcext:value-type="currency">
            <text:p>2.29711 лв.</text:p>
          </table:table-cell>
        </table:table-row>
        <table:table-row table:style-name="ro1">
          <table:table-cell office:value-type="date" office:date-value="2024-06-05" calcext:value-type="date">
            <text:p>05.06.2024</text:p>
          </table:table-cell>
          <table:table-cell office:value-type="currency" office:currency="BGN" office:value="2.29968" calcext:value-type="currency">
            <text:p>2.29968 лв.</text:p>
          </table:table-cell>
        </table:table-row>
        <table:table-row table:style-name="ro1">
          <table:table-cell office:value-type="date" office:date-value="2024-06-06" calcext:value-type="date">
            <text:p>06.06.2024</text:p>
          </table:table-cell>
          <table:table-cell office:value-type="currency" office:currency="BGN" office:value="2.2986" calcext:value-type="currency">
            <text:p>2.29860 лв.</text:p>
          </table:table-cell>
        </table:table-row>
        <table:table-row table:style-name="ro1">
          <table:table-cell office:value-type="date" office:date-value="2024-06-07" calcext:value-type="date">
            <text:p>07.06.2024</text:p>
          </table:table-cell>
          <table:table-cell office:value-type="currency" office:currency="BGN" office:value="2.29773" calcext:value-type="currency">
            <text:p>2.29773 лв.</text:p>
          </table:table-cell>
        </table:table-row>
        <table:table-row table:style-name="ro1">
          <table:table-cell office:value-type="date" office:date-value="2024-06-08" calcext:value-type="date">
            <text:p>08.06.2024</text:p>
          </table:table-cell>
          <table:table-cell office:value-type="currency" office:currency="BGN" office:value="2.29773" calcext:value-type="currency">
            <text:p>2.29773 лв.</text:p>
          </table:table-cell>
        </table:table-row>
        <table:table-row table:style-name="ro1">
          <table:table-cell office:value-type="date" office:date-value="2024-06-09" calcext:value-type="date">
            <text:p>09.06.2024</text:p>
          </table:table-cell>
          <table:table-cell office:value-type="currency" office:currency="BGN" office:value="2.29773" calcext:value-type="currency">
            <text:p>2.29773 лв.</text:p>
          </table:table-cell>
        </table:table-row>
        <table:table-row table:style-name="ro1">
          <table:table-cell office:value-type="date" office:date-value="2024-06-10" calcext:value-type="date">
            <text:p>10.06.2024</text:p>
          </table:table-cell>
          <table:table-cell office:value-type="currency" office:currency="BGN" office:value="2.31281" calcext:value-type="currency">
            <text:p>2.31281 лв.</text:p>
          </table:table-cell>
        </table:table-row>
        <table:table-row table:style-name="ro1">
          <table:table-cell office:value-type="date" office:date-value="2024-06-11" calcext:value-type="date">
            <text:p>11.06.2024</text:p>
          </table:table-cell>
          <table:table-cell office:value-type="currency" office:currency="BGN" office:value="2.32289" calcext:value-type="currency">
            <text:p>2.32289 лв.</text:p>
          </table:table-cell>
        </table:table-row>
        <table:table-row table:style-name="ro1">
          <table:table-cell office:value-type="date" office:date-value="2024-06-12" calcext:value-type="date">
            <text:p>12.06.2024</text:p>
          </table:table-cell>
          <table:table-cell office:value-type="currency" office:currency="BGN" office:value="2.3183" calcext:value-type="currency">
            <text:p>2.31830 лв.</text:p>
          </table:table-cell>
        </table:table-row>
        <table:table-row table:style-name="ro1">
          <table:table-cell office:value-type="date" office:date-value="2024-06-13" calcext:value-type="date">
            <text:p>13.06.2024</text:p>
          </table:table-cell>
          <table:table-cell office:value-type="currency" office:currency="BGN" office:value="2.31547" calcext:value-type="currency">
            <text:p>2.31547 лв.</text:p>
          </table:table-cell>
        </table:table-row>
        <table:table-row table:style-name="ro1">
          <table:table-cell office:value-type="date" office:date-value="2024-06-14" calcext:value-type="date">
            <text:p>14.06.2024</text:p>
          </table:table-cell>
          <table:table-cell office:value-type="currency" office:currency="BGN" office:value="2.3227" calcext:value-type="currency">
            <text:p>2.32270 лв.</text:p>
          </table:table-cell>
        </table:table-row>
        <table:table-row table:style-name="ro1">
          <table:table-cell office:value-type="date" office:date-value="2024-06-15" calcext:value-type="date">
            <text:p>15.06.2024</text:p>
          </table:table-cell>
          <table:table-cell office:value-type="currency" office:currency="BGN" office:value="2.3227" calcext:value-type="currency">
            <text:p>2.32270 лв.</text:p>
          </table:table-cell>
        </table:table-row>
        <table:table-row table:style-name="ro1">
          <table:table-cell office:value-type="date" office:date-value="2024-06-16" calcext:value-type="date">
            <text:p>16.06.2024</text:p>
          </table:table-cell>
          <table:table-cell office:value-type="currency" office:currency="BGN" office:value="2.3227" calcext:value-type="currency">
            <text:p>2.32270 лв.</text:p>
          </table:table-cell>
        </table:table-row>
        <table:table-row table:style-name="ro1">
          <table:table-cell office:value-type="date" office:date-value="2024-06-17" calcext:value-type="date">
            <text:p>17.06.2024</text:p>
          </table:table-cell>
          <table:table-cell office:value-type="currency" office:currency="BGN" office:value="2.31259" calcext:value-type="currency">
            <text:p>2.31259 лв.</text:p>
          </table:table-cell>
        </table:table-row>
        <table:table-row table:style-name="ro1">
          <table:table-cell office:value-type="date" office:date-value="2024-06-18" calcext:value-type="date">
            <text:p>18.06.2024</text:p>
          </table:table-cell>
          <table:table-cell office:value-type="currency" office:currency="BGN" office:value="2.3135" calcext:value-type="currency">
            <text:p>2.31350 лв.</text:p>
          </table:table-cell>
        </table:table-row>
        <table:table-row table:style-name="ro1">
          <table:table-cell office:value-type="date" office:date-value="2024-06-19" calcext:value-type="date">
            <text:p>19.06.2024</text:p>
          </table:table-cell>
          <table:table-cell office:value-type="currency" office:currency="BGN" office:value="2.31582" calcext:value-type="currency">
            <text:p>2.31582 лв.</text:p>
          </table:table-cell>
        </table:table-row>
        <table:table-row table:style-name="ro1">
          <table:table-cell office:value-type="date" office:date-value="2024-06-20" calcext:value-type="date">
            <text:p>20.06.2024</text:p>
          </table:table-cell>
          <table:table-cell office:value-type="currency" office:currency="BGN" office:value="2.31424" calcext:value-type="currency">
            <text:p>2.31424 лв.</text:p>
          </table:table-cell>
        </table:table-row>
        <table:table-row table:style-name="ro1">
          <table:table-cell office:value-type="date" office:date-value="2024-06-21" calcext:value-type="date">
            <text:p>21.06.2024</text:p>
          </table:table-cell>
          <table:table-cell office:value-type="currency" office:currency="BGN" office:value="2.31374" calcext:value-type="currency">
            <text:p>2.31374 лв.</text:p>
          </table:table-cell>
        </table:table-row>
        <table:table-row table:style-name="ro1">
          <table:table-cell office:value-type="date" office:date-value="2024-06-22" calcext:value-type="date">
            <text:p>22.06.2024</text:p>
          </table:table-cell>
          <table:table-cell office:value-type="currency" office:currency="BGN" office:value="2.31374" calcext:value-type="currency">
            <text:p>2.31374 лв.</text:p>
          </table:table-cell>
        </table:table-row>
        <table:table-row table:style-name="ro1">
          <table:table-cell office:value-type="date" office:date-value="2024-06-23" calcext:value-type="date">
            <text:p>23.06.2024</text:p>
          </table:table-cell>
          <table:table-cell office:value-type="currency" office:currency="BGN" office:value="2.31374" calcext:value-type="currency">
            <text:p>2.31374 лв.</text:p>
          </table:table-cell>
        </table:table-row>
        <table:table-row table:style-name="ro1">
          <table:table-cell office:value-type="date" office:date-value="2024-06-24" calcext:value-type="date">
            <text:p>24.06.2024</text:p>
          </table:table-cell>
          <table:table-cell office:value-type="currency" office:currency="BGN" office:value="2.30831" calcext:value-type="currency">
            <text:p>2.30831 лв.</text:p>
          </table:table-cell>
        </table:table-row>
        <table:table-row table:style-name="ro1">
          <table:table-cell office:value-type="date" office:date-value="2024-06-25" calcext:value-type="date">
            <text:p>25.06.2024</text:p>
          </table:table-cell>
          <table:table-cell office:value-type="currency" office:currency="BGN" office:value="2.31555" calcext:value-type="currency">
            <text:p>2.31555 лв.</text:p>
          </table:table-cell>
        </table:table-row>
        <table:table-row table:style-name="ro1">
          <table:table-cell office:value-type="date" office:date-value="2024-06-26" calcext:value-type="date">
            <text:p>26.06.2024</text:p>
          </table:table-cell>
          <table:table-cell office:value-type="currency" office:currency="BGN" office:value="2.31588" calcext:value-type="currency">
            <text:p>2.31588 лв.</text:p>
          </table:table-cell>
        </table:table-row>
        <table:table-row table:style-name="ro1">
          <table:table-cell office:value-type="date" office:date-value="2024-06-27" calcext:value-type="date">
            <text:p>27.06.2024</text:p>
          </table:table-cell>
          <table:table-cell office:value-type="currency" office:currency="BGN" office:value="2.31213" calcext:value-type="currency">
            <text:p>2.31213 лв.</text:p>
          </table:table-cell>
        </table:table-row>
        <table:table-row table:style-name="ro1">
          <table:table-cell office:value-type="date" office:date-value="2024-06-28" calcext:value-type="date">
            <text:p>28.06.2024</text:p>
          </table:table-cell>
          <table:table-cell office:value-type="currency" office:currency="BGN" office:value="2.31082" calcext:value-type="currency">
            <text:p>2.31082 лв.</text:p>
          </table:table-cell>
        </table:table-row>
        <table:table-row table:style-name="ro1">
          <table:table-cell office:value-type="date" office:date-value="2024-06-29" calcext:value-type="date">
            <text:p>29.06.2024</text:p>
          </table:table-cell>
          <table:table-cell office:value-type="currency" office:currency="BGN" office:value="2.31082" calcext:value-type="currency">
            <text:p>2.31082 лв.</text:p>
          </table:table-cell>
        </table:table-row>
        <table:table-row table:style-name="ro1">
          <table:table-cell office:value-type="date" office:date-value="2024-06-30" calcext:value-type="date">
            <text:p>30.06.2024</text:p>
          </table:table-cell>
          <table:table-cell office:value-type="currency" office:currency="BGN" office:value="2.31082" calcext:value-type="currency">
            <text:p>2.31082 лв.</text:p>
          </table:table-cell>
        </table:table-row>
        <table:table-row table:style-name="ro1">
          <table:table-cell office:value-type="date" office:date-value="2024-07-01" calcext:value-type="date">
            <text:p>01.07.2024</text:p>
          </table:table-cell>
          <table:table-cell office:value-type="currency" office:currency="BGN" office:value="2.30668" calcext:value-type="currency">
            <text:p>2.30668 лв.</text:p>
          </table:table-cell>
        </table:table-row>
        <table:table-row table:style-name="ro1">
          <table:table-cell office:value-type="date" office:date-value="2024-07-02" calcext:value-type="date">
            <text:p>02.07.2024</text:p>
          </table:table-cell>
          <table:table-cell office:value-type="currency" office:currency="BGN" office:value="2.30763" calcext:value-type="currency">
            <text:p>2.30763 лв.</text:p>
          </table:table-cell>
        </table:table-row>
        <table:table-row table:style-name="ro1">
          <table:table-cell office:value-type="date" office:date-value="2024-07-03" calcext:value-type="date">
            <text:p>03.07.2024</text:p>
          </table:table-cell>
          <table:table-cell office:value-type="currency" office:currency="BGN" office:value="2.30967" calcext:value-type="currency">
            <text:p>2.30967 лв.</text:p>
          </table:table-cell>
        </table:table-row>
        <table:table-row table:style-name="ro1">
          <table:table-cell office:value-type="date" office:date-value="2024-07-04" calcext:value-type="date">
            <text:p>04.07.2024</text:p>
          </table:table-cell>
          <table:table-cell office:value-type="currency" office:currency="BGN" office:value="2.31014" calcext:value-type="currency">
            <text:p>2.31014 лв.</text:p>
          </table:table-cell>
        </table:table-row>
        <table:table-row table:style-name="ro1">
          <table:table-cell office:value-type="date" office:date-value="2024-07-05" calcext:value-type="date">
            <text:p>05.07.2024</text:p>
          </table:table-cell>
          <table:table-cell office:value-type="currency" office:currency="BGN" office:value="2.3115" calcext:value-type="currency">
            <text:p>2.31150 лв.</text:p>
          </table:table-cell>
        </table:table-row>
        <table:table-row table:style-name="ro1">
          <table:table-cell office:value-type="date" office:date-value="2024-07-06" calcext:value-type="date">
            <text:p>06.07.2024</text:p>
          </table:table-cell>
          <table:table-cell office:value-type="currency" office:currency="BGN" office:value="2.3115" calcext:value-type="currency">
            <text:p>2.31150 лв.</text:p>
          </table:table-cell>
        </table:table-row>
        <table:table-row table:style-name="ro1">
          <table:table-cell office:value-type="date" office:date-value="2024-07-07" calcext:value-type="date">
            <text:p>07.07.2024</text:p>
          </table:table-cell>
          <table:table-cell office:value-type="currency" office:currency="BGN" office:value="2.3115" calcext:value-type="currency">
            <text:p>2.31150 лв.</text:p>
          </table:table-cell>
        </table:table-row>
        <table:table-row table:style-name="ro1">
          <table:table-cell office:value-type="date" office:date-value="2024-07-08" calcext:value-type="date">
            <text:p>08.07.2024</text:p>
          </table:table-cell>
          <table:table-cell office:value-type="currency" office:currency="BGN" office:value="2.31706" calcext:value-type="currency">
            <text:p>2.31706 лв.</text:p>
          </table:table-cell>
        </table:table-row>
        <table:table-row table:style-name="ro1">
          <table:table-cell office:value-type="date" office:date-value="2024-07-09" calcext:value-type="date">
            <text:p>09.07.2024</text:p>
          </table:table-cell>
          <table:table-cell office:value-type="currency" office:currency="BGN" office:value="2.31484" calcext:value-type="currency">
            <text:p>2.31484 лв.</text:p>
          </table:table-cell>
        </table:table-row>
        <table:table-row table:style-name="ro1">
          <table:table-cell office:value-type="date" office:date-value="2024-07-10" calcext:value-type="date">
            <text:p>10.07.2024</text:p>
          </table:table-cell>
          <table:table-cell office:value-type="currency" office:currency="BGN" office:value="2.3141" calcext:value-type="currency">
            <text:p>2.31410 лв.</text:p>
          </table:table-cell>
        </table:table-row>
        <table:table-row table:style-name="ro1">
          <table:table-cell office:value-type="date" office:date-value="2024-07-11" calcext:value-type="date">
            <text:p>11.07.2024</text:p>
          </table:table-cell>
          <table:table-cell office:value-type="currency" office:currency="BGN" office:value="2.31995" calcext:value-type="currency">
            <text:p>2.31995 лв.</text:p>
          </table:table-cell>
        </table:table-row>
        <table:table-row table:style-name="ro1">
          <table:table-cell office:value-type="date" office:date-value="2024-07-12" calcext:value-type="date">
            <text:p>12.07.2024</text:p>
          </table:table-cell>
          <table:table-cell office:value-type="currency" office:currency="BGN" office:value="2.32757" calcext:value-type="currency">
            <text:p>2.32757 лв.</text:p>
          </table:table-cell>
        </table:table-row>
        <table:table-row table:style-name="ro1">
          <table:table-cell office:value-type="date" office:date-value="2024-07-13" calcext:value-type="date">
            <text:p>13.07.2024</text:p>
          </table:table-cell>
          <table:table-cell office:value-type="currency" office:currency="BGN" office:value="2.32757" calcext:value-type="currency">
            <text:p>2.32757 лв.</text:p>
          </table:table-cell>
        </table:table-row>
        <table:table-row table:style-name="ro1">
          <table:table-cell office:value-type="date" office:date-value="2024-07-14" calcext:value-type="date">
            <text:p>14.07.2024</text:p>
          </table:table-cell>
          <table:table-cell office:value-type="currency" office:currency="BGN" office:value="2.32757" calcext:value-type="currency">
            <text:p>2.32757 лв.</text:p>
          </table:table-cell>
        </table:table-row>
        <table:table-row table:style-name="ro1">
          <table:table-cell office:value-type="date" office:date-value="2024-07-15" calcext:value-type="date">
            <text:p>15.07.2024</text:p>
          </table:table-cell>
          <table:table-cell office:value-type="currency" office:currency="BGN" office:value="2.32712" calcext:value-type="currency">
            <text:p>2.32712 лв.</text:p>
          </table:table-cell>
        </table:table-row>
        <table:table-row table:style-name="ro1">
          <table:table-cell office:value-type="date" office:date-value="2024-07-16" calcext:value-type="date">
            <text:p>16.07.2024</text:p>
          </table:table-cell>
          <table:table-cell office:value-type="currency" office:currency="BGN" office:value="2.32676" calcext:value-type="currency">
            <text:p>2.32676 лв.</text:p>
          </table:table-cell>
        </table:table-row>
        <table:table-row table:style-name="ro1">
          <table:table-cell office:value-type="date" office:date-value="2024-07-17" calcext:value-type="date">
            <text:p>17.07.2024</text:p>
          </table:table-cell>
          <table:table-cell office:value-type="currency" office:currency="BGN" office:value="2.33073" calcext:value-type="currency">
            <text:p>2.33073 лв.</text:p>
          </table:table-cell>
        </table:table-row>
        <table:table-row table:style-name="ro1">
          <table:table-cell office:value-type="date" office:date-value="2024-07-18" calcext:value-type="date">
            <text:p>18.07.2024</text:p>
          </table:table-cell>
          <table:table-cell office:value-type="currency" office:currency="BGN" office:value="2.32353" calcext:value-type="currency">
            <text:p>2.32353 лв.</text:p>
          </table:table-cell>
        </table:table-row>
        <table:table-row table:style-name="ro1">
          <table:table-cell office:value-type="date" office:date-value="2024-07-19" calcext:value-type="date">
            <text:p>19.07.2024</text:p>
          </table:table-cell>
          <table:table-cell office:value-type="currency" office:currency="BGN" office:value="2.32063" calcext:value-type="currency">
            <text:p>2.32063 лв.</text:p>
          </table:table-cell>
        </table:table-row>
        <table:table-row table:style-name="ro1">
          <table:table-cell office:value-type="date" office:date-value="2024-07-20" calcext:value-type="date">
            <text:p>20.07.2024</text:p>
          </table:table-cell>
          <table:table-cell office:value-type="currency" office:currency="BGN" office:value="2.32063" calcext:value-type="currency">
            <text:p>2.32063 лв.</text:p>
          </table:table-cell>
        </table:table-row>
        <table:table-row table:style-name="ro1">
          <table:table-cell office:value-type="date" office:date-value="2024-07-21" calcext:value-type="date">
            <text:p>21.07.2024</text:p>
          </table:table-cell>
          <table:table-cell office:value-type="currency" office:currency="BGN" office:value="2.32063" calcext:value-type="currency">
            <text:p>2.32063 лв.</text:p>
          </table:table-cell>
        </table:table-row>
        <table:table-row table:style-name="ro1">
          <table:table-cell office:value-type="date" office:date-value="2024-07-22" calcext:value-type="date">
            <text:p>22.07.2024</text:p>
          </table:table-cell>
          <table:table-cell office:value-type="currency" office:currency="BGN" office:value="2.32242" calcext:value-type="currency">
            <text:p>2.32242 лв.</text:p>
          </table:table-cell>
        </table:table-row>
        <table:table-row table:style-name="ro1">
          <table:table-cell office:value-type="date" office:date-value="2024-07-23" calcext:value-type="date">
            <text:p>23.07.2024</text:p>
          </table:table-cell>
          <table:table-cell office:value-type="currency" office:currency="BGN" office:value="2.32635" calcext:value-type="currency">
            <text:p>2.32635 лв.</text:p>
          </table:table-cell>
        </table:table-row>
        <table:table-row table:style-name="ro1">
          <table:table-cell office:value-type="date" office:date-value="2024-07-24" calcext:value-type="date">
            <text:p>24.07.2024</text:p>
          </table:table-cell>
          <table:table-cell office:value-type="currency" office:currency="BGN" office:value="2.32912" calcext:value-type="currency">
            <text:p>2.32912 лв.</text:p>
          </table:table-cell>
        </table:table-row>
        <table:table-row table:style-name="ro1">
          <table:table-cell office:value-type="date" office:date-value="2024-07-25" calcext:value-type="date">
            <text:p>25.07.2024</text:p>
          </table:table-cell>
          <table:table-cell office:value-type="currency" office:currency="BGN" office:value="2.32063" calcext:value-type="currency">
            <text:p>2.32063 лв.</text:p>
          </table:table-cell>
        </table:table-row>
        <table:table-row table:style-name="ro1">
          <table:table-cell office:value-type="date" office:date-value="2024-07-26" calcext:value-type="date">
            <text:p>26.07.2024</text:p>
          </table:table-cell>
          <table:table-cell office:value-type="currency" office:currency="BGN" office:value="2.31794" calcext:value-type="currency">
            <text:p>2.31794 лв.</text:p>
          </table:table-cell>
        </table:table-row>
        <table:table-row table:style-name="ro1">
          <table:table-cell office:value-type="date" office:date-value="2024-07-27" calcext:value-type="date">
            <text:p>27.07.2024</text:p>
          </table:table-cell>
          <table:table-cell office:value-type="currency" office:currency="BGN" office:value="2.31794" calcext:value-type="currency">
            <text:p>2.31794 лв.</text:p>
          </table:table-cell>
        </table:table-row>
        <table:table-row table:style-name="ro1">
          <table:table-cell office:value-type="date" office:date-value="2024-07-28" calcext:value-type="date">
            <text:p>28.07.2024</text:p>
          </table:table-cell>
          <table:table-cell office:value-type="currency" office:currency="BGN" office:value="2.31794" calcext:value-type="currency">
            <text:p>2.31794 лв.</text:p>
          </table:table-cell>
        </table:table-row>
        <table:table-row table:style-name="ro1">
          <table:table-cell office:value-type="date" office:date-value="2024-07-29" calcext:value-type="date">
            <text:p>29.07.2024</text:p>
          </table:table-cell>
          <table:table-cell office:value-type="currency" office:currency="BGN" office:value="2.31885" calcext:value-type="currency">
            <text:p>2.31885 лв.</text:p>
          </table:table-cell>
        </table:table-row>
        <table:table-row table:style-name="ro1">
          <table:table-cell office:value-type="date" office:date-value="2024-07-30" calcext:value-type="date">
            <text:p>30.07.2024</text:p>
          </table:table-cell>
          <table:table-cell office:value-type="currency" office:currency="BGN" office:value="2.32118" calcext:value-type="currency">
            <text:p>2.32118 лв.</text:p>
          </table:table-cell>
        </table:table-row>
        <table:table-row table:style-name="ro1">
          <table:table-cell office:value-type="date" office:date-value="2024-07-31" calcext:value-type="date">
            <text:p>31.07.2024</text:p>
          </table:table-cell>
          <table:table-cell office:value-type="currency" office:currency="BGN" office:value="2.31788" calcext:value-type="currency">
            <text:p>2.31788 лв.</text:p>
          </table:table-cell>
        </table:table-row>
        <table:table-row table:style-name="ro1">
          <table:table-cell office:value-type="date" office:date-value="2024-08-01" calcext:value-type="date">
            <text:p>01.08.2024</text:p>
          </table:table-cell>
          <table:table-cell office:value-type="currency" office:currency="BGN" office:value="2.31931" calcext:value-type="currency">
            <text:p>2.31931 лв.</text:p>
          </table:table-cell>
        </table:table-row>
        <table:table-row table:style-name="ro1">
          <table:table-cell office:value-type="date" office:date-value="2024-08-02" calcext:value-type="date">
            <text:p>02.08.2024</text:p>
          </table:table-cell>
          <table:table-cell office:value-type="currency" office:currency="BGN" office:value="2.30098" calcext:value-type="currency">
            <text:p>2.30098 лв.</text:p>
          </table:table-cell>
        </table:table-row>
        <table:table-row table:style-name="ro1">
          <table:table-cell office:value-type="date" office:date-value="2024-08-03" calcext:value-type="date">
            <text:p>03.08.2024</text:p>
          </table:table-cell>
          <table:table-cell office:value-type="currency" office:currency="BGN" office:value="2.30098" calcext:value-type="currency">
            <text:p>2.30098 лв.</text:p>
          </table:table-cell>
        </table:table-row>
        <table:table-row table:style-name="ro1">
          <table:table-cell office:value-type="date" office:date-value="2024-08-04" calcext:value-type="date">
            <text:p>04.08.2024</text:p>
          </table:table-cell>
          <table:table-cell office:value-type="currency" office:currency="BGN" office:value="2.30098" calcext:value-type="currency">
            <text:p>2.30098 лв.</text:p>
          </table:table-cell>
        </table:table-row>
        <table:table-row table:style-name="ro1">
          <table:table-cell office:value-type="date" office:date-value="2024-08-05" calcext:value-type="date">
            <text:p>05.08.2024</text:p>
          </table:table-cell>
          <table:table-cell office:value-type="currency" office:currency="BGN" office:value="2.27745" calcext:value-type="currency">
            <text:p>2.27745 лв.</text:p>
          </table:table-cell>
        </table:table-row>
        <table:table-row table:style-name="ro1">
          <table:table-cell office:value-type="date" office:date-value="2024-08-06" calcext:value-type="date">
            <text:p>06.08.2024</text:p>
          </table:table-cell>
          <table:table-cell office:value-type="currency" office:currency="BGN" office:value="2.27427" calcext:value-type="currency">
            <text:p>2.27427 лв.</text:p>
          </table:table-cell>
        </table:table-row>
        <table:table-row table:style-name="ro1">
          <table:table-cell office:value-type="date" office:date-value="2024-08-07" calcext:value-type="date">
            <text:p>07.08.2024</text:p>
          </table:table-cell>
          <table:table-cell office:value-type="currency" office:currency="BGN" office:value="2.27931" calcext:value-type="currency">
            <text:p>2.27931 лв.</text:p>
          </table:table-cell>
        </table:table-row>
        <table:table-row table:style-name="ro1">
          <table:table-cell office:value-type="date" office:date-value="2024-08-08" calcext:value-type="date">
            <text:p>08.08.2024</text:p>
          </table:table-cell>
          <table:table-cell office:value-type="currency" office:currency="BGN" office:value="2.27176" calcext:value-type="currency">
            <text:p>2.27176 лв.</text:p>
          </table:table-cell>
        </table:table-row>
        <table:table-row table:style-name="ro1">
          <table:table-cell office:value-type="date" office:date-value="2024-08-09" calcext:value-type="date">
            <text:p>09.08.2024</text:p>
          </table:table-cell>
          <table:table-cell office:value-type="currency" office:currency="BGN" office:value="2.28197" calcext:value-type="currency">
            <text:p>2.28197 лв.</text:p>
          </table:table-cell>
        </table:table-row>
        <table:table-row table:style-name="ro1">
          <table:table-cell office:value-type="date" office:date-value="2024-08-10" calcext:value-type="date">
            <text:p>10.08.2024</text:p>
          </table:table-cell>
          <table:table-cell office:value-type="currency" office:currency="BGN" office:value="2.28197" calcext:value-type="currency">
            <text:p>2.28197 лв.</text:p>
          </table:table-cell>
        </table:table-row>
        <table:table-row table:style-name="ro1">
          <table:table-cell office:value-type="date" office:date-value="2024-08-11" calcext:value-type="date">
            <text:p>11.08.2024</text:p>
          </table:table-cell>
          <table:table-cell office:value-type="currency" office:currency="BGN" office:value="2.28197" calcext:value-type="currency">
            <text:p>2.28197 лв.</text:p>
          </table:table-cell>
        </table:table-row>
        <table:table-row table:style-name="ro1">
          <table:table-cell office:value-type="date" office:date-value="2024-08-12" calcext:value-type="date">
            <text:p>12.08.2024</text:p>
          </table:table-cell>
          <table:table-cell office:value-type="currency" office:currency="BGN" office:value="2.28608" calcext:value-type="currency">
            <text:p>2.28608 лв.</text:p>
          </table:table-cell>
        </table:table-row>
        <table:table-row table:style-name="ro1">
          <table:table-cell office:value-type="date" office:date-value="2024-08-13" calcext:value-type="date">
            <text:p>13.08.2024</text:p>
          </table:table-cell>
          <table:table-cell office:value-type="currency" office:currency="BGN" office:value="2.28864" calcext:value-type="currency">
            <text:p>2.28864 лв.</text:p>
          </table:table-cell>
        </table:table-row>
        <table:table-row table:style-name="ro1">
          <table:table-cell office:value-type="date" office:date-value="2024-08-14" calcext:value-type="date">
            <text:p>14.08.2024</text:p>
          </table:table-cell>
          <table:table-cell office:value-type="currency" office:currency="BGN" office:value="2.27997" calcext:value-type="currency">
            <text:p>2.27997 лв.</text:p>
          </table:table-cell>
        </table:table-row>
        <table:table-row table:style-name="ro1">
          <table:table-cell office:value-type="date" office:date-value="2024-08-15" calcext:value-type="date">
            <text:p>15.08.2024</text:p>
          </table:table-cell>
          <table:table-cell office:value-type="currency" office:currency="BGN" office:value="2.28445" calcext:value-type="currency">
            <text:p>2.28445 лв.</text:p>
          </table:table-cell>
        </table:table-row>
        <table:table-row table:style-name="ro1">
          <table:table-cell office:value-type="date" office:date-value="2024-08-16" calcext:value-type="date">
            <text:p>16.08.2024</text:p>
          </table:table-cell>
          <table:table-cell office:value-type="currency" office:currency="BGN" office:value="2.29752" calcext:value-type="currency">
            <text:p>2.29752 лв.</text:p>
          </table:table-cell>
        </table:table-row>
        <table:table-row table:style-name="ro1">
          <table:table-cell office:value-type="date" office:date-value="2024-08-17" calcext:value-type="date">
            <text:p>17.08.2024</text:p>
          </table:table-cell>
          <table:table-cell office:value-type="currency" office:currency="BGN" office:value="2.29752" calcext:value-type="currency">
            <text:p>2.29752 лв.</text:p>
          </table:table-cell>
        </table:table-row>
        <table:table-row table:style-name="ro1">
          <table:table-cell office:value-type="date" office:date-value="2024-08-18" calcext:value-type="date">
            <text:p>18.08.2024</text:p>
          </table:table-cell>
          <table:table-cell office:value-type="currency" office:currency="BGN" office:value="2.29752" calcext:value-type="currency">
            <text:p>2.29752 лв.</text:p>
          </table:table-cell>
        </table:table-row>
        <table:table-row table:style-name="ro1">
          <table:table-cell office:value-type="date" office:date-value="2024-08-19" calcext:value-type="date">
            <text:p>19.08.2024</text:p>
          </table:table-cell>
          <table:table-cell office:value-type="currency" office:currency="BGN" office:value="2.29442" calcext:value-type="currency">
            <text:p>2.29442 лв.</text:p>
          </table:table-cell>
        </table:table-row>
        <table:table-row table:style-name="ro1">
          <table:table-cell office:value-type="date" office:date-value="2024-08-20" calcext:value-type="date">
            <text:p>20.08.2024</text:p>
          </table:table-cell>
          <table:table-cell office:value-type="currency" office:currency="BGN" office:value="2.29574" calcext:value-type="currency">
            <text:p>2.29574 лв.</text:p>
          </table:table-cell>
        </table:table-row>
        <table:table-row table:style-name="ro1">
          <table:table-cell office:value-type="date" office:date-value="2024-08-21" calcext:value-type="date">
            <text:p>21.08.2024</text:p>
          </table:table-cell>
          <table:table-cell office:value-type="currency" office:currency="BGN" office:value="2.2928" calcext:value-type="currency">
            <text:p>2.29280 лв.</text:p>
          </table:table-cell>
        </table:table-row>
        <table:table-row table:style-name="ro1">
          <table:table-cell office:value-type="date" office:date-value="2024-08-22" calcext:value-type="date">
            <text:p>22.08.2024</text:p>
          </table:table-cell>
          <table:table-cell office:value-type="currency" office:currency="BGN" office:value="2.30252" calcext:value-type="currency">
            <text:p>2.30252 лв.</text:p>
          </table:table-cell>
        </table:table-row>
        <table:table-row table:style-name="ro1">
          <table:table-cell office:value-type="date" office:date-value="2024-08-23" calcext:value-type="date">
            <text:p>23.08.2024</text:p>
          </table:table-cell>
          <table:table-cell office:value-type="currency" office:currency="BGN" office:value="2.30823" calcext:value-type="currency">
            <text:p>2.30823 лв.</text:p>
          </table:table-cell>
        </table:table-row>
        <table:table-row table:style-name="ro1">
          <table:table-cell office:value-type="date" office:date-value="2024-08-24" calcext:value-type="date">
            <text:p>24.08.2024</text:p>
          </table:table-cell>
          <table:table-cell office:value-type="currency" office:currency="BGN" office:value="2.30823" calcext:value-type="currency">
            <text:p>2.30823 лв.</text:p>
          </table:table-cell>
        </table:table-row>
        <table:table-row table:style-name="ro1">
          <table:table-cell office:value-type="date" office:date-value="2024-08-25" calcext:value-type="date">
            <text:p>25.08.2024</text:p>
          </table:table-cell>
          <table:table-cell office:value-type="currency" office:currency="BGN" office:value="2.30823" calcext:value-type="currency">
            <text:p>2.30823 лв.</text:p>
          </table:table-cell>
        </table:table-row>
        <table:table-row table:style-name="ro1">
          <table:table-cell office:value-type="date" office:date-value="2024-08-26" calcext:value-type="date">
            <text:p>26.08.2024</text:p>
          </table:table-cell>
          <table:table-cell office:value-type="currency" office:currency="BGN" office:value="2.31063" calcext:value-type="currency">
            <text:p>2.31063 лв.</text:p>
          </table:table-cell>
        </table:table-row>
        <table:table-row table:style-name="ro1">
          <table:table-cell office:value-type="date" office:date-value="2024-08-27" calcext:value-type="date">
            <text:p>27.08.2024</text:p>
          </table:table-cell>
          <table:table-cell office:value-type="currency" office:currency="BGN" office:value="2.31629" calcext:value-type="currency">
            <text:p>2.31629 лв.</text:p>
          </table:table-cell>
        </table:table-row>
        <table:table-row table:style-name="ro1">
          <table:table-cell office:value-type="date" office:date-value="2024-08-28" calcext:value-type="date">
            <text:p>28.08.2024</text:p>
          </table:table-cell>
          <table:table-cell office:value-type="currency" office:currency="BGN" office:value="2.32386" calcext:value-type="currency">
            <text:p>2.32386 лв.</text:p>
          </table:table-cell>
        </table:table-row>
        <table:table-row table:style-name="ro1">
          <table:table-cell office:value-type="date" office:date-value="2024-08-29" calcext:value-type="date">
            <text:p>29.08.2024</text:p>
          </table:table-cell>
          <table:table-cell office:value-type="currency" office:currency="BGN" office:value="2.32353" calcext:value-type="currency">
            <text:p>2.32353 лв.</text:p>
          </table:table-cell>
        </table:table-row>
        <table:table-row table:style-name="ro1">
          <table:table-cell office:value-type="date" office:date-value="2024-08-30" calcext:value-type="date">
            <text:p>30.08.2024</text:p>
          </table:table-cell>
          <table:table-cell office:value-type="currency" office:currency="BGN" office:value="2.32505" calcext:value-type="currency">
            <text:p>2.32505 лв.</text:p>
          </table:table-cell>
        </table:table-row>
        <table:table-row table:style-name="ro1">
          <table:table-cell office:value-type="date" office:date-value="2024-08-31" calcext:value-type="date">
            <text:p>31.08.2024</text:p>
          </table:table-cell>
          <table:table-cell office:value-type="currency" office:currency="BGN" office:value="2.32505" calcext:value-type="currency">
            <text:p>2.32505 лв.</text:p>
          </table:table-cell>
        </table:table-row>
        <table:table-row table:style-name="ro1">
          <table:table-cell office:value-type="date" office:date-value="2024-09-01" calcext:value-type="date">
            <text:p>01.09.2024</text:p>
          </table:table-cell>
          <table:table-cell office:value-type="currency" office:currency="BGN" office:value="2.32505" calcext:value-type="currency">
            <text:p>2.32505 лв.</text:p>
          </table:table-cell>
        </table:table-row>
        <table:table-row table:style-name="ro1">
          <table:table-cell office:value-type="date" office:date-value="2024-09-02" calcext:value-type="date">
            <text:p>02.09.2024</text:p>
          </table:table-cell>
          <table:table-cell office:value-type="currency" office:currency="BGN" office:value="2.32234" calcext:value-type="currency">
            <text:p>2.32234 лв.</text:p>
          </table:table-cell>
        </table:table-row>
        <table:table-row table:style-name="ro1">
          <table:table-cell office:value-type="date" office:date-value="2024-09-03" calcext:value-type="date">
            <text:p>03.09.2024</text:p>
          </table:table-cell>
          <table:table-cell office:value-type="currency" office:currency="BGN" office:value="2.32602" calcext:value-type="currency">
            <text:p>2.32602 лв.</text:p>
          </table:table-cell>
        </table:table-row>
        <table:table-row table:style-name="ro1">
          <table:table-cell office:value-type="date" office:date-value="2024-09-04" calcext:value-type="date">
            <text:p>04.09.2024</text:p>
          </table:table-cell>
          <table:table-cell office:value-type="currency" office:currency="BGN" office:value="2.32152" calcext:value-type="currency">
            <text:p>2.32152 лв.</text:p>
          </table:table-cell>
        </table:table-row>
        <table:table-row table:style-name="ro1">
          <table:table-cell office:value-type="date" office:date-value="2024-09-05" calcext:value-type="date">
            <text:p>05.09.2024</text:p>
          </table:table-cell>
          <table:table-cell office:value-type="currency" office:currency="BGN" office:value="2.31959" calcext:value-type="currency">
            <text:p>2.31959 лв.</text:p>
          </table:table-cell>
        </table:table-row>
        <table:table-row table:style-name="ro1">
          <table:table-cell office:value-type="date" office:date-value="2024-09-06" calcext:value-type="date">
            <text:p>06.09.2024</text:p>
          </table:table-cell>
          <table:table-cell office:value-type="currency" office:currency="BGN" office:value="2.31959" calcext:value-type="currency">
            <text:p>2.31959 лв.</text:p>
          </table:table-cell>
        </table:table-row>
        <table:table-row table:style-name="ro1">
          <table:table-cell office:value-type="date" office:date-value="2024-09-07" calcext:value-type="date">
            <text:p>07.09.2024</text:p>
          </table:table-cell>
          <table:table-cell office:value-type="currency" office:currency="BGN" office:value="2.31959" calcext:value-type="currency">
            <text:p>2.31959 лв.</text:p>
          </table:table-cell>
        </table:table-row>
        <table:table-row table:style-name="ro1">
          <table:table-cell office:value-type="date" office:date-value="2024-09-08" calcext:value-type="date">
            <text:p>08.09.2024</text:p>
          </table:table-cell>
          <table:table-cell office:value-type="currency" office:currency="BGN" office:value="2.31959" calcext:value-type="currency">
            <text:p>2.31959 лв.</text:p>
          </table:table-cell>
        </table:table-row>
        <table:table-row table:style-name="ro1">
          <table:table-cell office:value-type="date" office:date-value="2024-09-09" calcext:value-type="date">
            <text:p>09.09.2024</text:p>
          </table:table-cell>
          <table:table-cell office:value-type="currency" office:currency="BGN" office:value="2.3183" calcext:value-type="currency">
            <text:p>2.31830 лв.</text:p>
          </table:table-cell>
        </table:table-row>
        <table:table-row table:style-name="ro1">
          <table:table-cell office:value-type="date" office:date-value="2024-09-10" calcext:value-type="date">
            <text:p>10.09.2024</text:p>
          </table:table-cell>
          <table:table-cell office:value-type="currency" office:currency="BGN" office:value="2.32105" calcext:value-type="currency">
            <text:p>2.32105 лв.</text:p>
          </table:table-cell>
        </table:table-row>
        <table:table-row table:style-name="ro1">
          <table:table-cell office:value-type="date" office:date-value="2024-09-11" calcext:value-type="date">
            <text:p>11.09.2024</text:p>
          </table:table-cell>
          <table:table-cell office:value-type="currency" office:currency="BGN" office:value="2.31802" calcext:value-type="currency">
            <text:p>2.31802 лв.</text:p>
          </table:table-cell>
        </table:table-row>
        <table:table-row table:style-name="ro1">
          <table:table-cell office:value-type="date" office:date-value="2024-09-12" calcext:value-type="date">
            <text:p>12.09.2024</text:p>
          </table:table-cell>
          <table:table-cell office:value-type="currency" office:currency="BGN" office:value="2.31569" calcext:value-type="currency">
            <text:p>2.31569 лв.</text:p>
          </table:table-cell>
        </table:table-row>
        <table:table-row table:style-name="ro1">
          <table:table-cell office:value-type="date" office:date-value="2024-09-13" calcext:value-type="date">
            <text:p>13.09.2024</text:p>
          </table:table-cell>
          <table:table-cell office:value-type="currency" office:currency="BGN" office:value="2.31528" calcext:value-type="currency">
            <text:p>2.31528 лв.</text:p>
          </table:table-cell>
        </table:table-row>
        <table:table-row table:style-name="ro1">
          <table:table-cell office:value-type="date" office:date-value="2024-09-14" calcext:value-type="date">
            <text:p>14.09.2024</text:p>
          </table:table-cell>
          <table:table-cell office:value-type="currency" office:currency="BGN" office:value="2.31528" calcext:value-type="currency">
            <text:p>2.31528 лв.</text:p>
          </table:table-cell>
        </table:table-row>
        <table:table-row table:style-name="ro1">
          <table:table-cell office:value-type="date" office:date-value="2024-09-15" calcext:value-type="date">
            <text:p>15.09.2024</text:p>
          </table:table-cell>
          <table:table-cell office:value-type="currency" office:currency="BGN" office:value="2.31528" calcext:value-type="currency">
            <text:p>2.31528 лв.</text:p>
          </table:table-cell>
        </table:table-row>
        <table:table-row table:style-name="ro1">
          <table:table-cell office:value-type="date" office:date-value="2024-09-16" calcext:value-type="date">
            <text:p>16.09.2024</text:p>
          </table:table-cell>
          <table:table-cell office:value-type="currency" office:currency="BGN" office:value="2.32069" calcext:value-type="currency">
            <text:p>2.32069 лв.</text:p>
          </table:table-cell>
        </table:table-row>
        <table:table-row table:style-name="ro1">
          <table:table-cell office:value-type="date" office:date-value="2024-09-17" calcext:value-type="date">
            <text:p>17.09.2024</text:p>
          </table:table-cell>
          <table:table-cell office:value-type="currency" office:currency="BGN" office:value="2.32069" calcext:value-type="currency">
            <text:p>2.32069 лв.</text:p>
          </table:table-cell>
        </table:table-row>
        <table:table-row table:style-name="ro1">
          <table:table-cell office:value-type="date" office:date-value="2024-09-18" calcext:value-type="date">
            <text:p>18.09.2024</text:p>
          </table:table-cell>
          <table:table-cell office:value-type="currency" office:currency="BGN" office:value="2.32215" calcext:value-type="currency">
            <text:p>2.32215 лв.</text:p>
          </table:table-cell>
        </table:table-row>
        <table:table-row table:style-name="ro1">
          <table:table-cell office:value-type="date" office:date-value="2024-09-19" calcext:value-type="date">
            <text:p>19.09.2024</text:p>
          </table:table-cell>
          <table:table-cell office:value-type="currency" office:currency="BGN" office:value="2.32967" calcext:value-type="currency">
            <text:p>2.32967 лв.</text:p>
          </table:table-cell>
        </table:table-row>
        <table:table-row table:style-name="ro1">
          <table:table-cell office:value-type="date" office:date-value="2024-09-20" calcext:value-type="date">
            <text:p>20.09.2024</text:p>
          </table:table-cell>
          <table:table-cell office:value-type="currency" office:currency="BGN" office:value="2.33087" calcext:value-type="currency">
            <text:p>2.33087 лв.</text:p>
          </table:table-cell>
        </table:table-row>
        <table:table-row table:style-name="ro1">
          <table:table-cell office:value-type="date" office:date-value="2024-09-21" calcext:value-type="date">
            <text:p>21.09.2024</text:p>
          </table:table-cell>
          <table:table-cell office:value-type="currency" office:currency="BGN" office:value="2.33087" calcext:value-type="currency">
            <text:p>2.33087 лв.</text:p>
          </table:table-cell>
        </table:table-row>
        <table:table-row table:style-name="ro1">
          <table:table-cell office:value-type="date" office:date-value="2024-09-22" calcext:value-type="date">
            <text:p>22.09.2024</text:p>
          </table:table-cell>
          <table:table-cell office:value-type="currency" office:currency="BGN" office:value="2.33087" calcext:value-type="currency">
            <text:p>2.33087 лв.</text:p>
          </table:table-cell>
        </table:table-row>
        <table:table-row table:style-name="ro1">
          <table:table-cell office:value-type="date" office:date-value="2024-09-23" calcext:value-type="date">
            <text:p>23.09.2024</text:p>
          </table:table-cell>
          <table:table-cell office:value-type="currency" office:currency="BGN" office:value="2.33087" calcext:value-type="currency">
            <text:p>2.33087 лв.</text:p>
          </table:table-cell>
        </table:table-row>
        <table:table-row table:style-name="ro1">
          <table:table-cell office:value-type="date" office:date-value="2024-09-24" calcext:value-type="date">
            <text:p>24.09.2024</text:p>
          </table:table-cell>
          <table:table-cell office:value-type="currency" office:currency="BGN" office:value="2.35019" calcext:value-type="currency">
            <text:p>2.35019 лв.</text:p>
          </table:table-cell>
        </table:table-row>
        <table:table-row table:style-name="ro1">
          <table:table-cell office:value-type="date" office:date-value="2024-09-25" calcext:value-type="date">
            <text:p>25.09.2024</text:p>
          </table:table-cell>
          <table:table-cell office:value-type="currency" office:currency="BGN" office:value="2.33803" calcext:value-type="currency">
            <text:p>2.33803 лв.</text:p>
          </table:table-cell>
        </table:table-row>
        <table:table-row table:style-name="ro1">
          <table:table-cell office:value-type="date" office:date-value="2024-09-26" calcext:value-type="date">
            <text:p>26.09.2024</text:p>
          </table:table-cell>
          <table:table-cell office:value-type="currency" office:currency="BGN" office:value="2.34433" calcext:value-type="currency">
            <text:p>2.34433 лв.</text:p>
          </table:table-cell>
        </table:table-row>
        <table:table-row table:style-name="ro1">
          <table:table-cell office:value-type="date" office:date-value="2024-09-27" calcext:value-type="date">
            <text:p>27.09.2024</text:p>
          </table:table-cell>
          <table:table-cell office:value-type="currency" office:currency="BGN" office:value="2.34686" calcext:value-type="currency">
            <text:p>2.34686 лв.</text:p>
          </table:table-cell>
        </table:table-row>
        <table:table-row table:style-name="ro1">
          <table:table-cell office:value-type="date" office:date-value="2024-09-28" calcext:value-type="date">
            <text:p>28.09.2024</text:p>
          </table:table-cell>
          <table:table-cell office:value-type="currency" office:currency="BGN" office:value="2.34686" calcext:value-type="currency">
            <text:p>2.34686 лв.</text:p>
          </table:table-cell>
        </table:table-row>
        <table:table-row table:style-name="ro1">
          <table:table-cell office:value-type="date" office:date-value="2024-09-29" calcext:value-type="date">
            <text:p>29.09.2024</text:p>
          </table:table-cell>
          <table:table-cell office:value-type="currency" office:currency="BGN" office:value="2.34686" calcext:value-type="currency">
            <text:p>2.34686 лв.</text:p>
          </table:table-cell>
        </table:table-row>
        <table:table-row table:style-name="ro1">
          <table:table-cell office:value-type="date" office:date-value="2024-09-30" calcext:value-type="date">
            <text:p>30.09.2024</text:p>
          </table:table-cell>
          <table:table-cell office:value-type="currency" office:currency="BGN" office:value="2.34111" calcext:value-type="currency">
            <text:p>2.34111 лв.</text:p>
          </table:table-cell>
        </table:table-row>
        <table:table-row table:style-name="ro1">
          <table:table-cell office:value-type="date" office:date-value="2024-10-01" calcext:value-type="date">
            <text:p>01.10.2024</text:p>
          </table:table-cell>
          <table:table-cell office:value-type="currency" office:currency="BGN" office:value="2.35096" calcext:value-type="currency">
            <text:p>2.35096 лв.</text:p>
          </table:table-cell>
        </table:table-row>
        <table:table-row table:style-name="ro1">
          <table:table-cell office:value-type="date" office:date-value="2024-10-02" calcext:value-type="date">
            <text:p>02.10.2024</text:p>
          </table:table-cell>
          <table:table-cell office:value-type="currency" office:currency="BGN" office:value="2.34827" calcext:value-type="currency">
            <text:p>2.34827 лв.</text:p>
          </table:table-cell>
        </table:table-row>
        <table:table-row table:style-name="ro1">
          <table:table-cell office:value-type="date" office:date-value="2024-10-03" calcext:value-type="date">
            <text:p>03.10.2024</text:p>
          </table:table-cell>
          <table:table-cell office:value-type="currency" office:currency="BGN" office:value="2.32124" calcext:value-type="currency">
            <text:p>2.32124 лв.</text:p>
          </table:table-cell>
        </table:table-row>
        <table:table-row table:style-name="ro1">
          <table:table-cell office:value-type="date" office:date-value="2024-10-04" calcext:value-type="date">
            <text:p>04.10.2024</text:p>
          </table:table-cell>
          <table:table-cell office:value-type="currency" office:currency="BGN" office:value="2.33574" calcext:value-type="currency">
            <text:p>2.33574 лв.</text:p>
          </table:table-cell>
        </table:table-row>
        <table:table-row table:style-name="ro1">
          <table:table-cell office:value-type="date" office:date-value="2024-10-05" calcext:value-type="date">
            <text:p>05.10.2024</text:p>
          </table:table-cell>
          <table:table-cell office:value-type="currency" office:currency="BGN" office:value="2.33574" calcext:value-type="currency">
            <text:p>2.33574 лв.</text:p>
          </table:table-cell>
        </table:table-row>
        <table:table-row table:style-name="ro1">
          <table:table-cell office:value-type="date" office:date-value="2024-10-06" calcext:value-type="date">
            <text:p>06.10.2024</text:p>
          </table:table-cell>
          <table:table-cell office:value-type="currency" office:currency="BGN" office:value="2.33574" calcext:value-type="currency">
            <text:p>2.33574 лв.</text:p>
          </table:table-cell>
        </table:table-row>
        <table:table-row table:style-name="ro1">
          <table:table-cell office:value-type="date" office:date-value="2024-10-07" calcext:value-type="date">
            <text:p>07.10.2024</text:p>
          </table:table-cell>
          <table:table-cell office:value-type="currency" office:currency="BGN" office:value="2.33064" calcext:value-type="currency">
            <text:p>2.33064 лв.</text:p>
          </table:table-cell>
        </table:table-row>
        <table:table-row table:style-name="ro1">
          <table:table-cell office:value-type="date" office:date-value="2024-10-08" calcext:value-type="date">
            <text:p>08.10.2024</text:p>
          </table:table-cell>
          <table:table-cell office:value-type="currency" office:currency="BGN" office:value="2.33454" calcext:value-type="currency">
            <text:p>2.33454 лв.</text:p>
          </table:table-cell>
        </table:table-row>
        <table:table-row table:style-name="ro1">
          <table:table-cell office:value-type="date" office:date-value="2024-10-09" calcext:value-type="date">
            <text:p>09.10.2024</text:p>
          </table:table-cell>
          <table:table-cell office:value-type="currency" office:currency="BGN" office:value="2.3356" calcext:value-type="currency">
            <text:p>2.33560 лв.</text:p>
          </table:table-cell>
        </table:table-row>
        <table:table-row table:style-name="ro1">
          <table:table-cell office:value-type="date" office:date-value="2024-10-10" calcext:value-type="date">
            <text:p>10.10.2024</text:p>
          </table:table-cell>
          <table:table-cell office:value-type="currency" office:currency="BGN" office:value="2.33711" calcext:value-type="currency">
            <text:p>2.33711 лв.</text:p>
          </table:table-cell>
        </table:table-row>
        <table:table-row table:style-name="ro1">
          <table:table-cell office:value-type="date" office:date-value="2024-10-11" calcext:value-type="date">
            <text:p>11.10.2024</text:p>
          </table:table-cell>
          <table:table-cell office:value-type="currency" office:currency="BGN" office:value="2.33657" calcext:value-type="currency">
            <text:p>2.33657 лв.</text:p>
          </table:table-cell>
        </table:table-row>
        <table:table-row table:style-name="ro1">
          <table:table-cell office:value-type="date" office:date-value="2024-10-12" calcext:value-type="date">
            <text:p>12.10.2024</text:p>
          </table:table-cell>
          <table:table-cell office:value-type="currency" office:currency="BGN" office:value="2.33657" calcext:value-type="currency">
            <text:p>2.33657 лв.</text:p>
          </table:table-cell>
        </table:table-row>
        <table:table-row table:style-name="ro1">
          <table:table-cell office:value-type="date" office:date-value="2024-10-13" calcext:value-type="date">
            <text:p>13.10.2024</text:p>
          </table:table-cell>
          <table:table-cell office:value-type="currency" office:currency="BGN" office:value="2.33657" calcext:value-type="currency">
            <text:p>2.33657 лв.</text:p>
          </table:table-cell>
        </table:table-row>
        <table:table-row table:style-name="ro1">
          <table:table-cell office:value-type="date" office:date-value="2024-10-14" calcext:value-type="date">
            <text:p>14.10.2024</text:p>
          </table:table-cell>
          <table:table-cell office:value-type="currency" office:currency="BGN" office:value="2.33769" calcext:value-type="currency">
            <text:p>2.33769 лв.</text:p>
          </table:table-cell>
        </table:table-row>
        <table:table-row table:style-name="ro1">
          <table:table-cell office:value-type="date" office:date-value="2024-10-15" calcext:value-type="date">
            <text:p>15.10.2024</text:p>
          </table:table-cell>
          <table:table-cell office:value-type="currency" office:currency="BGN" office:value="2.34639" calcext:value-type="currency">
            <text:p>2.34639 лв.</text:p>
          </table:table-cell>
        </table:table-row>
        <table:table-row table:style-name="ro1">
          <table:table-cell office:value-type="date" office:date-value="2024-10-16" calcext:value-type="date">
            <text:p>16.10.2024</text:p>
          </table:table-cell>
          <table:table-cell office:value-type="currency" office:currency="BGN" office:value="2.33937" calcext:value-type="currency">
            <text:p>2.33937 лв.</text:p>
          </table:table-cell>
        </table:table-row>
        <table:table-row table:style-name="ro1">
          <table:table-cell office:value-type="date" office:date-value="2024-10-17" calcext:value-type="date">
            <text:p>17.10.2024</text:p>
          </table:table-cell>
          <table:table-cell office:value-type="currency" office:currency="BGN" office:value="2.34357" calcext:value-type="currency">
            <text:p>2.34357 лв.</text:p>
          </table:table-cell>
        </table:table-row>
        <table:table-row table:style-name="ro1">
          <table:table-cell office:value-type="date" office:date-value="2024-10-18" calcext:value-type="date">
            <text:p>18.10.2024</text:p>
          </table:table-cell>
          <table:table-cell office:value-type="currency" office:currency="BGN" office:value="2.35175" calcext:value-type="currency">
            <text:p>2.35175 лв.</text:p>
          </table:table-cell>
        </table:table-row>
        <table:table-row table:style-name="ro1">
          <table:table-cell office:value-type="date" office:date-value="2024-10-19" calcext:value-type="date">
            <text:p>19.10.2024</text:p>
          </table:table-cell>
          <table:table-cell office:value-type="currency" office:currency="BGN" office:value="2.35175" calcext:value-type="currency">
            <text:p>2.35175 лв.</text:p>
          </table:table-cell>
        </table:table-row>
        <table:table-row table:style-name="ro1">
          <table:table-cell office:value-type="date" office:date-value="2024-10-20" calcext:value-type="date">
            <text:p>20.10.2024</text:p>
          </table:table-cell>
          <table:table-cell office:value-type="currency" office:currency="BGN" office:value="2.35175" calcext:value-type="currency">
            <text:p>2.35175 лв.</text:p>
          </table:table-cell>
        </table:table-row>
        <table:table-row table:style-name="ro1">
          <table:table-cell office:value-type="date" office:date-value="2024-10-21" calcext:value-type="date">
            <text:p>21.10.2024</text:p>
          </table:table-cell>
          <table:table-cell office:value-type="currency" office:currency="BGN" office:value="2.34751" calcext:value-type="currency">
            <text:p>2.34751 лв.</text:p>
          </table:table-cell>
        </table:table-row>
        <table:table-row table:style-name="ro1">
          <table:table-cell office:value-type="date" office:date-value="2024-10-22" calcext:value-type="date">
            <text:p>22.10.2024</text:p>
          </table:table-cell>
          <table:table-cell office:value-type="currency" office:currency="BGN" office:value="2.34681" calcext:value-type="currency">
            <text:p>2.34681 лв.</text:p>
          </table:table-cell>
        </table:table-row>
        <table:table-row table:style-name="ro1">
          <table:table-cell office:value-type="date" office:date-value="2024-10-23" calcext:value-type="date">
            <text:p>23.10.2024</text:p>
          </table:table-cell>
          <table:table-cell office:value-type="currency" office:currency="BGN" office:value="2.35223" calcext:value-type="currency">
            <text:p>2.35223 лв.</text:p>
          </table:table-cell>
        </table:table-row>
        <table:table-row table:style-name="ro1">
          <table:table-cell office:value-type="date" office:date-value="2024-10-24" calcext:value-type="date">
            <text:p>24.10.2024</text:p>
          </table:table-cell>
          <table:table-cell office:value-type="currency" office:currency="BGN" office:value="2.35047" calcext:value-type="currency">
            <text:p>2.35047 лв.</text:p>
          </table:table-cell>
        </table:table-row>
        <table:table-row table:style-name="ro1">
          <table:table-cell office:value-type="date" office:date-value="2024-10-25" calcext:value-type="date">
            <text:p>25.10.2024</text:p>
          </table:table-cell>
          <table:table-cell office:value-type="currency" office:currency="BGN" office:value="2.3463" calcext:value-type="currency">
            <text:p>2.34630 лв.</text:p>
          </table:table-cell>
        </table:table-row>
        <table:table-row table:style-name="ro1">
          <table:table-cell office:value-type="date" office:date-value="2024-10-26" calcext:value-type="date">
            <text:p>26.10.2024</text:p>
          </table:table-cell>
          <table:table-cell office:value-type="currency" office:currency="BGN" office:value="2.3463" calcext:value-type="currency">
            <text:p>2.34630 лв.</text:p>
          </table:table-cell>
        </table:table-row>
        <table:table-row table:style-name="ro1">
          <table:table-cell office:value-type="date" office:date-value="2024-10-27" calcext:value-type="date">
            <text:p>27.10.2024</text:p>
          </table:table-cell>
          <table:table-cell office:value-type="currency" office:currency="BGN" office:value="2.3463" calcext:value-type="currency">
            <text:p>2.34630 лв.</text:p>
          </table:table-cell>
        </table:table-row>
        <table:table-row table:style-name="ro1">
          <table:table-cell office:value-type="date" office:date-value="2024-10-28" calcext:value-type="date">
            <text:p>28.10.2024</text:p>
          </table:table-cell>
          <table:table-cell office:value-type="currency" office:currency="BGN" office:value="2.34822" calcext:value-type="currency">
            <text:p>2.34822 лв.</text:p>
          </table:table-cell>
        </table:table-row>
        <table:table-row table:style-name="ro1">
          <table:table-cell office:value-type="date" office:date-value="2024-10-29" calcext:value-type="date">
            <text:p>29.10.2024</text:p>
          </table:table-cell>
          <table:table-cell office:value-type="currency" office:currency="BGN" office:value="2.35585" calcext:value-type="currency">
            <text:p>2.35585 лв.</text:p>
          </table:table-cell>
        </table:table-row>
        <table:table-row table:style-name="ro1">
          <table:table-cell office:value-type="date" office:date-value="2024-10-30" calcext:value-type="date">
            <text:p>30.10.2024</text:p>
          </table:table-cell>
          <table:table-cell office:value-type="currency" office:currency="BGN" office:value="2.34442" calcext:value-type="currency">
            <text:p>2.34442 лв.</text:p>
          </table:table-cell>
        </table:table-row>
        <table:table-row table:style-name="ro1">
          <table:table-cell office:value-type="date" office:date-value="2024-10-31" calcext:value-type="date">
            <text:p>31.10.2024</text:p>
          </table:table-cell>
          <table:table-cell office:value-type="currency" office:currency="BGN" office:value="2.33524" calcext:value-type="currency">
            <text:p>2.33524 лв.</text:p>
          </table:table-cell>
        </table:table-row>
        <table:table-row table:style-name="ro1">
          <table:table-cell office:value-type="date" office:date-value="2024-11-01" calcext:value-type="date">
            <text:p>01.11.2024</text:p>
          </table:table-cell>
          <table:table-cell office:value-type="currency" office:currency="BGN" office:value="2.32842" calcext:value-type="currency">
            <text:p>2.32842 лв.</text:p>
          </table:table-cell>
        </table:table-row>
        <table:table-row table:style-name="ro1">
          <table:table-cell office:value-type="date" office:date-value="2024-11-02" calcext:value-type="date">
            <text:p>02.11.2024</text:p>
          </table:table-cell>
          <table:table-cell office:value-type="currency" office:currency="BGN" office:value="2.32842" calcext:value-type="currency">
            <text:p>2.32842 лв.</text:p>
          </table:table-cell>
        </table:table-row>
        <table:table-row table:style-name="ro1">
          <table:table-cell office:value-type="date" office:date-value="2024-11-03" calcext:value-type="date">
            <text:p>03.11.2024</text:p>
          </table:table-cell>
          <table:table-cell office:value-type="currency" office:currency="BGN" office:value="2.32842" calcext:value-type="currency">
            <text:p>2.32842 лв.</text:p>
          </table:table-cell>
        </table:table-row>
        <table:table-row table:style-name="ro1">
          <table:table-cell office:value-type="date" office:date-value="2024-11-04" calcext:value-type="date">
            <text:p>04.11.2024</text:p>
          </table:table-cell>
          <table:table-cell office:value-type="currency" office:currency="BGN" office:value="2.32662" calcext:value-type="currency">
            <text:p>2.32662 лв.</text:p>
          </table:table-cell>
        </table:table-row>
        <table:table-row table:style-name="ro1">
          <table:table-cell office:value-type="date" office:date-value="2024-11-05" calcext:value-type="date">
            <text:p>05.11.2024</text:p>
          </table:table-cell>
          <table:table-cell office:value-type="currency" office:currency="BGN" office:value="2.33059" calcext:value-type="currency">
            <text:p>2.33059 лв.</text:p>
          </table:table-cell>
        </table:table-row>
        <table:table-row table:style-name="ro1">
          <table:table-cell office:value-type="date" office:date-value="2024-11-06" calcext:value-type="date">
            <text:p>06.11.2024</text:p>
          </table:table-cell>
          <table:table-cell office:value-type="currency" office:currency="BGN" office:value="2.35011" calcext:value-type="currency">
            <text:p>2.35011 лв.</text:p>
          </table:table-cell>
        </table:table-row>
        <table:table-row table:style-name="ro1">
          <table:table-cell office:value-type="date" office:date-value="2024-11-07" calcext:value-type="date">
            <text:p>07.11.2024</text:p>
          </table:table-cell>
          <table:table-cell office:value-type="currency" office:currency="BGN" office:value="2.35118" calcext:value-type="currency">
            <text:p>2.35118 лв.</text:p>
          </table:table-cell>
        </table:table-row>
        <table:table-row table:style-name="ro1">
          <table:table-cell office:value-type="date" office:date-value="2024-11-08" calcext:value-type="date">
            <text:p>08.11.2024</text:p>
          </table:table-cell>
          <table:table-cell office:value-type="currency" office:currency="BGN" office:value="2.3511" calcext:value-type="currency">
            <text:p>2.35110 лв.</text:p>
          </table:table-cell>
        </table:table-row>
        <table:table-row table:style-name="ro1">
          <table:table-cell office:value-type="date" office:date-value="2024-11-09" calcext:value-type="date">
            <text:p>09.11.2024</text:p>
          </table:table-cell>
          <table:table-cell office:value-type="currency" office:currency="BGN" office:value="2.3511" calcext:value-type="currency">
            <text:p>2.35110 лв.</text:p>
          </table:table-cell>
        </table:table-row>
        <table:table-row table:style-name="ro1">
          <table:table-cell office:value-type="date" office:date-value="2024-11-10" calcext:value-type="date">
            <text:p>10.11.2024</text:p>
          </table:table-cell>
          <table:table-cell office:value-type="currency" office:currency="BGN" office:value="2.3511" calcext:value-type="currency">
            <text:p>2.35110 лв.</text:p>
          </table:table-cell>
        </table:table-row>
        <table:table-row table:style-name="ro1">
          <table:table-cell office:value-type="date" office:date-value="2024-11-11" calcext:value-type="date">
            <text:p>11.11.2024</text:p>
          </table:table-cell>
          <table:table-cell office:value-type="currency" office:currency="BGN" office:value="2.36554" calcext:value-type="currency">
            <text:p>2.36554 лв.</text:p>
          </table:table-cell>
        </table:table-row>
        <table:table-row table:style-name="ro1">
          <table:table-cell office:value-type="date" office:date-value="2024-11-12" calcext:value-type="date">
            <text:p>12.11.2024</text:p>
          </table:table-cell>
          <table:table-cell office:value-type="currency" office:currency="BGN" office:value="2.36112" calcext:value-type="currency">
            <text:p>2.36112 лв.</text:p>
          </table:table-cell>
        </table:table-row>
        <table:table-row table:style-name="ro1">
          <table:table-cell office:value-type="date" office:date-value="2024-11-13" calcext:value-type="date">
            <text:p>13.11.2024</text:p>
          </table:table-cell>
          <table:table-cell office:value-type="currency" office:currency="BGN" office:value="2.34475" calcext:value-type="currency">
            <text:p>2.34475 лв.</text:p>
          </table:table-cell>
        </table:table-row>
        <table:table-row table:style-name="ro1">
          <table:table-cell office:value-type="date" office:date-value="2024-11-14" calcext:value-type="date">
            <text:p>14.11.2024</text:p>
          </table:table-cell>
          <table:table-cell office:value-type="currency" office:currency="BGN" office:value="2.35194" calcext:value-type="currency">
            <text:p>2.35194 лв.</text:p>
          </table:table-cell>
        </table:table-row>
        <table:table-row table:style-name="ro1">
          <table:table-cell office:value-type="date" office:date-value="2024-11-15" calcext:value-type="date">
            <text:p>15.11.2024</text:p>
          </table:table-cell>
          <table:table-cell office:value-type="currency" office:currency="BGN" office:value="2.34357" calcext:value-type="currency">
            <text:p>2.34357 лв.</text:p>
          </table:table-cell>
        </table:table-row>
        <table:table-row table:style-name="ro1">
          <table:table-cell office:value-type="date" office:date-value="2024-11-16" calcext:value-type="date">
            <text:p>16.11.2024</text:p>
          </table:table-cell>
          <table:table-cell office:value-type="currency" office:currency="BGN" office:value="2.34357" calcext:value-type="currency">
            <text:p>2.34357 лв.</text:p>
          </table:table-cell>
        </table:table-row>
        <table:table-row table:style-name="ro1">
          <table:table-cell office:value-type="date" office:date-value="2024-11-17" calcext:value-type="date">
            <text:p>17.11.2024</text:p>
          </table:table-cell>
          <table:table-cell office:value-type="currency" office:currency="BGN" office:value="2.34357" calcext:value-type="currency">
            <text:p>2.34357 лв.</text:p>
          </table:table-cell>
        </table:table-row>
        <table:table-row table:style-name="ro1">
          <table:table-cell office:value-type="date" office:date-value="2024-11-18" calcext:value-type="date">
            <text:p>18.11.2024</text:p>
          </table:table-cell>
          <table:table-cell office:value-type="currency" office:currency="BGN" office:value="2.34063" calcext:value-type="currency">
            <text:p>2.34063 лв.</text:p>
          </table:table-cell>
        </table:table-row>
        <table:table-row table:style-name="ro1">
          <table:table-cell office:value-type="date" office:date-value="2024-11-19" calcext:value-type="date">
            <text:p>19.11.2024</text:p>
          </table:table-cell>
          <table:table-cell office:value-type="currency" office:currency="BGN" office:value="2.33845" calcext:value-type="currency">
            <text:p>2.33845 лв.</text:p>
          </table:table-cell>
        </table:table-row>
        <table:table-row table:style-name="ro1">
          <table:table-cell office:value-type="date" office:date-value="2024-11-20" calcext:value-type="date">
            <text:p>20.11.2024</text:p>
          </table:table-cell>
          <table:table-cell office:value-type="currency" office:currency="BGN" office:value="2.34568" calcext:value-type="currency">
            <text:p>2.34568 лв.</text:p>
          </table:table-cell>
        </table:table-row>
        <table:table-row table:style-name="ro1">
          <table:table-cell office:value-type="date" office:date-value="2024-11-21" calcext:value-type="date">
            <text:p>21.11.2024</text:p>
          </table:table-cell>
          <table:table-cell office:value-type="currency" office:currency="BGN" office:value="2.3487" calcext:value-type="currency">
            <text:p>2.34870 лв.</text:p>
          </table:table-cell>
        </table:table-row>
        <table:table-row table:style-name="ro1">
          <table:table-cell office:value-type="date" office:date-value="2024-11-22" calcext:value-type="date">
            <text:p>22.11.2024</text:p>
          </table:table-cell>
          <table:table-cell office:value-type="currency" office:currency="BGN" office:value="2.35062" calcext:value-type="currency">
            <text:p>2.35062 лв.</text:p>
          </table:table-cell>
        </table:table-row>
        <table:table-row table:style-name="ro1">
          <table:table-cell office:value-type="date" office:date-value="2024-11-23" calcext:value-type="date">
            <text:p>23.11.2024</text:p>
          </table:table-cell>
          <table:table-cell office:value-type="currency" office:currency="BGN" office:value="2.35062" calcext:value-type="currency">
            <text:p>2.35062 лв.</text:p>
          </table:table-cell>
        </table:table-row>
        <table:table-row table:style-name="ro1">
          <table:table-cell office:value-type="date" office:date-value="2024-11-24" calcext:value-type="date">
            <text:p>24.11.2024</text:p>
          </table:table-cell>
          <table:table-cell office:value-type="currency" office:currency="BGN" office:value="2.35062" calcext:value-type="currency">
            <text:p>2.35062 лв.</text:p>
          </table:table-cell>
        </table:table-row>
        <table:table-row table:style-name="ro1">
          <table:table-cell office:value-type="date" office:date-value="2024-11-25" calcext:value-type="date">
            <text:p>25.11.2024</text:p>
          </table:table-cell>
          <table:table-cell office:value-type="currency" office:currency="BGN" office:value="2.34329" calcext:value-type="currency">
            <text:p>2.34329 лв.</text:p>
          </table:table-cell>
        </table:table-row>
        <table:table-row table:style-name="ro1">
          <table:table-cell office:value-type="date" office:date-value="2024-11-26" calcext:value-type="date">
            <text:p>26.11.2024</text:p>
          </table:table-cell>
          <table:table-cell office:value-type="currency" office:currency="BGN" office:value="2.34287" calcext:value-type="currency">
            <text:p>2.34287 лв.</text:p>
          </table:table-cell>
        </table:table-row>
        <table:table-row table:style-name="ro1">
          <table:table-cell office:value-type="date" office:date-value="2024-11-27" calcext:value-type="date">
            <text:p>27.11.2024</text:p>
          </table:table-cell>
          <table:table-cell office:value-type="currency" office:currency="BGN" office:value="2.34512" calcext:value-type="currency">
            <text:p>2.34512 лв.</text:p>
          </table:table-cell>
        </table:table-row>
        <table:table-row table:style-name="ro1">
          <table:table-cell office:value-type="date" office:date-value="2024-11-28" calcext:value-type="date">
            <text:p>28.11.2024</text:p>
          </table:table-cell>
          <table:table-cell office:value-type="currency" office:currency="BGN" office:value="2.34991" calcext:value-type="currency">
            <text:p>2.34991 лв.</text:p>
          </table:table-cell>
        </table:table-row>
        <table:table-row table:style-name="ro1">
          <table:table-cell office:value-type="date" office:date-value="2024-11-29" calcext:value-type="date">
            <text:p>29.11.2024</text:p>
          </table:table-cell>
          <table:table-cell office:value-type="currency" office:currency="BGN" office:value="2.35062" calcext:value-type="currency">
            <text:p>2.35062 лв.</text:p>
          </table:table-cell>
        </table:table-row>
        <table:table-row table:style-name="ro1">
          <table:table-cell office:value-type="date" office:date-value="2024-11-30" calcext:value-type="date">
            <text:p>30.11.2024</text:p>
          </table:table-cell>
          <table:table-cell office:value-type="currency" office:currency="BGN" office:value="2.35062" calcext:value-type="currency">
            <text:p>2.35062 лв.</text:p>
          </table:table-cell>
        </table:table-row>
        <table:table-row table:style-name="ro1">
          <table:table-cell office:value-type="date" office:date-value="2024-12-01" calcext:value-type="date">
            <text:p>01.12.2024</text:p>
          </table:table-cell>
          <table:table-cell office:value-type="currency" office:currency="BGN" office:value="2.35062" calcext:value-type="currency">
            <text:p>2.35062 лв.</text:p>
          </table:table-cell>
        </table:table-row>
        <table:table-row table:style-name="ro1">
          <table:table-cell office:value-type="date" office:date-value="2024-12-02" calcext:value-type="date">
            <text:p>02.12.2024</text:p>
          </table:table-cell>
          <table:table-cell office:value-type="currency" office:currency="BGN" office:value="2.35932" calcext:value-type="currency">
            <text:p>2.35932 лв.</text:p>
          </table:table-cell>
        </table:table-row>
        <table:table-row table:style-name="ro1">
          <table:table-cell office:value-type="date" office:date-value="2024-12-03" calcext:value-type="date">
            <text:p>03.12.2024</text:p>
          </table:table-cell>
          <table:table-cell office:value-type="currency" office:currency="BGN" office:value="2.35293" calcext:value-type="currency">
            <text:p>2.35293 лв.</text:p>
          </table:table-cell>
        </table:table-row>
        <table:table-row table:style-name="ro1">
          <table:table-cell office:value-type="date" office:date-value="2024-12-04" calcext:value-type="date">
            <text:p>04.12.2024</text:p>
          </table:table-cell>
          <table:table-cell office:value-type="currency" office:currency="BGN" office:value="2.36126" calcext:value-type="currency">
            <text:p>2.36126 лв.</text:p>
          </table:table-cell>
        </table:table-row>
        <table:table-row table:style-name="ro1">
          <table:table-cell office:value-type="date" office:date-value="2024-12-05" calcext:value-type="date">
            <text:p>05.12.2024</text:p>
          </table:table-cell>
          <table:table-cell office:value-type="currency" office:currency="BGN" office:value="2.36211" calcext:value-type="currency">
            <text:p>2.36211 лв.</text:p>
          </table:table-cell>
        </table:table-row>
        <table:table-row table:style-name="ro1">
          <table:table-cell office:value-type="date" office:date-value="2024-12-06" calcext:value-type="date">
            <text:p>06.12.2024</text:p>
          </table:table-cell>
          <table:table-cell office:value-type="currency" office:currency="BGN" office:value="2.36055" calcext:value-type="currency">
            <text:p>2.36055 лв.</text:p>
          </table:table-cell>
        </table:table-row>
        <table:table-row table:style-name="ro1">
          <table:table-cell office:value-type="date" office:date-value="2024-12-07" calcext:value-type="date">
            <text:p>07.12.2024</text:p>
          </table:table-cell>
          <table:table-cell office:value-type="currency" office:currency="BGN" office:value="2.36055" calcext:value-type="currency">
            <text:p>2.36055 лв.</text:p>
          </table:table-cell>
        </table:table-row>
        <table:table-row table:style-name="ro1">
          <table:table-cell office:value-type="date" office:date-value="2024-12-08" calcext:value-type="date">
            <text:p>08.12.2024</text:p>
          </table:table-cell>
          <table:table-cell office:value-type="currency" office:currency="BGN" office:value="2.36055" calcext:value-type="currency">
            <text:p>2.36055 лв.</text:p>
          </table:table-cell>
        </table:table-row>
        <table:table-row table:style-name="ro1">
          <table:table-cell office:value-type="date" office:date-value="2024-12-09" calcext:value-type="date">
            <text:p>09.12.2024</text:p>
          </table:table-cell>
          <table:table-cell office:value-type="currency" office:currency="BGN" office:value="2.36197" calcext:value-type="currency">
            <text:p>2.36197 лв.</text:p>
          </table:table-cell>
        </table:table-row>
        <table:table-row table:style-name="ro1">
          <table:table-cell office:value-type="date" office:date-value="2024-12-10" calcext:value-type="date">
            <text:p>10.12.2024</text:p>
          </table:table-cell>
          <table:table-cell office:value-type="currency" office:currency="BGN" office:value="2.36912" calcext:value-type="currency">
            <text:p>2.36912 лв.</text:p>
          </table:table-cell>
        </table:table-row>
        <table:table-row table:style-name="ro1">
          <table:table-cell office:value-type="date" office:date-value="2024-12-11" calcext:value-type="date">
            <text:p>11.12.2024</text:p>
          </table:table-cell>
          <table:table-cell office:value-type="currency" office:currency="BGN" office:value="2.37191" calcext:value-type="currency">
            <text:p>2.37191 лв.</text:p>
          </table:table-cell>
        </table:table-row>
        <table:table-row table:style-name="ro1">
          <table:table-cell office:value-type="date" office:date-value="2024-12-12" calcext:value-type="date">
            <text:p>12.12.2024</text:p>
          </table:table-cell>
          <table:table-cell office:value-type="currency" office:currency="BGN" office:value="2.37277" calcext:value-type="currency">
            <text:p>2.37277 лв.</text:p>
          </table:table-cell>
        </table:table-row>
        <table:table-row table:style-name="ro1">
          <table:table-cell office:value-type="date" office:date-value="2024-12-13" calcext:value-type="date">
            <text:p>13.12.2024</text:p>
          </table:table-cell>
          <table:table-cell office:value-type="currency" office:currency="BGN" office:value="2.3552" calcext:value-type="currency">
            <text:p>2.35520 лв.</text:p>
          </table:table-cell>
        </table:table-row>
        <table:table-row table:style-name="ro1">
          <table:table-cell office:value-type="date" office:date-value="2024-12-14" calcext:value-type="date">
            <text:p>14.12.2024</text:p>
          </table:table-cell>
          <table:table-cell office:value-type="currency" office:currency="BGN" office:value="2.3552" calcext:value-type="currency">
            <text:p>2.35520 лв.</text:p>
          </table:table-cell>
        </table:table-row>
        <table:table-row table:style-name="ro1">
          <table:table-cell office:value-type="date" office:date-value="2024-12-15" calcext:value-type="date">
            <text:p>15.12.2024</text:p>
          </table:table-cell>
          <table:table-cell office:value-type="currency" office:currency="BGN" office:value="2.3552" calcext:value-type="currency">
            <text:p>2.35520 лв.</text:p>
          </table:table-cell>
        </table:table-row>
        <table:table-row table:style-name="ro1">
          <table:table-cell office:value-type="date" office:date-value="2024-12-16" calcext:value-type="date">
            <text:p>16.12.2024</text:p>
          </table:table-cell>
          <table:table-cell office:value-type="currency" office:currency="BGN" office:value="2.35798" calcext:value-type="currency">
            <text:p>2.35798 лв.</text:p>
          </table:table-cell>
        </table:table-row>
        <table:table-row table:style-name="ro1">
          <table:table-cell office:value-type="date" office:date-value="2024-12-17" calcext:value-type="date">
            <text:p>17.12.2024</text:p>
          </table:table-cell>
          <table:table-cell office:value-type="currency" office:currency="BGN" office:value="2.36646" calcext:value-type="currency">
            <text:p>2.36646 лв.</text:p>
          </table:table-cell>
        </table:table-row>
        <table:table-row table:style-name="ro1">
          <table:table-cell office:value-type="date" office:date-value="2024-12-18" calcext:value-type="date">
            <text:p>18.12.2024</text:p>
          </table:table-cell>
          <table:table-cell office:value-type="currency" office:currency="BGN" office:value="2.37013" calcext:value-type="currency">
            <text:p>2.37013 лв.</text:p>
          </table:table-cell>
        </table:table-row>
        <table:table-row table:style-name="ro1">
          <table:table-cell office:value-type="date" office:date-value="2024-12-19" calcext:value-type="date">
            <text:p>19.12.2024</text:p>
          </table:table-cell>
          <table:table-cell office:value-type="currency" office:currency="BGN" office:value="2.37228" calcext:value-type="currency">
            <text:p>2.37228 лв.</text:p>
          </table:table-cell>
        </table:table-row>
        <table:table-row table:style-name="ro1">
          <table:table-cell office:value-type="date" office:date-value="2024-12-20" calcext:value-type="date">
            <text:p>20.12.2024</text:p>
          </table:table-cell>
          <table:table-cell office:value-type="currency" office:currency="BGN" office:value="2.35742" calcext:value-type="currency">
            <text:p>2.35742 лв.</text:p>
          </table:table-cell>
        </table:table-row>
        <table:table-row table:style-name="ro1">
          <table:table-cell office:value-type="date" office:date-value="2024-12-21" calcext:value-type="date">
            <text:p>21.12.2024</text:p>
          </table:table-cell>
          <table:table-cell office:value-type="currency" office:currency="BGN" office:value="2.35742" calcext:value-type="currency">
            <text:p>2.35742 лв.</text:p>
          </table:table-cell>
        </table:table-row>
        <table:table-row table:style-name="ro1">
          <table:table-cell office:value-type="date" office:date-value="2024-12-22" calcext:value-type="date">
            <text:p>22.12.2024</text:p>
          </table:table-cell>
          <table:table-cell office:value-type="currency" office:currency="BGN" office:value="2.35742" calcext:value-type="currency">
            <text:p>2.35742 лв.</text:p>
          </table:table-cell>
        </table:table-row>
        <table:table-row table:style-name="ro1">
          <table:table-cell office:value-type="date" office:date-value="2024-12-23" calcext:value-type="date">
            <text:p>23.12.2024</text:p>
          </table:table-cell>
          <table:table-cell office:value-type="currency" office:currency="BGN" office:value="2.35656" calcext:value-type="currency">
            <text:p>2.35656 лв.</text:p>
          </table:table-cell>
        </table:table-row>
        <table:table-row table:style-name="ro1">
          <table:table-cell office:value-type="date" office:date-value="2024-12-24" calcext:value-type="date">
            <text:p>24.12.2024</text:p>
          </table:table-cell>
          <table:table-cell office:value-type="currency" office:currency="BGN" office:value="2.35656" calcext:value-type="currency">
            <text:p>2.35656 лв.</text:p>
          </table:table-cell>
        </table:table-row>
        <table:table-row table:style-name="ro1">
          <table:table-cell office:value-type="date" office:date-value="2024-12-25" calcext:value-type="date">
            <text:p>25.12.2024</text:p>
          </table:table-cell>
          <table:table-cell office:value-type="currency" office:currency="BGN" office:value="2.35656" calcext:value-type="currency">
            <text:p>2.35656 лв.</text:p>
          </table:table-cell>
        </table:table-row>
        <table:table-row table:style-name="ro1">
          <table:table-cell office:value-type="date" office:date-value="2024-12-26" calcext:value-type="date">
            <text:p>26.12.2024</text:p>
          </table:table-cell>
          <table:table-cell office:value-type="currency" office:currency="BGN" office:value="2.35656" calcext:value-type="currency">
            <text:p>2.35656 лв.</text:p>
          </table:table-cell>
        </table:table-row>
        <table:table-row table:style-name="ro1">
          <table:table-cell office:value-type="date" office:date-value="2024-12-27" calcext:value-type="date">
            <text:p>27.12.2024</text:p>
          </table:table-cell>
          <table:table-cell office:value-type="currency" office:currency="BGN" office:value="2.35364" calcext:value-type="currency">
            <text:p>2.35364 лв.</text:p>
          </table:table-cell>
        </table:table-row>
        <table:table-row table:style-name="ro1">
          <table:table-cell office:value-type="date" office:date-value="2024-12-28" calcext:value-type="date">
            <text:p>28.12.2024</text:p>
          </table:table-cell>
          <table:table-cell office:value-type="currency" office:currency="BGN" office:value="2.35364" calcext:value-type="currency">
            <text:p>2.35364 лв.</text:p>
          </table:table-cell>
        </table:table-row>
        <table:table-row table:style-name="ro1">
          <table:table-cell office:value-type="date" office:date-value="2024-12-29" calcext:value-type="date">
            <text:p>29.12.2024</text:p>
          </table:table-cell>
          <table:table-cell office:value-type="currency" office:currency="BGN" office:value="2.35364" calcext:value-type="currency">
            <text:p>2.35364 лв.</text:p>
          </table:table-cell>
        </table:table-row>
        <table:table-row table:style-name="ro1">
          <table:table-cell office:value-type="date" office:date-value="2024-12-30" calcext:value-type="date">
            <text:p>30.12.2024</text:p>
          </table:table-cell>
          <table:table-cell office:value-type="currency" office:currency="BGN" office:value="2.35784" calcext:value-type="currency">
            <text:p>2.35784 лв.</text:p>
          </table:table-cell>
        </table:table-row>
        <table:table-row table:style-name="ro1">
          <table:table-cell office:value-type="date" office:date-value="2024-12-31" calcext:value-type="date">
            <text:p>31.12.2024</text:p>
          </table:table-cell>
          <table:table-cell office:value-type="currency" office:currency="BGN" office:value="2.35875" calcext:value-type="currency">
            <text:p>2.35875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HF" table:style-name="ta1" table:protected="true">
        <loext:table-protection loext:select-protected-cells="true" loext:select-unprotected-cells="true"/>
        <office:forms form:automatic-focus="false" form:apply-design-mode="false"/>
        <table:table-column table:style-name="co7" table:default-cell-style-name="ce31"/>
        <table:table-column table:style-name="co11"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11213" calcext:value-type="currency">
            <text:p>2.11213 лв.</text:p>
          </table:table-cell>
        </table:table-row>
        <table:table-row table:style-name="ro1">
          <table:table-cell office:value-type="date" office:date-value="2024-01-02" calcext:value-type="date">
            <text:p>02.01.2024</text:p>
          </table:table-cell>
          <table:table-cell office:value-type="currency" office:currency="BGN" office:value="2.10191" calcext:value-type="currency">
            <text:p>2.10191 лв.</text:p>
          </table:table-cell>
        </table:table-row>
        <table:table-row table:style-name="ro1">
          <table:table-cell office:value-type="date" office:date-value="2024-01-03" calcext:value-type="date">
            <text:p>03.01.2024</text:p>
          </table:table-cell>
          <table:table-cell office:value-type="currency" office:currency="BGN" office:value="2.09808" calcext:value-type="currency">
            <text:p>2.09808 лв.</text:p>
          </table:table-cell>
        </table:table-row>
        <table:table-row table:style-name="ro1">
          <table:table-cell office:value-type="date" office:date-value="2024-01-04" calcext:value-type="date">
            <text:p>04.01.2024</text:p>
          </table:table-cell>
          <table:table-cell office:value-type="currency" office:currency="BGN" office:value="2.10011" calcext:value-type="currency">
            <text:p>2.10011 лв.</text:p>
          </table:table-cell>
        </table:table-row>
        <table:table-row table:style-name="ro1">
          <table:table-cell office:value-type="date" office:date-value="2024-01-05" calcext:value-type="date">
            <text:p>05.01.2024</text:p>
          </table:table-cell>
          <table:table-cell office:value-type="currency" office:currency="BGN" office:value="2.09853" calcext:value-type="currency">
            <text:p>2.09853 лв.</text:p>
          </table:table-cell>
        </table:table-row>
        <table:table-row table:style-name="ro1">
          <table:table-cell office:value-type="date" office:date-value="2024-01-06" calcext:value-type="date">
            <text:p>06.01.2024</text:p>
          </table:table-cell>
          <table:table-cell office:value-type="currency" office:currency="BGN" office:value="2.09853" calcext:value-type="currency">
            <text:p>2.09853 лв.</text:p>
          </table:table-cell>
        </table:table-row>
        <table:table-row table:style-name="ro1">
          <table:table-cell office:value-type="date" office:date-value="2024-01-07" calcext:value-type="date">
            <text:p>07.01.2024</text:p>
          </table:table-cell>
          <table:table-cell office:value-type="currency" office:currency="BGN" office:value="2.09853" calcext:value-type="currency">
            <text:p>2.09853 лв.</text:p>
          </table:table-cell>
        </table:table-row>
        <table:table-row table:style-name="ro1">
          <table:table-cell office:value-type="date" office:date-value="2024-01-08" calcext:value-type="date">
            <text:p>08.01.2024</text:p>
          </table:table-cell>
          <table:table-cell office:value-type="currency" office:currency="BGN" office:value="2.10124" calcext:value-type="currency">
            <text:p>2.10124 лв.</text:p>
          </table:table-cell>
        </table:table-row>
        <table:table-row table:style-name="ro1">
          <table:table-cell office:value-type="date" office:date-value="2024-01-09" calcext:value-type="date">
            <text:p>09.01.2024</text:p>
          </table:table-cell>
          <table:table-cell office:value-type="currency" office:currency="BGN" office:value="2.10011" calcext:value-type="currency">
            <text:p>2.10011 лв.</text:p>
          </table:table-cell>
        </table:table-row>
        <table:table-row table:style-name="ro1">
          <table:table-cell office:value-type="date" office:date-value="2024-01-10" calcext:value-type="date">
            <text:p>10.01.2024</text:p>
          </table:table-cell>
          <table:table-cell office:value-type="currency" office:currency="BGN" office:value="2.09493" calcext:value-type="currency">
            <text:p>2.09493 лв.</text:p>
          </table:table-cell>
        </table:table-row>
        <table:table-row table:style-name="ro1">
          <table:table-cell office:value-type="date" office:date-value="2024-01-11" calcext:value-type="date">
            <text:p>11.01.2024</text:p>
          </table:table-cell>
          <table:table-cell office:value-type="currency" office:currency="BGN" office:value="2.09448" calcext:value-type="currency">
            <text:p>2.09448 лв.</text:p>
          </table:table-cell>
        </table:table-row>
        <table:table-row table:style-name="ro1">
          <table:table-cell office:value-type="date" office:date-value="2024-01-12" calcext:value-type="date">
            <text:p>12.01.2024</text:p>
          </table:table-cell>
          <table:table-cell office:value-type="currency" office:currency="BGN" office:value="2.0918" calcext:value-type="currency">
            <text:p>2.09180 лв.</text:p>
          </table:table-cell>
        </table:table-row>
        <table:table-row table:style-name="ro1">
          <table:table-cell office:value-type="date" office:date-value="2024-01-13" calcext:value-type="date">
            <text:p>13.01.2024</text:p>
          </table:table-cell>
          <table:table-cell office:value-type="currency" office:currency="BGN" office:value="2.0918" calcext:value-type="currency">
            <text:p>2.09180 лв.</text:p>
          </table:table-cell>
        </table:table-row>
        <table:table-row table:style-name="ro1">
          <table:table-cell office:value-type="date" office:date-value="2024-01-14" calcext:value-type="date">
            <text:p>14.01.2024</text:p>
          </table:table-cell>
          <table:table-cell office:value-type="currency" office:currency="BGN" office:value="2.0918" calcext:value-type="currency">
            <text:p>2.09180 лв.</text:p>
          </table:table-cell>
        </table:table-row>
        <table:table-row table:style-name="ro1">
          <table:table-cell office:value-type="date" office:date-value="2024-01-15" calcext:value-type="date">
            <text:p>15.01.2024</text:p>
          </table:table-cell>
          <table:table-cell office:value-type="currency" office:currency="BGN" office:value="2.09157" calcext:value-type="currency">
            <text:p>2.09157 лв.</text:p>
          </table:table-cell>
        </table:table-row>
        <table:table-row table:style-name="ro1">
          <table:table-cell office:value-type="date" office:date-value="2024-01-16" calcext:value-type="date">
            <text:p>16.01.2024</text:p>
          </table:table-cell>
          <table:table-cell office:value-type="currency" office:currency="BGN" office:value="2.08934" calcext:value-type="currency">
            <text:p>2.08934 лв.</text:p>
          </table:table-cell>
        </table:table-row>
        <table:table-row table:style-name="ro1">
          <table:table-cell office:value-type="date" office:date-value="2024-01-17" calcext:value-type="date">
            <text:p>17.01.2024</text:p>
          </table:table-cell>
          <table:table-cell office:value-type="currency" office:currency="BGN" office:value="2.07934" calcext:value-type="currency">
            <text:p>2.07934 лв.</text:p>
          </table:table-cell>
        </table:table-row>
        <table:table-row table:style-name="ro1">
          <table:table-cell office:value-type="date" office:date-value="2024-01-18" calcext:value-type="date">
            <text:p>18.01.2024</text:p>
          </table:table-cell>
          <table:table-cell office:value-type="currency" office:currency="BGN" office:value="2.07361" calcext:value-type="currency">
            <text:p>2.07361 лв.</text:p>
          </table:table-cell>
        </table:table-row>
        <table:table-row table:style-name="ro1">
          <table:table-cell office:value-type="date" office:date-value="2024-01-19" calcext:value-type="date">
            <text:p>19.01.2024</text:p>
          </table:table-cell>
          <table:table-cell office:value-type="currency" office:currency="BGN" office:value="2.06769" calcext:value-type="currency">
            <text:p>2.06769 лв.</text:p>
          </table:table-cell>
        </table:table-row>
        <table:table-row table:style-name="ro1">
          <table:table-cell office:value-type="date" office:date-value="2024-01-20" calcext:value-type="date">
            <text:p>20.01.2024</text:p>
          </table:table-cell>
          <table:table-cell office:value-type="currency" office:currency="BGN" office:value="2.06769" calcext:value-type="currency">
            <text:p>2.06769 лв.</text:p>
          </table:table-cell>
        </table:table-row>
        <table:table-row table:style-name="ro1">
          <table:table-cell office:value-type="date" office:date-value="2024-01-21" calcext:value-type="date">
            <text:p>21.01.2024</text:p>
          </table:table-cell>
          <table:table-cell office:value-type="currency" office:currency="BGN" office:value="2.06769" calcext:value-type="currency">
            <text:p>2.06769 лв.</text:p>
          </table:table-cell>
        </table:table-row>
        <table:table-row table:style-name="ro1">
          <table:table-cell office:value-type="date" office:date-value="2024-01-22" calcext:value-type="date">
            <text:p>22.01.2024</text:p>
          </table:table-cell>
          <table:table-cell office:value-type="currency" office:currency="BGN" office:value="2.06791" calcext:value-type="currency">
            <text:p>2.06791 лв.</text:p>
          </table:table-cell>
        </table:table-row>
        <table:table-row table:style-name="ro1">
          <table:table-cell office:value-type="date" office:date-value="2024-01-23" calcext:value-type="date">
            <text:p>23.01.2024</text:p>
          </table:table-cell>
          <table:table-cell office:value-type="currency" office:currency="BGN" office:value="2.07054" calcext:value-type="currency">
            <text:p>2.07054 лв.</text:p>
          </table:table-cell>
        </table:table-row>
        <table:table-row table:style-name="ro1">
          <table:table-cell office:value-type="date" office:date-value="2024-01-24" calcext:value-type="date">
            <text:p>24.01.2024</text:p>
          </table:table-cell>
          <table:table-cell office:value-type="currency" office:currency="BGN" office:value="2.07736" calcext:value-type="currency">
            <text:p>2.07736 лв.</text:p>
          </table:table-cell>
        </table:table-row>
        <table:table-row table:style-name="ro1">
          <table:table-cell office:value-type="date" office:date-value="2024-01-25" calcext:value-type="date">
            <text:p>25.01.2024</text:p>
          </table:table-cell>
          <table:table-cell office:value-type="currency" office:currency="BGN" office:value="2.07625" calcext:value-type="currency">
            <text:p>2.07625 лв.</text:p>
          </table:table-cell>
        </table:table-row>
        <table:table-row table:style-name="ro1">
          <table:table-cell office:value-type="date" office:date-value="2024-01-26" calcext:value-type="date">
            <text:p>26.01.2024</text:p>
          </table:table-cell>
          <table:table-cell office:value-type="currency" office:currency="BGN" office:value="2.08156" calcext:value-type="currency">
            <text:p>2.08156 лв.</text:p>
          </table:table-cell>
        </table:table-row>
        <table:table-row table:style-name="ro1">
          <table:table-cell office:value-type="date" office:date-value="2024-01-27" calcext:value-type="date">
            <text:p>27.01.2024</text:p>
          </table:table-cell>
          <table:table-cell office:value-type="currency" office:currency="BGN" office:value="2.08156" calcext:value-type="currency">
            <text:p>2.08156 лв.</text:p>
          </table:table-cell>
        </table:table-row>
        <table:table-row table:style-name="ro1">
          <table:table-cell office:value-type="date" office:date-value="2024-01-28" calcext:value-type="date">
            <text:p>28.01.2024</text:p>
          </table:table-cell>
          <table:table-cell office:value-type="currency" office:currency="BGN" office:value="2.08156" calcext:value-type="currency">
            <text:p>2.08156 лв.</text:p>
          </table:table-cell>
        </table:table-row>
        <table:table-row table:style-name="ro1">
          <table:table-cell office:value-type="date" office:date-value="2024-01-29" calcext:value-type="date">
            <text:p>29.01.2024</text:p>
          </table:table-cell>
          <table:table-cell office:value-type="currency" office:currency="BGN" office:value="2.09426" calcext:value-type="currency">
            <text:p>2.09426 лв.</text:p>
          </table:table-cell>
        </table:table-row>
        <table:table-row table:style-name="ro1">
          <table:table-cell office:value-type="date" office:date-value="2024-01-30" calcext:value-type="date">
            <text:p>30.01.2024</text:p>
          </table:table-cell>
          <table:table-cell office:value-type="currency" office:currency="BGN" office:value="2.08845" calcext:value-type="currency">
            <text:p>2.08845 лв.</text:p>
          </table:table-cell>
        </table:table-row>
        <table:table-row table:style-name="ro1">
          <table:table-cell office:value-type="date" office:date-value="2024-01-31" calcext:value-type="date">
            <text:p>31.01.2024</text:p>
          </table:table-cell>
          <table:table-cell office:value-type="currency" office:currency="BGN" office:value="2.09224" calcext:value-type="currency">
            <text:p>2.09224 лв.</text:p>
          </table:table-cell>
        </table:table-row>
        <table:table-row table:style-name="ro1">
          <table:table-cell office:value-type="date" office:date-value="2024-02-01" calcext:value-type="date">
            <text:p>01.02.2024</text:p>
          </table:table-cell>
          <table:table-cell office:value-type="currency" office:currency="BGN" office:value="2.09493" calcext:value-type="currency">
            <text:p>2.09493 лв.</text:p>
          </table:table-cell>
        </table:table-row>
        <table:table-row table:style-name="ro1">
          <table:table-cell office:value-type="date" office:date-value="2024-02-02" calcext:value-type="date">
            <text:p>02.02.2024</text:p>
          </table:table-cell>
          <table:table-cell office:value-type="currency" office:currency="BGN" office:value="2.09966" calcext:value-type="currency">
            <text:p>2.09966 лв.</text:p>
          </table:table-cell>
        </table:table-row>
        <table:table-row table:style-name="ro1">
          <table:table-cell office:value-type="date" office:date-value="2024-02-03" calcext:value-type="date">
            <text:p>03.02.2024</text:p>
          </table:table-cell>
          <table:table-cell office:value-type="currency" office:currency="BGN" office:value="2.09966" calcext:value-type="currency">
            <text:p>2.09966 лв.</text:p>
          </table:table-cell>
        </table:table-row>
        <table:table-row table:style-name="ro1">
          <table:table-cell office:value-type="date" office:date-value="2024-02-04" calcext:value-type="date">
            <text:p>04.02.2024</text:p>
          </table:table-cell>
          <table:table-cell office:value-type="currency" office:currency="BGN" office:value="2.09966" calcext:value-type="currency">
            <text:p>2.09966 лв.</text:p>
          </table:table-cell>
        </table:table-row>
        <table:table-row table:style-name="ro1">
          <table:table-cell office:value-type="date" office:date-value="2024-02-05" calcext:value-type="date">
            <text:p>05.02.2024</text:p>
          </table:table-cell>
          <table:table-cell office:value-type="currency" office:currency="BGN" office:value="2.09247" calcext:value-type="currency">
            <text:p>2.09247 лв.</text:p>
          </table:table-cell>
        </table:table-row>
        <table:table-row table:style-name="ro1">
          <table:table-cell office:value-type="date" office:date-value="2024-02-06" calcext:value-type="date">
            <text:p>06.02.2024</text:p>
          </table:table-cell>
          <table:table-cell office:value-type="currency" office:currency="BGN" office:value="2.08822" calcext:value-type="currency">
            <text:p>2.08822 лв.</text:p>
          </table:table-cell>
        </table:table-row>
        <table:table-row table:style-name="ro1">
          <table:table-cell office:value-type="date" office:date-value="2024-02-07" calcext:value-type="date">
            <text:p>07.02.2024</text:p>
          </table:table-cell>
          <table:table-cell office:value-type="currency" office:currency="BGN" office:value="2.08222" calcext:value-type="currency">
            <text:p>2.08222 лв.</text:p>
          </table:table-cell>
        </table:table-row>
        <table:table-row table:style-name="ro1">
          <table:table-cell office:value-type="date" office:date-value="2024-02-08" calcext:value-type="date">
            <text:p>08.02.2024</text:p>
          </table:table-cell>
          <table:table-cell office:value-type="currency" office:currency="BGN" office:value="2.07868" calcext:value-type="currency">
            <text:p>2.07868 лв.</text:p>
          </table:table-cell>
        </table:table-row>
        <table:table-row table:style-name="ro1">
          <table:table-cell office:value-type="date" office:date-value="2024-02-09" calcext:value-type="date">
            <text:p>09.02.2024</text:p>
          </table:table-cell>
          <table:table-cell office:value-type="currency" office:currency="BGN" office:value="2.07361" calcext:value-type="currency">
            <text:p>2.07361 лв.</text:p>
          </table:table-cell>
        </table:table-row>
        <table:table-row table:style-name="ro1">
          <table:table-cell office:value-type="date" office:date-value="2024-02-10" calcext:value-type="date">
            <text:p>10.02.2024</text:p>
          </table:table-cell>
          <table:table-cell office:value-type="currency" office:currency="BGN" office:value="2.07361" calcext:value-type="currency">
            <text:p>2.07361 лв.</text:p>
          </table:table-cell>
        </table:table-row>
        <table:table-row table:style-name="ro1">
          <table:table-cell office:value-type="date" office:date-value="2024-02-11" calcext:value-type="date">
            <text:p>11.02.2024</text:p>
          </table:table-cell>
          <table:table-cell office:value-type="currency" office:currency="BGN" office:value="2.07361" calcext:value-type="currency">
            <text:p>2.07361 лв.</text:p>
          </table:table-cell>
        </table:table-row>
        <table:table-row table:style-name="ro1">
          <table:table-cell office:value-type="date" office:date-value="2024-02-12" calcext:value-type="date">
            <text:p>12.02.2024</text:p>
          </table:table-cell>
          <table:table-cell office:value-type="currency" office:currency="BGN" office:value="2.07405" calcext:value-type="currency">
            <text:p>2.07405 лв.</text:p>
          </table:table-cell>
        </table:table-row>
        <table:table-row table:style-name="ro1">
          <table:table-cell office:value-type="date" office:date-value="2024-02-13" calcext:value-type="date">
            <text:p>13.02.2024</text:p>
          </table:table-cell>
          <table:table-cell office:value-type="currency" office:currency="BGN" office:value="2.06289" calcext:value-type="currency">
            <text:p>2.06289 лв.</text:p>
          </table:table-cell>
        </table:table-row>
        <table:table-row table:style-name="ro1">
          <table:table-cell office:value-type="date" office:date-value="2024-02-14" calcext:value-type="date">
            <text:p>14.02.2024</text:p>
          </table:table-cell>
          <table:table-cell office:value-type="currency" office:currency="BGN" office:value="2.06029" calcext:value-type="currency">
            <text:p>2.06029 лв.</text:p>
          </table:table-cell>
        </table:table-row>
        <table:table-row table:style-name="ro1">
          <table:table-cell office:value-type="date" office:date-value="2024-02-15" calcext:value-type="date">
            <text:p>15.02.2024</text:p>
          </table:table-cell>
          <table:table-cell office:value-type="currency" office:currency="BGN" office:value="2.06224" calcext:value-type="currency">
            <text:p>2.06224 лв.</text:p>
          </table:table-cell>
        </table:table-row>
        <table:table-row table:style-name="ro1">
          <table:table-cell office:value-type="date" office:date-value="2024-02-16" calcext:value-type="date">
            <text:p>16.02.2024</text:p>
          </table:table-cell>
          <table:table-cell office:value-type="currency" office:currency="BGN" office:value="2.06072" calcext:value-type="currency">
            <text:p>2.06072 лв.</text:p>
          </table:table-cell>
        </table:table-row>
        <table:table-row table:style-name="ro1">
          <table:table-cell office:value-type="date" office:date-value="2024-02-17" calcext:value-type="date">
            <text:p>17.02.2024</text:p>
          </table:table-cell>
          <table:table-cell office:value-type="currency" office:currency="BGN" office:value="2.06072" calcext:value-type="currency">
            <text:p>2.06072 лв.</text:p>
          </table:table-cell>
        </table:table-row>
        <table:table-row table:style-name="ro1">
          <table:table-cell office:value-type="date" office:date-value="2024-02-18" calcext:value-type="date">
            <text:p>18.02.2024</text:p>
          </table:table-cell>
          <table:table-cell office:value-type="currency" office:currency="BGN" office:value="2.06072" calcext:value-type="currency">
            <text:p>2.06072 лв.</text:p>
          </table:table-cell>
        </table:table-row>
        <table:table-row table:style-name="ro1">
          <table:table-cell office:value-type="date" office:date-value="2024-02-19" calcext:value-type="date">
            <text:p>19.02.2024</text:p>
          </table:table-cell>
          <table:table-cell office:value-type="currency" office:currency="BGN" office:value="2.0605" calcext:value-type="currency">
            <text:p>2.06050 лв.</text:p>
          </table:table-cell>
        </table:table-row>
        <table:table-row table:style-name="ro1">
          <table:table-cell office:value-type="date" office:date-value="2024-02-20" calcext:value-type="date">
            <text:p>20.02.2024</text:p>
          </table:table-cell>
          <table:table-cell office:value-type="currency" office:currency="BGN" office:value="2.05315" calcext:value-type="currency">
            <text:p>2.05315 лв.</text:p>
          </table:table-cell>
        </table:table-row>
        <table:table-row table:style-name="ro1">
          <table:table-cell office:value-type="date" office:date-value="2024-02-21" calcext:value-type="date">
            <text:p>21.02.2024</text:p>
          </table:table-cell>
          <table:table-cell office:value-type="currency" office:currency="BGN" office:value="2.0566" calcext:value-type="currency">
            <text:p>2.05660 лв.</text:p>
          </table:table-cell>
        </table:table-row>
        <table:table-row table:style-name="ro1">
          <table:table-cell office:value-type="date" office:date-value="2024-02-22" calcext:value-type="date">
            <text:p>22.02.2024</text:p>
          </table:table-cell>
          <table:table-cell office:value-type="currency" office:currency="BGN" office:value="2.05121" calcext:value-type="currency">
            <text:p>2.05121 лв.</text:p>
          </table:table-cell>
        </table:table-row>
        <table:table-row table:style-name="ro1">
          <table:table-cell office:value-type="date" office:date-value="2024-02-23" calcext:value-type="date">
            <text:p>23.02.2024</text:p>
          </table:table-cell>
          <table:table-cell office:value-type="currency" office:currency="BGN" office:value="2.05401" calcext:value-type="currency">
            <text:p>2.05401 лв.</text:p>
          </table:table-cell>
        </table:table-row>
        <table:table-row table:style-name="ro1">
          <table:table-cell office:value-type="date" office:date-value="2024-02-24" calcext:value-type="date">
            <text:p>24.02.2024</text:p>
          </table:table-cell>
          <table:table-cell office:value-type="currency" office:currency="BGN" office:value="2.05401" calcext:value-type="currency">
            <text:p>2.05401 лв.</text:p>
          </table:table-cell>
        </table:table-row>
        <table:table-row table:style-name="ro1">
          <table:table-cell office:value-type="date" office:date-value="2024-02-25" calcext:value-type="date">
            <text:p>25.02.2024</text:p>
          </table:table-cell>
          <table:table-cell office:value-type="currency" office:currency="BGN" office:value="2.05401" calcext:value-type="currency">
            <text:p>2.05401 лв.</text:p>
          </table:table-cell>
        </table:table-row>
        <table:table-row table:style-name="ro1">
          <table:table-cell office:value-type="date" office:date-value="2024-02-26" calcext:value-type="date">
            <text:p>26.02.2024</text:p>
          </table:table-cell>
          <table:table-cell office:value-type="currency" office:currency="BGN" office:value="2.04885" calcext:value-type="currency">
            <text:p>2.04885 лв.</text:p>
          </table:table-cell>
        </table:table-row>
        <table:table-row table:style-name="ro1">
          <table:table-cell office:value-type="date" office:date-value="2024-02-27" calcext:value-type="date">
            <text:p>27.02.2024</text:p>
          </table:table-cell>
          <table:table-cell office:value-type="currency" office:currency="BGN" office:value="2.04928" calcext:value-type="currency">
            <text:p>2.04928 лв.</text:p>
          </table:table-cell>
        </table:table-row>
        <table:table-row table:style-name="ro1">
          <table:table-cell office:value-type="date" office:date-value="2024-02-28" calcext:value-type="date">
            <text:p>28.02.2024</text:p>
          </table:table-cell>
          <table:table-cell office:value-type="currency" office:currency="BGN" office:value="2.05444" calcext:value-type="currency">
            <text:p>2.05444 лв.</text:p>
          </table:table-cell>
        </table:table-row>
        <table:table-row table:style-name="ro1">
          <table:table-cell office:value-type="date" office:date-value="2024-02-29" calcext:value-type="date">
            <text:p>29.02.2024</text:p>
          </table:table-cell>
          <table:table-cell office:value-type="currency" office:currency="BGN" office:value="2.05143" calcext:value-type="currency">
            <text:p>2.05143 лв.</text:p>
          </table:table-cell>
        </table:table-row>
        <table:table-row table:style-name="ro1">
          <table:table-cell office:value-type="date" office:date-value="2024-03-01" calcext:value-type="date">
            <text:p>01.03.2024</text:p>
          </table:table-cell>
          <table:table-cell office:value-type="currency" office:currency="BGN" office:value="2.04115" calcext:value-type="currency">
            <text:p>2.04115 лв.</text:p>
          </table:table-cell>
        </table:table-row>
        <table:table-row table:style-name="ro1">
          <table:table-cell office:value-type="date" office:date-value="2024-03-02" calcext:value-type="date">
            <text:p>02.03.2024</text:p>
          </table:table-cell>
          <table:table-cell office:value-type="currency" office:currency="BGN" office:value="2.04115" calcext:value-type="currency">
            <text:p>2.04115 лв.</text:p>
          </table:table-cell>
        </table:table-row>
        <table:table-row table:style-name="ro1">
          <table:table-cell office:value-type="date" office:date-value="2024-03-03" calcext:value-type="date">
            <text:p>03.03.2024</text:p>
          </table:table-cell>
          <table:table-cell office:value-type="currency" office:currency="BGN" office:value="2.04115" calcext:value-type="currency">
            <text:p>2.04115 лв.</text:p>
          </table:table-cell>
        </table:table-row>
        <table:table-row table:style-name="ro1">
          <table:table-cell office:value-type="date" office:date-value="2024-03-04" calcext:value-type="date">
            <text:p>04.03.2024</text:p>
          </table:table-cell>
          <table:table-cell office:value-type="currency" office:currency="BGN" office:value="2.04115" calcext:value-type="currency">
            <text:p>2.04115 лв.</text:p>
          </table:table-cell>
        </table:table-row>
        <table:table-row table:style-name="ro1">
          <table:table-cell office:value-type="date" office:date-value="2024-03-05" calcext:value-type="date">
            <text:p>05.03.2024</text:p>
          </table:table-cell>
          <table:table-cell office:value-type="currency" office:currency="BGN" office:value="2.03541" calcext:value-type="currency">
            <text:p>2.03541 лв.</text:p>
          </table:table-cell>
        </table:table-row>
        <table:table-row table:style-name="ro1">
          <table:table-cell office:value-type="date" office:date-value="2024-03-06" calcext:value-type="date">
            <text:p>06.03.2024</text:p>
          </table:table-cell>
          <table:table-cell office:value-type="currency" office:currency="BGN" office:value="2.0333" calcext:value-type="currency">
            <text:p>2.03330 лв.</text:p>
          </table:table-cell>
        </table:table-row>
        <table:table-row table:style-name="ro1">
          <table:table-cell office:value-type="date" office:date-value="2024-03-07" calcext:value-type="date">
            <text:p>07.03.2024</text:p>
          </table:table-cell>
          <table:table-cell office:value-type="currency" office:currency="BGN" office:value="2.04222" calcext:value-type="currency">
            <text:p>2.04222 лв.</text:p>
          </table:table-cell>
        </table:table-row>
        <table:table-row table:style-name="ro1">
          <table:table-cell office:value-type="date" office:date-value="2024-03-08" calcext:value-type="date">
            <text:p>08.03.2024</text:p>
          </table:table-cell>
          <table:table-cell office:value-type="currency" office:currency="BGN" office:value="2.03987" calcext:value-type="currency">
            <text:p>2.03987 лв.</text:p>
          </table:table-cell>
        </table:table-row>
        <table:table-row table:style-name="ro1">
          <table:table-cell office:value-type="date" office:date-value="2024-03-09" calcext:value-type="date">
            <text:p>09.03.2024</text:p>
          </table:table-cell>
          <table:table-cell office:value-type="currency" office:currency="BGN" office:value="2.03987" calcext:value-type="currency">
            <text:p>2.03987 лв.</text:p>
          </table:table-cell>
        </table:table-row>
        <table:table-row table:style-name="ro1">
          <table:table-cell office:value-type="date" office:date-value="2024-03-10" calcext:value-type="date">
            <text:p>10.03.2024</text:p>
          </table:table-cell>
          <table:table-cell office:value-type="currency" office:currency="BGN" office:value="2.03987" calcext:value-type="currency">
            <text:p>2.03987 лв.</text:p>
          </table:table-cell>
        </table:table-row>
        <table:table-row table:style-name="ro1">
          <table:table-cell office:value-type="date" office:date-value="2024-03-11" calcext:value-type="date">
            <text:p>11.03.2024</text:p>
          </table:table-cell>
          <table:table-cell office:value-type="currency" office:currency="BGN" office:value="2.0386" calcext:value-type="currency">
            <text:p>2.03860 лв.</text:p>
          </table:table-cell>
        </table:table-row>
        <table:table-row table:style-name="ro1">
          <table:table-cell office:value-type="date" office:date-value="2024-03-12" calcext:value-type="date">
            <text:p>12.03.2024</text:p>
          </table:table-cell>
          <table:table-cell office:value-type="currency" office:currency="BGN" office:value="2.03987" calcext:value-type="currency">
            <text:p>2.03987 лв.</text:p>
          </table:table-cell>
        </table:table-row>
        <table:table-row table:style-name="ro1">
          <table:table-cell office:value-type="date" office:date-value="2024-03-13" calcext:value-type="date">
            <text:p>13.03.2024</text:p>
          </table:table-cell>
          <table:table-cell office:value-type="currency" office:currency="BGN" office:value="2.03754" calcext:value-type="currency">
            <text:p>2.03754 лв.</text:p>
          </table:table-cell>
        </table:table-row>
        <table:table-row table:style-name="ro1">
          <table:table-cell office:value-type="date" office:date-value="2024-03-14" calcext:value-type="date">
            <text:p>14.03.2024</text:p>
          </table:table-cell>
          <table:table-cell office:value-type="currency" office:currency="BGN" office:value="2.03393" calcext:value-type="currency">
            <text:p>2.03393 лв.</text:p>
          </table:table-cell>
        </table:table-row>
        <table:table-row table:style-name="ro1">
          <table:table-cell office:value-type="date" office:date-value="2024-03-15" calcext:value-type="date">
            <text:p>15.03.2024</text:p>
          </table:table-cell>
          <table:table-cell office:value-type="currency" office:currency="BGN" office:value="2.03457" calcext:value-type="currency">
            <text:p>2.03457 лв.</text:p>
          </table:table-cell>
        </table:table-row>
        <table:table-row table:style-name="ro1">
          <table:table-cell office:value-type="date" office:date-value="2024-03-16" calcext:value-type="date">
            <text:p>16.03.2024</text:p>
          </table:table-cell>
          <table:table-cell office:value-type="currency" office:currency="BGN" office:value="2.03457" calcext:value-type="currency">
            <text:p>2.03457 лв.</text:p>
          </table:table-cell>
        </table:table-row>
        <table:table-row table:style-name="ro1">
          <table:table-cell office:value-type="date" office:date-value="2024-03-17" calcext:value-type="date">
            <text:p>17.03.2024</text:p>
          </table:table-cell>
          <table:table-cell office:value-type="currency" office:currency="BGN" office:value="2.03457" calcext:value-type="currency">
            <text:p>2.03457 лв.</text:p>
          </table:table-cell>
        </table:table-row>
        <table:table-row table:style-name="ro1">
          <table:table-cell office:value-type="date" office:date-value="2024-03-18" calcext:value-type="date">
            <text:p>18.03.2024</text:p>
          </table:table-cell>
          <table:table-cell office:value-type="currency" office:currency="BGN" office:value="2.03098" calcext:value-type="currency">
            <text:p>2.03098 лв.</text:p>
          </table:table-cell>
        </table:table-row>
        <table:table-row table:style-name="ro1">
          <table:table-cell office:value-type="date" office:date-value="2024-03-19" calcext:value-type="date">
            <text:p>19.03.2024</text:p>
          </table:table-cell>
          <table:table-cell office:value-type="currency" office:currency="BGN" office:value="2.03098" calcext:value-type="currency">
            <text:p>2.03098 лв.</text:p>
          </table:table-cell>
        </table:table-row>
        <table:table-row table:style-name="ro1">
          <table:table-cell office:value-type="date" office:date-value="2024-03-20" calcext:value-type="date">
            <text:p>20.03.2024</text:p>
          </table:table-cell>
          <table:table-cell office:value-type="currency" office:currency="BGN" office:value="2.02509" calcext:value-type="currency">
            <text:p>2.02509 лв.</text:p>
          </table:table-cell>
        </table:table-row>
        <table:table-row table:style-name="ro1">
          <table:table-cell office:value-type="date" office:date-value="2024-03-21" calcext:value-type="date">
            <text:p>21.03.2024</text:p>
          </table:table-cell>
          <table:table-cell office:value-type="currency" office:currency="BGN" office:value="2.00269" calcext:value-type="currency">
            <text:p>2.00269 лв.</text:p>
          </table:table-cell>
        </table:table-row>
        <table:table-row table:style-name="ro1">
          <table:table-cell office:value-type="date" office:date-value="2024-03-22" calcext:value-type="date">
            <text:p>22.03.2024</text:p>
          </table:table-cell>
          <table:table-cell office:value-type="currency" office:currency="BGN" office:value="2.01031" calcext:value-type="currency">
            <text:p>2.01031 лв.</text:p>
          </table:table-cell>
        </table:table-row>
        <table:table-row table:style-name="ro1">
          <table:table-cell office:value-type="date" office:date-value="2024-03-23" calcext:value-type="date">
            <text:p>23.03.2024</text:p>
          </table:table-cell>
          <table:table-cell office:value-type="currency" office:currency="BGN" office:value="2.01031" calcext:value-type="currency">
            <text:p>2.01031 лв.</text:p>
          </table:table-cell>
        </table:table-row>
        <table:table-row table:style-name="ro1">
          <table:table-cell office:value-type="date" office:date-value="2024-03-24" calcext:value-type="date">
            <text:p>24.03.2024</text:p>
          </table:table-cell>
          <table:table-cell office:value-type="currency" office:currency="BGN" office:value="2.01031" calcext:value-type="currency">
            <text:p>2.01031 лв.</text:p>
          </table:table-cell>
        </table:table-row>
        <table:table-row table:style-name="ro1">
          <table:table-cell office:value-type="date" office:date-value="2024-03-25" calcext:value-type="date">
            <text:p>25.03.2024</text:p>
          </table:table-cell>
          <table:table-cell office:value-type="currency" office:currency="BGN" office:value="2.01134" calcext:value-type="currency">
            <text:p>2.01134 лв.</text:p>
          </table:table-cell>
        </table:table-row>
        <table:table-row table:style-name="ro1">
          <table:table-cell office:value-type="date" office:date-value="2024-03-26" calcext:value-type="date">
            <text:p>26.03.2024</text:p>
          </table:table-cell>
          <table:table-cell office:value-type="currency" office:currency="BGN" office:value="1.99371" calcext:value-type="currency">
            <text:p>1.99371 лв.</text:p>
          </table:table-cell>
        </table:table-row>
        <table:table-row table:style-name="ro1">
          <table:table-cell office:value-type="date" office:date-value="2024-03-27" calcext:value-type="date">
            <text:p>27.03.2024</text:p>
          </table:table-cell>
          <table:table-cell office:value-type="currency" office:currency="BGN" office:value="1.99351" calcext:value-type="currency">
            <text:p>1.99351 лв.</text:p>
          </table:table-cell>
        </table:table-row>
        <table:table-row table:style-name="ro1">
          <table:table-cell office:value-type="date" office:date-value="2024-03-28" calcext:value-type="date">
            <text:p>28.03.2024</text:p>
          </table:table-cell>
          <table:table-cell office:value-type="currency" office:currency="BGN" office:value="2.00269" calcext:value-type="currency">
            <text:p>2.00269 лв.</text:p>
          </table:table-cell>
        </table:table-row>
        <table:table-row table:style-name="ro1">
          <table:table-cell office:value-type="date" office:date-value="2024-03-29" calcext:value-type="date">
            <text:p>29.03.2024</text:p>
          </table:table-cell>
          <table:table-cell office:value-type="currency" office:currency="BGN" office:value="2.00269" calcext:value-type="currency">
            <text:p>2.00269 лв.</text:p>
          </table:table-cell>
        </table:table-row>
        <table:table-row table:style-name="ro1">
          <table:table-cell office:value-type="date" office:date-value="2024-03-30" calcext:value-type="date">
            <text:p>30.03.2024</text:p>
          </table:table-cell>
          <table:table-cell office:value-type="currency" office:currency="BGN" office:value="2.00269" calcext:value-type="currency">
            <text:p>2.00269 лв.</text:p>
          </table:table-cell>
        </table:table-row>
        <table:table-row table:style-name="ro1">
          <table:table-cell office:value-type="date" office:date-value="2024-03-31" calcext:value-type="date">
            <text:p>31.03.2024</text:p>
          </table:table-cell>
          <table:table-cell office:value-type="currency" office:currency="BGN" office:value="2.00269" calcext:value-type="currency">
            <text:p>2.00269 лв.</text:p>
          </table:table-cell>
        </table:table-row>
        <table:table-row table:style-name="ro1">
          <table:table-cell office:value-type="date" office:date-value="2024-04-01" calcext:value-type="date">
            <text:p>01.04.2024</text:p>
          </table:table-cell>
          <table:table-cell office:value-type="currency" office:currency="BGN" office:value="2.00269" calcext:value-type="currency">
            <text:p>2.00269 лв.</text:p>
          </table:table-cell>
        </table:table-row>
        <table:table-row table:style-name="ro1">
          <table:table-cell office:value-type="date" office:date-value="2024-04-02" calcext:value-type="date">
            <text:p>02.04.2024</text:p>
          </table:table-cell>
          <table:table-cell office:value-type="currency" office:currency="BGN" office:value="2.0029" calcext:value-type="currency">
            <text:p>2.00290 лв.</text:p>
          </table:table-cell>
        </table:table-row>
        <table:table-row table:style-name="ro1">
          <table:table-cell office:value-type="date" office:date-value="2024-04-03" calcext:value-type="date">
            <text:p>03.04.2024</text:p>
          </table:table-cell>
          <table:table-cell office:value-type="currency" office:currency="BGN" office:value="1.99738" calcext:value-type="currency">
            <text:p>1.99738 лв.</text:p>
          </table:table-cell>
        </table:table-row>
        <table:table-row table:style-name="ro1">
          <table:table-cell office:value-type="date" office:date-value="2024-04-04" calcext:value-type="date">
            <text:p>04.04.2024</text:p>
          </table:table-cell>
          <table:table-cell office:value-type="currency" office:currency="BGN" office:value="1.98642" calcext:value-type="currency">
            <text:p>1.98642 лв.</text:p>
          </table:table-cell>
        </table:table-row>
        <table:table-row table:style-name="ro1">
          <table:table-cell office:value-type="date" office:date-value="2024-04-05" calcext:value-type="date">
            <text:p>05.04.2024</text:p>
          </table:table-cell>
          <table:table-cell office:value-type="currency" office:currency="BGN" office:value="1.99717" calcext:value-type="currency">
            <text:p>1.99717 лв.</text:p>
          </table:table-cell>
        </table:table-row>
        <table:table-row table:style-name="ro1">
          <table:table-cell office:value-type="date" office:date-value="2024-04-06" calcext:value-type="date">
            <text:p>06.04.2024</text:p>
          </table:table-cell>
          <table:table-cell office:value-type="currency" office:currency="BGN" office:value="1.99717" calcext:value-type="currency">
            <text:p>1.99717 лв.</text:p>
          </table:table-cell>
        </table:table-row>
        <table:table-row table:style-name="ro1">
          <table:table-cell office:value-type="date" office:date-value="2024-04-07" calcext:value-type="date">
            <text:p>07.04.2024</text:p>
          </table:table-cell>
          <table:table-cell office:value-type="currency" office:currency="BGN" office:value="1.99717" calcext:value-type="currency">
            <text:p>1.99717 лв.</text:p>
          </table:table-cell>
        </table:table-row>
        <table:table-row table:style-name="ro1">
          <table:table-cell office:value-type="date" office:date-value="2024-04-08" calcext:value-type="date">
            <text:p>08.04.2024</text:p>
          </table:table-cell>
          <table:table-cell office:value-type="currency" office:currency="BGN" office:value="1.99432" calcext:value-type="currency">
            <text:p>1.99432 лв.</text:p>
          </table:table-cell>
        </table:table-row>
        <table:table-row table:style-name="ro1">
          <table:table-cell office:value-type="date" office:date-value="2024-04-09" calcext:value-type="date">
            <text:p>09.04.2024</text:p>
          </table:table-cell>
          <table:table-cell office:value-type="currency" office:currency="BGN" office:value="1.99188" calcext:value-type="currency">
            <text:p>1.99188 лв.</text:p>
          </table:table-cell>
        </table:table-row>
        <table:table-row table:style-name="ro1">
          <table:table-cell office:value-type="date" office:date-value="2024-04-10" calcext:value-type="date">
            <text:p>10.04.2024</text:p>
          </table:table-cell>
          <table:table-cell office:value-type="currency" office:currency="BGN" office:value="1.99371" calcext:value-type="currency">
            <text:p>1.99371 лв.</text:p>
          </table:table-cell>
        </table:table-row>
        <table:table-row table:style-name="ro1">
          <table:table-cell office:value-type="date" office:date-value="2024-04-11" calcext:value-type="date">
            <text:p>11.04.2024</text:p>
          </table:table-cell>
          <table:table-cell office:value-type="currency" office:currency="BGN" office:value="1.9984" calcext:value-type="currency">
            <text:p>1.99840 лв.</text:p>
          </table:table-cell>
        </table:table-row>
        <table:table-row table:style-name="ro1">
          <table:table-cell office:value-type="date" office:date-value="2024-04-12" calcext:value-type="date">
            <text:p>12.04.2024</text:p>
          </table:table-cell>
          <table:table-cell office:value-type="currency" office:currency="BGN" office:value="2.013" calcext:value-type="currency">
            <text:p>2.01300 лв.</text:p>
          </table:table-cell>
        </table:table-row>
        <table:table-row table:style-name="ro1">
          <table:table-cell office:value-type="date" office:date-value="2024-04-13" calcext:value-type="date">
            <text:p>13.04.2024</text:p>
          </table:table-cell>
          <table:table-cell office:value-type="currency" office:currency="BGN" office:value="2.013" calcext:value-type="currency">
            <text:p>2.01300 лв.</text:p>
          </table:table-cell>
        </table:table-row>
        <table:table-row table:style-name="ro1">
          <table:table-cell office:value-type="date" office:date-value="2024-04-14" calcext:value-type="date">
            <text:p>14.04.2024</text:p>
          </table:table-cell>
          <table:table-cell office:value-type="currency" office:currency="BGN" office:value="2.013" calcext:value-type="currency">
            <text:p>2.01300 лв.</text:p>
          </table:table-cell>
        </table:table-row>
        <table:table-row table:style-name="ro1">
          <table:table-cell office:value-type="date" office:date-value="2024-04-15" calcext:value-type="date">
            <text:p>15.04.2024</text:p>
          </table:table-cell>
          <table:table-cell office:value-type="currency" office:currency="BGN" office:value="2.01114" calcext:value-type="currency">
            <text:p>2.01114 лв.</text:p>
          </table:table-cell>
        </table:table-row>
        <table:table-row table:style-name="ro1">
          <table:table-cell office:value-type="date" office:date-value="2024-04-16" calcext:value-type="date">
            <text:p>16.04.2024</text:p>
          </table:table-cell>
          <table:table-cell office:value-type="currency" office:currency="BGN" office:value="2.01383" calcext:value-type="currency">
            <text:p>2.01383 лв.</text:p>
          </table:table-cell>
        </table:table-row>
        <table:table-row table:style-name="ro1">
          <table:table-cell office:value-type="date" office:date-value="2024-04-17" calcext:value-type="date">
            <text:p>17.04.2024</text:p>
          </table:table-cell>
          <table:table-cell office:value-type="currency" office:currency="BGN" office:value="2.01778" calcext:value-type="currency">
            <text:p>2.01778 лв.</text:p>
          </table:table-cell>
        </table:table-row>
        <table:table-row table:style-name="ro1">
          <table:table-cell office:value-type="date" office:date-value="2024-04-18" calcext:value-type="date">
            <text:p>18.04.2024</text:p>
          </table:table-cell>
          <table:table-cell office:value-type="currency" office:currency="BGN" office:value="2.01549" calcext:value-type="currency">
            <text:p>2.01549 лв.</text:p>
          </table:table-cell>
        </table:table-row>
        <table:table-row table:style-name="ro1">
          <table:table-cell office:value-type="date" office:date-value="2024-04-19" calcext:value-type="date">
            <text:p>19.04.2024</text:p>
          </table:table-cell>
          <table:table-cell office:value-type="currency" office:currency="BGN" office:value="2.02049" calcext:value-type="currency">
            <text:p>2.02049 лв.</text:p>
          </table:table-cell>
        </table:table-row>
        <table:table-row table:style-name="ro1">
          <table:table-cell office:value-type="date" office:date-value="2024-04-20" calcext:value-type="date">
            <text:p>20.04.2024</text:p>
          </table:table-cell>
          <table:table-cell office:value-type="currency" office:currency="BGN" office:value="2.02049" calcext:value-type="currency">
            <text:p>2.02049 лв.</text:p>
          </table:table-cell>
        </table:table-row>
        <table:table-row table:style-name="ro1">
          <table:table-cell office:value-type="date" office:date-value="2024-04-21" calcext:value-type="date">
            <text:p>21.04.2024</text:p>
          </table:table-cell>
          <table:table-cell office:value-type="currency" office:currency="BGN" office:value="2.02049" calcext:value-type="currency">
            <text:p>2.02049 лв.</text:p>
          </table:table-cell>
        </table:table-row>
        <table:table-row table:style-name="ro1">
          <table:table-cell office:value-type="date" office:date-value="2024-04-22" calcext:value-type="date">
            <text:p>22.04.2024</text:p>
          </table:table-cell>
          <table:table-cell office:value-type="currency" office:currency="BGN" office:value="2.01778" calcext:value-type="currency">
            <text:p>2.01778 лв.</text:p>
          </table:table-cell>
        </table:table-row>
        <table:table-row table:style-name="ro1">
          <table:table-cell office:value-type="date" office:date-value="2024-04-23" calcext:value-type="date">
            <text:p>23.04.2024</text:p>
          </table:table-cell>
          <table:table-cell office:value-type="currency" office:currency="BGN" office:value="2.01134" calcext:value-type="currency">
            <text:p>2.01134 лв.</text:p>
          </table:table-cell>
        </table:table-row>
        <table:table-row table:style-name="ro1">
          <table:table-cell office:value-type="date" office:date-value="2024-04-24" calcext:value-type="date">
            <text:p>24.04.2024</text:p>
          </table:table-cell>
          <table:table-cell office:value-type="currency" office:currency="BGN" office:value="2.00105" calcext:value-type="currency">
            <text:p>2.00105 лв.</text:p>
          </table:table-cell>
        </table:table-row>
        <table:table-row table:style-name="ro1">
          <table:table-cell office:value-type="date" office:date-value="2024-04-25" calcext:value-type="date">
            <text:p>25.04.2024</text:p>
          </table:table-cell>
          <table:table-cell office:value-type="currency" office:currency="BGN" office:value="1.99738" calcext:value-type="currency">
            <text:p>1.99738 лв.</text:p>
          </table:table-cell>
        </table:table-row>
        <table:table-row table:style-name="ro1">
          <table:table-cell office:value-type="date" office:date-value="2024-04-26" calcext:value-type="date">
            <text:p>26.04.2024</text:p>
          </table:table-cell>
          <table:table-cell office:value-type="currency" office:currency="BGN" office:value="2.00003" calcext:value-type="currency">
            <text:p>2.00003 лв.</text:p>
          </table:table-cell>
        </table:table-row>
        <table:table-row table:style-name="ro1">
          <table:table-cell office:value-type="date" office:date-value="2024-04-27" calcext:value-type="date">
            <text:p>27.04.2024</text:p>
          </table:table-cell>
          <table:table-cell office:value-type="currency" office:currency="BGN" office:value="2.00003" calcext:value-type="currency">
            <text:p>2.00003 лв.</text:p>
          </table:table-cell>
        </table:table-row>
        <table:table-row table:style-name="ro1">
          <table:table-cell office:value-type="date" office:date-value="2024-04-28" calcext:value-type="date">
            <text:p>28.04.2024</text:p>
          </table:table-cell>
          <table:table-cell office:value-type="currency" office:currency="BGN" office:value="2.00003" calcext:value-type="currency">
            <text:p>2.00003 лв.</text:p>
          </table:table-cell>
        </table:table-row>
        <table:table-row table:style-name="ro1">
          <table:table-cell office:value-type="date" office:date-value="2024-04-29" calcext:value-type="date">
            <text:p>29.04.2024</text:p>
          </table:table-cell>
          <table:table-cell office:value-type="currency" office:currency="BGN" office:value="2.00064" calcext:value-type="currency">
            <text:p>2.00064 лв.</text:p>
          </table:table-cell>
        </table:table-row>
        <table:table-row table:style-name="ro1">
          <table:table-cell office:value-type="date" office:date-value="2024-04-30" calcext:value-type="date">
            <text:p>30.04.2024</text:p>
          </table:table-cell>
          <table:table-cell office:value-type="currency" office:currency="BGN" office:value="1.9984" calcext:value-type="currency">
            <text:p>1.99840 лв.</text:p>
          </table:table-cell>
        </table:table-row>
        <table:table-row table:style-name="ro1">
          <table:table-cell office:value-type="date" office:date-value="2024-05-01" calcext:value-type="date">
            <text:p>01.05.2024</text:p>
          </table:table-cell>
          <table:table-cell office:value-type="currency" office:currency="BGN" office:value="1.9984" calcext:value-type="currency">
            <text:p>1.99840 лв.</text:p>
          </table:table-cell>
        </table:table-row>
        <table:table-row table:style-name="ro1">
          <table:table-cell office:value-type="date" office:date-value="2024-05-02" calcext:value-type="date">
            <text:p>02.05.2024</text:p>
          </table:table-cell>
          <table:table-cell office:value-type="currency" office:currency="BGN" office:value="2.00413" calcext:value-type="currency">
            <text:p>2.00413 лв.</text:p>
          </table:table-cell>
        </table:table-row>
        <table:table-row table:style-name="ro1">
          <table:table-cell office:value-type="date" office:date-value="2024-05-03" calcext:value-type="date">
            <text:p>03.05.2024</text:p>
          </table:table-cell>
          <table:table-cell office:value-type="currency" office:currency="BGN" office:value="2.00413" calcext:value-type="currency">
            <text:p>2.00413 лв.</text:p>
          </table:table-cell>
        </table:table-row>
        <table:table-row table:style-name="ro1">
          <table:table-cell office:value-type="date" office:date-value="2024-05-04" calcext:value-type="date">
            <text:p>04.05.2024</text:p>
          </table:table-cell>
          <table:table-cell office:value-type="currency" office:currency="BGN" office:value="2.00413" calcext:value-type="currency">
            <text:p>2.00413 лв.</text:p>
          </table:table-cell>
        </table:table-row>
        <table:table-row table:style-name="ro1">
          <table:table-cell office:value-type="date" office:date-value="2024-05-05" calcext:value-type="date">
            <text:p>05.05.2024</text:p>
          </table:table-cell>
          <table:table-cell office:value-type="currency" office:currency="BGN" office:value="2.00413" calcext:value-type="currency">
            <text:p>2.00413 лв.</text:p>
          </table:table-cell>
        </table:table-row>
        <table:table-row table:style-name="ro1">
          <table:table-cell office:value-type="date" office:date-value="2024-05-06" calcext:value-type="date">
            <text:p>06.05.2024</text:p>
          </table:table-cell>
          <table:table-cell office:value-type="currency" office:currency="BGN" office:value="2.00413" calcext:value-type="currency">
            <text:p>2.00413 лв.</text:p>
          </table:table-cell>
        </table:table-row>
        <table:table-row table:style-name="ro1">
          <table:table-cell office:value-type="date" office:date-value="2024-05-07" calcext:value-type="date">
            <text:p>07.05.2024</text:p>
          </table:table-cell>
          <table:table-cell office:value-type="currency" office:currency="BGN" office:value="2.00187" calcext:value-type="currency">
            <text:p>2.00187 лв.</text:p>
          </table:table-cell>
        </table:table-row>
        <table:table-row table:style-name="ro1">
          <table:table-cell office:value-type="date" office:date-value="2024-05-08" calcext:value-type="date">
            <text:p>08.05.2024</text:p>
          </table:table-cell>
          <table:table-cell office:value-type="currency" office:currency="BGN" office:value="2.00187" calcext:value-type="currency">
            <text:p>2.00187 лв.</text:p>
          </table:table-cell>
        </table:table-row>
        <table:table-row table:style-name="ro1">
          <table:table-cell office:value-type="date" office:date-value="2024-05-09" calcext:value-type="date">
            <text:p>09.05.2024</text:p>
          </table:table-cell>
          <table:table-cell office:value-type="currency" office:currency="BGN" office:value="2.00392" calcext:value-type="currency">
            <text:p>2.00392 лв.</text:p>
          </table:table-cell>
        </table:table-row>
        <table:table-row table:style-name="ro1">
          <table:table-cell office:value-type="date" office:date-value="2024-05-10" calcext:value-type="date">
            <text:p>10.05.2024</text:p>
          </table:table-cell>
          <table:table-cell office:value-type="currency" office:currency="BGN" office:value="2.00003" calcext:value-type="currency">
            <text:p>2.00003 лв.</text:p>
          </table:table-cell>
        </table:table-row>
        <table:table-row table:style-name="ro1">
          <table:table-cell office:value-type="date" office:date-value="2024-05-11" calcext:value-type="date">
            <text:p>11.05.2024</text:p>
          </table:table-cell>
          <table:table-cell office:value-type="currency" office:currency="BGN" office:value="2.00003" calcext:value-type="currency">
            <text:p>2.00003 лв.</text:p>
          </table:table-cell>
        </table:table-row>
        <table:table-row table:style-name="ro1">
          <table:table-cell office:value-type="date" office:date-value="2024-05-12" calcext:value-type="date">
            <text:p>12.05.2024</text:p>
          </table:table-cell>
          <table:table-cell office:value-type="currency" office:currency="BGN" office:value="2.00003" calcext:value-type="currency">
            <text:p>2.00003 лв.</text:p>
          </table:table-cell>
        </table:table-row>
        <table:table-row table:style-name="ro1">
          <table:table-cell office:value-type="date" office:date-value="2024-05-13" calcext:value-type="date">
            <text:p>13.05.2024</text:p>
          </table:table-cell>
          <table:table-cell office:value-type="currency" office:currency="BGN" office:value="1.99901" calcext:value-type="currency">
            <text:p>1.99901 лв.</text:p>
          </table:table-cell>
        </table:table-row>
        <table:table-row table:style-name="ro1">
          <table:table-cell office:value-type="date" office:date-value="2024-05-14" calcext:value-type="date">
            <text:p>14.05.2024</text:p>
          </table:table-cell>
          <table:table-cell office:value-type="currency" office:currency="BGN" office:value="1.99554" calcext:value-type="currency">
            <text:p>1.99554 лв.</text:p>
          </table:table-cell>
        </table:table-row>
        <table:table-row table:style-name="ro1">
          <table:table-cell office:value-type="date" office:date-value="2024-05-15" calcext:value-type="date">
            <text:p>15.05.2024</text:p>
          </table:table-cell>
          <table:table-cell office:value-type="currency" office:currency="BGN" office:value="1.99574" calcext:value-type="currency">
            <text:p>1.99574 лв.</text:p>
          </table:table-cell>
        </table:table-row>
        <table:table-row table:style-name="ro1">
          <table:table-cell office:value-type="date" office:date-value="2024-05-16" calcext:value-type="date">
            <text:p>16.05.2024</text:p>
          </table:table-cell>
          <table:table-cell office:value-type="currency" office:currency="BGN" office:value="1.99127" calcext:value-type="currency">
            <text:p>1.99127 лв.</text:p>
          </table:table-cell>
        </table:table-row>
        <table:table-row table:style-name="ro1">
          <table:table-cell office:value-type="date" office:date-value="2024-05-17" calcext:value-type="date">
            <text:p>17.05.2024</text:p>
          </table:table-cell>
          <table:table-cell office:value-type="currency" office:currency="BGN" office:value="1.98461" calcext:value-type="currency">
            <text:p>1.98461 лв.</text:p>
          </table:table-cell>
        </table:table-row>
        <table:table-row table:style-name="ro1">
          <table:table-cell office:value-type="date" office:date-value="2024-05-18" calcext:value-type="date">
            <text:p>18.05.2024</text:p>
          </table:table-cell>
          <table:table-cell office:value-type="currency" office:currency="BGN" office:value="1.98461" calcext:value-type="currency">
            <text:p>1.98461 лв.</text:p>
          </table:table-cell>
        </table:table-row>
        <table:table-row table:style-name="ro1">
          <table:table-cell office:value-type="date" office:date-value="2024-05-19" calcext:value-type="date">
            <text:p>19.05.2024</text:p>
          </table:table-cell>
          <table:table-cell office:value-type="currency" office:currency="BGN" office:value="1.98461" calcext:value-type="currency">
            <text:p>1.98461 лв.</text:p>
          </table:table-cell>
        </table:table-row>
        <table:table-row table:style-name="ro1">
          <table:table-cell office:value-type="date" office:date-value="2024-05-20" calcext:value-type="date">
            <text:p>20.05.2024</text:p>
          </table:table-cell>
          <table:table-cell office:value-type="currency" office:currency="BGN" office:value="1.97959" calcext:value-type="currency">
            <text:p>1.97959 лв.</text:p>
          </table:table-cell>
        </table:table-row>
        <table:table-row table:style-name="ro1">
          <table:table-cell office:value-type="date" office:date-value="2024-05-21" calcext:value-type="date">
            <text:p>21.05.2024</text:p>
          </table:table-cell>
          <table:table-cell office:value-type="currency" office:currency="BGN" office:value="1.97878" calcext:value-type="currency">
            <text:p>1.97878 лв.</text:p>
          </table:table-cell>
        </table:table-row>
        <table:table-row table:style-name="ro1">
          <table:table-cell office:value-type="date" office:date-value="2024-05-22" calcext:value-type="date">
            <text:p>22.05.2024</text:p>
          </table:table-cell>
          <table:table-cell office:value-type="currency" office:currency="BGN" office:value="1.97459" calcext:value-type="currency">
            <text:p>1.97459 лв.</text:p>
          </table:table-cell>
        </table:table-row>
        <table:table-row table:style-name="ro1">
          <table:table-cell office:value-type="date" office:date-value="2024-05-23" calcext:value-type="date">
            <text:p>23.05.2024</text:p>
          </table:table-cell>
          <table:table-cell office:value-type="currency" office:currency="BGN" office:value="1.97419" calcext:value-type="currency">
            <text:p>1.97419 лв.</text:p>
          </table:table-cell>
        </table:table-row>
        <table:table-row table:style-name="ro1">
          <table:table-cell office:value-type="date" office:date-value="2024-05-24" calcext:value-type="date">
            <text:p>24.05.2024</text:p>
          </table:table-cell>
          <table:table-cell office:value-type="currency" office:currency="BGN" office:value="1.97419" calcext:value-type="currency">
            <text:p>1.97419 лв.</text:p>
          </table:table-cell>
        </table:table-row>
        <table:table-row table:style-name="ro1">
          <table:table-cell office:value-type="date" office:date-value="2024-05-25" calcext:value-type="date">
            <text:p>25.05.2024</text:p>
          </table:table-cell>
          <table:table-cell office:value-type="currency" office:currency="BGN" office:value="1.97419" calcext:value-type="currency">
            <text:p>1.97419 лв.</text:p>
          </table:table-cell>
        </table:table-row>
        <table:table-row table:style-name="ro1">
          <table:table-cell office:value-type="date" office:date-value="2024-05-26" calcext:value-type="date">
            <text:p>26.05.2024</text:p>
          </table:table-cell>
          <table:table-cell office:value-type="currency" office:currency="BGN" office:value="1.97419" calcext:value-type="currency">
            <text:p>1.97419 лв.</text:p>
          </table:table-cell>
        </table:table-row>
        <table:table-row table:style-name="ro1">
          <table:table-cell office:value-type="date" office:date-value="2024-05-27" calcext:value-type="date">
            <text:p>27.05.2024</text:p>
          </table:table-cell>
          <table:table-cell office:value-type="currency" office:currency="BGN" office:value="1.97121" calcext:value-type="currency">
            <text:p>1.97121 лв.</text:p>
          </table:table-cell>
        </table:table-row>
        <table:table-row table:style-name="ro1">
          <table:table-cell office:value-type="date" office:date-value="2024-05-28" calcext:value-type="date">
            <text:p>28.05.2024</text:p>
          </table:table-cell>
          <table:table-cell office:value-type="currency" office:currency="BGN" office:value="1.97399" calcext:value-type="currency">
            <text:p>1.97399 лв.</text:p>
          </table:table-cell>
        </table:table-row>
        <table:table-row table:style-name="ro1">
          <table:table-cell office:value-type="date" office:date-value="2024-05-29" calcext:value-type="date">
            <text:p>29.05.2024</text:p>
          </table:table-cell>
          <table:table-cell office:value-type="currency" office:currency="BGN" office:value="1.97419" calcext:value-type="currency">
            <text:p>1.97419 лв.</text:p>
          </table:table-cell>
        </table:table-row>
        <table:table-row table:style-name="ro1">
          <table:table-cell office:value-type="date" office:date-value="2024-05-30" calcext:value-type="date">
            <text:p>30.05.2024</text:p>
          </table:table-cell>
          <table:table-cell office:value-type="currency" office:currency="BGN" office:value="1.99412" calcext:value-type="currency">
            <text:p>1.99412 лв.</text:p>
          </table:table-cell>
        </table:table-row>
        <table:table-row table:style-name="ro1">
          <table:table-cell office:value-type="date" office:date-value="2024-05-31" calcext:value-type="date">
            <text:p>31.05.2024</text:p>
          </table:table-cell>
          <table:table-cell office:value-type="currency" office:currency="BGN" office:value="1.99209" calcext:value-type="currency">
            <text:p>1.99209 лв.</text:p>
          </table:table-cell>
        </table:table-row>
        <table:table-row table:style-name="ro1">
          <table:table-cell office:value-type="date" office:date-value="2024-06-01" calcext:value-type="date">
            <text:p>01.06.2024</text:p>
          </table:table-cell>
          <table:table-cell office:value-type="currency" office:currency="BGN" office:value="1.99209" calcext:value-type="currency">
            <text:p>1.99209 лв.</text:p>
          </table:table-cell>
        </table:table-row>
        <table:table-row table:style-name="ro1">
          <table:table-cell office:value-type="date" office:date-value="2024-06-02" calcext:value-type="date">
            <text:p>02.06.2024</text:p>
          </table:table-cell>
          <table:table-cell office:value-type="currency" office:currency="BGN" office:value="1.99209" calcext:value-type="currency">
            <text:p>1.99209 лв.</text:p>
          </table:table-cell>
        </table:table-row>
        <table:table-row table:style-name="ro1">
          <table:table-cell office:value-type="date" office:date-value="2024-06-03" calcext:value-type="date">
            <text:p>03.06.2024</text:p>
          </table:table-cell>
          <table:table-cell office:value-type="currency" office:currency="BGN" office:value="2.00146" calcext:value-type="currency">
            <text:p>2.00146 лв.</text:p>
          </table:table-cell>
        </table:table-row>
        <table:table-row table:style-name="ro1">
          <table:table-cell office:value-type="date" office:date-value="2024-06-04" calcext:value-type="date">
            <text:p>04.06.2024</text:p>
          </table:table-cell>
          <table:table-cell office:value-type="currency" office:currency="BGN" office:value="2.0157" calcext:value-type="currency">
            <text:p>2.01570 лв.</text:p>
          </table:table-cell>
        </table:table-row>
        <table:table-row table:style-name="ro1">
          <table:table-cell office:value-type="date" office:date-value="2024-06-05" calcext:value-type="date">
            <text:p>05.06.2024</text:p>
          </table:table-cell>
          <table:table-cell office:value-type="currency" office:currency="BGN" office:value="2.01549" calcext:value-type="currency">
            <text:p>2.01549 лв.</text:p>
          </table:table-cell>
        </table:table-row>
        <table:table-row table:style-name="ro1">
          <table:table-cell office:value-type="date" office:date-value="2024-06-06" calcext:value-type="date">
            <text:p>06.06.2024</text:p>
          </table:table-cell>
          <table:table-cell office:value-type="currency" office:currency="BGN" office:value="2.01903" calcext:value-type="currency">
            <text:p>2.01903 лв.</text:p>
          </table:table-cell>
        </table:table-row>
        <table:table-row table:style-name="ro1">
          <table:table-cell office:value-type="date" office:date-value="2024-06-07" calcext:value-type="date">
            <text:p>07.06.2024</text:p>
          </table:table-cell>
          <table:table-cell office:value-type="currency" office:currency="BGN" office:value="2.01715" calcext:value-type="currency">
            <text:p>2.01715 лв.</text:p>
          </table:table-cell>
        </table:table-row>
        <table:table-row table:style-name="ro1">
          <table:table-cell office:value-type="date" office:date-value="2024-06-08" calcext:value-type="date">
            <text:p>08.06.2024</text:p>
          </table:table-cell>
          <table:table-cell office:value-type="currency" office:currency="BGN" office:value="2.01715" calcext:value-type="currency">
            <text:p>2.01715 лв.</text:p>
          </table:table-cell>
        </table:table-row>
        <table:table-row table:style-name="ro1">
          <table:table-cell office:value-type="date" office:date-value="2024-06-09" calcext:value-type="date">
            <text:p>09.06.2024</text:p>
          </table:table-cell>
          <table:table-cell office:value-type="currency" office:currency="BGN" office:value="2.01715" calcext:value-type="currency">
            <text:p>2.01715 лв.</text:p>
          </table:table-cell>
        </table:table-row>
        <table:table-row table:style-name="ro1">
          <table:table-cell office:value-type="date" office:date-value="2024-06-10" calcext:value-type="date">
            <text:p>10.06.2024</text:p>
          </table:table-cell>
          <table:table-cell office:value-type="currency" office:currency="BGN" office:value="2.0295" calcext:value-type="currency">
            <text:p>2.02950 лв.</text:p>
          </table:table-cell>
        </table:table-row>
        <table:table-row table:style-name="ro1">
          <table:table-cell office:value-type="date" office:date-value="2024-06-11" calcext:value-type="date">
            <text:p>11.06.2024</text:p>
          </table:table-cell>
          <table:table-cell office:value-type="currency" office:currency="BGN" office:value="2.03266" calcext:value-type="currency">
            <text:p>2.03266 лв.</text:p>
          </table:table-cell>
        </table:table-row>
        <table:table-row table:style-name="ro1">
          <table:table-cell office:value-type="date" office:date-value="2024-06-12" calcext:value-type="date">
            <text:p>12.06.2024</text:p>
          </table:table-cell>
          <table:table-cell office:value-type="currency" office:currency="BGN" office:value="2.02866" calcext:value-type="currency">
            <text:p>2.02866 лв.</text:p>
          </table:table-cell>
        </table:table-row>
        <table:table-row table:style-name="ro1">
          <table:table-cell office:value-type="date" office:date-value="2024-06-13" calcext:value-type="date">
            <text:p>13.06.2024</text:p>
          </table:table-cell>
          <table:table-cell office:value-type="currency" office:currency="BGN" office:value="2.02299" calcext:value-type="currency">
            <text:p>2.02299 лв.</text:p>
          </table:table-cell>
        </table:table-row>
        <table:table-row table:style-name="ro1">
          <table:table-cell office:value-type="date" office:date-value="2024-06-14" calcext:value-type="date">
            <text:p>14.06.2024</text:p>
          </table:table-cell>
          <table:table-cell office:value-type="currency" office:currency="BGN" office:value="2.05143" calcext:value-type="currency">
            <text:p>2.05143 лв.</text:p>
          </table:table-cell>
        </table:table-row>
        <table:table-row table:style-name="ro1">
          <table:table-cell office:value-type="date" office:date-value="2024-06-15" calcext:value-type="date">
            <text:p>15.06.2024</text:p>
          </table:table-cell>
          <table:table-cell office:value-type="currency" office:currency="BGN" office:value="2.05143" calcext:value-type="currency">
            <text:p>2.05143 лв.</text:p>
          </table:table-cell>
        </table:table-row>
        <table:table-row table:style-name="ro1">
          <table:table-cell office:value-type="date" office:date-value="2024-06-16" calcext:value-type="date">
            <text:p>16.06.2024</text:p>
          </table:table-cell>
          <table:table-cell office:value-type="currency" office:currency="BGN" office:value="2.05143" calcext:value-type="currency">
            <text:p>2.05143 лв.</text:p>
          </table:table-cell>
        </table:table-row>
        <table:table-row table:style-name="ro1">
          <table:table-cell office:value-type="date" office:date-value="2024-06-17" calcext:value-type="date">
            <text:p>17.06.2024</text:p>
          </table:table-cell>
          <table:table-cell office:value-type="currency" office:currency="BGN" office:value="2.04563" calcext:value-type="currency">
            <text:p>2.04563 лв.</text:p>
          </table:table-cell>
        </table:table-row>
        <table:table-row table:style-name="ro1">
          <table:table-cell office:value-type="date" office:date-value="2024-06-18" calcext:value-type="date">
            <text:p>18.06.2024</text:p>
          </table:table-cell>
          <table:table-cell office:value-type="currency" office:currency="BGN" office:value="2.05617" calcext:value-type="currency">
            <text:p>2.05617 лв.</text:p>
          </table:table-cell>
        </table:table-row>
        <table:table-row table:style-name="ro1">
          <table:table-cell office:value-type="date" office:date-value="2024-06-19" calcext:value-type="date">
            <text:p>19.06.2024</text:p>
          </table:table-cell>
          <table:table-cell office:value-type="currency" office:currency="BGN" office:value="2.05747" calcext:value-type="currency">
            <text:p>2.05747 лв.</text:p>
          </table:table-cell>
        </table:table-row>
        <table:table-row table:style-name="ro1">
          <table:table-cell office:value-type="date" office:date-value="2024-06-20" calcext:value-type="date">
            <text:p>20.06.2024</text:p>
          </table:table-cell>
          <table:table-cell office:value-type="currency" office:currency="BGN" office:value="2.04885" calcext:value-type="currency">
            <text:p>2.04885 лв.</text:p>
          </table:table-cell>
        </table:table-row>
        <table:table-row table:style-name="ro1">
          <table:table-cell office:value-type="date" office:date-value="2024-06-21" calcext:value-type="date">
            <text:p>21.06.2024</text:p>
          </table:table-cell>
          <table:table-cell office:value-type="currency" office:currency="BGN" office:value="2.05078" calcext:value-type="currency">
            <text:p>2.05078 лв.</text:p>
          </table:table-cell>
        </table:table-row>
        <table:table-row table:style-name="ro1">
          <table:table-cell office:value-type="date" office:date-value="2024-06-22" calcext:value-type="date">
            <text:p>22.06.2024</text:p>
          </table:table-cell>
          <table:table-cell office:value-type="currency" office:currency="BGN" office:value="2.05078" calcext:value-type="currency">
            <text:p>2.05078 лв.</text:p>
          </table:table-cell>
        </table:table-row>
        <table:table-row table:style-name="ro1">
          <table:table-cell office:value-type="date" office:date-value="2024-06-23" calcext:value-type="date">
            <text:p>23.06.2024</text:p>
          </table:table-cell>
          <table:table-cell office:value-type="currency" office:currency="BGN" office:value="2.05078" calcext:value-type="currency">
            <text:p>2.05078 лв.</text:p>
          </table:table-cell>
        </table:table-row>
        <table:table-row table:style-name="ro1">
          <table:table-cell office:value-type="date" office:date-value="2024-06-24" calcext:value-type="date">
            <text:p>24.06.2024</text:p>
          </table:table-cell>
          <table:table-cell office:value-type="currency" office:currency="BGN" office:value="2.0403" calcext:value-type="currency">
            <text:p>2.04030 лв.</text:p>
          </table:table-cell>
        </table:table-row>
        <table:table-row table:style-name="ro1">
          <table:table-cell office:value-type="date" office:date-value="2024-06-25" calcext:value-type="date">
            <text:p>25.06.2024</text:p>
          </table:table-cell>
          <table:table-cell office:value-type="currency" office:currency="BGN" office:value="2.04264" calcext:value-type="currency">
            <text:p>2.04264 лв.</text:p>
          </table:table-cell>
        </table:table-row>
        <table:table-row table:style-name="ro1">
          <table:table-cell office:value-type="date" office:date-value="2024-06-26" calcext:value-type="date">
            <text:p>26.06.2024</text:p>
          </table:table-cell>
          <table:table-cell office:value-type="currency" office:currency="BGN" office:value="2.04051" calcext:value-type="currency">
            <text:p>2.04051 лв.</text:p>
          </table:table-cell>
        </table:table-row>
        <table:table-row table:style-name="ro1">
          <table:table-cell office:value-type="date" office:date-value="2024-06-27" calcext:value-type="date">
            <text:p>27.06.2024</text:p>
          </table:table-cell>
          <table:table-cell office:value-type="currency" office:currency="BGN" office:value="2.03647" calcext:value-type="currency">
            <text:p>2.03647 лв.</text:p>
          </table:table-cell>
        </table:table-row>
        <table:table-row table:style-name="ro1">
          <table:table-cell office:value-type="date" office:date-value="2024-06-28" calcext:value-type="date">
            <text:p>28.06.2024</text:p>
          </table:table-cell>
          <table:table-cell office:value-type="currency" office:currency="BGN" office:value="2.03013" calcext:value-type="currency">
            <text:p>2.03013 лв.</text:p>
          </table:table-cell>
        </table:table-row>
        <table:table-row table:style-name="ro1">
          <table:table-cell office:value-type="date" office:date-value="2024-06-29" calcext:value-type="date">
            <text:p>29.06.2024</text:p>
          </table:table-cell>
          <table:table-cell office:value-type="currency" office:currency="BGN" office:value="2.03013" calcext:value-type="currency">
            <text:p>2.03013 лв.</text:p>
          </table:table-cell>
        </table:table-row>
        <table:table-row table:style-name="ro1">
          <table:table-cell office:value-type="date" office:date-value="2024-06-30" calcext:value-type="date">
            <text:p>30.06.2024</text:p>
          </table:table-cell>
          <table:table-cell office:value-type="currency" office:currency="BGN" office:value="2.03013" calcext:value-type="currency">
            <text:p>2.03013 лв.</text:p>
          </table:table-cell>
        </table:table-row>
        <table:table-row table:style-name="ro1">
          <table:table-cell office:value-type="date" office:date-value="2024-07-01" calcext:value-type="date">
            <text:p>01.07.2024</text:p>
          </table:table-cell>
          <table:table-cell office:value-type="currency" office:currency="BGN" office:value="2.01861" calcext:value-type="currency">
            <text:p>2.01861 лв.</text:p>
          </table:table-cell>
        </table:table-row>
        <table:table-row table:style-name="ro1">
          <table:table-cell office:value-type="date" office:date-value="2024-07-02" calcext:value-type="date">
            <text:p>02.07.2024</text:p>
          </table:table-cell>
          <table:table-cell office:value-type="currency" office:currency="BGN" office:value="2.01694" calcext:value-type="currency">
            <text:p>2.01694 лв.</text:p>
          </table:table-cell>
        </table:table-row>
        <table:table-row table:style-name="ro1">
          <table:table-cell office:value-type="date" office:date-value="2024-07-03" calcext:value-type="date">
            <text:p>03.07.2024</text:p>
          </table:table-cell>
          <table:table-cell office:value-type="currency" office:currency="BGN" office:value="2.01258" calcext:value-type="currency">
            <text:p>2.01258 лв.</text:p>
          </table:table-cell>
        </table:table-row>
        <table:table-row table:style-name="ro1">
          <table:table-cell office:value-type="date" office:date-value="2024-07-04" calcext:value-type="date">
            <text:p>04.07.2024</text:p>
          </table:table-cell>
          <table:table-cell office:value-type="currency" office:currency="BGN" office:value="2.01279" calcext:value-type="currency">
            <text:p>2.01279 лв.</text:p>
          </table:table-cell>
        </table:table-row>
        <table:table-row table:style-name="ro1">
          <table:table-cell office:value-type="date" office:date-value="2024-07-05" calcext:value-type="date">
            <text:p>05.07.2024</text:p>
          </table:table-cell>
          <table:table-cell office:value-type="currency" office:currency="BGN" office:value="2.0101" calcext:value-type="currency">
            <text:p>2.01010 лв.</text:p>
          </table:table-cell>
        </table:table-row>
        <table:table-row table:style-name="ro1">
          <table:table-cell office:value-type="date" office:date-value="2024-07-06" calcext:value-type="date">
            <text:p>06.07.2024</text:p>
          </table:table-cell>
          <table:table-cell office:value-type="currency" office:currency="BGN" office:value="2.0101" calcext:value-type="currency">
            <text:p>2.01010 лв.</text:p>
          </table:table-cell>
        </table:table-row>
        <table:table-row table:style-name="ro1">
          <table:table-cell office:value-type="date" office:date-value="2024-07-07" calcext:value-type="date">
            <text:p>07.07.2024</text:p>
          </table:table-cell>
          <table:table-cell office:value-type="currency" office:currency="BGN" office:value="2.0101" calcext:value-type="currency">
            <text:p>2.01010 лв.</text:p>
          </table:table-cell>
        </table:table-row>
        <table:table-row table:style-name="ro1">
          <table:table-cell office:value-type="date" office:date-value="2024-07-08" calcext:value-type="date">
            <text:p>08.07.2024</text:p>
          </table:table-cell>
          <table:table-cell office:value-type="currency" office:currency="BGN" office:value="2.01404" calcext:value-type="currency">
            <text:p>2.01404 лв.</text:p>
          </table:table-cell>
        </table:table-row>
        <table:table-row table:style-name="ro1">
          <table:table-cell office:value-type="date" office:date-value="2024-07-09" calcext:value-type="date">
            <text:p>09.07.2024</text:p>
          </table:table-cell>
          <table:table-cell office:value-type="currency" office:currency="BGN" office:value="2.01383" calcext:value-type="currency">
            <text:p>2.01383 лв.</text:p>
          </table:table-cell>
        </table:table-row>
        <table:table-row table:style-name="ro1">
          <table:table-cell office:value-type="date" office:date-value="2024-07-10" calcext:value-type="date">
            <text:p>10.07.2024</text:p>
          </table:table-cell>
          <table:table-cell office:value-type="currency" office:currency="BGN" office:value="2.01155" calcext:value-type="currency">
            <text:p>2.01155 лв.</text:p>
          </table:table-cell>
        </table:table-row>
        <table:table-row table:style-name="ro1">
          <table:table-cell office:value-type="date" office:date-value="2024-07-11" calcext:value-type="date">
            <text:p>11.07.2024</text:p>
          </table:table-cell>
          <table:table-cell office:value-type="currency" office:currency="BGN" office:value="2.00619" calcext:value-type="currency">
            <text:p>2.00619 лв.</text:p>
          </table:table-cell>
        </table:table-row>
        <table:table-row table:style-name="ro1">
          <table:table-cell office:value-type="date" office:date-value="2024-07-12" calcext:value-type="date">
            <text:p>12.07.2024</text:p>
          </table:table-cell>
          <table:table-cell office:value-type="currency" office:currency="BGN" office:value="2.0066" calcext:value-type="currency">
            <text:p>2.00660 лв.</text:p>
          </table:table-cell>
        </table:table-row>
        <table:table-row table:style-name="ro1">
          <table:table-cell office:value-type="date" office:date-value="2024-07-13" calcext:value-type="date">
            <text:p>13.07.2024</text:p>
          </table:table-cell>
          <table:table-cell office:value-type="currency" office:currency="BGN" office:value="2.0066" calcext:value-type="currency">
            <text:p>2.00660 лв.</text:p>
          </table:table-cell>
        </table:table-row>
        <table:table-row table:style-name="ro1">
          <table:table-cell office:value-type="date" office:date-value="2024-07-14" calcext:value-type="date">
            <text:p>14.07.2024</text:p>
          </table:table-cell>
          <table:table-cell office:value-type="currency" office:currency="BGN" office:value="2.0066" calcext:value-type="currency">
            <text:p>2.00660 лв.</text:p>
          </table:table-cell>
        </table:table-row>
        <table:table-row table:style-name="ro1">
          <table:table-cell office:value-type="date" office:date-value="2024-07-15" calcext:value-type="date">
            <text:p>15.07.2024</text:p>
          </table:table-cell>
          <table:table-cell office:value-type="currency" office:currency="BGN" office:value="2.00495" calcext:value-type="currency">
            <text:p>2.00495 лв.</text:p>
          </table:table-cell>
        </table:table-row>
        <table:table-row table:style-name="ro1">
          <table:table-cell office:value-type="date" office:date-value="2024-07-16" calcext:value-type="date">
            <text:p>16.07.2024</text:p>
          </table:table-cell>
          <table:table-cell office:value-type="currency" office:currency="BGN" office:value="2.00372" calcext:value-type="currency">
            <text:p>2.00372 лв.</text:p>
          </table:table-cell>
        </table:table-row>
        <table:table-row table:style-name="ro1">
          <table:table-cell office:value-type="date" office:date-value="2024-07-17" calcext:value-type="date">
            <text:p>17.07.2024</text:p>
          </table:table-cell>
          <table:table-cell office:value-type="currency" office:currency="BGN" office:value="2.01778" calcext:value-type="currency">
            <text:p>2.01778 лв.</text:p>
          </table:table-cell>
        </table:table-row>
        <table:table-row table:style-name="ro1">
          <table:table-cell office:value-type="date" office:date-value="2024-07-18" calcext:value-type="date">
            <text:p>18.07.2024</text:p>
          </table:table-cell>
          <table:table-cell office:value-type="currency" office:currency="BGN" office:value="2.02341" calcext:value-type="currency">
            <text:p>2.02341 лв.</text:p>
          </table:table-cell>
        </table:table-row>
        <table:table-row table:style-name="ro1">
          <table:table-cell office:value-type="date" office:date-value="2024-07-19" calcext:value-type="date">
            <text:p>19.07.2024</text:p>
          </table:table-cell>
          <table:table-cell office:value-type="currency" office:currency="BGN" office:value="2.01882" calcext:value-type="currency">
            <text:p>2.01882 лв.</text:p>
          </table:table-cell>
        </table:table-row>
        <table:table-row table:style-name="ro1">
          <table:table-cell office:value-type="date" office:date-value="2024-07-20" calcext:value-type="date">
            <text:p>20.07.2024</text:p>
          </table:table-cell>
          <table:table-cell office:value-type="currency" office:currency="BGN" office:value="2.01882" calcext:value-type="currency">
            <text:p>2.01882 лв.</text:p>
          </table:table-cell>
        </table:table-row>
        <table:table-row table:style-name="ro1">
          <table:table-cell office:value-type="date" office:date-value="2024-07-21" calcext:value-type="date">
            <text:p>21.07.2024</text:p>
          </table:table-cell>
          <table:table-cell office:value-type="currency" office:currency="BGN" office:value="2.01882" calcext:value-type="currency">
            <text:p>2.01882 лв.</text:p>
          </table:table-cell>
        </table:table-row>
        <table:table-row table:style-name="ro1">
          <table:table-cell office:value-type="date" office:date-value="2024-07-22" calcext:value-type="date">
            <text:p>22.07.2024</text:p>
          </table:table-cell>
          <table:table-cell office:value-type="currency" office:currency="BGN" office:value="2.02237" calcext:value-type="currency">
            <text:p>2.02237 лв.</text:p>
          </table:table-cell>
        </table:table-row>
        <table:table-row table:style-name="ro1">
          <table:table-cell office:value-type="date" office:date-value="2024-07-23" calcext:value-type="date">
            <text:p>23.07.2024</text:p>
          </table:table-cell>
          <table:table-cell office:value-type="currency" office:currency="BGN" office:value="2.02028" calcext:value-type="currency">
            <text:p>2.02028 лв.</text:p>
          </table:table-cell>
        </table:table-row>
        <table:table-row table:style-name="ro1">
          <table:table-cell office:value-type="date" office:date-value="2024-07-24" calcext:value-type="date">
            <text:p>24.07.2024</text:p>
          </table:table-cell>
          <table:table-cell office:value-type="currency" office:currency="BGN" office:value="2.03541" calcext:value-type="currency">
            <text:p>2.03541 лв.</text:p>
          </table:table-cell>
        </table:table-row>
        <table:table-row table:style-name="ro1">
          <table:table-cell office:value-type="date" office:date-value="2024-07-25" calcext:value-type="date">
            <text:p>25.07.2024</text:p>
          </table:table-cell>
          <table:table-cell office:value-type="currency" office:currency="BGN" office:value="2.05143" calcext:value-type="currency">
            <text:p>2.05143 лв.</text:p>
          </table:table-cell>
        </table:table-row>
        <table:table-row table:style-name="ro1">
          <table:table-cell office:value-type="date" office:date-value="2024-07-26" calcext:value-type="date">
            <text:p>26.07.2024</text:p>
          </table:table-cell>
          <table:table-cell office:value-type="currency" office:currency="BGN" office:value="2.0386" calcext:value-type="currency">
            <text:p>2.03860 лв.</text:p>
          </table:table-cell>
        </table:table-row>
        <table:table-row table:style-name="ro1">
          <table:table-cell office:value-type="date" office:date-value="2024-07-27" calcext:value-type="date">
            <text:p>27.07.2024</text:p>
          </table:table-cell>
          <table:table-cell office:value-type="currency" office:currency="BGN" office:value="2.0386" calcext:value-type="currency">
            <text:p>2.03860 лв.</text:p>
          </table:table-cell>
        </table:table-row>
        <table:table-row table:style-name="ro1">
          <table:table-cell office:value-type="date" office:date-value="2024-07-28" calcext:value-type="date">
            <text:p>28.07.2024</text:p>
          </table:table-cell>
          <table:table-cell office:value-type="currency" office:currency="BGN" office:value="2.0386" calcext:value-type="currency">
            <text:p>2.03860 лв.</text:p>
          </table:table-cell>
        </table:table-row>
        <table:table-row table:style-name="ro1">
          <table:table-cell office:value-type="date" office:date-value="2024-07-29" calcext:value-type="date">
            <text:p>29.07.2024</text:p>
          </table:table-cell>
          <table:table-cell office:value-type="currency" office:currency="BGN" office:value="2.042" calcext:value-type="currency">
            <text:p>2.04200 лв.</text:p>
          </table:table-cell>
        </table:table-row>
        <table:table-row table:style-name="ro1">
          <table:table-cell office:value-type="date" office:date-value="2024-07-30" calcext:value-type="date">
            <text:p>30.07.2024</text:p>
          </table:table-cell>
          <table:table-cell office:value-type="currency" office:currency="BGN" office:value="2.03902" calcext:value-type="currency">
            <text:p>2.03902 лв.</text:p>
          </table:table-cell>
        </table:table-row>
        <table:table-row table:style-name="ro1">
          <table:table-cell office:value-type="date" office:date-value="2024-07-31" calcext:value-type="date">
            <text:p>31.07.2024</text:p>
          </table:table-cell>
          <table:table-cell office:value-type="currency" office:currency="BGN" office:value="2.05164" calcext:value-type="currency">
            <text:p>2.05164 лв.</text:p>
          </table:table-cell>
        </table:table-row>
        <table:table-row table:style-name="ro1">
          <table:table-cell office:value-type="date" office:date-value="2024-08-01" calcext:value-type="date">
            <text:p>01.08.2024</text:p>
          </table:table-cell>
          <table:table-cell office:value-type="currency" office:currency="BGN" office:value="2.06594" calcext:value-type="currency">
            <text:p>2.06594 лв.</text:p>
          </table:table-cell>
        </table:table-row>
        <table:table-row table:style-name="ro1">
          <table:table-cell office:value-type="date" office:date-value="2024-08-02" calcext:value-type="date">
            <text:p>02.08.2024</text:p>
          </table:table-cell>
          <table:table-cell office:value-type="currency" office:currency="BGN" office:value="2.07339" calcext:value-type="currency">
            <text:p>2.07339 лв.</text:p>
          </table:table-cell>
        </table:table-row>
        <table:table-row table:style-name="ro1">
          <table:table-cell office:value-type="date" office:date-value="2024-08-03" calcext:value-type="date">
            <text:p>03.08.2024</text:p>
          </table:table-cell>
          <table:table-cell office:value-type="currency" office:currency="BGN" office:value="2.07339" calcext:value-type="currency">
            <text:p>2.07339 лв.</text:p>
          </table:table-cell>
        </table:table-row>
        <table:table-row table:style-name="ro1">
          <table:table-cell office:value-type="date" office:date-value="2024-08-04" calcext:value-type="date">
            <text:p>04.08.2024</text:p>
          </table:table-cell>
          <table:table-cell office:value-type="currency" office:currency="BGN" office:value="2.07339" calcext:value-type="currency">
            <text:p>2.07339 лв.</text:p>
          </table:table-cell>
        </table:table-row>
        <table:table-row table:style-name="ro1">
          <table:table-cell office:value-type="date" office:date-value="2024-08-05" calcext:value-type="date">
            <text:p>05.08.2024</text:p>
          </table:table-cell>
          <table:table-cell office:value-type="currency" office:currency="BGN" office:value="2.10214" calcext:value-type="currency">
            <text:p>2.10214 лв.</text:p>
          </table:table-cell>
        </table:table-row>
        <table:table-row table:style-name="ro1">
          <table:table-cell office:value-type="date" office:date-value="2024-08-06" calcext:value-type="date">
            <text:p>06.08.2024</text:p>
          </table:table-cell>
          <table:table-cell office:value-type="currency" office:currency="BGN" office:value="2.0974" calcext:value-type="currency">
            <text:p>2.09740 лв.</text:p>
          </table:table-cell>
        </table:table-row>
        <table:table-row table:style-name="ro1">
          <table:table-cell office:value-type="date" office:date-value="2024-08-07" calcext:value-type="date">
            <text:p>07.08.2024</text:p>
          </table:table-cell>
          <table:table-cell office:value-type="currency" office:currency="BGN" office:value="2.07868" calcext:value-type="currency">
            <text:p>2.07868 лв.</text:p>
          </table:table-cell>
        </table:table-row>
        <table:table-row table:style-name="ro1">
          <table:table-cell office:value-type="date" office:date-value="2024-08-08" calcext:value-type="date">
            <text:p>08.08.2024</text:p>
          </table:table-cell>
          <table:table-cell office:value-type="currency" office:currency="BGN" office:value="2.08778" calcext:value-type="currency">
            <text:p>2.08778 лв.</text:p>
          </table:table-cell>
        </table:table-row>
        <table:table-row table:style-name="ro1">
          <table:table-cell office:value-type="date" office:date-value="2024-08-09" calcext:value-type="date">
            <text:p>09.08.2024</text:p>
          </table:table-cell>
          <table:table-cell office:value-type="currency" office:currency="BGN" office:value="2.07295" calcext:value-type="currency">
            <text:p>2.07295 лв.</text:p>
          </table:table-cell>
        </table:table-row>
        <table:table-row table:style-name="ro1">
          <table:table-cell office:value-type="date" office:date-value="2024-08-10" calcext:value-type="date">
            <text:p>10.08.2024</text:p>
          </table:table-cell>
          <table:table-cell office:value-type="currency" office:currency="BGN" office:value="2.07295" calcext:value-type="currency">
            <text:p>2.07295 лв.</text:p>
          </table:table-cell>
        </table:table-row>
        <table:table-row table:style-name="ro1">
          <table:table-cell office:value-type="date" office:date-value="2024-08-11" calcext:value-type="date">
            <text:p>11.08.2024</text:p>
          </table:table-cell>
          <table:table-cell office:value-type="currency" office:currency="BGN" office:value="2.07295" calcext:value-type="currency">
            <text:p>2.07295 лв.</text:p>
          </table:table-cell>
        </table:table-row>
        <table:table-row table:style-name="ro1">
          <table:table-cell office:value-type="date" office:date-value="2024-08-12" calcext:value-type="date">
            <text:p>12.08.2024</text:p>
          </table:table-cell>
          <table:table-cell office:value-type="currency" office:currency="BGN" office:value="2.06072" calcext:value-type="currency">
            <text:p>2.06072 лв.</text:p>
          </table:table-cell>
        </table:table-row>
        <table:table-row table:style-name="ro1">
          <table:table-cell office:value-type="date" office:date-value="2024-08-13" calcext:value-type="date">
            <text:p>13.08.2024</text:p>
          </table:table-cell>
          <table:table-cell office:value-type="currency" office:currency="BGN" office:value="2.06311" calcext:value-type="currency">
            <text:p>2.06311 лв.</text:p>
          </table:table-cell>
        </table:table-row>
        <table:table-row table:style-name="ro1">
          <table:table-cell office:value-type="date" office:date-value="2024-08-14" calcext:value-type="date">
            <text:p>14.08.2024</text:p>
          </table:table-cell>
          <table:table-cell office:value-type="currency" office:currency="BGN" office:value="2.05552" calcext:value-type="currency">
            <text:p>2.05552 лв.</text:p>
          </table:table-cell>
        </table:table-row>
        <table:table-row table:style-name="ro1">
          <table:table-cell office:value-type="date" office:date-value="2024-08-15" calcext:value-type="date">
            <text:p>15.08.2024</text:p>
          </table:table-cell>
          <table:table-cell office:value-type="currency" office:currency="BGN" office:value="2.04992" calcext:value-type="currency">
            <text:p>2.04992 лв.</text:p>
          </table:table-cell>
        </table:table-row>
        <table:table-row table:style-name="ro1">
          <table:table-cell office:value-type="date" office:date-value="2024-08-16" calcext:value-type="date">
            <text:p>16.08.2024</text:p>
          </table:table-cell>
          <table:table-cell office:value-type="currency" office:currency="BGN" office:value="2.05014" calcext:value-type="currency">
            <text:p>2.05014 лв.</text:p>
          </table:table-cell>
        </table:table-row>
        <table:table-row table:style-name="ro1">
          <table:table-cell office:value-type="date" office:date-value="2024-08-17" calcext:value-type="date">
            <text:p>17.08.2024</text:p>
          </table:table-cell>
          <table:table-cell office:value-type="currency" office:currency="BGN" office:value="2.05014" calcext:value-type="currency">
            <text:p>2.05014 лв.</text:p>
          </table:table-cell>
        </table:table-row>
        <table:table-row table:style-name="ro1">
          <table:table-cell office:value-type="date" office:date-value="2024-08-18" calcext:value-type="date">
            <text:p>18.08.2024</text:p>
          </table:table-cell>
          <table:table-cell office:value-type="currency" office:currency="BGN" office:value="2.05014" calcext:value-type="currency">
            <text:p>2.05014 лв.</text:p>
          </table:table-cell>
        </table:table-row>
        <table:table-row table:style-name="ro1">
          <table:table-cell office:value-type="date" office:date-value="2024-08-19" calcext:value-type="date">
            <text:p>19.08.2024</text:p>
          </table:table-cell>
          <table:table-cell office:value-type="currency" office:currency="BGN" office:value="2.04949" calcext:value-type="currency">
            <text:p>2.04949 лв.</text:p>
          </table:table-cell>
        </table:table-row>
        <table:table-row table:style-name="ro1">
          <table:table-cell office:value-type="date" office:date-value="2024-08-20" calcext:value-type="date">
            <text:p>20.08.2024</text:p>
          </table:table-cell>
          <table:table-cell office:value-type="currency" office:currency="BGN" office:value="2.05293" calcext:value-type="currency">
            <text:p>2.05293 лв.</text:p>
          </table:table-cell>
        </table:table-row>
        <table:table-row table:style-name="ro1">
          <table:table-cell office:value-type="date" office:date-value="2024-08-21" calcext:value-type="date">
            <text:p>21.08.2024</text:p>
          </table:table-cell>
          <table:table-cell office:value-type="currency" office:currency="BGN" office:value="2.05812" calcext:value-type="currency">
            <text:p>2.05812 лв.</text:p>
          </table:table-cell>
        </table:table-row>
        <table:table-row table:style-name="ro1">
          <table:table-cell office:value-type="date" office:date-value="2024-08-22" calcext:value-type="date">
            <text:p>22.08.2024</text:p>
          </table:table-cell>
          <table:table-cell office:value-type="currency" office:currency="BGN" office:value="2.06094" calcext:value-type="currency">
            <text:p>2.06094 лв.</text:p>
          </table:table-cell>
        </table:table-row>
        <table:table-row table:style-name="ro1">
          <table:table-cell office:value-type="date" office:date-value="2024-08-23" calcext:value-type="date">
            <text:p>23.08.2024</text:p>
          </table:table-cell>
          <table:table-cell office:value-type="currency" office:currency="BGN" office:value="2.06398" calcext:value-type="currency">
            <text:p>2.06398 лв.</text:p>
          </table:table-cell>
        </table:table-row>
        <table:table-row table:style-name="ro1">
          <table:table-cell office:value-type="date" office:date-value="2024-08-24" calcext:value-type="date">
            <text:p>24.08.2024</text:p>
          </table:table-cell>
          <table:table-cell office:value-type="currency" office:currency="BGN" office:value="2.06398" calcext:value-type="currency">
            <text:p>2.06398 лв.</text:p>
          </table:table-cell>
        </table:table-row>
        <table:table-row table:style-name="ro1">
          <table:table-cell office:value-type="date" office:date-value="2024-08-25" calcext:value-type="date">
            <text:p>25.08.2024</text:p>
          </table:table-cell>
          <table:table-cell office:value-type="currency" office:currency="BGN" office:value="2.06398" calcext:value-type="currency">
            <text:p>2.06398 лв.</text:p>
          </table:table-cell>
        </table:table-row>
        <table:table-row table:style-name="ro1">
          <table:table-cell office:value-type="date" office:date-value="2024-08-26" calcext:value-type="date">
            <text:p>26.08.2024</text:p>
          </table:table-cell>
          <table:table-cell office:value-type="currency" office:currency="BGN" office:value="2.06747" calcext:value-type="currency">
            <text:p>2.06747 лв.</text:p>
          </table:table-cell>
        </table:table-row>
        <table:table-row table:style-name="ro1">
          <table:table-cell office:value-type="date" office:date-value="2024-08-27" calcext:value-type="date">
            <text:p>27.08.2024</text:p>
          </table:table-cell>
          <table:table-cell office:value-type="currency" office:currency="BGN" office:value="2.07185" calcext:value-type="currency">
            <text:p>2.07185 лв.</text:p>
          </table:table-cell>
        </table:table-row>
        <table:table-row table:style-name="ro1">
          <table:table-cell office:value-type="date" office:date-value="2024-08-28" calcext:value-type="date">
            <text:p>28.08.2024</text:p>
          </table:table-cell>
          <table:table-cell office:value-type="currency" office:currency="BGN" office:value="2.08622" calcext:value-type="currency">
            <text:p>2.08622 лв.</text:p>
          </table:table-cell>
        </table:table-row>
        <table:table-row table:style-name="ro1">
          <table:table-cell office:value-type="date" office:date-value="2024-08-29" calcext:value-type="date">
            <text:p>29.08.2024</text:p>
          </table:table-cell>
          <table:table-cell office:value-type="currency" office:currency="BGN" office:value="2.08867" calcext:value-type="currency">
            <text:p>2.08867 лв.</text:p>
          </table:table-cell>
        </table:table-row>
        <table:table-row table:style-name="ro1">
          <table:table-cell office:value-type="date" office:date-value="2024-08-30" calcext:value-type="date">
            <text:p>30.08.2024</text:p>
          </table:table-cell>
          <table:table-cell office:value-type="currency" office:currency="BGN" office:value="2.07713" calcext:value-type="currency">
            <text:p>2.07713 лв.</text:p>
          </table:table-cell>
        </table:table-row>
        <table:table-row table:style-name="ro1">
          <table:table-cell office:value-type="date" office:date-value="2024-08-31" calcext:value-type="date">
            <text:p>31.08.2024</text:p>
          </table:table-cell>
          <table:table-cell office:value-type="currency" office:currency="BGN" office:value="2.07713" calcext:value-type="currency">
            <text:p>2.07713 лв.</text:p>
          </table:table-cell>
        </table:table-row>
        <table:table-row table:style-name="ro1">
          <table:table-cell office:value-type="date" office:date-value="2024-09-01" calcext:value-type="date">
            <text:p>01.09.2024</text:p>
          </table:table-cell>
          <table:table-cell office:value-type="currency" office:currency="BGN" office:value="2.07713" calcext:value-type="currency">
            <text:p>2.07713 лв.</text:p>
          </table:table-cell>
        </table:table-row>
        <table:table-row table:style-name="ro1">
          <table:table-cell office:value-type="date" office:date-value="2024-09-02" calcext:value-type="date">
            <text:p>02.09.2024</text:p>
          </table:table-cell>
          <table:table-cell office:value-type="currency" office:currency="BGN" office:value="2.07736" calcext:value-type="currency">
            <text:p>2.07736 лв.</text:p>
          </table:table-cell>
        </table:table-row>
        <table:table-row table:style-name="ro1">
          <table:table-cell office:value-type="date" office:date-value="2024-09-03" calcext:value-type="date">
            <text:p>03.09.2024</text:p>
          </table:table-cell>
          <table:table-cell office:value-type="currency" office:currency="BGN" office:value="2.07868" calcext:value-type="currency">
            <text:p>2.07868 лв.</text:p>
          </table:table-cell>
        </table:table-row>
        <table:table-row table:style-name="ro1">
          <table:table-cell office:value-type="date" office:date-value="2024-09-04" calcext:value-type="date">
            <text:p>04.09.2024</text:p>
          </table:table-cell>
          <table:table-cell office:value-type="currency" office:currency="BGN" office:value="2.08156" calcext:value-type="currency">
            <text:p>2.08156 лв.</text:p>
          </table:table-cell>
        </table:table-row>
        <table:table-row table:style-name="ro1">
          <table:table-cell office:value-type="date" office:date-value="2024-09-05" calcext:value-type="date">
            <text:p>05.09.2024</text:p>
          </table:table-cell>
          <table:table-cell office:value-type="currency" office:currency="BGN" office:value="2.08289" calcext:value-type="currency">
            <text:p>2.08289 лв.</text:p>
          </table:table-cell>
        </table:table-row>
        <table:table-row table:style-name="ro1">
          <table:table-cell office:value-type="date" office:date-value="2024-09-06" calcext:value-type="date">
            <text:p>06.09.2024</text:p>
          </table:table-cell>
          <table:table-cell office:value-type="currency" office:currency="BGN" office:value="2.08289" calcext:value-type="currency">
            <text:p>2.08289 лв.</text:p>
          </table:table-cell>
        </table:table-row>
        <table:table-row table:style-name="ro1">
          <table:table-cell office:value-type="date" office:date-value="2024-09-07" calcext:value-type="date">
            <text:p>07.09.2024</text:p>
          </table:table-cell>
          <table:table-cell office:value-type="currency" office:currency="BGN" office:value="2.08289" calcext:value-type="currency">
            <text:p>2.08289 лв.</text:p>
          </table:table-cell>
        </table:table-row>
        <table:table-row table:style-name="ro1">
          <table:table-cell office:value-type="date" office:date-value="2024-09-08" calcext:value-type="date">
            <text:p>08.09.2024</text:p>
          </table:table-cell>
          <table:table-cell office:value-type="currency" office:currency="BGN" office:value="2.08289" calcext:value-type="currency">
            <text:p>2.08289 лв.</text:p>
          </table:table-cell>
        </table:table-row>
        <table:table-row table:style-name="ro1">
          <table:table-cell office:value-type="date" office:date-value="2024-09-09" calcext:value-type="date">
            <text:p>09.09.2024</text:p>
          </table:table-cell>
          <table:table-cell office:value-type="currency" office:currency="BGN" office:value="2.086" calcext:value-type="currency">
            <text:p>2.08600 лв.</text:p>
          </table:table-cell>
        </table:table-row>
        <table:table-row table:style-name="ro1">
          <table:table-cell office:value-type="date" office:date-value="2024-09-10" calcext:value-type="date">
            <text:p>10.09.2024</text:p>
          </table:table-cell>
          <table:table-cell office:value-type="currency" office:currency="BGN" office:value="2.09202" calcext:value-type="currency">
            <text:p>2.09202 лв.</text:p>
          </table:table-cell>
        </table:table-row>
        <table:table-row table:style-name="ro1">
          <table:table-cell office:value-type="date" office:date-value="2024-09-11" calcext:value-type="date">
            <text:p>11.09.2024</text:p>
          </table:table-cell>
          <table:table-cell office:value-type="currency" office:currency="BGN" office:value="2.09001" calcext:value-type="currency">
            <text:p>2.09001 лв.</text:p>
          </table:table-cell>
        </table:table-row>
        <table:table-row table:style-name="ro1">
          <table:table-cell office:value-type="date" office:date-value="2024-09-12" calcext:value-type="date">
            <text:p>12.09.2024</text:p>
          </table:table-cell>
          <table:table-cell office:value-type="currency" office:currency="BGN" office:value="2.07758" calcext:value-type="currency">
            <text:p>2.07758 лв.</text:p>
          </table:table-cell>
        </table:table-row>
        <table:table-row table:style-name="ro1">
          <table:table-cell office:value-type="date" office:date-value="2024-09-13" calcext:value-type="date">
            <text:p>13.09.2024</text:p>
          </table:table-cell>
          <table:table-cell office:value-type="currency" office:currency="BGN" office:value="2.08355" calcext:value-type="currency">
            <text:p>2.08355 лв.</text:p>
          </table:table-cell>
        </table:table-row>
        <table:table-row table:style-name="ro1">
          <table:table-cell office:value-type="date" office:date-value="2024-09-14" calcext:value-type="date">
            <text:p>14.09.2024</text:p>
          </table:table-cell>
          <table:table-cell office:value-type="currency" office:currency="BGN" office:value="2.08355" calcext:value-type="currency">
            <text:p>2.08355 лв.</text:p>
          </table:table-cell>
        </table:table-row>
        <table:table-row table:style-name="ro1">
          <table:table-cell office:value-type="date" office:date-value="2024-09-15" calcext:value-type="date">
            <text:p>15.09.2024</text:p>
          </table:table-cell>
          <table:table-cell office:value-type="currency" office:currency="BGN" office:value="2.08355" calcext:value-type="currency">
            <text:p>2.08355 лв.</text:p>
          </table:table-cell>
        </table:table-row>
        <table:table-row table:style-name="ro1">
          <table:table-cell office:value-type="date" office:date-value="2024-09-16" calcext:value-type="date">
            <text:p>16.09.2024</text:p>
          </table:table-cell>
          <table:table-cell office:value-type="currency" office:currency="BGN" office:value="2.082" calcext:value-type="currency">
            <text:p>2.08200 лв.</text:p>
          </table:table-cell>
        </table:table-row>
        <table:table-row table:style-name="ro1">
          <table:table-cell office:value-type="date" office:date-value="2024-09-17" calcext:value-type="date">
            <text:p>17.09.2024</text:p>
          </table:table-cell>
          <table:table-cell office:value-type="currency" office:currency="BGN" office:value="2.07956" calcext:value-type="currency">
            <text:p>2.07956 лв.</text:p>
          </table:table-cell>
        </table:table-row>
        <table:table-row table:style-name="ro1">
          <table:table-cell office:value-type="date" office:date-value="2024-09-18" calcext:value-type="date">
            <text:p>18.09.2024</text:p>
          </table:table-cell>
          <table:table-cell office:value-type="currency" office:currency="BGN" office:value="2.08333" calcext:value-type="currency">
            <text:p>2.08333 лв.</text:p>
          </table:table-cell>
        </table:table-row>
        <table:table-row table:style-name="ro1">
          <table:table-cell office:value-type="date" office:date-value="2024-09-19" calcext:value-type="date">
            <text:p>19.09.2024</text:p>
          </table:table-cell>
          <table:table-cell office:value-type="currency" office:currency="BGN" office:value="2.06747" calcext:value-type="currency">
            <text:p>2.06747 лв.</text:p>
          </table:table-cell>
        </table:table-row>
        <table:table-row table:style-name="ro1">
          <table:table-cell office:value-type="date" office:date-value="2024-09-20" calcext:value-type="date">
            <text:p>20.09.2024</text:p>
          </table:table-cell>
          <table:table-cell office:value-type="currency" office:currency="BGN" office:value="2.06181" calcext:value-type="currency">
            <text:p>2.06181 лв.</text:p>
          </table:table-cell>
        </table:table-row>
        <table:table-row table:style-name="ro1">
          <table:table-cell office:value-type="date" office:date-value="2024-09-21" calcext:value-type="date">
            <text:p>21.09.2024</text:p>
          </table:table-cell>
          <table:table-cell office:value-type="currency" office:currency="BGN" office:value="2.06181" calcext:value-type="currency">
            <text:p>2.06181 лв.</text:p>
          </table:table-cell>
        </table:table-row>
        <table:table-row table:style-name="ro1">
          <table:table-cell office:value-type="date" office:date-value="2024-09-22" calcext:value-type="date">
            <text:p>22.09.2024</text:p>
          </table:table-cell>
          <table:table-cell office:value-type="currency" office:currency="BGN" office:value="2.06181" calcext:value-type="currency">
            <text:p>2.06181 лв.</text:p>
          </table:table-cell>
        </table:table-row>
        <table:table-row table:style-name="ro1">
          <table:table-cell office:value-type="date" office:date-value="2024-09-23" calcext:value-type="date">
            <text:p>23.09.2024</text:p>
          </table:table-cell>
          <table:table-cell office:value-type="currency" office:currency="BGN" office:value="2.06181" calcext:value-type="currency">
            <text:p>2.06181 лв.</text:p>
          </table:table-cell>
        </table:table-row>
        <table:table-row table:style-name="ro1">
          <table:table-cell office:value-type="date" office:date-value="2024-09-24" calcext:value-type="date">
            <text:p>24.09.2024</text:p>
          </table:table-cell>
          <table:table-cell office:value-type="currency" office:currency="BGN" office:value="2.07207" calcext:value-type="currency">
            <text:p>2.07207 лв.</text:p>
          </table:table-cell>
        </table:table-row>
        <table:table-row table:style-name="ro1">
          <table:table-cell office:value-type="date" office:date-value="2024-09-25" calcext:value-type="date">
            <text:p>25.09.2024</text:p>
          </table:table-cell>
          <table:table-cell office:value-type="currency" office:currency="BGN" office:value="2.05985" calcext:value-type="currency">
            <text:p>2.05985 лв.</text:p>
          </table:table-cell>
        </table:table-row>
        <table:table-row table:style-name="ro1">
          <table:table-cell office:value-type="date" office:date-value="2024-09-26" calcext:value-type="date">
            <text:p>26.09.2024</text:p>
          </table:table-cell>
          <table:table-cell office:value-type="currency" office:currency="BGN" office:value="2.06922" calcext:value-type="currency">
            <text:p>2.06922 лв.</text:p>
          </table:table-cell>
        </table:table-row>
        <table:table-row table:style-name="ro1">
          <table:table-cell office:value-type="date" office:date-value="2024-09-27" calcext:value-type="date">
            <text:p>27.09.2024</text:p>
          </table:table-cell>
          <table:table-cell office:value-type="currency" office:currency="BGN" office:value="2.07625" calcext:value-type="currency">
            <text:p>2.07625 лв.</text:p>
          </table:table-cell>
        </table:table-row>
        <table:table-row table:style-name="ro1">
          <table:table-cell office:value-type="date" office:date-value="2024-09-28" calcext:value-type="date">
            <text:p>28.09.2024</text:p>
          </table:table-cell>
          <table:table-cell office:value-type="currency" office:currency="BGN" office:value="2.07625" calcext:value-type="currency">
            <text:p>2.07625 лв.</text:p>
          </table:table-cell>
        </table:table-row>
        <table:table-row table:style-name="ro1">
          <table:table-cell office:value-type="date" office:date-value="2024-09-29" calcext:value-type="date">
            <text:p>29.09.2024</text:p>
          </table:table-cell>
          <table:table-cell office:value-type="currency" office:currency="BGN" office:value="2.07625" calcext:value-type="currency">
            <text:p>2.07625 лв.</text:p>
          </table:table-cell>
        </table:table-row>
        <table:table-row table:style-name="ro1">
          <table:table-cell office:value-type="date" office:date-value="2024-09-30" calcext:value-type="date">
            <text:p>30.09.2024</text:p>
          </table:table-cell>
          <table:table-cell office:value-type="currency" office:currency="BGN" office:value="2.07207" calcext:value-type="currency">
            <text:p>2.07207 лв.</text:p>
          </table:table-cell>
        </table:table-row>
        <table:table-row table:style-name="ro1">
          <table:table-cell office:value-type="date" office:date-value="2024-10-01" calcext:value-type="date">
            <text:p>01.10.2024</text:p>
          </table:table-cell>
          <table:table-cell office:value-type="currency" office:currency="BGN" office:value="2.082" calcext:value-type="currency">
            <text:p>2.08200 лв.</text:p>
          </table:table-cell>
        </table:table-row>
        <table:table-row table:style-name="ro1">
          <table:table-cell office:value-type="date" office:date-value="2024-10-02" calcext:value-type="date">
            <text:p>02.10.2024</text:p>
          </table:table-cell>
          <table:table-cell office:value-type="currency" office:currency="BGN" office:value="2.08333" calcext:value-type="currency">
            <text:p>2.08333 лв.</text:p>
          </table:table-cell>
        </table:table-row>
        <table:table-row table:style-name="ro1">
          <table:table-cell office:value-type="date" office:date-value="2024-10-03" calcext:value-type="date">
            <text:p>03.10.2024</text:p>
          </table:table-cell>
          <table:table-cell office:value-type="currency" office:currency="BGN" office:value="2.08355" calcext:value-type="currency">
            <text:p>2.08355 лв.</text:p>
          </table:table-cell>
        </table:table-row>
        <table:table-row table:style-name="ro1">
          <table:table-cell office:value-type="date" office:date-value="2024-10-04" calcext:value-type="date">
            <text:p>04.10.2024</text:p>
          </table:table-cell>
          <table:table-cell office:value-type="currency" office:currency="BGN" office:value="2.082" calcext:value-type="currency">
            <text:p>2.08200 лв.</text:p>
          </table:table-cell>
        </table:table-row>
        <table:table-row table:style-name="ro1">
          <table:table-cell office:value-type="date" office:date-value="2024-10-05" calcext:value-type="date">
            <text:p>05.10.2024</text:p>
          </table:table-cell>
          <table:table-cell office:value-type="currency" office:currency="BGN" office:value="2.082" calcext:value-type="currency">
            <text:p>2.08200 лв.</text:p>
          </table:table-cell>
        </table:table-row>
        <table:table-row table:style-name="ro1">
          <table:table-cell office:value-type="date" office:date-value="2024-10-06" calcext:value-type="date">
            <text:p>06.10.2024</text:p>
          </table:table-cell>
          <table:table-cell office:value-type="currency" office:currency="BGN" office:value="2.082" calcext:value-type="currency">
            <text:p>2.08200 лв.</text:p>
          </table:table-cell>
        </table:table-row>
        <table:table-row table:style-name="ro1">
          <table:table-cell office:value-type="date" office:date-value="2024-10-07" calcext:value-type="date">
            <text:p>07.10.2024</text:p>
          </table:table-cell>
          <table:table-cell office:value-type="currency" office:currency="BGN" office:value="2.08333" calcext:value-type="currency">
            <text:p>2.08333 лв.</text:p>
          </table:table-cell>
        </table:table-row>
        <table:table-row table:style-name="ro1">
          <table:table-cell office:value-type="date" office:date-value="2024-10-08" calcext:value-type="date">
            <text:p>08.10.2024</text:p>
          </table:table-cell>
          <table:table-cell office:value-type="currency" office:currency="BGN" office:value="2.07846" calcext:value-type="currency">
            <text:p>2.07846 лв.</text:p>
          </table:table-cell>
        </table:table-row>
        <table:table-row table:style-name="ro1">
          <table:table-cell office:value-type="date" office:date-value="2024-10-09" calcext:value-type="date">
            <text:p>09.10.2024</text:p>
          </table:table-cell>
          <table:table-cell office:value-type="currency" office:currency="BGN" office:value="2.08133" calcext:value-type="currency">
            <text:p>2.08133 лв.</text:p>
          </table:table-cell>
        </table:table-row>
        <table:table-row table:style-name="ro1">
          <table:table-cell office:value-type="date" office:date-value="2024-10-10" calcext:value-type="date">
            <text:p>10.10.2024</text:p>
          </table:table-cell>
          <table:table-cell office:value-type="currency" office:currency="BGN" office:value="2.08222" calcext:value-type="currency">
            <text:p>2.08222 лв.</text:p>
          </table:table-cell>
        </table:table-row>
        <table:table-row table:style-name="ro1">
          <table:table-cell office:value-type="date" office:date-value="2024-10-11" calcext:value-type="date">
            <text:p>11.10.2024</text:p>
          </table:table-cell>
          <table:table-cell office:value-type="currency" office:currency="BGN" office:value="2.08555" calcext:value-type="currency">
            <text:p>2.08555 лв.</text:p>
          </table:table-cell>
        </table:table-row>
        <table:table-row table:style-name="ro1">
          <table:table-cell office:value-type="date" office:date-value="2024-10-12" calcext:value-type="date">
            <text:p>12.10.2024</text:p>
          </table:table-cell>
          <table:table-cell office:value-type="currency" office:currency="BGN" office:value="2.08555" calcext:value-type="currency">
            <text:p>2.08555 лв.</text:p>
          </table:table-cell>
        </table:table-row>
        <table:table-row table:style-name="ro1">
          <table:table-cell office:value-type="date" office:date-value="2024-10-13" calcext:value-type="date">
            <text:p>13.10.2024</text:p>
          </table:table-cell>
          <table:table-cell office:value-type="currency" office:currency="BGN" office:value="2.08555" calcext:value-type="currency">
            <text:p>2.08555 лв.</text:p>
          </table:table-cell>
        </table:table-row>
        <table:table-row table:style-name="ro1">
          <table:table-cell office:value-type="date" office:date-value="2024-10-14" calcext:value-type="date">
            <text:p>14.10.2024</text:p>
          </table:table-cell>
          <table:table-cell office:value-type="currency" office:currency="BGN" office:value="2.07868" calcext:value-type="currency">
            <text:p>2.07868 лв.</text:p>
          </table:table-cell>
        </table:table-row>
        <table:table-row table:style-name="ro1">
          <table:table-cell office:value-type="date" office:date-value="2024-10-15" calcext:value-type="date">
            <text:p>15.10.2024</text:p>
          </table:table-cell>
          <table:table-cell office:value-type="currency" office:currency="BGN" office:value="2.08045" calcext:value-type="currency">
            <text:p>2.08045 лв.</text:p>
          </table:table-cell>
        </table:table-row>
        <table:table-row table:style-name="ro1">
          <table:table-cell office:value-type="date" office:date-value="2024-10-16" calcext:value-type="date">
            <text:p>16.10.2024</text:p>
          </table:table-cell>
          <table:table-cell office:value-type="currency" office:currency="BGN" office:value="2.08133" calcext:value-type="currency">
            <text:p>2.08133 лв.</text:p>
          </table:table-cell>
        </table:table-row>
        <table:table-row table:style-name="ro1">
          <table:table-cell office:value-type="date" office:date-value="2024-10-17" calcext:value-type="date">
            <text:p>17.10.2024</text:p>
          </table:table-cell>
          <table:table-cell office:value-type="currency" office:currency="BGN" office:value="2.08511" calcext:value-type="currency">
            <text:p>2.08511 лв.</text:p>
          </table:table-cell>
        </table:table-row>
        <table:table-row table:style-name="ro1">
          <table:table-cell office:value-type="date" office:date-value="2024-10-18" calcext:value-type="date">
            <text:p>18.10.2024</text:p>
          </table:table-cell>
          <table:table-cell office:value-type="currency" office:currency="BGN" office:value="2.08045" calcext:value-type="currency">
            <text:p>2.08045 лв.</text:p>
          </table:table-cell>
        </table:table-row>
        <table:table-row table:style-name="ro1">
          <table:table-cell office:value-type="date" office:date-value="2024-10-19" calcext:value-type="date">
            <text:p>19.10.2024</text:p>
          </table:table-cell>
          <table:table-cell office:value-type="currency" office:currency="BGN" office:value="2.08045" calcext:value-type="currency">
            <text:p>2.08045 лв.</text:p>
          </table:table-cell>
        </table:table-row>
        <table:table-row table:style-name="ro1">
          <table:table-cell office:value-type="date" office:date-value="2024-10-20" calcext:value-type="date">
            <text:p>20.10.2024</text:p>
          </table:table-cell>
          <table:table-cell office:value-type="currency" office:currency="BGN" office:value="2.08045" calcext:value-type="currency">
            <text:p>2.08045 лв.</text:p>
          </table:table-cell>
        </table:table-row>
        <table:table-row table:style-name="ro1">
          <table:table-cell office:value-type="date" office:date-value="2024-10-21" calcext:value-type="date">
            <text:p>21.10.2024</text:p>
          </table:table-cell>
          <table:table-cell office:value-type="currency" office:currency="BGN" office:value="2.08511" calcext:value-type="currency">
            <text:p>2.08511 лв.</text:p>
          </table:table-cell>
        </table:table-row>
        <table:table-row table:style-name="ro1">
          <table:table-cell office:value-type="date" office:date-value="2024-10-22" calcext:value-type="date">
            <text:p>22.10.2024</text:p>
          </table:table-cell>
          <table:table-cell office:value-type="currency" office:currency="BGN" office:value="2.08845" calcext:value-type="currency">
            <text:p>2.08845 лв.</text:p>
          </table:table-cell>
        </table:table-row>
        <table:table-row table:style-name="ro1">
          <table:table-cell office:value-type="date" office:date-value="2024-10-23" calcext:value-type="date">
            <text:p>23.10.2024</text:p>
          </table:table-cell>
          <table:table-cell office:value-type="currency" office:currency="BGN" office:value="2.09404" calcext:value-type="currency">
            <text:p>2.09404 лв.</text:p>
          </table:table-cell>
        </table:table-row>
        <table:table-row table:style-name="ro1">
          <table:table-cell office:value-type="date" office:date-value="2024-10-24" calcext:value-type="date">
            <text:p>24.10.2024</text:p>
          </table:table-cell>
          <table:table-cell office:value-type="currency" office:currency="BGN" office:value="2.09202" calcext:value-type="currency">
            <text:p>2.09202 лв.</text:p>
          </table:table-cell>
        </table:table-row>
        <table:table-row table:style-name="ro1">
          <table:table-cell office:value-type="date" office:date-value="2024-10-25" calcext:value-type="date">
            <text:p>25.10.2024</text:p>
          </table:table-cell>
          <table:table-cell office:value-type="currency" office:currency="BGN" office:value="2.08466" calcext:value-type="currency">
            <text:p>2.08466 лв.</text:p>
          </table:table-cell>
        </table:table-row>
        <table:table-row table:style-name="ro1">
          <table:table-cell office:value-type="date" office:date-value="2024-10-26" calcext:value-type="date">
            <text:p>26.10.2024</text:p>
          </table:table-cell>
          <table:table-cell office:value-type="currency" office:currency="BGN" office:value="2.08466" calcext:value-type="currency">
            <text:p>2.08466 лв.</text:p>
          </table:table-cell>
        </table:table-row>
        <table:table-row table:style-name="ro1">
          <table:table-cell office:value-type="date" office:date-value="2024-10-27" calcext:value-type="date">
            <text:p>27.10.2024</text:p>
          </table:table-cell>
          <table:table-cell office:value-type="currency" office:currency="BGN" office:value="2.08466" calcext:value-type="currency">
            <text:p>2.08466 лв.</text:p>
          </table:table-cell>
        </table:table-row>
        <table:table-row table:style-name="ro1">
          <table:table-cell office:value-type="date" office:date-value="2024-10-28" calcext:value-type="date">
            <text:p>28.10.2024</text:p>
          </table:table-cell>
          <table:table-cell office:value-type="currency" office:currency="BGN" office:value="2.088" calcext:value-type="currency">
            <text:p>2.08800 лв.</text:p>
          </table:table-cell>
        </table:table-row>
        <table:table-row table:style-name="ro1">
          <table:table-cell office:value-type="date" office:date-value="2024-10-29" calcext:value-type="date">
            <text:p>29.10.2024</text:p>
          </table:table-cell>
          <table:table-cell office:value-type="currency" office:currency="BGN" office:value="2.08755" calcext:value-type="currency">
            <text:p>2.08755 лв.</text:p>
          </table:table-cell>
        </table:table-row>
        <table:table-row table:style-name="ro1">
          <table:table-cell office:value-type="date" office:date-value="2024-10-30" calcext:value-type="date">
            <text:p>30.10.2024</text:p>
          </table:table-cell>
          <table:table-cell office:value-type="currency" office:currency="BGN" office:value="2.08222" calcext:value-type="currency">
            <text:p>2.08222 лв.</text:p>
          </table:table-cell>
        </table:table-row>
        <table:table-row table:style-name="ro1">
          <table:table-cell office:value-type="date" office:date-value="2024-10-31" calcext:value-type="date">
            <text:p>31.10.2024</text:p>
          </table:table-cell>
          <table:table-cell office:value-type="currency" office:currency="BGN" office:value="2.07802" calcext:value-type="currency">
            <text:p>2.07802 лв.</text:p>
          </table:table-cell>
        </table:table-row>
        <table:table-row table:style-name="ro1">
          <table:table-cell office:value-type="date" office:date-value="2024-11-01" calcext:value-type="date">
            <text:p>01.11.2024</text:p>
          </table:table-cell>
          <table:table-cell office:value-type="currency" office:currency="BGN" office:value="2.07471" calcext:value-type="currency">
            <text:p>2.07471 лв.</text:p>
          </table:table-cell>
        </table:table-row>
        <table:table-row table:style-name="ro1">
          <table:table-cell office:value-type="date" office:date-value="2024-11-02" calcext:value-type="date">
            <text:p>02.11.2024</text:p>
          </table:table-cell>
          <table:table-cell office:value-type="currency" office:currency="BGN" office:value="2.07471" calcext:value-type="currency">
            <text:p>2.07471 лв.</text:p>
          </table:table-cell>
        </table:table-row>
        <table:table-row table:style-name="ro1">
          <table:table-cell office:value-type="date" office:date-value="2024-11-03" calcext:value-type="date">
            <text:p>03.11.2024</text:p>
          </table:table-cell>
          <table:table-cell office:value-type="currency" office:currency="BGN" office:value="2.07471" calcext:value-type="currency">
            <text:p>2.07471 лв.</text:p>
          </table:table-cell>
        </table:table-row>
        <table:table-row table:style-name="ro1">
          <table:table-cell office:value-type="date" office:date-value="2024-11-04" calcext:value-type="date">
            <text:p>04.11.2024</text:p>
          </table:table-cell>
          <table:table-cell office:value-type="currency" office:currency="BGN" office:value="2.07846" calcext:value-type="currency">
            <text:p>2.07846 лв.</text:p>
          </table:table-cell>
        </table:table-row>
        <table:table-row table:style-name="ro1">
          <table:table-cell office:value-type="date" office:date-value="2024-11-05" calcext:value-type="date">
            <text:p>05.11.2024</text:p>
          </table:table-cell>
          <table:table-cell office:value-type="currency" office:currency="BGN" office:value="2.08023" calcext:value-type="currency">
            <text:p>2.08023 лв.</text:p>
          </table:table-cell>
        </table:table-row>
        <table:table-row table:style-name="ro1">
          <table:table-cell office:value-type="date" office:date-value="2024-11-06" calcext:value-type="date">
            <text:p>06.11.2024</text:p>
          </table:table-cell>
          <table:table-cell office:value-type="currency" office:currency="BGN" office:value="2.08778" calcext:value-type="currency">
            <text:p>2.08778 лв.</text:p>
          </table:table-cell>
        </table:table-row>
        <table:table-row table:style-name="ro1">
          <table:table-cell office:value-type="date" office:date-value="2024-11-07" calcext:value-type="date">
            <text:p>07.11.2024</text:p>
          </table:table-cell>
          <table:table-cell office:value-type="currency" office:currency="BGN" office:value="2.07361" calcext:value-type="currency">
            <text:p>2.07361 лв.</text:p>
          </table:table-cell>
        </table:table-row>
        <table:table-row table:style-name="ro1">
          <table:table-cell office:value-type="date" office:date-value="2024-11-08" calcext:value-type="date">
            <text:p>08.11.2024</text:p>
          </table:table-cell>
          <table:table-cell office:value-type="currency" office:currency="BGN" office:value="2.08222" calcext:value-type="currency">
            <text:p>2.08222 лв.</text:p>
          </table:table-cell>
        </table:table-row>
        <table:table-row table:style-name="ro1">
          <table:table-cell office:value-type="date" office:date-value="2024-11-09" calcext:value-type="date">
            <text:p>09.11.2024</text:p>
          </table:table-cell>
          <table:table-cell office:value-type="currency" office:currency="BGN" office:value="2.08222" calcext:value-type="currency">
            <text:p>2.08222 лв.</text:p>
          </table:table-cell>
        </table:table-row>
        <table:table-row table:style-name="ro1">
          <table:table-cell office:value-type="date" office:date-value="2024-11-10" calcext:value-type="date">
            <text:p>10.11.2024</text:p>
          </table:table-cell>
          <table:table-cell office:value-type="currency" office:currency="BGN" office:value="2.08222" calcext:value-type="currency">
            <text:p>2.08222 лв.</text:p>
          </table:table-cell>
        </table:table-row>
        <table:table-row table:style-name="ro1">
          <table:table-cell office:value-type="date" office:date-value="2024-11-11" calcext:value-type="date">
            <text:p>11.11.2024</text:p>
          </table:table-cell>
          <table:table-cell office:value-type="currency" office:currency="BGN" office:value="2.08755" calcext:value-type="currency">
            <text:p>2.08755 лв.</text:p>
          </table:table-cell>
        </table:table-row>
        <table:table-row table:style-name="ro1">
          <table:table-cell office:value-type="date" office:date-value="2024-11-12" calcext:value-type="date">
            <text:p>12.11.2024</text:p>
          </table:table-cell>
          <table:table-cell office:value-type="currency" office:currency="BGN" office:value="2.0909" calcext:value-type="currency">
            <text:p>2.09090 лв.</text:p>
          </table:table-cell>
        </table:table-row>
        <table:table-row table:style-name="ro1">
          <table:table-cell office:value-type="date" office:date-value="2024-11-13" calcext:value-type="date">
            <text:p>13.11.2024</text:p>
          </table:table-cell>
          <table:table-cell office:value-type="currency" office:currency="BGN" office:value="2.08533" calcext:value-type="currency">
            <text:p>2.08533 лв.</text:p>
          </table:table-cell>
        </table:table-row>
        <table:table-row table:style-name="ro1">
          <table:table-cell office:value-type="date" office:date-value="2024-11-14" calcext:value-type="date">
            <text:p>14.11.2024</text:p>
          </table:table-cell>
          <table:table-cell office:value-type="currency" office:currency="BGN" office:value="2.08755" calcext:value-type="currency">
            <text:p>2.08755 лв.</text:p>
          </table:table-cell>
        </table:table-row>
        <table:table-row table:style-name="ro1">
          <table:table-cell office:value-type="date" office:date-value="2024-11-15" calcext:value-type="date">
            <text:p>15.11.2024</text:p>
          </table:table-cell>
          <table:table-cell office:value-type="currency" office:currency="BGN" office:value="2.08311" calcext:value-type="currency">
            <text:p>2.08311 лв.</text:p>
          </table:table-cell>
        </table:table-row>
        <table:table-row table:style-name="ro1">
          <table:table-cell office:value-type="date" office:date-value="2024-11-16" calcext:value-type="date">
            <text:p>16.11.2024</text:p>
          </table:table-cell>
          <table:table-cell office:value-type="currency" office:currency="BGN" office:value="2.08311" calcext:value-type="currency">
            <text:p>2.08311 лв.</text:p>
          </table:table-cell>
        </table:table-row>
        <table:table-row table:style-name="ro1">
          <table:table-cell office:value-type="date" office:date-value="2024-11-17" calcext:value-type="date">
            <text:p>17.11.2024</text:p>
          </table:table-cell>
          <table:table-cell office:value-type="currency" office:currency="BGN" office:value="2.08311" calcext:value-type="currency">
            <text:p>2.08311 лв.</text:p>
          </table:table-cell>
        </table:table-row>
        <table:table-row table:style-name="ro1">
          <table:table-cell office:value-type="date" office:date-value="2024-11-18" calcext:value-type="date">
            <text:p>18.11.2024</text:p>
          </table:table-cell>
          <table:table-cell office:value-type="currency" office:currency="BGN" office:value="2.08867" calcext:value-type="currency">
            <text:p>2.08867 лв.</text:p>
          </table:table-cell>
        </table:table-row>
        <table:table-row table:style-name="ro1">
          <table:table-cell office:value-type="date" office:date-value="2024-11-19" calcext:value-type="date">
            <text:p>19.11.2024</text:p>
          </table:table-cell>
          <table:table-cell office:value-type="currency" office:currency="BGN" office:value="2.09651" calcext:value-type="currency">
            <text:p>2.09651 лв.</text:p>
          </table:table-cell>
        </table:table-row>
        <table:table-row table:style-name="ro1">
          <table:table-cell office:value-type="date" office:date-value="2024-11-20" calcext:value-type="date">
            <text:p>20.11.2024</text:p>
          </table:table-cell>
          <table:table-cell office:value-type="currency" office:currency="BGN" office:value="2.09359" calcext:value-type="currency">
            <text:p>2.09359 лв.</text:p>
          </table:table-cell>
        </table:table-row>
        <table:table-row table:style-name="ro1">
          <table:table-cell office:value-type="date" office:date-value="2024-11-21" calcext:value-type="date">
            <text:p>21.11.2024</text:p>
          </table:table-cell>
          <table:table-cell office:value-type="currency" office:currency="BGN" office:value="2.1044" calcext:value-type="currency">
            <text:p>2.10440 лв.</text:p>
          </table:table-cell>
        </table:table-row>
        <table:table-row table:style-name="ro1">
          <table:table-cell office:value-type="date" office:date-value="2024-11-22" calcext:value-type="date">
            <text:p>22.11.2024</text:p>
          </table:table-cell>
          <table:table-cell office:value-type="currency" office:currency="BGN" office:value="2.10939" calcext:value-type="currency">
            <text:p>2.10939 лв.</text:p>
          </table:table-cell>
        </table:table-row>
        <table:table-row table:style-name="ro1">
          <table:table-cell office:value-type="date" office:date-value="2024-11-23" calcext:value-type="date">
            <text:p>23.11.2024</text:p>
          </table:table-cell>
          <table:table-cell office:value-type="currency" office:currency="BGN" office:value="2.10939" calcext:value-type="currency">
            <text:p>2.10939 лв.</text:p>
          </table:table-cell>
        </table:table-row>
        <table:table-row table:style-name="ro1">
          <table:table-cell office:value-type="date" office:date-value="2024-11-24" calcext:value-type="date">
            <text:p>24.11.2024</text:p>
          </table:table-cell>
          <table:table-cell office:value-type="currency" office:currency="BGN" office:value="2.10939" calcext:value-type="currency">
            <text:p>2.10939 лв.</text:p>
          </table:table-cell>
        </table:table-row>
        <table:table-row table:style-name="ro1">
          <table:table-cell office:value-type="date" office:date-value="2024-11-25" calcext:value-type="date">
            <text:p>25.11.2024</text:p>
          </table:table-cell>
          <table:table-cell office:value-type="currency" office:currency="BGN" office:value="2.09763" calcext:value-type="currency">
            <text:p>2.09763 лв.</text:p>
          </table:table-cell>
        </table:table-row>
        <table:table-row table:style-name="ro1">
          <table:table-cell office:value-type="date" office:date-value="2024-11-26" calcext:value-type="date">
            <text:p>26.11.2024</text:p>
          </table:table-cell>
          <table:table-cell office:value-type="currency" office:currency="BGN" office:value="2.09988" calcext:value-type="currency">
            <text:p>2.09988 лв.</text:p>
          </table:table-cell>
        </table:table-row>
        <table:table-row table:style-name="ro1">
          <table:table-cell office:value-type="date" office:date-value="2024-11-27" calcext:value-type="date">
            <text:p>27.11.2024</text:p>
          </table:table-cell>
          <table:table-cell office:value-type="currency" office:currency="BGN" office:value="2.10101" calcext:value-type="currency">
            <text:p>2.10101 лв.</text:p>
          </table:table-cell>
        </table:table-row>
        <table:table-row table:style-name="ro1">
          <table:table-cell office:value-type="date" office:date-value="2024-11-28" calcext:value-type="date">
            <text:p>28.11.2024</text:p>
          </table:table-cell>
          <table:table-cell office:value-type="currency" office:currency="BGN" office:value="2.09988" calcext:value-type="currency">
            <text:p>2.09988 лв.</text:p>
          </table:table-cell>
        </table:table-row>
        <table:table-row table:style-name="ro1">
          <table:table-cell office:value-type="date" office:date-value="2024-11-29" calcext:value-type="date">
            <text:p>29.11.2024</text:p>
          </table:table-cell>
          <table:table-cell office:value-type="currency" office:currency="BGN" office:value="2.10101" calcext:value-type="currency">
            <text:p>2.10101 лв.</text:p>
          </table:table-cell>
        </table:table-row>
        <table:table-row table:style-name="ro1">
          <table:table-cell office:value-type="date" office:date-value="2024-11-30" calcext:value-type="date">
            <text:p>30.11.2024</text:p>
          </table:table-cell>
          <table:table-cell office:value-type="currency" office:currency="BGN" office:value="2.10101" calcext:value-type="currency">
            <text:p>2.10101 лв.</text:p>
          </table:table-cell>
        </table:table-row>
        <table:table-row table:style-name="ro1">
          <table:table-cell office:value-type="date" office:date-value="2024-12-01" calcext:value-type="date">
            <text:p>01.12.2024</text:p>
          </table:table-cell>
          <table:table-cell office:value-type="currency" office:currency="BGN" office:value="2.10101" calcext:value-type="currency">
            <text:p>2.10101 лв.</text:p>
          </table:table-cell>
        </table:table-row>
        <table:table-row table:style-name="ro1">
          <table:table-cell office:value-type="date" office:date-value="2024-12-02" calcext:value-type="date">
            <text:p>02.12.2024</text:p>
          </table:table-cell>
          <table:table-cell office:value-type="currency" office:currency="BGN" office:value="2.09943" calcext:value-type="currency">
            <text:p>2.09943 лв.</text:p>
          </table:table-cell>
        </table:table-row>
        <table:table-row table:style-name="ro1">
          <table:table-cell office:value-type="date" office:date-value="2024-12-03" calcext:value-type="date">
            <text:p>03.12.2024</text:p>
          </table:table-cell>
          <table:table-cell office:value-type="currency" office:currency="BGN" office:value="2.10101" calcext:value-type="currency">
            <text:p>2.10101 лв.</text:p>
          </table:table-cell>
        </table:table-row>
        <table:table-row table:style-name="ro1">
          <table:table-cell office:value-type="date" office:date-value="2024-12-04" calcext:value-type="date">
            <text:p>04.12.2024</text:p>
          </table:table-cell>
          <table:table-cell office:value-type="currency" office:currency="BGN" office:value="2.10191" calcext:value-type="currency">
            <text:p>2.10191 лв.</text:p>
          </table:table-cell>
        </table:table-row>
        <table:table-row table:style-name="ro1">
          <table:table-cell office:value-type="date" office:date-value="2024-12-05" calcext:value-type="date">
            <text:p>05.12.2024</text:p>
          </table:table-cell>
          <table:table-cell office:value-type="currency" office:currency="BGN" office:value="2.10191" calcext:value-type="currency">
            <text:p>2.10191 лв.</text:p>
          </table:table-cell>
        </table:table-row>
        <table:table-row table:style-name="ro1">
          <table:table-cell office:value-type="date" office:date-value="2024-12-06" calcext:value-type="date">
            <text:p>06.12.2024</text:p>
          </table:table-cell>
          <table:table-cell office:value-type="currency" office:currency="BGN" office:value="2.10667" calcext:value-type="currency">
            <text:p>2.10667 лв.</text:p>
          </table:table-cell>
        </table:table-row>
        <table:table-row table:style-name="ro1">
          <table:table-cell office:value-type="date" office:date-value="2024-12-07" calcext:value-type="date">
            <text:p>07.12.2024</text:p>
          </table:table-cell>
          <table:table-cell office:value-type="currency" office:currency="BGN" office:value="2.10667" calcext:value-type="currency">
            <text:p>2.10667 лв.</text:p>
          </table:table-cell>
        </table:table-row>
        <table:table-row table:style-name="ro1">
          <table:table-cell office:value-type="date" office:date-value="2024-12-08" calcext:value-type="date">
            <text:p>08.12.2024</text:p>
          </table:table-cell>
          <table:table-cell office:value-type="currency" office:currency="BGN" office:value="2.10667" calcext:value-type="currency">
            <text:p>2.10667 лв.</text:p>
          </table:table-cell>
        </table:table-row>
        <table:table-row table:style-name="ro1">
          <table:table-cell office:value-type="date" office:date-value="2024-12-09" calcext:value-type="date">
            <text:p>09.12.2024</text:p>
          </table:table-cell>
          <table:table-cell office:value-type="currency" office:currency="BGN" office:value="2.10417" calcext:value-type="currency">
            <text:p>2.10417 лв.</text:p>
          </table:table-cell>
        </table:table-row>
        <table:table-row table:style-name="ro1">
          <table:table-cell office:value-type="date" office:date-value="2024-12-10" calcext:value-type="date">
            <text:p>10.12.2024</text:p>
          </table:table-cell>
          <table:table-cell office:value-type="currency" office:currency="BGN" office:value="2.11053" calcext:value-type="currency">
            <text:p>2.11053 лв.</text:p>
          </table:table-cell>
        </table:table-row>
        <table:table-row table:style-name="ro1">
          <table:table-cell office:value-type="date" office:date-value="2024-12-11" calcext:value-type="date">
            <text:p>11.12.2024</text:p>
          </table:table-cell>
          <table:table-cell office:value-type="currency" office:currency="BGN" office:value="2.10758" calcext:value-type="currency">
            <text:p>2.10758 лв.</text:p>
          </table:table-cell>
        </table:table-row>
        <table:table-row table:style-name="ro1">
          <table:table-cell office:value-type="date" office:date-value="2024-12-12" calcext:value-type="date">
            <text:p>12.12.2024</text:p>
          </table:table-cell>
          <table:table-cell office:value-type="currency" office:currency="BGN" office:value="2.09876" calcext:value-type="currency">
            <text:p>2.09876 лв.</text:p>
          </table:table-cell>
        </table:table-row>
        <table:table-row table:style-name="ro1">
          <table:table-cell office:value-type="date" office:date-value="2024-12-13" calcext:value-type="date">
            <text:p>13.12.2024</text:p>
          </table:table-cell>
          <table:table-cell office:value-type="currency" office:currency="BGN" office:value="2.084" calcext:value-type="currency">
            <text:p>2.08400 лв.</text:p>
          </table:table-cell>
        </table:table-row>
        <table:table-row table:style-name="ro1">
          <table:table-cell office:value-type="date" office:date-value="2024-12-14" calcext:value-type="date">
            <text:p>14.12.2024</text:p>
          </table:table-cell>
          <table:table-cell office:value-type="currency" office:currency="BGN" office:value="2.084" calcext:value-type="currency">
            <text:p>2.08400 лв.</text:p>
          </table:table-cell>
        </table:table-row>
        <table:table-row table:style-name="ro1">
          <table:table-cell office:value-type="date" office:date-value="2024-12-15" calcext:value-type="date">
            <text:p>15.12.2024</text:p>
          </table:table-cell>
          <table:table-cell office:value-type="currency" office:currency="BGN" office:value="2.084" calcext:value-type="currency">
            <text:p>2.08400 лв.</text:p>
          </table:table-cell>
        </table:table-row>
        <table:table-row table:style-name="ro1">
          <table:table-cell office:value-type="date" office:date-value="2024-12-16" calcext:value-type="date">
            <text:p>16.12.2024</text:p>
          </table:table-cell>
          <table:table-cell office:value-type="currency" office:currency="BGN" office:value="2.08689" calcext:value-type="currency">
            <text:p>2.08689 лв.</text:p>
          </table:table-cell>
        </table:table-row>
        <table:table-row table:style-name="ro1">
          <table:table-cell office:value-type="date" office:date-value="2024-12-17" calcext:value-type="date">
            <text:p>17.12.2024</text:p>
          </table:table-cell>
          <table:table-cell office:value-type="currency" office:currency="BGN" office:value="2.0778" calcext:value-type="currency">
            <text:p>2.07780 лв.</text:p>
          </table:table-cell>
        </table:table-row>
        <table:table-row table:style-name="ro1">
          <table:table-cell office:value-type="date" office:date-value="2024-12-18" calcext:value-type="date">
            <text:p>18.12.2024</text:p>
          </table:table-cell>
          <table:table-cell office:value-type="currency" office:currency="BGN" office:value="2.08466" calcext:value-type="currency">
            <text:p>2.08466 лв.</text:p>
          </table:table-cell>
        </table:table-row>
        <table:table-row table:style-name="ro1">
          <table:table-cell office:value-type="date" office:date-value="2024-12-19" calcext:value-type="date">
            <text:p>19.12.2024</text:p>
          </table:table-cell>
          <table:table-cell office:value-type="currency" office:currency="BGN" office:value="2.09876" calcext:value-type="currency">
            <text:p>2.09876 лв.</text:p>
          </table:table-cell>
        </table:table-row>
        <table:table-row table:style-name="ro1">
          <table:table-cell office:value-type="date" office:date-value="2024-12-20" calcext:value-type="date">
            <text:p>20.12.2024</text:p>
          </table:table-cell>
          <table:table-cell office:value-type="currency" office:currency="BGN" office:value="2.10372" calcext:value-type="currency">
            <text:p>2.10372 лв.</text:p>
          </table:table-cell>
        </table:table-row>
        <table:table-row table:style-name="ro1">
          <table:table-cell office:value-type="date" office:date-value="2024-12-21" calcext:value-type="date">
            <text:p>21.12.2024</text:p>
          </table:table-cell>
          <table:table-cell office:value-type="currency" office:currency="BGN" office:value="2.10372" calcext:value-type="currency">
            <text:p>2.10372 лв.</text:p>
          </table:table-cell>
        </table:table-row>
        <table:table-row table:style-name="ro1">
          <table:table-cell office:value-type="date" office:date-value="2024-12-22" calcext:value-type="date">
            <text:p>22.12.2024</text:p>
          </table:table-cell>
          <table:table-cell office:value-type="currency" office:currency="BGN" office:value="2.10372" calcext:value-type="currency">
            <text:p>2.10372 лв.</text:p>
          </table:table-cell>
        </table:table-row>
        <table:table-row table:style-name="ro1">
          <table:table-cell office:value-type="date" office:date-value="2024-12-23" calcext:value-type="date">
            <text:p>23.12.2024</text:p>
          </table:table-cell>
          <table:table-cell office:value-type="currency" office:currency="BGN" office:value="2.09493" calcext:value-type="currency">
            <text:p>2.09493 лв.</text:p>
          </table:table-cell>
        </table:table-row>
        <table:table-row table:style-name="ro1">
          <table:table-cell office:value-type="date" office:date-value="2024-12-24" calcext:value-type="date">
            <text:p>24.12.2024</text:p>
          </table:table-cell>
          <table:table-cell office:value-type="currency" office:currency="BGN" office:value="2.09493" calcext:value-type="currency">
            <text:p>2.09493 лв.</text:p>
          </table:table-cell>
        </table:table-row>
        <table:table-row table:style-name="ro1">
          <table:table-cell office:value-type="date" office:date-value="2024-12-25" calcext:value-type="date">
            <text:p>25.12.2024</text:p>
          </table:table-cell>
          <table:table-cell office:value-type="currency" office:currency="BGN" office:value="2.09493" calcext:value-type="currency">
            <text:p>2.09493 лв.</text:p>
          </table:table-cell>
        </table:table-row>
        <table:table-row table:style-name="ro1">
          <table:table-cell office:value-type="date" office:date-value="2024-12-26" calcext:value-type="date">
            <text:p>26.12.2024</text:p>
          </table:table-cell>
          <table:table-cell office:value-type="currency" office:currency="BGN" office:value="2.09493" calcext:value-type="currency">
            <text:p>2.09493 лв.</text:p>
          </table:table-cell>
        </table:table-row>
        <table:table-row table:style-name="ro1">
          <table:table-cell office:value-type="date" office:date-value="2024-12-27" calcext:value-type="date">
            <text:p>27.12.2024</text:p>
          </table:table-cell>
          <table:table-cell office:value-type="currency" office:currency="BGN" office:value="2.08156" calcext:value-type="currency">
            <text:p>2.08156 лв.</text:p>
          </table:table-cell>
        </table:table-row>
        <table:table-row table:style-name="ro1">
          <table:table-cell office:value-type="date" office:date-value="2024-12-28" calcext:value-type="date">
            <text:p>28.12.2024</text:p>
          </table:table-cell>
          <table:table-cell office:value-type="currency" office:currency="BGN" office:value="2.08156" calcext:value-type="currency">
            <text:p>2.08156 лв.</text:p>
          </table:table-cell>
        </table:table-row>
        <table:table-row table:style-name="ro1">
          <table:table-cell office:value-type="date" office:date-value="2024-12-29" calcext:value-type="date">
            <text:p>29.12.2024</text:p>
          </table:table-cell>
          <table:table-cell office:value-type="currency" office:currency="BGN" office:value="2.08156" calcext:value-type="currency">
            <text:p>2.08156 лв.</text:p>
          </table:table-cell>
        </table:table-row>
        <table:table-row table:style-name="ro1">
          <table:table-cell office:value-type="date" office:date-value="2024-12-30" calcext:value-type="date">
            <text:p>30.12.2024</text:p>
          </table:table-cell>
          <table:table-cell office:value-type="currency" office:currency="BGN" office:value="2.07295" calcext:value-type="currency">
            <text:p>2.07295 лв.</text:p>
          </table:table-cell>
        </table:table-row>
        <table:table-row table:style-name="ro1">
          <table:table-cell office:value-type="date" office:date-value="2024-12-31" calcext:value-type="date">
            <text:p>31.12.2024</text:p>
          </table:table-cell>
          <table:table-cell office:value-type="currency" office:currency="BGN" office:value="2.07802" calcext:value-type="currency">
            <text:p>2.0780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AD" table:style-name="ta1" table:protected="true">
        <loext:table-protection loext:select-protected-cells="true" loext:select-unprotected-cells="true"/>
        <office:forms form:automatic-focus="false" form:apply-design-mode="false"/>
        <table:table-column table:style-name="co7" table:default-cell-style-name="ce31"/>
        <table:table-column table:style-name="co11"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33577" calcext:value-type="currency">
            <text:p>1.33577 лв.</text:p>
          </table:table-cell>
        </table:table-row>
        <table:table-row table:style-name="ro1">
          <table:table-cell office:value-type="date" office:date-value="2024-01-02" calcext:value-type="date">
            <text:p>02.01.2024</text:p>
          </table:table-cell>
          <table:table-cell office:value-type="currency" office:currency="BGN" office:value="1.34283" calcext:value-type="currency">
            <text:p>1.34283 лв.</text:p>
          </table:table-cell>
        </table:table-row>
        <table:table-row table:style-name="ro1">
          <table:table-cell office:value-type="date" office:date-value="2024-01-03" calcext:value-type="date">
            <text:p>03.01.2024</text:p>
          </table:table-cell>
          <table:table-cell office:value-type="currency" office:currency="BGN" office:value="1.342" calcext:value-type="currency">
            <text:p>1.34200 лв.</text:p>
          </table:table-cell>
        </table:table-row>
        <table:table-row table:style-name="ro1">
          <table:table-cell office:value-type="date" office:date-value="2024-01-04" calcext:value-type="date">
            <text:p>04.01.2024</text:p>
          </table:table-cell>
          <table:table-cell office:value-type="currency" office:currency="BGN" office:value="1.33933" calcext:value-type="currency">
            <text:p>1.33933 лв.</text:p>
          </table:table-cell>
        </table:table-row>
        <table:table-row table:style-name="ro1">
          <table:table-cell office:value-type="date" office:date-value="2024-01-05" calcext:value-type="date">
            <text:p>05.01.2024</text:p>
          </table:table-cell>
          <table:table-cell office:value-type="currency" office:currency="BGN" office:value="1.33961" calcext:value-type="currency">
            <text:p>1.33961 лв.</text:p>
          </table:table-cell>
        </table:table-row>
        <table:table-row table:style-name="ro1">
          <table:table-cell office:value-type="date" office:date-value="2024-01-06" calcext:value-type="date">
            <text:p>06.01.2024</text:p>
          </table:table-cell>
          <table:table-cell office:value-type="currency" office:currency="BGN" office:value="1.33961" calcext:value-type="currency">
            <text:p>1.33961 лв.</text:p>
          </table:table-cell>
        </table:table-row>
        <table:table-row table:style-name="ro1">
          <table:table-cell office:value-type="date" office:date-value="2024-01-07" calcext:value-type="date">
            <text:p>07.01.2024</text:p>
          </table:table-cell>
          <table:table-cell office:value-type="currency" office:currency="BGN" office:value="1.33961" calcext:value-type="currency">
            <text:p>1.33961 лв.</text:p>
          </table:table-cell>
        </table:table-row>
        <table:table-row table:style-name="ro1">
          <table:table-cell office:value-type="date" office:date-value="2024-01-08" calcext:value-type="date">
            <text:p>08.01.2024</text:p>
          </table:table-cell>
          <table:table-cell office:value-type="currency" office:currency="BGN" office:value="1.33495" calcext:value-type="currency">
            <text:p>1.33495 лв.</text:p>
          </table:table-cell>
        </table:table-row>
        <table:table-row table:style-name="ro1">
          <table:table-cell office:value-type="date" office:date-value="2024-01-09" calcext:value-type="date">
            <text:p>09.01.2024</text:p>
          </table:table-cell>
          <table:table-cell office:value-type="currency" office:currency="BGN" office:value="1.33842" calcext:value-type="currency">
            <text:p>1.33842 лв.</text:p>
          </table:table-cell>
        </table:table-row>
        <table:table-row table:style-name="ro1">
          <table:table-cell office:value-type="date" office:date-value="2024-01-10" calcext:value-type="date">
            <text:p>10.01.2024</text:p>
          </table:table-cell>
          <table:table-cell office:value-type="currency" office:currency="BGN" office:value="1.33513" calcext:value-type="currency">
            <text:p>1.33513 лв.</text:p>
          </table:table-cell>
        </table:table-row>
        <table:table-row table:style-name="ro1">
          <table:table-cell office:value-type="date" office:date-value="2024-01-11" calcext:value-type="date">
            <text:p>11.01.2024</text:p>
          </table:table-cell>
          <table:table-cell office:value-type="currency" office:currency="BGN" office:value="1.33258" calcext:value-type="currency">
            <text:p>1.33258 лв.</text:p>
          </table:table-cell>
        </table:table-row>
        <table:table-row table:style-name="ro1">
          <table:table-cell office:value-type="date" office:date-value="2024-01-12" calcext:value-type="date">
            <text:p>12.01.2024</text:p>
          </table:table-cell>
          <table:table-cell office:value-type="currency" office:currency="BGN" office:value="1.3365" calcext:value-type="currency">
            <text:p>1.33650 лв.</text:p>
          </table:table-cell>
        </table:table-row>
        <table:table-row table:style-name="ro1">
          <table:table-cell office:value-type="date" office:date-value="2024-01-13" calcext:value-type="date">
            <text:p>13.01.2024</text:p>
          </table:table-cell>
          <table:table-cell office:value-type="currency" office:currency="BGN" office:value="1.3365" calcext:value-type="currency">
            <text:p>1.33650 лв.</text:p>
          </table:table-cell>
        </table:table-row>
        <table:table-row table:style-name="ro1">
          <table:table-cell office:value-type="date" office:date-value="2024-01-14" calcext:value-type="date">
            <text:p>14.01.2024</text:p>
          </table:table-cell>
          <table:table-cell office:value-type="currency" office:currency="BGN" office:value="1.3365" calcext:value-type="currency">
            <text:p>1.33650 лв.</text:p>
          </table:table-cell>
        </table:table-row>
        <table:table-row table:style-name="ro1">
          <table:table-cell office:value-type="date" office:date-value="2024-01-15" calcext:value-type="date">
            <text:p>15.01.2024</text:p>
          </table:table-cell>
          <table:table-cell office:value-type="currency" office:currency="BGN" office:value="1.33095" calcext:value-type="currency">
            <text:p>1.33095 лв.</text:p>
          </table:table-cell>
        </table:table-row>
        <table:table-row table:style-name="ro1">
          <table:table-cell office:value-type="date" office:date-value="2024-01-16" calcext:value-type="date">
            <text:p>16.01.2024</text:p>
          </table:table-cell>
          <table:table-cell office:value-type="currency" office:currency="BGN" office:value="1.33404" calcext:value-type="currency">
            <text:p>1.33404 лв.</text:p>
          </table:table-cell>
        </table:table-row>
        <table:table-row table:style-name="ro1">
          <table:table-cell office:value-type="date" office:date-value="2024-01-17" calcext:value-type="date">
            <text:p>17.01.2024</text:p>
          </table:table-cell>
          <table:table-cell office:value-type="currency" office:currency="BGN" office:value="1.33041" calcext:value-type="currency">
            <text:p>1.33041 лв.</text:p>
          </table:table-cell>
        </table:table-row>
        <table:table-row table:style-name="ro1">
          <table:table-cell office:value-type="date" office:date-value="2024-01-18" calcext:value-type="date">
            <text:p>18.01.2024</text:p>
          </table:table-cell>
          <table:table-cell office:value-type="currency" office:currency="BGN" office:value="1.33222" calcext:value-type="currency">
            <text:p>1.33222 лв.</text:p>
          </table:table-cell>
        </table:table-row>
        <table:table-row table:style-name="ro1">
          <table:table-cell office:value-type="date" office:date-value="2024-01-19" calcext:value-type="date">
            <text:p>19.01.2024</text:p>
          </table:table-cell>
          <table:table-cell office:value-type="currency" office:currency="BGN" office:value="1.33449" calcext:value-type="currency">
            <text:p>1.33449 лв.</text:p>
          </table:table-cell>
        </table:table-row>
        <table:table-row table:style-name="ro1">
          <table:table-cell office:value-type="date" office:date-value="2024-01-20" calcext:value-type="date">
            <text:p>20.01.2024</text:p>
          </table:table-cell>
          <table:table-cell office:value-type="currency" office:currency="BGN" office:value="1.33449" calcext:value-type="currency">
            <text:p>1.33449 лв.</text:p>
          </table:table-cell>
        </table:table-row>
        <table:table-row table:style-name="ro1">
          <table:table-cell office:value-type="date" office:date-value="2024-01-21" calcext:value-type="date">
            <text:p>21.01.2024</text:p>
          </table:table-cell>
          <table:table-cell office:value-type="currency" office:currency="BGN" office:value="1.33449" calcext:value-type="currency">
            <text:p>1.33449 лв.</text:p>
          </table:table-cell>
        </table:table-row>
        <table:table-row table:style-name="ro1">
          <table:table-cell office:value-type="date" office:date-value="2024-01-22" calcext:value-type="date">
            <text:p>22.01.2024</text:p>
          </table:table-cell>
          <table:table-cell office:value-type="currency" office:currency="BGN" office:value="1.33778" calcext:value-type="currency">
            <text:p>1.33778 лв.</text:p>
          </table:table-cell>
        </table:table-row>
        <table:table-row table:style-name="ro1">
          <table:table-cell office:value-type="date" office:date-value="2024-01-23" calcext:value-type="date">
            <text:p>23.01.2024</text:p>
          </table:table-cell>
          <table:table-cell office:value-type="currency" office:currency="BGN" office:value="1.33522" calcext:value-type="currency">
            <text:p>1.33522 лв.</text:p>
          </table:table-cell>
        </table:table-row>
        <table:table-row table:style-name="ro1">
          <table:table-cell office:value-type="date" office:date-value="2024-01-24" calcext:value-type="date">
            <text:p>24.01.2024</text:p>
          </table:table-cell>
          <table:table-cell office:value-type="currency" office:currency="BGN" office:value="1.33331" calcext:value-type="currency">
            <text:p>1.33331 лв.</text:p>
          </table:table-cell>
        </table:table-row>
        <table:table-row table:style-name="ro1">
          <table:table-cell office:value-type="date" office:date-value="2024-01-25" calcext:value-type="date">
            <text:p>25.01.2024</text:p>
          </table:table-cell>
          <table:table-cell office:value-type="currency" office:currency="BGN" office:value="1.32923" calcext:value-type="currency">
            <text:p>1.32923 лв.</text:p>
          </table:table-cell>
        </table:table-row>
        <table:table-row table:style-name="ro1">
          <table:table-cell office:value-type="date" office:date-value="2024-01-26" calcext:value-type="date">
            <text:p>26.01.2024</text:p>
          </table:table-cell>
          <table:table-cell office:value-type="currency" office:currency="BGN" office:value="1.33897" calcext:value-type="currency">
            <text:p>1.33897 лв.</text:p>
          </table:table-cell>
        </table:table-row>
        <table:table-row table:style-name="ro1">
          <table:table-cell office:value-type="date" office:date-value="2024-01-27" calcext:value-type="date">
            <text:p>27.01.2024</text:p>
          </table:table-cell>
          <table:table-cell office:value-type="currency" office:currency="BGN" office:value="1.33897" calcext:value-type="currency">
            <text:p>1.33897 лв.</text:p>
          </table:table-cell>
        </table:table-row>
        <table:table-row table:style-name="ro1">
          <table:table-cell office:value-type="date" office:date-value="2024-01-28" calcext:value-type="date">
            <text:p>28.01.2024</text:p>
          </table:table-cell>
          <table:table-cell office:value-type="currency" office:currency="BGN" office:value="1.33897" calcext:value-type="currency">
            <text:p>1.33897 лв.</text:p>
          </table:table-cell>
        </table:table-row>
        <table:table-row table:style-name="ro1">
          <table:table-cell office:value-type="date" office:date-value="2024-01-29" calcext:value-type="date">
            <text:p>29.01.2024</text:p>
          </table:table-cell>
          <table:table-cell office:value-type="currency" office:currency="BGN" office:value="1.34495" calcext:value-type="currency">
            <text:p>1.34495 лв.</text:p>
          </table:table-cell>
        </table:table-row>
        <table:table-row table:style-name="ro1">
          <table:table-cell office:value-type="date" office:date-value="2024-01-30" calcext:value-type="date">
            <text:p>30.01.2024</text:p>
          </table:table-cell>
          <table:table-cell office:value-type="currency" office:currency="BGN" office:value="1.34292" calcext:value-type="currency">
            <text:p>1.34292 лв.</text:p>
          </table:table-cell>
        </table:table-row>
        <table:table-row table:style-name="ro1">
          <table:table-cell office:value-type="date" office:date-value="2024-01-31" calcext:value-type="date">
            <text:p>31.01.2024</text:p>
          </table:table-cell>
          <table:table-cell office:value-type="currency" office:currency="BGN" office:value="1.34347" calcext:value-type="currency">
            <text:p>1.34347 лв.</text:p>
          </table:table-cell>
        </table:table-row>
        <table:table-row table:style-name="ro1">
          <table:table-cell office:value-type="date" office:date-value="2024-02-01" calcext:value-type="date">
            <text:p>01.02.2024</text:p>
          </table:table-cell>
          <table:table-cell office:value-type="currency" office:currency="BGN" office:value="1.34477" calcext:value-type="currency">
            <text:p>1.34477 лв.</text:p>
          </table:table-cell>
        </table:table-row>
        <table:table-row table:style-name="ro1">
          <table:table-cell office:value-type="date" office:date-value="2024-02-02" calcext:value-type="date">
            <text:p>02.02.2024</text:p>
          </table:table-cell>
          <table:table-cell office:value-type="currency" office:currency="BGN" office:value="1.34366" calcext:value-type="currency">
            <text:p>1.34366 лв.</text:p>
          </table:table-cell>
        </table:table-row>
        <table:table-row table:style-name="ro1">
          <table:table-cell office:value-type="date" office:date-value="2024-02-03" calcext:value-type="date">
            <text:p>03.02.2024</text:p>
          </table:table-cell>
          <table:table-cell office:value-type="currency" office:currency="BGN" office:value="1.34366" calcext:value-type="currency">
            <text:p>1.34366 лв.</text:p>
          </table:table-cell>
        </table:table-row>
        <table:table-row table:style-name="ro1">
          <table:table-cell office:value-type="date" office:date-value="2024-02-04" calcext:value-type="date">
            <text:p>04.02.2024</text:p>
          </table:table-cell>
          <table:table-cell office:value-type="currency" office:currency="BGN" office:value="1.34366" calcext:value-type="currency">
            <text:p>1.34366 лв.</text:p>
          </table:table-cell>
        </table:table-row>
        <table:table-row table:style-name="ro1">
          <table:table-cell office:value-type="date" office:date-value="2024-02-05" calcext:value-type="date">
            <text:p>05.02.2024</text:p>
          </table:table-cell>
          <table:table-cell office:value-type="currency" office:currency="BGN" office:value="1.3482" calcext:value-type="currency">
            <text:p>1.34820 лв.</text:p>
          </table:table-cell>
        </table:table-row>
        <table:table-row table:style-name="ro1">
          <table:table-cell office:value-type="date" office:date-value="2024-02-06" calcext:value-type="date">
            <text:p>06.02.2024</text:p>
          </table:table-cell>
          <table:table-cell office:value-type="currency" office:currency="BGN" office:value="1.34643" calcext:value-type="currency">
            <text:p>1.34643 лв.</text:p>
          </table:table-cell>
        </table:table-row>
        <table:table-row table:style-name="ro1">
          <table:table-cell office:value-type="date" office:date-value="2024-02-07" calcext:value-type="date">
            <text:p>07.02.2024</text:p>
          </table:table-cell>
          <table:table-cell office:value-type="currency" office:currency="BGN" office:value="1.34876" calcext:value-type="currency">
            <text:p>1.34876 лв.</text:p>
          </table:table-cell>
        </table:table-row>
        <table:table-row table:style-name="ro1">
          <table:table-cell office:value-type="date" office:date-value="2024-02-08" calcext:value-type="date">
            <text:p>08.02.2024</text:p>
          </table:table-cell>
          <table:table-cell office:value-type="currency" office:currency="BGN" office:value="1.34838" calcext:value-type="currency">
            <text:p>1.34838 лв.</text:p>
          </table:table-cell>
        </table:table-row>
        <table:table-row table:style-name="ro1">
          <table:table-cell office:value-type="date" office:date-value="2024-02-09" calcext:value-type="date">
            <text:p>09.02.2024</text:p>
          </table:table-cell>
          <table:table-cell office:value-type="currency" office:currency="BGN" office:value="1.35015" calcext:value-type="currency">
            <text:p>1.35015 лв.</text:p>
          </table:table-cell>
        </table:table-row>
        <table:table-row table:style-name="ro1">
          <table:table-cell office:value-type="date" office:date-value="2024-02-10" calcext:value-type="date">
            <text:p>10.02.2024</text:p>
          </table:table-cell>
          <table:table-cell office:value-type="currency" office:currency="BGN" office:value="1.35015" calcext:value-type="currency">
            <text:p>1.35015 лв.</text:p>
          </table:table-cell>
        </table:table-row>
        <table:table-row table:style-name="ro1">
          <table:table-cell office:value-type="date" office:date-value="2024-02-11" calcext:value-type="date">
            <text:p>11.02.2024</text:p>
          </table:table-cell>
          <table:table-cell office:value-type="currency" office:currency="BGN" office:value="1.35015" calcext:value-type="currency">
            <text:p>1.35015 лв.</text:p>
          </table:table-cell>
        </table:table-row>
        <table:table-row table:style-name="ro1">
          <table:table-cell office:value-type="date" office:date-value="2024-02-12" calcext:value-type="date">
            <text:p>12.02.2024</text:p>
          </table:table-cell>
          <table:table-cell office:value-type="currency" office:currency="BGN" office:value="1.34848" calcext:value-type="currency">
            <text:p>1.34848 лв.</text:p>
          </table:table-cell>
        </table:table-row>
        <table:table-row table:style-name="ro1">
          <table:table-cell office:value-type="date" office:date-value="2024-02-13" calcext:value-type="date">
            <text:p>13.02.2024</text:p>
          </table:table-cell>
          <table:table-cell office:value-type="currency" office:currency="BGN" office:value="1.34783" calcext:value-type="currency">
            <text:p>1.34783 лв.</text:p>
          </table:table-cell>
        </table:table-row>
        <table:table-row table:style-name="ro1">
          <table:table-cell office:value-type="date" office:date-value="2024-02-14" calcext:value-type="date">
            <text:p>14.02.2024</text:p>
          </table:table-cell>
          <table:table-cell office:value-type="currency" office:currency="BGN" office:value="1.34801" calcext:value-type="currency">
            <text:p>1.34801 лв.</text:p>
          </table:table-cell>
        </table:table-row>
        <table:table-row table:style-name="ro1">
          <table:table-cell office:value-type="date" office:date-value="2024-02-15" calcext:value-type="date">
            <text:p>15.02.2024</text:p>
          </table:table-cell>
          <table:table-cell office:value-type="currency" office:currency="BGN" office:value="1.34449" calcext:value-type="currency">
            <text:p>1.34449 лв.</text:p>
          </table:table-cell>
        </table:table-row>
        <table:table-row table:style-name="ro1">
          <table:table-cell office:value-type="date" office:date-value="2024-02-16" calcext:value-type="date">
            <text:p>16.02.2024</text:p>
          </table:table-cell>
          <table:table-cell office:value-type="currency" office:currency="BGN" office:value="1.34718" calcext:value-type="currency">
            <text:p>1.34718 лв.</text:p>
          </table:table-cell>
        </table:table-row>
        <table:table-row table:style-name="ro1">
          <table:table-cell office:value-type="date" office:date-value="2024-02-17" calcext:value-type="date">
            <text:p>17.02.2024</text:p>
          </table:table-cell>
          <table:table-cell office:value-type="currency" office:currency="BGN" office:value="1.34718" calcext:value-type="currency">
            <text:p>1.34718 лв.</text:p>
          </table:table-cell>
        </table:table-row>
        <table:table-row table:style-name="ro1">
          <table:table-cell office:value-type="date" office:date-value="2024-02-18" calcext:value-type="date">
            <text:p>18.02.2024</text:p>
          </table:table-cell>
          <table:table-cell office:value-type="currency" office:currency="BGN" office:value="1.34718" calcext:value-type="currency">
            <text:p>1.34718 лв.</text:p>
          </table:table-cell>
        </table:table-row>
        <table:table-row table:style-name="ro1">
          <table:table-cell office:value-type="date" office:date-value="2024-02-19" calcext:value-type="date">
            <text:p>19.02.2024</text:p>
          </table:table-cell>
          <table:table-cell office:value-type="currency" office:currency="BGN" office:value="1.3468" calcext:value-type="currency">
            <text:p>1.34680 лв.</text:p>
          </table:table-cell>
        </table:table-row>
        <table:table-row table:style-name="ro1">
          <table:table-cell office:value-type="date" office:date-value="2024-02-20" calcext:value-type="date">
            <text:p>20.02.2024</text:p>
          </table:table-cell>
          <table:table-cell office:value-type="currency" office:currency="BGN" office:value="1.34311" calcext:value-type="currency">
            <text:p>1.34311 лв.</text:p>
          </table:table-cell>
        </table:table-row>
        <table:table-row table:style-name="ro1">
          <table:table-cell office:value-type="date" office:date-value="2024-02-21" calcext:value-type="date">
            <text:p>21.02.2024</text:p>
          </table:table-cell>
          <table:table-cell office:value-type="currency" office:currency="BGN" office:value="1.33796" calcext:value-type="currency">
            <text:p>1.33796 лв.</text:p>
          </table:table-cell>
        </table:table-row>
        <table:table-row table:style-name="ro1">
          <table:table-cell office:value-type="date" office:date-value="2024-02-22" calcext:value-type="date">
            <text:p>22.02.2024</text:p>
          </table:table-cell>
          <table:table-cell office:value-type="currency" office:currency="BGN" office:value="1.33796" calcext:value-type="currency">
            <text:p>1.33796 лв.</text:p>
          </table:table-cell>
        </table:table-row>
        <table:table-row table:style-name="ro1">
          <table:table-cell office:value-type="date" office:date-value="2024-02-23" calcext:value-type="date">
            <text:p>23.02.2024</text:p>
          </table:table-cell>
          <table:table-cell office:value-type="currency" office:currency="BGN" office:value="1.3408" calcext:value-type="currency">
            <text:p>1.34080 лв.</text:p>
          </table:table-cell>
        </table:table-row>
        <table:table-row table:style-name="ro1">
          <table:table-cell office:value-type="date" office:date-value="2024-02-24" calcext:value-type="date">
            <text:p>24.02.2024</text:p>
          </table:table-cell>
          <table:table-cell office:value-type="currency" office:currency="BGN" office:value="1.3408" calcext:value-type="currency">
            <text:p>1.34080 лв.</text:p>
          </table:table-cell>
        </table:table-row>
        <table:table-row table:style-name="ro1">
          <table:table-cell office:value-type="date" office:date-value="2024-02-25" calcext:value-type="date">
            <text:p>25.02.2024</text:p>
          </table:table-cell>
          <table:table-cell office:value-type="currency" office:currency="BGN" office:value="1.3408" calcext:value-type="currency">
            <text:p>1.34080 лв.</text:p>
          </table:table-cell>
        </table:table-row>
        <table:table-row table:style-name="ro1">
          <table:table-cell office:value-type="date" office:date-value="2024-02-26" calcext:value-type="date">
            <text:p>26.02.2024</text:p>
          </table:table-cell>
          <table:table-cell office:value-type="currency" office:currency="BGN" office:value="1.33285" calcext:value-type="currency">
            <text:p>1.33285 лв.</text:p>
          </table:table-cell>
        </table:table-row>
        <table:table-row table:style-name="ro1">
          <table:table-cell office:value-type="date" office:date-value="2024-02-27" calcext:value-type="date">
            <text:p>27.02.2024</text:p>
          </table:table-cell>
          <table:table-cell office:value-type="currency" office:currency="BGN" office:value="1.33504" calcext:value-type="currency">
            <text:p>1.33504 лв.</text:p>
          </table:table-cell>
        </table:table-row>
        <table:table-row table:style-name="ro1">
          <table:table-cell office:value-type="date" office:date-value="2024-02-28" calcext:value-type="date">
            <text:p>28.02.2024</text:p>
          </table:table-cell>
          <table:table-cell office:value-type="currency" office:currency="BGN" office:value="1.33149" calcext:value-type="currency">
            <text:p>1.33149 лв.</text:p>
          </table:table-cell>
        </table:table-row>
        <table:table-row table:style-name="ro1">
          <table:table-cell office:value-type="date" office:date-value="2024-02-29" calcext:value-type="date">
            <text:p>29.02.2024</text:p>
          </table:table-cell>
          <table:table-cell office:value-type="currency" office:currency="BGN" office:value="1.32878" calcext:value-type="currency">
            <text:p>1.32878 лв.</text:p>
          </table:table-cell>
        </table:table-row>
        <table:table-row table:style-name="ro1">
          <table:table-cell office:value-type="date" office:date-value="2024-03-01" calcext:value-type="date">
            <text:p>01.03.2024</text:p>
          </table:table-cell>
          <table:table-cell office:value-type="currency" office:currency="BGN" office:value="1.3324" calcext:value-type="currency">
            <text:p>1.33240 лв.</text:p>
          </table:table-cell>
        </table:table-row>
        <table:table-row table:style-name="ro1">
          <table:table-cell office:value-type="date" office:date-value="2024-03-02" calcext:value-type="date">
            <text:p>02.03.2024</text:p>
          </table:table-cell>
          <table:table-cell office:value-type="currency" office:currency="BGN" office:value="1.3324" calcext:value-type="currency">
            <text:p>1.33240 лв.</text:p>
          </table:table-cell>
        </table:table-row>
        <table:table-row table:style-name="ro1">
          <table:table-cell office:value-type="date" office:date-value="2024-03-03" calcext:value-type="date">
            <text:p>03.03.2024</text:p>
          </table:table-cell>
          <table:table-cell office:value-type="currency" office:currency="BGN" office:value="1.3324" calcext:value-type="currency">
            <text:p>1.33240 лв.</text:p>
          </table:table-cell>
        </table:table-row>
        <table:table-row table:style-name="ro1">
          <table:table-cell office:value-type="date" office:date-value="2024-03-04" calcext:value-type="date">
            <text:p>04.03.2024</text:p>
          </table:table-cell>
          <table:table-cell office:value-type="currency" office:currency="BGN" office:value="1.3324" calcext:value-type="currency">
            <text:p>1.33240 лв.</text:p>
          </table:table-cell>
        </table:table-row>
        <table:table-row table:style-name="ro1">
          <table:table-cell office:value-type="date" office:date-value="2024-03-05" calcext:value-type="date">
            <text:p>05.03.2024</text:p>
          </table:table-cell>
          <table:table-cell office:value-type="currency" office:currency="BGN" office:value="1.32626" calcext:value-type="currency">
            <text:p>1.32626 лв.</text:p>
          </table:table-cell>
        </table:table-row>
        <table:table-row table:style-name="ro1">
          <table:table-cell office:value-type="date" office:date-value="2024-03-06" calcext:value-type="date">
            <text:p>06.03.2024</text:p>
          </table:table-cell>
          <table:table-cell office:value-type="currency" office:currency="BGN" office:value="1.32419" calcext:value-type="currency">
            <text:p>1.32419 лв.</text:p>
          </table:table-cell>
        </table:table-row>
        <table:table-row table:style-name="ro1">
          <table:table-cell office:value-type="date" office:date-value="2024-03-07" calcext:value-type="date">
            <text:p>07.03.2024</text:p>
          </table:table-cell>
          <table:table-cell office:value-type="currency" office:currency="BGN" office:value="1.33004" calcext:value-type="currency">
            <text:p>1.33004 лв.</text:p>
          </table:table-cell>
        </table:table-row>
        <table:table-row table:style-name="ro1">
          <table:table-cell office:value-type="date" office:date-value="2024-03-08" calcext:value-type="date">
            <text:p>08.03.2024</text:p>
          </table:table-cell>
          <table:table-cell office:value-type="currency" office:currency="BGN" office:value="1.33041" calcext:value-type="currency">
            <text:p>1.33041 лв.</text:p>
          </table:table-cell>
        </table:table-row>
        <table:table-row table:style-name="ro1">
          <table:table-cell office:value-type="date" office:date-value="2024-03-09" calcext:value-type="date">
            <text:p>09.03.2024</text:p>
          </table:table-cell>
          <table:table-cell office:value-type="currency" office:currency="BGN" office:value="1.33041" calcext:value-type="currency">
            <text:p>1.33041 лв.</text:p>
          </table:table-cell>
        </table:table-row>
        <table:table-row table:style-name="ro1">
          <table:table-cell office:value-type="date" office:date-value="2024-03-10" calcext:value-type="date">
            <text:p>10.03.2024</text:p>
          </table:table-cell>
          <table:table-cell office:value-type="currency" office:currency="BGN" office:value="1.33041" calcext:value-type="currency">
            <text:p>1.33041 лв.</text:p>
          </table:table-cell>
        </table:table-row>
        <table:table-row table:style-name="ro1">
          <table:table-cell office:value-type="date" office:date-value="2024-03-11" calcext:value-type="date">
            <text:p>11.03.2024</text:p>
          </table:table-cell>
          <table:table-cell office:value-type="currency" office:currency="BGN" office:value="1.32572" calcext:value-type="currency">
            <text:p>1.32572 лв.</text:p>
          </table:table-cell>
        </table:table-row>
        <table:table-row table:style-name="ro1">
          <table:table-cell office:value-type="date" office:date-value="2024-03-12" calcext:value-type="date">
            <text:p>12.03.2024</text:p>
          </table:table-cell>
          <table:table-cell office:value-type="currency" office:currency="BGN" office:value="1.32698" calcext:value-type="currency">
            <text:p>1.32698 лв.</text:p>
          </table:table-cell>
        </table:table-row>
        <table:table-row table:style-name="ro1">
          <table:table-cell office:value-type="date" office:date-value="2024-03-13" calcext:value-type="date">
            <text:p>13.03.2024</text:p>
          </table:table-cell>
          <table:table-cell office:value-type="currency" office:currency="BGN" office:value="1.32545" calcext:value-type="currency">
            <text:p>1.32545 лв.</text:p>
          </table:table-cell>
        </table:table-row>
        <table:table-row table:style-name="ro1">
          <table:table-cell office:value-type="date" office:date-value="2024-03-14" calcext:value-type="date">
            <text:p>14.03.2024</text:p>
          </table:table-cell>
          <table:table-cell office:value-type="currency" office:currency="BGN" office:value="1.32824" calcext:value-type="currency">
            <text:p>1.32824 лв.</text:p>
          </table:table-cell>
        </table:table-row>
        <table:table-row table:style-name="ro1">
          <table:table-cell office:value-type="date" office:date-value="2024-03-15" calcext:value-type="date">
            <text:p>15.03.2024</text:p>
          </table:table-cell>
          <table:table-cell office:value-type="currency" office:currency="BGN" office:value="1.3277" calcext:value-type="currency">
            <text:p>1.32770 лв.</text:p>
          </table:table-cell>
        </table:table-row>
        <table:table-row table:style-name="ro1">
          <table:table-cell office:value-type="date" office:date-value="2024-03-16" calcext:value-type="date">
            <text:p>16.03.2024</text:p>
          </table:table-cell>
          <table:table-cell office:value-type="currency" office:currency="BGN" office:value="1.3277" calcext:value-type="currency">
            <text:p>1.32770 лв.</text:p>
          </table:table-cell>
        </table:table-row>
        <table:table-row table:style-name="ro1">
          <table:table-cell office:value-type="date" office:date-value="2024-03-17" calcext:value-type="date">
            <text:p>17.03.2024</text:p>
          </table:table-cell>
          <table:table-cell office:value-type="currency" office:currency="BGN" office:value="1.3277" calcext:value-type="currency">
            <text:p>1.32770 лв.</text:p>
          </table:table-cell>
        </table:table-row>
        <table:table-row table:style-name="ro1">
          <table:table-cell office:value-type="date" office:date-value="2024-03-18" calcext:value-type="date">
            <text:p>18.03.2024</text:p>
          </table:table-cell>
          <table:table-cell office:value-type="currency" office:currency="BGN" office:value="1.32644" calcext:value-type="currency">
            <text:p>1.32644 лв.</text:p>
          </table:table-cell>
        </table:table-row>
        <table:table-row table:style-name="ro1">
          <table:table-cell office:value-type="date" office:date-value="2024-03-19" calcext:value-type="date">
            <text:p>19.03.2024</text:p>
          </table:table-cell>
          <table:table-cell office:value-type="currency" office:currency="BGN" office:value="1.32446" calcext:value-type="currency">
            <text:p>1.32446 лв.</text:p>
          </table:table-cell>
        </table:table-row>
        <table:table-row table:style-name="ro1">
          <table:table-cell office:value-type="date" office:date-value="2024-03-20" calcext:value-type="date">
            <text:p>20.03.2024</text:p>
          </table:table-cell>
          <table:table-cell office:value-type="currency" office:currency="BGN" office:value="1.32725" calcext:value-type="currency">
            <text:p>1.32725 лв.</text:p>
          </table:table-cell>
        </table:table-row>
        <table:table-row table:style-name="ro1">
          <table:table-cell office:value-type="date" office:date-value="2024-03-21" calcext:value-type="date">
            <text:p>21.03.2024</text:p>
          </table:table-cell>
          <table:table-cell office:value-type="currency" office:currency="BGN" office:value="1.32725" calcext:value-type="currency">
            <text:p>1.32725 лв.</text:p>
          </table:table-cell>
        </table:table-row>
        <table:table-row table:style-name="ro1">
          <table:table-cell office:value-type="date" office:date-value="2024-03-22" calcext:value-type="date">
            <text:p>22.03.2024</text:p>
          </table:table-cell>
          <table:table-cell office:value-type="currency" office:currency="BGN" office:value="1.33158" calcext:value-type="currency">
            <text:p>1.33158 лв.</text:p>
          </table:table-cell>
        </table:table-row>
        <table:table-row table:style-name="ro1">
          <table:table-cell office:value-type="date" office:date-value="2024-03-23" calcext:value-type="date">
            <text:p>23.03.2024</text:p>
          </table:table-cell>
          <table:table-cell office:value-type="currency" office:currency="BGN" office:value="1.33158" calcext:value-type="currency">
            <text:p>1.33158 лв.</text:p>
          </table:table-cell>
        </table:table-row>
        <table:table-row table:style-name="ro1">
          <table:table-cell office:value-type="date" office:date-value="2024-03-24" calcext:value-type="date">
            <text:p>24.03.2024</text:p>
          </table:table-cell>
          <table:table-cell office:value-type="currency" office:currency="BGN" office:value="1.33158" calcext:value-type="currency">
            <text:p>1.33158 лв.</text:p>
          </table:table-cell>
        </table:table-row>
        <table:table-row table:style-name="ro1">
          <table:table-cell office:value-type="date" office:date-value="2024-03-25" calcext:value-type="date">
            <text:p>25.03.2024</text:p>
          </table:table-cell>
          <table:table-cell office:value-type="currency" office:currency="BGN" office:value="1.32851" calcext:value-type="currency">
            <text:p>1.32851 лв.</text:p>
          </table:table-cell>
        </table:table-row>
        <table:table-row table:style-name="ro1">
          <table:table-cell office:value-type="date" office:date-value="2024-03-26" calcext:value-type="date">
            <text:p>26.03.2024</text:p>
          </table:table-cell>
          <table:table-cell office:value-type="currency" office:currency="BGN" office:value="1.32887" calcext:value-type="currency">
            <text:p>1.32887 лв.</text:p>
          </table:table-cell>
        </table:table-row>
        <table:table-row table:style-name="ro1">
          <table:table-cell office:value-type="date" office:date-value="2024-03-27" calcext:value-type="date">
            <text:p>27.03.2024</text:p>
          </table:table-cell>
          <table:table-cell office:value-type="currency" office:currency="BGN" office:value="1.32941" calcext:value-type="currency">
            <text:p>1.32941 лв.</text:p>
          </table:table-cell>
        </table:table-row>
        <table:table-row table:style-name="ro1">
          <table:table-cell office:value-type="date" office:date-value="2024-03-28" calcext:value-type="date">
            <text:p>28.03.2024</text:p>
          </table:table-cell>
          <table:table-cell office:value-type="currency" office:currency="BGN" office:value="1.33304" calcext:value-type="currency">
            <text:p>1.33304 лв.</text:p>
          </table:table-cell>
        </table:table-row>
        <table:table-row table:style-name="ro1">
          <table:table-cell office:value-type="date" office:date-value="2024-03-29" calcext:value-type="date">
            <text:p>29.03.2024</text:p>
          </table:table-cell>
          <table:table-cell office:value-type="currency" office:currency="BGN" office:value="1.33304" calcext:value-type="currency">
            <text:p>1.33304 лв.</text:p>
          </table:table-cell>
        </table:table-row>
        <table:table-row table:style-name="ro1">
          <table:table-cell office:value-type="date" office:date-value="2024-03-30" calcext:value-type="date">
            <text:p>30.03.2024</text:p>
          </table:table-cell>
          <table:table-cell office:value-type="currency" office:currency="BGN" office:value="1.33304" calcext:value-type="currency">
            <text:p>1.33304 лв.</text:p>
          </table:table-cell>
        </table:table-row>
        <table:table-row table:style-name="ro1">
          <table:table-cell office:value-type="date" office:date-value="2024-03-31" calcext:value-type="date">
            <text:p>31.03.2024</text:p>
          </table:table-cell>
          <table:table-cell office:value-type="currency" office:currency="BGN" office:value="1.33304" calcext:value-type="currency">
            <text:p>1.33304 лв.</text:p>
          </table:table-cell>
        </table:table-row>
        <table:table-row table:style-name="ro1">
          <table:table-cell office:value-type="date" office:date-value="2024-04-01" calcext:value-type="date">
            <text:p>01.04.2024</text:p>
          </table:table-cell>
          <table:table-cell office:value-type="currency" office:currency="BGN" office:value="1.33304" calcext:value-type="currency">
            <text:p>1.33304 лв.</text:p>
          </table:table-cell>
        </table:table-row>
        <table:table-row table:style-name="ro1">
          <table:table-cell office:value-type="date" office:date-value="2024-04-02" calcext:value-type="date">
            <text:p>02.04.2024</text:p>
          </table:table-cell>
          <table:table-cell office:value-type="currency" office:currency="BGN" office:value="1.34172" calcext:value-type="currency">
            <text:p>1.34172 лв.</text:p>
          </table:table-cell>
        </table:table-row>
        <table:table-row table:style-name="ro1">
          <table:table-cell office:value-type="date" office:date-value="2024-04-03" calcext:value-type="date">
            <text:p>03.04.2024</text:p>
          </table:table-cell>
          <table:table-cell office:value-type="currency" office:currency="BGN" office:value="1.33723" calcext:value-type="currency">
            <text:p>1.33723 лв.</text:p>
          </table:table-cell>
        </table:table-row>
        <table:table-row table:style-name="ro1">
          <table:table-cell office:value-type="date" office:date-value="2024-04-04" calcext:value-type="date">
            <text:p>04.04.2024</text:p>
          </table:table-cell>
          <table:table-cell office:value-type="currency" office:currency="BGN" office:value="1.33486" calcext:value-type="currency">
            <text:p>1.33486 лв.</text:p>
          </table:table-cell>
        </table:table-row>
        <table:table-row table:style-name="ro1">
          <table:table-cell office:value-type="date" office:date-value="2024-04-05" calcext:value-type="date">
            <text:p>05.04.2024</text:p>
          </table:table-cell>
          <table:table-cell office:value-type="currency" office:currency="BGN" office:value="1.33032" calcext:value-type="currency">
            <text:p>1.33032 лв.</text:p>
          </table:table-cell>
        </table:table-row>
        <table:table-row table:style-name="ro1">
          <table:table-cell office:value-type="date" office:date-value="2024-04-06" calcext:value-type="date">
            <text:p>06.04.2024</text:p>
          </table:table-cell>
          <table:table-cell office:value-type="currency" office:currency="BGN" office:value="1.33032" calcext:value-type="currency">
            <text:p>1.33032 лв.</text:p>
          </table:table-cell>
        </table:table-row>
        <table:table-row table:style-name="ro1">
          <table:table-cell office:value-type="date" office:date-value="2024-04-07" calcext:value-type="date">
            <text:p>07.04.2024</text:p>
          </table:table-cell>
          <table:table-cell office:value-type="currency" office:currency="BGN" office:value="1.33032" calcext:value-type="currency">
            <text:p>1.33032 лв.</text:p>
          </table:table-cell>
        </table:table-row>
        <table:table-row table:style-name="ro1">
          <table:table-cell office:value-type="date" office:date-value="2024-04-08" calcext:value-type="date">
            <text:p>08.04.2024</text:p>
          </table:table-cell>
          <table:table-cell office:value-type="currency" office:currency="BGN" office:value="1.32914" calcext:value-type="currency">
            <text:p>1.32914 лв.</text:p>
          </table:table-cell>
        </table:table-row>
        <table:table-row table:style-name="ro1">
          <table:table-cell office:value-type="date" office:date-value="2024-04-09" calcext:value-type="date">
            <text:p>09.04.2024</text:p>
          </table:table-cell>
          <table:table-cell office:value-type="currency" office:currency="BGN" office:value="1.32608" calcext:value-type="currency">
            <text:p>1.32608 лв.</text:p>
          </table:table-cell>
        </table:table-row>
        <table:table-row table:style-name="ro1">
          <table:table-cell office:value-type="date" office:date-value="2024-04-10" calcext:value-type="date">
            <text:p>10.04.2024</text:p>
          </table:table-cell>
          <table:table-cell office:value-type="currency" office:currency="BGN" office:value="1.32797" calcext:value-type="currency">
            <text:p>1.32797 лв.</text:p>
          </table:table-cell>
        </table:table-row>
        <table:table-row table:style-name="ro1">
          <table:table-cell office:value-type="date" office:date-value="2024-04-11" calcext:value-type="date">
            <text:p>11.04.2024</text:p>
          </table:table-cell>
          <table:table-cell office:value-type="currency" office:currency="BGN" office:value="1.33158" calcext:value-type="currency">
            <text:p>1.33158 лв.</text:p>
          </table:table-cell>
        </table:table-row>
        <table:table-row table:style-name="ro1">
          <table:table-cell office:value-type="date" office:date-value="2024-04-12" calcext:value-type="date">
            <text:p>12.04.2024</text:p>
          </table:table-cell>
          <table:table-cell office:value-type="currency" office:currency="BGN" office:value="1.33568" calcext:value-type="currency">
            <text:p>1.33568 лв.</text:p>
          </table:table-cell>
        </table:table-row>
        <table:table-row table:style-name="ro1">
          <table:table-cell office:value-type="date" office:date-value="2024-04-13" calcext:value-type="date">
            <text:p>13.04.2024</text:p>
          </table:table-cell>
          <table:table-cell office:value-type="currency" office:currency="BGN" office:value="1.33568" calcext:value-type="currency">
            <text:p>1.33568 лв.</text:p>
          </table:table-cell>
        </table:table-row>
        <table:table-row table:style-name="ro1">
          <table:table-cell office:value-type="date" office:date-value="2024-04-14" calcext:value-type="date">
            <text:p>14.04.2024</text:p>
          </table:table-cell>
          <table:table-cell office:value-type="currency" office:currency="BGN" office:value="1.33568" calcext:value-type="currency">
            <text:p>1.33568 лв.</text:p>
          </table:table-cell>
        </table:table-row>
        <table:table-row table:style-name="ro1">
          <table:table-cell office:value-type="date" office:date-value="2024-04-15" calcext:value-type="date">
            <text:p>15.04.2024</text:p>
          </table:table-cell>
          <table:table-cell office:value-type="currency" office:currency="BGN" office:value="1.33549" calcext:value-type="currency">
            <text:p>1.33549 лв.</text:p>
          </table:table-cell>
        </table:table-row>
        <table:table-row table:style-name="ro1">
          <table:table-cell office:value-type="date" office:date-value="2024-04-16" calcext:value-type="date">
            <text:p>16.04.2024</text:p>
          </table:table-cell>
          <table:table-cell office:value-type="currency" office:currency="BGN" office:value="1.3334" calcext:value-type="currency">
            <text:p>1.33340 лв.</text:p>
          </table:table-cell>
        </table:table-row>
        <table:table-row table:style-name="ro1">
          <table:table-cell office:value-type="date" office:date-value="2024-04-17" calcext:value-type="date">
            <text:p>17.04.2024</text:p>
          </table:table-cell>
          <table:table-cell office:value-type="currency" office:currency="BGN" office:value="1.33131" calcext:value-type="currency">
            <text:p>1.33131 лв.</text:p>
          </table:table-cell>
        </table:table-row>
        <table:table-row table:style-name="ro1">
          <table:table-cell office:value-type="date" office:date-value="2024-04-18" calcext:value-type="date">
            <text:p>18.04.2024</text:p>
          </table:table-cell>
          <table:table-cell office:value-type="currency" office:currency="BGN" office:value="1.33167" calcext:value-type="currency">
            <text:p>1.33167 лв.</text:p>
          </table:table-cell>
        </table:table-row>
        <table:table-row table:style-name="ro1">
          <table:table-cell office:value-type="date" office:date-value="2024-04-19" calcext:value-type="date">
            <text:p>19.04.2024</text:p>
          </table:table-cell>
          <table:table-cell office:value-type="currency" office:currency="BGN" office:value="1.33358" calcext:value-type="currency">
            <text:p>1.33358 лв.</text:p>
          </table:table-cell>
        </table:table-row>
        <table:table-row table:style-name="ro1">
          <table:table-cell office:value-type="date" office:date-value="2024-04-20" calcext:value-type="date">
            <text:p>20.04.2024</text:p>
          </table:table-cell>
          <table:table-cell office:value-type="currency" office:currency="BGN" office:value="1.33358" calcext:value-type="currency">
            <text:p>1.33358 лв.</text:p>
          </table:table-cell>
        </table:table-row>
        <table:table-row table:style-name="ro1">
          <table:table-cell office:value-type="date" office:date-value="2024-04-21" calcext:value-type="date">
            <text:p>21.04.2024</text:p>
          </table:table-cell>
          <table:table-cell office:value-type="currency" office:currency="BGN" office:value="1.33358" calcext:value-type="currency">
            <text:p>1.33358 лв.</text:p>
          </table:table-cell>
        </table:table-row>
        <table:table-row table:style-name="ro1">
          <table:table-cell office:value-type="date" office:date-value="2024-04-22" calcext:value-type="date">
            <text:p>22.04.2024</text:p>
          </table:table-cell>
          <table:table-cell office:value-type="currency" office:currency="BGN" office:value="1.34034" calcext:value-type="currency">
            <text:p>1.34034 лв.</text:p>
          </table:table-cell>
        </table:table-row>
        <table:table-row table:style-name="ro1">
          <table:table-cell office:value-type="date" office:date-value="2024-04-23" calcext:value-type="date">
            <text:p>23.04.2024</text:p>
          </table:table-cell>
          <table:table-cell office:value-type="currency" office:currency="BGN" office:value="1.3375" calcext:value-type="currency">
            <text:p>1.33750 лв.</text:p>
          </table:table-cell>
        </table:table-row>
        <table:table-row table:style-name="ro1">
          <table:table-cell office:value-type="date" office:date-value="2024-04-24" calcext:value-type="date">
            <text:p>24.04.2024</text:p>
          </table:table-cell>
          <table:table-cell office:value-type="currency" office:currency="BGN" office:value="1.33705" calcext:value-type="currency">
            <text:p>1.33705 лв.</text:p>
          </table:table-cell>
        </table:table-row>
        <table:table-row table:style-name="ro1">
          <table:table-cell office:value-type="date" office:date-value="2024-04-25" calcext:value-type="date">
            <text:p>25.04.2024</text:p>
          </table:table-cell>
          <table:table-cell office:value-type="currency" office:currency="BGN" office:value="1.33422" calcext:value-type="currency">
            <text:p>1.33422 лв.</text:p>
          </table:table-cell>
        </table:table-row>
        <table:table-row table:style-name="ro1">
          <table:table-cell office:value-type="date" office:date-value="2024-04-26" calcext:value-type="date">
            <text:p>26.04.2024</text:p>
          </table:table-cell>
          <table:table-cell office:value-type="currency" office:currency="BGN" office:value="1.33668" calcext:value-type="currency">
            <text:p>1.33668 лв.</text:p>
          </table:table-cell>
        </table:table-row>
        <table:table-row table:style-name="ro1">
          <table:table-cell office:value-type="date" office:date-value="2024-04-27" calcext:value-type="date">
            <text:p>27.04.2024</text:p>
          </table:table-cell>
          <table:table-cell office:value-type="currency" office:currency="BGN" office:value="1.33668" calcext:value-type="currency">
            <text:p>1.33668 лв.</text:p>
          </table:table-cell>
        </table:table-row>
        <table:table-row table:style-name="ro1">
          <table:table-cell office:value-type="date" office:date-value="2024-04-28" calcext:value-type="date">
            <text:p>28.04.2024</text:p>
          </table:table-cell>
          <table:table-cell office:value-type="currency" office:currency="BGN" office:value="1.33668" calcext:value-type="currency">
            <text:p>1.33668 лв.</text:p>
          </table:table-cell>
        </table:table-row>
        <table:table-row table:style-name="ro1">
          <table:table-cell office:value-type="date" office:date-value="2024-04-29" calcext:value-type="date">
            <text:p>29.04.2024</text:p>
          </table:table-cell>
          <table:table-cell office:value-type="currency" office:currency="BGN" office:value="1.33641" calcext:value-type="currency">
            <text:p>1.33641 лв.</text:p>
          </table:table-cell>
        </table:table-row>
        <table:table-row table:style-name="ro1">
          <table:table-cell office:value-type="date" office:date-value="2024-04-30" calcext:value-type="date">
            <text:p>30.04.2024</text:p>
          </table:table-cell>
          <table:table-cell office:value-type="currency" office:currency="BGN" office:value="1.33304" calcext:value-type="currency">
            <text:p>1.33304 лв.</text:p>
          </table:table-cell>
        </table:table-row>
        <table:table-row table:style-name="ro1">
          <table:table-cell office:value-type="date" office:date-value="2024-05-01" calcext:value-type="date">
            <text:p>01.05.2024</text:p>
          </table:table-cell>
          <table:table-cell office:value-type="currency" office:currency="BGN" office:value="1.33304" calcext:value-type="currency">
            <text:p>1.33304 лв.</text:p>
          </table:table-cell>
        </table:table-row>
        <table:table-row table:style-name="ro1">
          <table:table-cell office:value-type="date" office:date-value="2024-05-02" calcext:value-type="date">
            <text:p>02.05.2024</text:p>
          </table:table-cell>
          <table:table-cell office:value-type="currency" office:currency="BGN" office:value="1.33249" calcext:value-type="currency">
            <text:p>1.33249 лв.</text:p>
          </table:table-cell>
        </table:table-row>
        <table:table-row table:style-name="ro1">
          <table:table-cell office:value-type="date" office:date-value="2024-05-03" calcext:value-type="date">
            <text:p>03.05.2024</text:p>
          </table:table-cell>
          <table:table-cell office:value-type="currency" office:currency="BGN" office:value="1.33249" calcext:value-type="currency">
            <text:p>1.33249 лв.</text:p>
          </table:table-cell>
        </table:table-row>
        <table:table-row table:style-name="ro1">
          <table:table-cell office:value-type="date" office:date-value="2024-05-04" calcext:value-type="date">
            <text:p>04.05.2024</text:p>
          </table:table-cell>
          <table:table-cell office:value-type="currency" office:currency="BGN" office:value="1.33249" calcext:value-type="currency">
            <text:p>1.33249 лв.</text:p>
          </table:table-cell>
        </table:table-row>
        <table:table-row table:style-name="ro1">
          <table:table-cell office:value-type="date" office:date-value="2024-05-05" calcext:value-type="date">
            <text:p>05.05.2024</text:p>
          </table:table-cell>
          <table:table-cell office:value-type="currency" office:currency="BGN" office:value="1.33249" calcext:value-type="currency">
            <text:p>1.33249 лв.</text:p>
          </table:table-cell>
        </table:table-row>
        <table:table-row table:style-name="ro1">
          <table:table-cell office:value-type="date" office:date-value="2024-05-06" calcext:value-type="date">
            <text:p>06.05.2024</text:p>
          </table:table-cell>
          <table:table-cell office:value-type="currency" office:currency="BGN" office:value="1.33249" calcext:value-type="currency">
            <text:p>1.33249 лв.</text:p>
          </table:table-cell>
        </table:table-row>
        <table:table-row table:style-name="ro1">
          <table:table-cell office:value-type="date" office:date-value="2024-05-07" calcext:value-type="date">
            <text:p>07.05.2024</text:p>
          </table:table-cell>
          <table:table-cell office:value-type="currency" office:currency="BGN" office:value="1.32779" calcext:value-type="currency">
            <text:p>1.32779 лв.</text:p>
          </table:table-cell>
        </table:table-row>
        <table:table-row table:style-name="ro1">
          <table:table-cell office:value-type="date" office:date-value="2024-05-08" calcext:value-type="date">
            <text:p>08.05.2024</text:p>
          </table:table-cell>
          <table:table-cell office:value-type="currency" office:currency="BGN" office:value="1.32294" calcext:value-type="currency">
            <text:p>1.32294 лв.</text:p>
          </table:table-cell>
        </table:table-row>
        <table:table-row table:style-name="ro1">
          <table:table-cell office:value-type="date" office:date-value="2024-05-09" calcext:value-type="date">
            <text:p>09.05.2024</text:p>
          </table:table-cell>
          <table:table-cell office:value-type="currency" office:currency="BGN" office:value="1.32797" calcext:value-type="currency">
            <text:p>1.32797 лв.</text:p>
          </table:table-cell>
        </table:table-row>
        <table:table-row table:style-name="ro1">
          <table:table-cell office:value-type="date" office:date-value="2024-05-10" calcext:value-type="date">
            <text:p>10.05.2024</text:p>
          </table:table-cell>
          <table:table-cell office:value-type="currency" office:currency="BGN" office:value="1.32626" calcext:value-type="currency">
            <text:p>1.32626 лв.</text:p>
          </table:table-cell>
        </table:table-row>
        <table:table-row table:style-name="ro1">
          <table:table-cell office:value-type="date" office:date-value="2024-05-11" calcext:value-type="date">
            <text:p>11.05.2024</text:p>
          </table:table-cell>
          <table:table-cell office:value-type="currency" office:currency="BGN" office:value="1.32626" calcext:value-type="currency">
            <text:p>1.32626 лв.</text:p>
          </table:table-cell>
        </table:table-row>
        <table:table-row table:style-name="ro1">
          <table:table-cell office:value-type="date" office:date-value="2024-05-12" calcext:value-type="date">
            <text:p>12.05.2024</text:p>
          </table:table-cell>
          <table:table-cell office:value-type="currency" office:currency="BGN" office:value="1.32626" calcext:value-type="currency">
            <text:p>1.32626 лв.</text:p>
          </table:table-cell>
        </table:table-row>
        <table:table-row table:style-name="ro1">
          <table:table-cell office:value-type="date" office:date-value="2024-05-13" calcext:value-type="date">
            <text:p>13.05.2024</text:p>
          </table:table-cell>
          <table:table-cell office:value-type="currency" office:currency="BGN" office:value="1.32536" calcext:value-type="currency">
            <text:p>1.32536 лв.</text:p>
          </table:table-cell>
        </table:table-row>
        <table:table-row table:style-name="ro1">
          <table:table-cell office:value-type="date" office:date-value="2024-05-14" calcext:value-type="date">
            <text:p>14.05.2024</text:p>
          </table:table-cell>
          <table:table-cell office:value-type="currency" office:currency="BGN" office:value="1.32572" calcext:value-type="currency">
            <text:p>1.32572 лв.</text:p>
          </table:table-cell>
        </table:table-row>
        <table:table-row table:style-name="ro1">
          <table:table-cell office:value-type="date" office:date-value="2024-05-15" calcext:value-type="date">
            <text:p>15.05.2024</text:p>
          </table:table-cell>
          <table:table-cell office:value-type="currency" office:currency="BGN" office:value="1.32482" calcext:value-type="currency">
            <text:p>1.32482 лв.</text:p>
          </table:table-cell>
        </table:table-row>
        <table:table-row table:style-name="ro1">
          <table:table-cell office:value-type="date" office:date-value="2024-05-16" calcext:value-type="date">
            <text:p>16.05.2024</text:p>
          </table:table-cell>
          <table:table-cell office:value-type="currency" office:currency="BGN" office:value="1.32061" calcext:value-type="currency">
            <text:p>1.32061 лв.</text:p>
          </table:table-cell>
        </table:table-row>
        <table:table-row table:style-name="ro1">
          <table:table-cell office:value-type="date" office:date-value="2024-05-17" calcext:value-type="date">
            <text:p>17.05.2024</text:p>
          </table:table-cell>
          <table:table-cell office:value-type="currency" office:currency="BGN" office:value="1.32294" calcext:value-type="currency">
            <text:p>1.32294 лв.</text:p>
          </table:table-cell>
        </table:table-row>
        <table:table-row table:style-name="ro1">
          <table:table-cell office:value-type="date" office:date-value="2024-05-18" calcext:value-type="date">
            <text:p>18.05.2024</text:p>
          </table:table-cell>
          <table:table-cell office:value-type="currency" office:currency="BGN" office:value="1.32294" calcext:value-type="currency">
            <text:p>1.32294 лв.</text:p>
          </table:table-cell>
        </table:table-row>
        <table:table-row table:style-name="ro1">
          <table:table-cell office:value-type="date" office:date-value="2024-05-19" calcext:value-type="date">
            <text:p>19.05.2024</text:p>
          </table:table-cell>
          <table:table-cell office:value-type="currency" office:currency="BGN" office:value="1.32294" calcext:value-type="currency">
            <text:p>1.32294 лв.</text:p>
          </table:table-cell>
        </table:table-row>
        <table:table-row table:style-name="ro1">
          <table:table-cell office:value-type="date" office:date-value="2024-05-20" calcext:value-type="date">
            <text:p>20.05.2024</text:p>
          </table:table-cell>
          <table:table-cell office:value-type="currency" office:currency="BGN" office:value="1.32169" calcext:value-type="currency">
            <text:p>1.32169 лв.</text:p>
          </table:table-cell>
        </table:table-row>
        <table:table-row table:style-name="ro1">
          <table:table-cell office:value-type="date" office:date-value="2024-05-21" calcext:value-type="date">
            <text:p>21.05.2024</text:p>
          </table:table-cell>
          <table:table-cell office:value-type="currency" office:currency="BGN" office:value="1.32177" calcext:value-type="currency">
            <text:p>1.32177 лв.</text:p>
          </table:table-cell>
        </table:table-row>
        <table:table-row table:style-name="ro1">
          <table:table-cell office:value-type="date" office:date-value="2024-05-22" calcext:value-type="date">
            <text:p>22.05.2024</text:p>
          </table:table-cell>
          <table:table-cell office:value-type="currency" office:currency="BGN" office:value="1.32061" calcext:value-type="currency">
            <text:p>1.32061 лв.</text:p>
          </table:table-cell>
        </table:table-row>
        <table:table-row table:style-name="ro1">
          <table:table-cell office:value-type="date" office:date-value="2024-05-23" calcext:value-type="date">
            <text:p>23.05.2024</text:p>
          </table:table-cell>
          <table:table-cell office:value-type="currency" office:currency="BGN" office:value="1.31866" calcext:value-type="currency">
            <text:p>1.31866 лв.</text:p>
          </table:table-cell>
        </table:table-row>
        <table:table-row table:style-name="ro1">
          <table:table-cell office:value-type="date" office:date-value="2024-05-24" calcext:value-type="date">
            <text:p>24.05.2024</text:p>
          </table:table-cell>
          <table:table-cell office:value-type="currency" office:currency="BGN" office:value="1.31866" calcext:value-type="currency">
            <text:p>1.31866 лв.</text:p>
          </table:table-cell>
        </table:table-row>
        <table:table-row table:style-name="ro1">
          <table:table-cell office:value-type="date" office:date-value="2024-05-25" calcext:value-type="date">
            <text:p>25.05.2024</text:p>
          </table:table-cell>
          <table:table-cell office:value-type="currency" office:currency="BGN" office:value="1.31866" calcext:value-type="currency">
            <text:p>1.31866 лв.</text:p>
          </table:table-cell>
        </table:table-row>
        <table:table-row table:style-name="ro1">
          <table:table-cell office:value-type="date" office:date-value="2024-05-26" calcext:value-type="date">
            <text:p>26.05.2024</text:p>
          </table:table-cell>
          <table:table-cell office:value-type="currency" office:currency="BGN" office:value="1.31866" calcext:value-type="currency">
            <text:p>1.31866 лв.</text:p>
          </table:table-cell>
        </table:table-row>
        <table:table-row table:style-name="ro1">
          <table:table-cell office:value-type="date" office:date-value="2024-05-27" calcext:value-type="date">
            <text:p>27.05.2024</text:p>
          </table:table-cell>
          <table:table-cell office:value-type="currency" office:currency="BGN" office:value="1.32035" calcext:value-type="currency">
            <text:p>1.32035 лв.</text:p>
          </table:table-cell>
        </table:table-row>
        <table:table-row table:style-name="ro1">
          <table:table-cell office:value-type="date" office:date-value="2024-05-28" calcext:value-type="date">
            <text:p>28.05.2024</text:p>
          </table:table-cell>
          <table:table-cell office:value-type="currency" office:currency="BGN" office:value="1.31972" calcext:value-type="currency">
            <text:p>1.31972 лв.</text:p>
          </table:table-cell>
        </table:table-row>
        <table:table-row table:style-name="ro1">
          <table:table-cell office:value-type="date" office:date-value="2024-05-29" calcext:value-type="date">
            <text:p>29.05.2024</text:p>
          </table:table-cell>
          <table:table-cell office:value-type="currency" office:currency="BGN" office:value="1.31812" calcext:value-type="currency">
            <text:p>1.31812 лв.</text:p>
          </table:table-cell>
        </table:table-row>
        <table:table-row table:style-name="ro1">
          <table:table-cell office:value-type="date" office:date-value="2024-05-30" calcext:value-type="date">
            <text:p>30.05.2024</text:p>
          </table:table-cell>
          <table:table-cell office:value-type="currency" office:currency="BGN" office:value="1.31901" calcext:value-type="currency">
            <text:p>1.31901 лв.</text:p>
          </table:table-cell>
        </table:table-row>
        <table:table-row table:style-name="ro1">
          <table:table-cell office:value-type="date" office:date-value="2024-05-31" calcext:value-type="date">
            <text:p>31.05.2024</text:p>
          </table:table-cell>
          <table:table-cell office:value-type="currency" office:currency="BGN" office:value="1.32115" calcext:value-type="currency">
            <text:p>1.32115 лв.</text:p>
          </table:table-cell>
        </table:table-row>
        <table:table-row table:style-name="ro1">
          <table:table-cell office:value-type="date" office:date-value="2024-06-01" calcext:value-type="date">
            <text:p>01.06.2024</text:p>
          </table:table-cell>
          <table:table-cell office:value-type="currency" office:currency="BGN" office:value="1.32115" calcext:value-type="currency">
            <text:p>1.32115 лв.</text:p>
          </table:table-cell>
        </table:table-row>
        <table:table-row table:style-name="ro1">
          <table:table-cell office:value-type="date" office:date-value="2024-06-02" calcext:value-type="date">
            <text:p>02.06.2024</text:p>
          </table:table-cell>
          <table:table-cell office:value-type="currency" office:currency="BGN" office:value="1.32115" calcext:value-type="currency">
            <text:p>1.32115 лв.</text:p>
          </table:table-cell>
        </table:table-row>
        <table:table-row table:style-name="ro1">
          <table:table-cell office:value-type="date" office:date-value="2024-06-03" calcext:value-type="date">
            <text:p>03.06.2024</text:p>
          </table:table-cell>
          <table:table-cell office:value-type="currency" office:currency="BGN" office:value="1.32294" calcext:value-type="currency">
            <text:p>1.32294 лв.</text:p>
          </table:table-cell>
        </table:table-row>
        <table:table-row table:style-name="ro1">
          <table:table-cell office:value-type="date" office:date-value="2024-06-04" calcext:value-type="date">
            <text:p>04.06.2024</text:p>
          </table:table-cell>
          <table:table-cell office:value-type="currency" office:currency="BGN" office:value="1.31617" calcext:value-type="currency">
            <text:p>1.31617 лв.</text:p>
          </table:table-cell>
        </table:table-row>
        <table:table-row table:style-name="ro1">
          <table:table-cell office:value-type="date" office:date-value="2024-06-05" calcext:value-type="date">
            <text:p>05.06.2024</text:p>
          </table:table-cell>
          <table:table-cell office:value-type="currency" office:currency="BGN" office:value="1.31555" calcext:value-type="currency">
            <text:p>1.31555 лв.</text:p>
          </table:table-cell>
        </table:table-row>
        <table:table-row table:style-name="ro1">
          <table:table-cell office:value-type="date" office:date-value="2024-06-06" calcext:value-type="date">
            <text:p>06.06.2024</text:p>
          </table:table-cell>
          <table:table-cell office:value-type="currency" office:currency="BGN" office:value="1.31449" calcext:value-type="currency">
            <text:p>1.31449 лв.</text:p>
          </table:table-cell>
        </table:table-row>
        <table:table-row table:style-name="ro1">
          <table:table-cell office:value-type="date" office:date-value="2024-06-07" calcext:value-type="date">
            <text:p>07.06.2024</text:p>
          </table:table-cell>
          <table:table-cell office:value-type="currency" office:currency="BGN" office:value="1.31246" calcext:value-type="currency">
            <text:p>1.31246 лв.</text:p>
          </table:table-cell>
        </table:table-row>
        <table:table-row table:style-name="ro1">
          <table:table-cell office:value-type="date" office:date-value="2024-06-08" calcext:value-type="date">
            <text:p>08.06.2024</text:p>
          </table:table-cell>
          <table:table-cell office:value-type="currency" office:currency="BGN" office:value="1.31246" calcext:value-type="currency">
            <text:p>1.31246 лв.</text:p>
          </table:table-cell>
        </table:table-row>
        <table:table-row table:style-name="ro1">
          <table:table-cell office:value-type="date" office:date-value="2024-06-09" calcext:value-type="date">
            <text:p>09.06.2024</text:p>
          </table:table-cell>
          <table:table-cell office:value-type="currency" office:currency="BGN" office:value="1.31246" calcext:value-type="currency">
            <text:p>1.31246 лв.</text:p>
          </table:table-cell>
        </table:table-row>
        <table:table-row table:style-name="ro1">
          <table:table-cell office:value-type="date" office:date-value="2024-06-10" calcext:value-type="date">
            <text:p>10.06.2024</text:p>
          </table:table-cell>
          <table:table-cell office:value-type="currency" office:currency="BGN" office:value="1.32142" calcext:value-type="currency">
            <text:p>1.32142 лв.</text:p>
          </table:table-cell>
        </table:table-row>
        <table:table-row table:style-name="ro1">
          <table:table-cell office:value-type="date" office:date-value="2024-06-11" calcext:value-type="date">
            <text:p>11.06.2024</text:p>
          </table:table-cell>
          <table:table-cell office:value-type="currency" office:currency="BGN" office:value="1.32321" calcext:value-type="currency">
            <text:p>1.32321 лв.</text:p>
          </table:table-cell>
        </table:table-row>
        <table:table-row table:style-name="ro1">
          <table:table-cell office:value-type="date" office:date-value="2024-06-12" calcext:value-type="date">
            <text:p>12.06.2024</text:p>
          </table:table-cell>
          <table:table-cell office:value-type="currency" office:currency="BGN" office:value="1.32195" calcext:value-type="currency">
            <text:p>1.32195 лв.</text:p>
          </table:table-cell>
        </table:table-row>
        <table:table-row table:style-name="ro1">
          <table:table-cell office:value-type="date" office:date-value="2024-06-13" calcext:value-type="date">
            <text:p>13.06.2024</text:p>
          </table:table-cell>
          <table:table-cell office:value-type="currency" office:currency="BGN" office:value="1.31946" calcext:value-type="currency">
            <text:p>1.31946 лв.</text:p>
          </table:table-cell>
        </table:table-row>
        <table:table-row table:style-name="ro1">
          <table:table-cell office:value-type="date" office:date-value="2024-06-14" calcext:value-type="date">
            <text:p>14.06.2024</text:p>
          </table:table-cell>
          <table:table-cell office:value-type="currency" office:currency="BGN" office:value="1.33013" calcext:value-type="currency">
            <text:p>1.33013 лв.</text:p>
          </table:table-cell>
        </table:table-row>
        <table:table-row table:style-name="ro1">
          <table:table-cell office:value-type="date" office:date-value="2024-06-15" calcext:value-type="date">
            <text:p>15.06.2024</text:p>
          </table:table-cell>
          <table:table-cell office:value-type="currency" office:currency="BGN" office:value="1.33013" calcext:value-type="currency">
            <text:p>1.33013 лв.</text:p>
          </table:table-cell>
        </table:table-row>
        <table:table-row table:style-name="ro1">
          <table:table-cell office:value-type="date" office:date-value="2024-06-16" calcext:value-type="date">
            <text:p>16.06.2024</text:p>
          </table:table-cell>
          <table:table-cell office:value-type="currency" office:currency="BGN" office:value="1.33013" calcext:value-type="currency">
            <text:p>1.33013 лв.</text:p>
          </table:table-cell>
        </table:table-row>
        <table:table-row table:style-name="ro1">
          <table:table-cell office:value-type="date" office:date-value="2024-06-17" calcext:value-type="date">
            <text:p>17.06.2024</text:p>
          </table:table-cell>
          <table:table-cell office:value-type="currency" office:currency="BGN" office:value="1.32815" calcext:value-type="currency">
            <text:p>1.32815 лв.</text:p>
          </table:table-cell>
        </table:table-row>
        <table:table-row table:style-name="ro1">
          <table:table-cell office:value-type="date" office:date-value="2024-06-18" calcext:value-type="date">
            <text:p>18.06.2024</text:p>
          </table:table-cell>
          <table:table-cell office:value-type="currency" office:currency="BGN" office:value="1.3277" calcext:value-type="currency">
            <text:p>1.32770 лв.</text:p>
          </table:table-cell>
        </table:table-row>
        <table:table-row table:style-name="ro1">
          <table:table-cell office:value-type="date" office:date-value="2024-06-19" calcext:value-type="date">
            <text:p>19.06.2024</text:p>
          </table:table-cell>
          <table:table-cell office:value-type="currency" office:currency="BGN" office:value="1.32716" calcext:value-type="currency">
            <text:p>1.32716 лв.</text:p>
          </table:table-cell>
        </table:table-row>
        <table:table-row table:style-name="ro1">
          <table:table-cell office:value-type="date" office:date-value="2024-06-20" calcext:value-type="date">
            <text:p>20.06.2024</text:p>
          </table:table-cell>
          <table:table-cell office:value-type="currency" office:currency="BGN" office:value="1.33086" calcext:value-type="currency">
            <text:p>1.33086 лв.</text:p>
          </table:table-cell>
        </table:table-row>
        <table:table-row table:style-name="ro1">
          <table:table-cell office:value-type="date" office:date-value="2024-06-21" calcext:value-type="date">
            <text:p>21.06.2024</text:p>
          </table:table-cell>
          <table:table-cell office:value-type="currency" office:currency="BGN" office:value="1.33668" calcext:value-type="currency">
            <text:p>1.33668 лв.</text:p>
          </table:table-cell>
        </table:table-row>
        <table:table-row table:style-name="ro1">
          <table:table-cell office:value-type="date" office:date-value="2024-06-22" calcext:value-type="date">
            <text:p>22.06.2024</text:p>
          </table:table-cell>
          <table:table-cell office:value-type="currency" office:currency="BGN" office:value="1.33668" calcext:value-type="currency">
            <text:p>1.33668 лв.</text:p>
          </table:table-cell>
        </table:table-row>
        <table:table-row table:style-name="ro1">
          <table:table-cell office:value-type="date" office:date-value="2024-06-23" calcext:value-type="date">
            <text:p>23.06.2024</text:p>
          </table:table-cell>
          <table:table-cell office:value-type="currency" office:currency="BGN" office:value="1.33668" calcext:value-type="currency">
            <text:p>1.33668 лв.</text:p>
          </table:table-cell>
        </table:table-row>
        <table:table-row table:style-name="ro1">
          <table:table-cell office:value-type="date" office:date-value="2024-06-24" calcext:value-type="date">
            <text:p>24.06.2024</text:p>
          </table:table-cell>
          <table:table-cell office:value-type="currency" office:currency="BGN" office:value="1.33213" calcext:value-type="currency">
            <text:p>1.33213 лв.</text:p>
          </table:table-cell>
        </table:table-row>
        <table:table-row table:style-name="ro1">
          <table:table-cell office:value-type="date" office:date-value="2024-06-25" calcext:value-type="date">
            <text:p>25.06.2024</text:p>
          </table:table-cell>
          <table:table-cell office:value-type="currency" office:currency="BGN" office:value="1.33504" calcext:value-type="currency">
            <text:p>1.33504 лв.</text:p>
          </table:table-cell>
        </table:table-row>
        <table:table-row table:style-name="ro1">
          <table:table-cell office:value-type="date" office:date-value="2024-06-26" calcext:value-type="date">
            <text:p>26.06.2024</text:p>
          </table:table-cell>
          <table:table-cell office:value-type="currency" office:currency="BGN" office:value="1.33705" calcext:value-type="currency">
            <text:p>1.33705 лв.</text:p>
          </table:table-cell>
        </table:table-row>
        <table:table-row table:style-name="ro1">
          <table:table-cell office:value-type="date" office:date-value="2024-06-27" calcext:value-type="date">
            <text:p>27.06.2024</text:p>
          </table:table-cell>
          <table:table-cell office:value-type="currency" office:currency="BGN" office:value="1.33531" calcext:value-type="currency">
            <text:p>1.33531 лв.</text:p>
          </table:table-cell>
        </table:table-row>
        <table:table-row table:style-name="ro1">
          <table:table-cell office:value-type="date" office:date-value="2024-06-28" calcext:value-type="date">
            <text:p>28.06.2024</text:p>
          </table:table-cell>
          <table:table-cell office:value-type="currency" office:currency="BGN" office:value="1.33322" calcext:value-type="currency">
            <text:p>1.33322 лв.</text:p>
          </table:table-cell>
        </table:table-row>
        <table:table-row table:style-name="ro1">
          <table:table-cell office:value-type="date" office:date-value="2024-06-29" calcext:value-type="date">
            <text:p>29.06.2024</text:p>
          </table:table-cell>
          <table:table-cell office:value-type="currency" office:currency="BGN" office:value="1.33322" calcext:value-type="currency">
            <text:p>1.33322 лв.</text:p>
          </table:table-cell>
        </table:table-row>
        <table:table-row table:style-name="ro1">
          <table:table-cell office:value-type="date" office:date-value="2024-06-30" calcext:value-type="date">
            <text:p>30.06.2024</text:p>
          </table:table-cell>
          <table:table-cell office:value-type="currency" office:currency="BGN" office:value="1.33322" calcext:value-type="currency">
            <text:p>1.33322 лв.</text:p>
          </table:table-cell>
        </table:table-row>
        <table:table-row table:style-name="ro1">
          <table:table-cell office:value-type="date" office:date-value="2024-07-01" calcext:value-type="date">
            <text:p>01.07.2024</text:p>
          </table:table-cell>
          <table:table-cell office:value-type="currency" office:currency="BGN" office:value="1.3295" calcext:value-type="currency">
            <text:p>1.32950 лв.</text:p>
          </table:table-cell>
        </table:table-row>
        <table:table-row table:style-name="ro1">
          <table:table-cell office:value-type="date" office:date-value="2024-07-02" calcext:value-type="date">
            <text:p>02.07.2024</text:p>
          </table:table-cell>
          <table:table-cell office:value-type="currency" office:currency="BGN" office:value="1.32806" calcext:value-type="currency">
            <text:p>1.32806 лв.</text:p>
          </table:table-cell>
        </table:table-row>
        <table:table-row table:style-name="ro1">
          <table:table-cell office:value-type="date" office:date-value="2024-07-03" calcext:value-type="date">
            <text:p>03.07.2024</text:p>
          </table:table-cell>
          <table:table-cell office:value-type="currency" office:currency="BGN" office:value="1.33023" calcext:value-type="currency">
            <text:p>1.33023 лв.</text:p>
          </table:table-cell>
        </table:table-row>
        <table:table-row table:style-name="ro1">
          <table:table-cell office:value-type="date" office:date-value="2024-07-04" calcext:value-type="date">
            <text:p>04.07.2024</text:p>
          </table:table-cell>
          <table:table-cell office:value-type="currency" office:currency="BGN" office:value="1.33004" calcext:value-type="currency">
            <text:p>1.33004 лв.</text:p>
          </table:table-cell>
        </table:table-row>
        <table:table-row table:style-name="ro1">
          <table:table-cell office:value-type="date" office:date-value="2024-07-05" calcext:value-type="date">
            <text:p>05.07.2024</text:p>
          </table:table-cell>
          <table:table-cell office:value-type="currency" office:currency="BGN" office:value="1.32725" calcext:value-type="currency">
            <text:p>1.32725 лв.</text:p>
          </table:table-cell>
        </table:table-row>
        <table:table-row table:style-name="ro1">
          <table:table-cell office:value-type="date" office:date-value="2024-07-06" calcext:value-type="date">
            <text:p>06.07.2024</text:p>
          </table:table-cell>
          <table:table-cell office:value-type="currency" office:currency="BGN" office:value="1.32725" calcext:value-type="currency">
            <text:p>1.32725 лв.</text:p>
          </table:table-cell>
        </table:table-row>
        <table:table-row table:style-name="ro1">
          <table:table-cell office:value-type="date" office:date-value="2024-07-07" calcext:value-type="date">
            <text:p>07.07.2024</text:p>
          </table:table-cell>
          <table:table-cell office:value-type="currency" office:currency="BGN" office:value="1.32725" calcext:value-type="currency">
            <text:p>1.32725 лв.</text:p>
          </table:table-cell>
        </table:table-row>
        <table:table-row table:style-name="ro1">
          <table:table-cell office:value-type="date" office:date-value="2024-07-08" calcext:value-type="date">
            <text:p>08.07.2024</text:p>
          </table:table-cell>
          <table:table-cell office:value-type="currency" office:currency="BGN" office:value="1.32401" calcext:value-type="currency">
            <text:p>1.32401 лв.</text:p>
          </table:table-cell>
        </table:table-row>
        <table:table-row table:style-name="ro1">
          <table:table-cell office:value-type="date" office:date-value="2024-07-09" calcext:value-type="date">
            <text:p>09.07.2024</text:p>
          </table:table-cell>
          <table:table-cell office:value-type="currency" office:currency="BGN" office:value="1.32581" calcext:value-type="currency">
            <text:p>1.32581 лв.</text:p>
          </table:table-cell>
        </table:table-row>
        <table:table-row table:style-name="ro1">
          <table:table-cell office:value-type="date" office:date-value="2024-07-10" calcext:value-type="date">
            <text:p>10.07.2024</text:p>
          </table:table-cell>
          <table:table-cell office:value-type="currency" office:currency="BGN" office:value="1.32527" calcext:value-type="currency">
            <text:p>1.32527 лв.</text:p>
          </table:table-cell>
        </table:table-row>
        <table:table-row table:style-name="ro1">
          <table:table-cell office:value-type="date" office:date-value="2024-07-11" calcext:value-type="date">
            <text:p>11.07.2024</text:p>
          </table:table-cell>
          <table:table-cell office:value-type="currency" office:currency="BGN" office:value="1.32186" calcext:value-type="currency">
            <text:p>1.32186 лв.</text:p>
          </table:table-cell>
        </table:table-row>
        <table:table-row table:style-name="ro1">
          <table:table-cell office:value-type="date" office:date-value="2024-07-12" calcext:value-type="date">
            <text:p>12.07.2024</text:p>
          </table:table-cell>
          <table:table-cell office:value-type="currency" office:currency="BGN" office:value="1.31848" calcext:value-type="currency">
            <text:p>1.31848 лв.</text:p>
          </table:table-cell>
        </table:table-row>
        <table:table-row table:style-name="ro1">
          <table:table-cell office:value-type="date" office:date-value="2024-07-13" calcext:value-type="date">
            <text:p>13.07.2024</text:p>
          </table:table-cell>
          <table:table-cell office:value-type="currency" office:currency="BGN" office:value="1.31848" calcext:value-type="currency">
            <text:p>1.31848 лв.</text:p>
          </table:table-cell>
        </table:table-row>
        <table:table-row table:style-name="ro1">
          <table:table-cell office:value-type="date" office:date-value="2024-07-14" calcext:value-type="date">
            <text:p>14.07.2024</text:p>
          </table:table-cell>
          <table:table-cell office:value-type="currency" office:currency="BGN" office:value="1.31848" calcext:value-type="currency">
            <text:p>1.31848 лв.</text:p>
          </table:table-cell>
        </table:table-row>
        <table:table-row table:style-name="ro1">
          <table:table-cell office:value-type="date" office:date-value="2024-07-15" calcext:value-type="date">
            <text:p>15.07.2024</text:p>
          </table:table-cell>
          <table:table-cell office:value-type="currency" office:currency="BGN" office:value="1.31449" calcext:value-type="currency">
            <text:p>1.31449 лв.</text:p>
          </table:table-cell>
        </table:table-row>
        <table:table-row table:style-name="ro1">
          <table:table-cell office:value-type="date" office:date-value="2024-07-16" calcext:value-type="date">
            <text:p>16.07.2024</text:p>
          </table:table-cell>
          <table:table-cell office:value-type="currency" office:currency="BGN" office:value="1.31167" calcext:value-type="currency">
            <text:p>1.31167 лв.</text:p>
          </table:table-cell>
        </table:table-row>
        <table:table-row table:style-name="ro1">
          <table:table-cell office:value-type="date" office:date-value="2024-07-17" calcext:value-type="date">
            <text:p>17.07.2024</text:p>
          </table:table-cell>
          <table:table-cell office:value-type="currency" office:currency="BGN" office:value="1.30834" calcext:value-type="currency">
            <text:p>1.30834 лв.</text:p>
          </table:table-cell>
        </table:table-row>
        <table:table-row table:style-name="ro1">
          <table:table-cell office:value-type="date" office:date-value="2024-07-18" calcext:value-type="date">
            <text:p>18.07.2024</text:p>
          </table:table-cell>
          <table:table-cell office:value-type="currency" office:currency="BGN" office:value="1.30799" calcext:value-type="currency">
            <text:p>1.30799 лв.</text:p>
          </table:table-cell>
        </table:table-row>
        <table:table-row table:style-name="ro1">
          <table:table-cell office:value-type="date" office:date-value="2024-07-19" calcext:value-type="date">
            <text:p>19.07.2024</text:p>
          </table:table-cell>
          <table:table-cell office:value-type="currency" office:currency="BGN" office:value="1.3093" calcext:value-type="currency">
            <text:p>1.30930 лв.</text:p>
          </table:table-cell>
        </table:table-row>
        <table:table-row table:style-name="ro1">
          <table:table-cell office:value-type="date" office:date-value="2024-07-20" calcext:value-type="date">
            <text:p>20.07.2024</text:p>
          </table:table-cell>
          <table:table-cell office:value-type="currency" office:currency="BGN" office:value="1.3093" calcext:value-type="currency">
            <text:p>1.30930 лв.</text:p>
          </table:table-cell>
        </table:table-row>
        <table:table-row table:style-name="ro1">
          <table:table-cell office:value-type="date" office:date-value="2024-07-21" calcext:value-type="date">
            <text:p>21.07.2024</text:p>
          </table:table-cell>
          <table:table-cell office:value-type="currency" office:currency="BGN" office:value="1.3093" calcext:value-type="currency">
            <text:p>1.30930 лв.</text:p>
          </table:table-cell>
        </table:table-row>
        <table:table-row table:style-name="ro1">
          <table:table-cell office:value-type="date" office:date-value="2024-07-22" calcext:value-type="date">
            <text:p>22.07.2024</text:p>
          </table:table-cell>
          <table:table-cell office:value-type="currency" office:currency="BGN" office:value="1.30641" calcext:value-type="currency">
            <text:p>1.30641 лв.</text:p>
          </table:table-cell>
        </table:table-row>
        <table:table-row table:style-name="ro1">
          <table:table-cell office:value-type="date" office:date-value="2024-07-23" calcext:value-type="date">
            <text:p>23.07.2024</text:p>
          </table:table-cell>
          <table:table-cell office:value-type="currency" office:currency="BGN" office:value="1.30877" calcext:value-type="currency">
            <text:p>1.30877 лв.</text:p>
          </table:table-cell>
        </table:table-row>
        <table:table-row table:style-name="ro1">
          <table:table-cell office:value-type="date" office:date-value="2024-07-24" calcext:value-type="date">
            <text:p>24.07.2024</text:p>
          </table:table-cell>
          <table:table-cell office:value-type="currency" office:currency="BGN" office:value="1.30799" calcext:value-type="currency">
            <text:p>1.30799 лв.</text:p>
          </table:table-cell>
        </table:table-row>
        <table:table-row table:style-name="ro1">
          <table:table-cell office:value-type="date" office:date-value="2024-07-25" calcext:value-type="date">
            <text:p>25.07.2024</text:p>
          </table:table-cell>
          <table:table-cell office:value-type="currency" office:currency="BGN" office:value="1.30215" calcext:value-type="currency">
            <text:p>1.30215 лв.</text:p>
          </table:table-cell>
        </table:table-row>
        <table:table-row table:style-name="ro1">
          <table:table-cell office:value-type="date" office:date-value="2024-07-26" calcext:value-type="date">
            <text:p>26.07.2024</text:p>
          </table:table-cell>
          <table:table-cell office:value-type="currency" office:currency="BGN" office:value="1.3031" calcext:value-type="currency">
            <text:p>1.30310 лв.</text:p>
          </table:table-cell>
        </table:table-row>
        <table:table-row table:style-name="ro1">
          <table:table-cell office:value-type="date" office:date-value="2024-07-27" calcext:value-type="date">
            <text:p>27.07.2024</text:p>
          </table:table-cell>
          <table:table-cell office:value-type="currency" office:currency="BGN" office:value="1.3031" calcext:value-type="currency">
            <text:p>1.30310 лв.</text:p>
          </table:table-cell>
        </table:table-row>
        <table:table-row table:style-name="ro1">
          <table:table-cell office:value-type="date" office:date-value="2024-07-28" calcext:value-type="date">
            <text:p>28.07.2024</text:p>
          </table:table-cell>
          <table:table-cell office:value-type="currency" office:currency="BGN" office:value="1.3031" calcext:value-type="currency">
            <text:p>1.30310 лв.</text:p>
          </table:table-cell>
        </table:table-row>
        <table:table-row table:style-name="ro1">
          <table:table-cell office:value-type="date" office:date-value="2024-07-29" calcext:value-type="date">
            <text:p>29.07.2024</text:p>
          </table:table-cell>
          <table:table-cell office:value-type="currency" office:currency="BGN" office:value="1.30598" calcext:value-type="currency">
            <text:p>1.30598 лв.</text:p>
          </table:table-cell>
        </table:table-row>
        <table:table-row table:style-name="ro1">
          <table:table-cell office:value-type="date" office:date-value="2024-07-30" calcext:value-type="date">
            <text:p>30.07.2024</text:p>
          </table:table-cell>
          <table:table-cell office:value-type="currency" office:currency="BGN" office:value="1.30423" calcext:value-type="currency">
            <text:p>1.30423 лв.</text:p>
          </table:table-cell>
        </table:table-row>
        <table:table-row table:style-name="ro1">
          <table:table-cell office:value-type="date" office:date-value="2024-07-31" calcext:value-type="date">
            <text:p>31.07.2024</text:p>
          </table:table-cell>
          <table:table-cell office:value-type="currency" office:currency="BGN" office:value="1.30589" calcext:value-type="currency">
            <text:p>1.30589 лв.</text:p>
          </table:table-cell>
        </table:table-row>
        <table:table-row table:style-name="ro1">
          <table:table-cell office:value-type="date" office:date-value="2024-08-01" calcext:value-type="date">
            <text:p>01.08.2024</text:p>
          </table:table-cell>
          <table:table-cell office:value-type="currency" office:currency="BGN" office:value="1.31158" calcext:value-type="currency">
            <text:p>1.31158 лв.</text:p>
          </table:table-cell>
        </table:table-row>
        <table:table-row table:style-name="ro1">
          <table:table-cell office:value-type="date" office:date-value="2024-08-02" calcext:value-type="date">
            <text:p>02.08.2024</text:p>
          </table:table-cell>
          <table:table-cell office:value-type="currency" office:currency="BGN" office:value="1.30085" calcext:value-type="currency">
            <text:p>1.30085 лв.</text:p>
          </table:table-cell>
        </table:table-row>
        <table:table-row table:style-name="ro1">
          <table:table-cell office:value-type="date" office:date-value="2024-08-03" calcext:value-type="date">
            <text:p>03.08.2024</text:p>
          </table:table-cell>
          <table:table-cell office:value-type="currency" office:currency="BGN" office:value="1.30085" calcext:value-type="currency">
            <text:p>1.30085 лв.</text:p>
          </table:table-cell>
        </table:table-row>
        <table:table-row table:style-name="ro1">
          <table:table-cell office:value-type="date" office:date-value="2024-08-04" calcext:value-type="date">
            <text:p>04.08.2024</text:p>
          </table:table-cell>
          <table:table-cell office:value-type="currency" office:currency="BGN" office:value="1.30085" calcext:value-type="currency">
            <text:p>1.30085 лв.</text:p>
          </table:table-cell>
        </table:table-row>
        <table:table-row table:style-name="ro1">
          <table:table-cell office:value-type="date" office:date-value="2024-08-05" calcext:value-type="date">
            <text:p>05.08.2024</text:p>
          </table:table-cell>
          <table:table-cell office:value-type="currency" office:currency="BGN" office:value="1.28775" calcext:value-type="currency">
            <text:p>1.28775 лв.</text:p>
          </table:table-cell>
        </table:table-row>
        <table:table-row table:style-name="ro1">
          <table:table-cell office:value-type="date" office:date-value="2024-08-06" calcext:value-type="date">
            <text:p>06.08.2024</text:p>
          </table:table-cell>
          <table:table-cell office:value-type="currency" office:currency="BGN" office:value="1.29551" calcext:value-type="currency">
            <text:p>1.29551 лв.</text:p>
          </table:table-cell>
        </table:table-row>
        <table:table-row table:style-name="ro1">
          <table:table-cell office:value-type="date" office:date-value="2024-08-07" calcext:value-type="date">
            <text:p>07.08.2024</text:p>
          </table:table-cell>
          <table:table-cell office:value-type="currency" office:currency="BGN" office:value="1.30302" calcext:value-type="currency">
            <text:p>1.30302 лв.</text:p>
          </table:table-cell>
        </table:table-row>
        <table:table-row table:style-name="ro1">
          <table:table-cell office:value-type="date" office:date-value="2024-08-08" calcext:value-type="date">
            <text:p>08.08.2024</text:p>
          </table:table-cell>
          <table:table-cell office:value-type="currency" office:currency="BGN" office:value="1.30206" calcext:value-type="currency">
            <text:p>1.30206 лв.</text:p>
          </table:table-cell>
        </table:table-row>
        <table:table-row table:style-name="ro1">
          <table:table-cell office:value-type="date" office:date-value="2024-08-09" calcext:value-type="date">
            <text:p>09.08.2024</text:p>
          </table:table-cell>
          <table:table-cell office:value-type="currency" office:currency="BGN" office:value="1.30328" calcext:value-type="currency">
            <text:p>1.30328 лв.</text:p>
          </table:table-cell>
        </table:table-row>
        <table:table-row table:style-name="ro1">
          <table:table-cell office:value-type="date" office:date-value="2024-08-10" calcext:value-type="date">
            <text:p>10.08.2024</text:p>
          </table:table-cell>
          <table:table-cell office:value-type="currency" office:currency="BGN" office:value="1.30328" calcext:value-type="currency">
            <text:p>1.30328 лв.</text:p>
          </table:table-cell>
        </table:table-row>
        <table:table-row table:style-name="ro1">
          <table:table-cell office:value-type="date" office:date-value="2024-08-11" calcext:value-type="date">
            <text:p>11.08.2024</text:p>
          </table:table-cell>
          <table:table-cell office:value-type="currency" office:currency="BGN" office:value="1.30328" calcext:value-type="currency">
            <text:p>1.30328 лв.</text:p>
          </table:table-cell>
        </table:table-row>
        <table:table-row table:style-name="ro1">
          <table:table-cell office:value-type="date" office:date-value="2024-08-12" calcext:value-type="date">
            <text:p>12.08.2024</text:p>
          </table:table-cell>
          <table:table-cell office:value-type="currency" office:currency="BGN" office:value="1.30406" calcext:value-type="currency">
            <text:p>1.30406 лв.</text:p>
          </table:table-cell>
        </table:table-row>
        <table:table-row table:style-name="ro1">
          <table:table-cell office:value-type="date" office:date-value="2024-08-13" calcext:value-type="date">
            <text:p>13.08.2024</text:p>
          </table:table-cell>
          <table:table-cell office:value-type="currency" office:currency="BGN" office:value="1.30267" calcext:value-type="currency">
            <text:p>1.30267 лв.</text:p>
          </table:table-cell>
        </table:table-row>
        <table:table-row table:style-name="ro1">
          <table:table-cell office:value-type="date" office:date-value="2024-08-14" calcext:value-type="date">
            <text:p>14.08.2024</text:p>
          </table:table-cell>
          <table:table-cell office:value-type="currency" office:currency="BGN" office:value="1.29397" calcext:value-type="currency">
            <text:p>1.29397 лв.</text:p>
          </table:table-cell>
        </table:table-row>
        <table:table-row table:style-name="ro1">
          <table:table-cell office:value-type="date" office:date-value="2024-08-15" calcext:value-type="date">
            <text:p>15.08.2024</text:p>
          </table:table-cell>
          <table:table-cell office:value-type="currency" office:currency="BGN" office:value="1.29611" calcext:value-type="currency">
            <text:p>1.29611 лв.</text:p>
          </table:table-cell>
        </table:table-row>
        <table:table-row table:style-name="ro1">
          <table:table-cell office:value-type="date" office:date-value="2024-08-16" calcext:value-type="date">
            <text:p>16.08.2024</text:p>
          </table:table-cell>
          <table:table-cell office:value-type="currency" office:currency="BGN" office:value="1.29568" calcext:value-type="currency">
            <text:p>1.29568 лв.</text:p>
          </table:table-cell>
        </table:table-row>
        <table:table-row table:style-name="ro1">
          <table:table-cell office:value-type="date" office:date-value="2024-08-17" calcext:value-type="date">
            <text:p>17.08.2024</text:p>
          </table:table-cell>
          <table:table-cell office:value-type="currency" office:currency="BGN" office:value="1.29568" calcext:value-type="currency">
            <text:p>1.29568 лв.</text:p>
          </table:table-cell>
        </table:table-row>
        <table:table-row table:style-name="ro1">
          <table:table-cell office:value-type="date" office:date-value="2024-08-18" calcext:value-type="date">
            <text:p>18.08.2024</text:p>
          </table:table-cell>
          <table:table-cell office:value-type="currency" office:currency="BGN" office:value="1.29568" calcext:value-type="currency">
            <text:p>1.29568 лв.</text:p>
          </table:table-cell>
        </table:table-row>
        <table:table-row table:style-name="ro1">
          <table:table-cell office:value-type="date" office:date-value="2024-08-19" calcext:value-type="date">
            <text:p>19.08.2024</text:p>
          </table:table-cell>
          <table:table-cell office:value-type="currency" office:currency="BGN" office:value="1.29542" calcext:value-type="currency">
            <text:p>1.29542 лв.</text:p>
          </table:table-cell>
        </table:table-row>
        <table:table-row table:style-name="ro1">
          <table:table-cell office:value-type="date" office:date-value="2024-08-20" calcext:value-type="date">
            <text:p>20.08.2024</text:p>
          </table:table-cell>
          <table:table-cell office:value-type="currency" office:currency="BGN" office:value="1.29654" calcext:value-type="currency">
            <text:p>1.29654 лв.</text:p>
          </table:table-cell>
        </table:table-row>
        <table:table-row table:style-name="ro1">
          <table:table-cell office:value-type="date" office:date-value="2024-08-21" calcext:value-type="date">
            <text:p>21.08.2024</text:p>
          </table:table-cell>
          <table:table-cell office:value-type="currency" office:currency="BGN" office:value="1.2938" calcext:value-type="currency">
            <text:p>1.29380 лв.</text:p>
          </table:table-cell>
        </table:table-row>
        <table:table-row table:style-name="ro1">
          <table:table-cell office:value-type="date" office:date-value="2024-08-22" calcext:value-type="date">
            <text:p>22.08.2024</text:p>
          </table:table-cell>
          <table:table-cell office:value-type="currency" office:currency="BGN" office:value="1.29268" calcext:value-type="currency">
            <text:p>1.29268 лв.</text:p>
          </table:table-cell>
        </table:table-row>
        <table:table-row table:style-name="ro1">
          <table:table-cell office:value-type="date" office:date-value="2024-08-23" calcext:value-type="date">
            <text:p>23.08.2024</text:p>
          </table:table-cell>
          <table:table-cell office:value-type="currency" office:currency="BGN" office:value="1.29474" calcext:value-type="currency">
            <text:p>1.29474 лв.</text:p>
          </table:table-cell>
        </table:table-row>
        <table:table-row table:style-name="ro1">
          <table:table-cell office:value-type="date" office:date-value="2024-08-24" calcext:value-type="date">
            <text:p>24.08.2024</text:p>
          </table:table-cell>
          <table:table-cell office:value-type="currency" office:currency="BGN" office:value="1.29474" calcext:value-type="currency">
            <text:p>1.29474 лв.</text:p>
          </table:table-cell>
        </table:table-row>
        <table:table-row table:style-name="ro1">
          <table:table-cell office:value-type="date" office:date-value="2024-08-25" calcext:value-type="date">
            <text:p>25.08.2024</text:p>
          </table:table-cell>
          <table:table-cell office:value-type="currency" office:currency="BGN" office:value="1.29474" calcext:value-type="currency">
            <text:p>1.29474 лв.</text:p>
          </table:table-cell>
        </table:table-row>
        <table:table-row table:style-name="ro1">
          <table:table-cell office:value-type="date" office:date-value="2024-08-26" calcext:value-type="date">
            <text:p>26.08.2024</text:p>
          </table:table-cell>
          <table:table-cell office:value-type="currency" office:currency="BGN" office:value="1.29731" calcext:value-type="currency">
            <text:p>1.29731 лв.</text:p>
          </table:table-cell>
        </table:table-row>
        <table:table-row table:style-name="ro1">
          <table:table-cell office:value-type="date" office:date-value="2024-08-27" calcext:value-type="date">
            <text:p>27.08.2024</text:p>
          </table:table-cell>
          <table:table-cell office:value-type="currency" office:currency="BGN" office:value="1.30033" calcext:value-type="currency">
            <text:p>1.30033 лв.</text:p>
          </table:table-cell>
        </table:table-row>
        <table:table-row table:style-name="ro1">
          <table:table-cell office:value-type="date" office:date-value="2024-08-28" calcext:value-type="date">
            <text:p>28.08.2024</text:p>
          </table:table-cell>
          <table:table-cell office:value-type="currency" office:currency="BGN" office:value="1.30545" calcext:value-type="currency">
            <text:p>1.30545 лв.</text:p>
          </table:table-cell>
        </table:table-row>
        <table:table-row table:style-name="ro1">
          <table:table-cell office:value-type="date" office:date-value="2024-08-29" calcext:value-type="date">
            <text:p>29.08.2024</text:p>
          </table:table-cell>
          <table:table-cell office:value-type="currency" office:currency="BGN" office:value="1.31026" calcext:value-type="currency">
            <text:p>1.31026 лв.</text:p>
          </table:table-cell>
        </table:table-row>
        <table:table-row table:style-name="ro1">
          <table:table-cell office:value-type="date" office:date-value="2024-08-30" calcext:value-type="date">
            <text:p>30.08.2024</text:p>
          </table:table-cell>
          <table:table-cell office:value-type="currency" office:currency="BGN" office:value="1.30904" calcext:value-type="currency">
            <text:p>1.30904 лв.</text:p>
          </table:table-cell>
        </table:table-row>
        <table:table-row table:style-name="ro1">
          <table:table-cell office:value-type="date" office:date-value="2024-08-31" calcext:value-type="date">
            <text:p>31.08.2024</text:p>
          </table:table-cell>
          <table:table-cell office:value-type="currency" office:currency="BGN" office:value="1.30904" calcext:value-type="currency">
            <text:p>1.30904 лв.</text:p>
          </table:table-cell>
        </table:table-row>
        <table:table-row table:style-name="ro1">
          <table:table-cell office:value-type="date" office:date-value="2024-09-01" calcext:value-type="date">
            <text:p>01.09.2024</text:p>
          </table:table-cell>
          <table:table-cell office:value-type="currency" office:currency="BGN" office:value="1.30904" calcext:value-type="currency">
            <text:p>1.30904 лв.</text:p>
          </table:table-cell>
        </table:table-row>
        <table:table-row table:style-name="ro1">
          <table:table-cell office:value-type="date" office:date-value="2024-09-02" calcext:value-type="date">
            <text:p>02.09.2024</text:p>
          </table:table-cell>
          <table:table-cell office:value-type="currency" office:currency="BGN" office:value="1.30982" calcext:value-type="currency">
            <text:p>1.30982 лв.</text:p>
          </table:table-cell>
        </table:table-row>
        <table:table-row table:style-name="ro1">
          <table:table-cell office:value-type="date" office:date-value="2024-09-03" calcext:value-type="date">
            <text:p>03.09.2024</text:p>
          </table:table-cell>
          <table:table-cell office:value-type="currency" office:currency="BGN" office:value="1.30816" calcext:value-type="currency">
            <text:p>1.30816 лв.</text:p>
          </table:table-cell>
        </table:table-row>
        <table:table-row table:style-name="ro1">
          <table:table-cell office:value-type="date" office:date-value="2024-09-04" calcext:value-type="date">
            <text:p>04.09.2024</text:p>
          </table:table-cell>
          <table:table-cell office:value-type="currency" office:currency="BGN" office:value="1.30563" calcext:value-type="currency">
            <text:p>1.30563 лв.</text:p>
          </table:table-cell>
        </table:table-row>
        <table:table-row table:style-name="ro1">
          <table:table-cell office:value-type="date" office:date-value="2024-09-05" calcext:value-type="date">
            <text:p>05.09.2024</text:p>
          </table:table-cell>
          <table:table-cell office:value-type="currency" office:currency="BGN" office:value="1.30423" calcext:value-type="currency">
            <text:p>1.30423 лв.</text:p>
          </table:table-cell>
        </table:table-row>
        <table:table-row table:style-name="ro1">
          <table:table-cell office:value-type="date" office:date-value="2024-09-06" calcext:value-type="date">
            <text:p>06.09.2024</text:p>
          </table:table-cell>
          <table:table-cell office:value-type="currency" office:currency="BGN" office:value="1.30423" calcext:value-type="currency">
            <text:p>1.30423 лв.</text:p>
          </table:table-cell>
        </table:table-row>
        <table:table-row table:style-name="ro1">
          <table:table-cell office:value-type="date" office:date-value="2024-09-07" calcext:value-type="date">
            <text:p>07.09.2024</text:p>
          </table:table-cell>
          <table:table-cell office:value-type="currency" office:currency="BGN" office:value="1.30423" calcext:value-type="currency">
            <text:p>1.30423 лв.</text:p>
          </table:table-cell>
        </table:table-row>
        <table:table-row table:style-name="ro1">
          <table:table-cell office:value-type="date" office:date-value="2024-09-08" calcext:value-type="date">
            <text:p>08.09.2024</text:p>
          </table:table-cell>
          <table:table-cell office:value-type="currency" office:currency="BGN" office:value="1.30423" calcext:value-type="currency">
            <text:p>1.30423 лв.</text:p>
          </table:table-cell>
        </table:table-row>
        <table:table-row table:style-name="ro1">
          <table:table-cell office:value-type="date" office:date-value="2024-09-09" calcext:value-type="date">
            <text:p>09.09.2024</text:p>
          </table:table-cell>
          <table:table-cell office:value-type="currency" office:currency="BGN" office:value="1.30571" calcext:value-type="currency">
            <text:p>1.30571 лв.</text:p>
          </table:table-cell>
        </table:table-row>
        <table:table-row table:style-name="ro1">
          <table:table-cell office:value-type="date" office:date-value="2024-09-10" calcext:value-type="date">
            <text:p>10.09.2024</text:p>
          </table:table-cell>
          <table:table-cell office:value-type="currency" office:currency="BGN" office:value="1.30624" calcext:value-type="currency">
            <text:p>1.30624 лв.</text:p>
          </table:table-cell>
        </table:table-row>
        <table:table-row table:style-name="ro1">
          <table:table-cell office:value-type="date" office:date-value="2024-09-11" calcext:value-type="date">
            <text:p>11.09.2024</text:p>
          </table:table-cell>
          <table:table-cell office:value-type="currency" office:currency="BGN" office:value="1.30415" calcext:value-type="currency">
            <text:p>1.30415 лв.</text:p>
          </table:table-cell>
        </table:table-row>
        <table:table-row table:style-name="ro1">
          <table:table-cell office:value-type="date" office:date-value="2024-09-12" calcext:value-type="date">
            <text:p>12.09.2024</text:p>
          </table:table-cell>
          <table:table-cell office:value-type="currency" office:currency="BGN" office:value="1.30702" calcext:value-type="currency">
            <text:p>1.30702 лв.</text:p>
          </table:table-cell>
        </table:table-row>
        <table:table-row table:style-name="ro1">
          <table:table-cell office:value-type="date" office:date-value="2024-09-13" calcext:value-type="date">
            <text:p>13.09.2024</text:p>
          </table:table-cell>
          <table:table-cell office:value-type="currency" office:currency="BGN" office:value="1.29861" calcext:value-type="currency">
            <text:p>1.29861 лв.</text:p>
          </table:table-cell>
        </table:table-row>
        <table:table-row table:style-name="ro1">
          <table:table-cell office:value-type="date" office:date-value="2024-09-14" calcext:value-type="date">
            <text:p>14.09.2024</text:p>
          </table:table-cell>
          <table:table-cell office:value-type="currency" office:currency="BGN" office:value="1.29861" calcext:value-type="currency">
            <text:p>1.29861 лв.</text:p>
          </table:table-cell>
        </table:table-row>
        <table:table-row table:style-name="ro1">
          <table:table-cell office:value-type="date" office:date-value="2024-09-15" calcext:value-type="date">
            <text:p>15.09.2024</text:p>
          </table:table-cell>
          <table:table-cell office:value-type="currency" office:currency="BGN" office:value="1.29861" calcext:value-type="currency">
            <text:p>1.29861 лв.</text:p>
          </table:table-cell>
        </table:table-row>
        <table:table-row table:style-name="ro1">
          <table:table-cell office:value-type="date" office:date-value="2024-09-16" calcext:value-type="date">
            <text:p>16.09.2024</text:p>
          </table:table-cell>
          <table:table-cell office:value-type="currency" office:currency="BGN" office:value="1.29448" calcext:value-type="currency">
            <text:p>1.29448 лв.</text:p>
          </table:table-cell>
        </table:table-row>
        <table:table-row table:style-name="ro1">
          <table:table-cell office:value-type="date" office:date-value="2024-09-17" calcext:value-type="date">
            <text:p>17.09.2024</text:p>
          </table:table-cell>
          <table:table-cell office:value-type="currency" office:currency="BGN" office:value="1.29234" calcext:value-type="currency">
            <text:p>1.29234 лв.</text:p>
          </table:table-cell>
        </table:table-row>
        <table:table-row table:style-name="ro1">
          <table:table-cell office:value-type="date" office:date-value="2024-09-18" calcext:value-type="date">
            <text:p>18.09.2024</text:p>
          </table:table-cell>
          <table:table-cell office:value-type="currency" office:currency="BGN" office:value="1.2938" calcext:value-type="currency">
            <text:p>1.29380 лв.</text:p>
          </table:table-cell>
        </table:table-row>
        <table:table-row table:style-name="ro1">
          <table:table-cell office:value-type="date" office:date-value="2024-09-19" calcext:value-type="date">
            <text:p>19.09.2024</text:p>
          </table:table-cell>
          <table:table-cell office:value-type="currency" office:currency="BGN" office:value="1.29439" calcext:value-type="currency">
            <text:p>1.29439 лв.</text:p>
          </table:table-cell>
        </table:table-row>
        <table:table-row table:style-name="ro1">
          <table:table-cell office:value-type="date" office:date-value="2024-09-20" calcext:value-type="date">
            <text:p>20.09.2024</text:p>
          </table:table-cell>
          <table:table-cell office:value-type="currency" office:currency="BGN" office:value="1.29115" calcext:value-type="currency">
            <text:p>1.29115 лв.</text:p>
          </table:table-cell>
        </table:table-row>
        <table:table-row table:style-name="ro1">
          <table:table-cell office:value-type="date" office:date-value="2024-09-21" calcext:value-type="date">
            <text:p>21.09.2024</text:p>
          </table:table-cell>
          <table:table-cell office:value-type="currency" office:currency="BGN" office:value="1.29115" calcext:value-type="currency">
            <text:p>1.29115 лв.</text:p>
          </table:table-cell>
        </table:table-row>
        <table:table-row table:style-name="ro1">
          <table:table-cell office:value-type="date" office:date-value="2024-09-22" calcext:value-type="date">
            <text:p>22.09.2024</text:p>
          </table:table-cell>
          <table:table-cell office:value-type="currency" office:currency="BGN" office:value="1.29115" calcext:value-type="currency">
            <text:p>1.29115 лв.</text:p>
          </table:table-cell>
        </table:table-row>
        <table:table-row table:style-name="ro1">
          <table:table-cell office:value-type="date" office:date-value="2024-09-23" calcext:value-type="date">
            <text:p>23.09.2024</text:p>
          </table:table-cell>
          <table:table-cell office:value-type="currency" office:currency="BGN" office:value="1.29115" calcext:value-type="currency">
            <text:p>1.29115 лв.</text:p>
          </table:table-cell>
        </table:table-row>
        <table:table-row table:style-name="ro1">
          <table:table-cell office:value-type="date" office:date-value="2024-09-24" calcext:value-type="date">
            <text:p>24.09.2024</text:p>
          </table:table-cell>
          <table:table-cell office:value-type="currency" office:currency="BGN" office:value="1.30102" calcext:value-type="currency">
            <text:p>1.30102 лв.</text:p>
          </table:table-cell>
        </table:table-row>
        <table:table-row table:style-name="ro1">
          <table:table-cell office:value-type="date" office:date-value="2024-09-25" calcext:value-type="date">
            <text:p>25.09.2024</text:p>
          </table:table-cell>
          <table:table-cell office:value-type="currency" office:currency="BGN" office:value="1.30007" calcext:value-type="currency">
            <text:p>1.30007 лв.</text:p>
          </table:table-cell>
        </table:table-row>
        <table:table-row table:style-name="ro1">
          <table:table-cell office:value-type="date" office:date-value="2024-09-26" calcext:value-type="date">
            <text:p>26.09.2024</text:p>
          </table:table-cell>
          <table:table-cell office:value-type="currency" office:currency="BGN" office:value="1.30172" calcext:value-type="currency">
            <text:p>1.30172 лв.</text:p>
          </table:table-cell>
        </table:table-row>
        <table:table-row table:style-name="ro1">
          <table:table-cell office:value-type="date" office:date-value="2024-09-27" calcext:value-type="date">
            <text:p>27.09.2024</text:p>
          </table:table-cell>
          <table:table-cell office:value-type="currency" office:currency="BGN" office:value="1.30076" calcext:value-type="currency">
            <text:p>1.30076 лв.</text:p>
          </table:table-cell>
        </table:table-row>
        <table:table-row table:style-name="ro1">
          <table:table-cell office:value-type="date" office:date-value="2024-09-28" calcext:value-type="date">
            <text:p>28.09.2024</text:p>
          </table:table-cell>
          <table:table-cell office:value-type="currency" office:currency="BGN" office:value="1.30076" calcext:value-type="currency">
            <text:p>1.30076 лв.</text:p>
          </table:table-cell>
        </table:table-row>
        <table:table-row table:style-name="ro1">
          <table:table-cell office:value-type="date" office:date-value="2024-09-29" calcext:value-type="date">
            <text:p>29.09.2024</text:p>
          </table:table-cell>
          <table:table-cell office:value-type="currency" office:currency="BGN" office:value="1.30076" calcext:value-type="currency">
            <text:p>1.30076 лв.</text:p>
          </table:table-cell>
        </table:table-row>
        <table:table-row table:style-name="ro1">
          <table:table-cell office:value-type="date" office:date-value="2024-09-30" calcext:value-type="date">
            <text:p>30.09.2024</text:p>
          </table:table-cell>
          <table:table-cell office:value-type="currency" office:currency="BGN" office:value="1.29243" calcext:value-type="currency">
            <text:p>1.29243 лв.</text:p>
          </table:table-cell>
        </table:table-row>
        <table:table-row table:style-name="ro1">
          <table:table-cell office:value-type="date" office:date-value="2024-10-01" calcext:value-type="date">
            <text:p>01.10.2024</text:p>
          </table:table-cell>
          <table:table-cell office:value-type="currency" office:currency="BGN" office:value="1.3051" calcext:value-type="currency">
            <text:p>1.30510 лв.</text:p>
          </table:table-cell>
        </table:table-row>
        <table:table-row table:style-name="ro1">
          <table:table-cell office:value-type="date" office:date-value="2024-10-02" calcext:value-type="date">
            <text:p>02.10.2024</text:p>
          </table:table-cell>
          <table:table-cell office:value-type="currency" office:currency="BGN" office:value="1.30982" calcext:value-type="currency">
            <text:p>1.30982 лв.</text:p>
          </table:table-cell>
        </table:table-row>
        <table:table-row table:style-name="ro1">
          <table:table-cell office:value-type="date" office:date-value="2024-10-03" calcext:value-type="date">
            <text:p>03.10.2024</text:p>
          </table:table-cell>
          <table:table-cell office:value-type="currency" office:currency="BGN" office:value="1.30869" calcext:value-type="currency">
            <text:p>1.30869 лв.</text:p>
          </table:table-cell>
        </table:table-row>
        <table:table-row table:style-name="ro1">
          <table:table-cell office:value-type="date" office:date-value="2024-10-04" calcext:value-type="date">
            <text:p>04.10.2024</text:p>
          </table:table-cell>
          <table:table-cell office:value-type="currency" office:currency="BGN" office:value="1.30807" calcext:value-type="currency">
            <text:p>1.30807 лв.</text:p>
          </table:table-cell>
        </table:table-row>
        <table:table-row table:style-name="ro1">
          <table:table-cell office:value-type="date" office:date-value="2024-10-05" calcext:value-type="date">
            <text:p>05.10.2024</text:p>
          </table:table-cell>
          <table:table-cell office:value-type="currency" office:currency="BGN" office:value="1.30807" calcext:value-type="currency">
            <text:p>1.30807 лв.</text:p>
          </table:table-cell>
        </table:table-row>
        <table:table-row table:style-name="ro1">
          <table:table-cell office:value-type="date" office:date-value="2024-10-06" calcext:value-type="date">
            <text:p>06.10.2024</text:p>
          </table:table-cell>
          <table:table-cell office:value-type="currency" office:currency="BGN" office:value="1.30807" calcext:value-type="currency">
            <text:p>1.30807 лв.</text:p>
          </table:table-cell>
        </table:table-row>
        <table:table-row table:style-name="ro1">
          <table:table-cell office:value-type="date" office:date-value="2024-10-07" calcext:value-type="date">
            <text:p>07.10.2024</text:p>
          </table:table-cell>
          <table:table-cell office:value-type="currency" office:currency="BGN" office:value="1.31141" calcext:value-type="currency">
            <text:p>1.31141 лв.</text:p>
          </table:table-cell>
        </table:table-row>
        <table:table-row table:style-name="ro1">
          <table:table-cell office:value-type="date" office:date-value="2024-10-08" calcext:value-type="date">
            <text:p>08.10.2024</text:p>
          </table:table-cell>
          <table:table-cell office:value-type="currency" office:currency="BGN" office:value="1.30554" calcext:value-type="currency">
            <text:p>1.30554 лв.</text:p>
          </table:table-cell>
        </table:table-row>
        <table:table-row table:style-name="ro1">
          <table:table-cell office:value-type="date" office:date-value="2024-10-09" calcext:value-type="date">
            <text:p>09.10.2024</text:p>
          </table:table-cell>
          <table:table-cell office:value-type="currency" office:currency="BGN" office:value="1.30519" calcext:value-type="currency">
            <text:p>1.30519 лв.</text:p>
          </table:table-cell>
        </table:table-row>
        <table:table-row table:style-name="ro1">
          <table:table-cell office:value-type="date" office:date-value="2024-10-10" calcext:value-type="date">
            <text:p>10.10.2024</text:p>
          </table:table-cell>
          <table:table-cell office:value-type="currency" office:currency="BGN" office:value="1.3012" calcext:value-type="currency">
            <text:p>1.30120 лв.</text:p>
          </table:table-cell>
        </table:table-row>
        <table:table-row table:style-name="ro1">
          <table:table-cell office:value-type="date" office:date-value="2024-10-11" calcext:value-type="date">
            <text:p>11.10.2024</text:p>
          </table:table-cell>
          <table:table-cell office:value-type="currency" office:currency="BGN" office:value="1.29843" calcext:value-type="currency">
            <text:p>1.29843 лв.</text:p>
          </table:table-cell>
        </table:table-row>
        <table:table-row table:style-name="ro1">
          <table:table-cell office:value-type="date" office:date-value="2024-10-12" calcext:value-type="date">
            <text:p>12.10.2024</text:p>
          </table:table-cell>
          <table:table-cell office:value-type="currency" office:currency="BGN" office:value="1.29843" calcext:value-type="currency">
            <text:p>1.29843 лв.</text:p>
          </table:table-cell>
        </table:table-row>
        <table:table-row table:style-name="ro1">
          <table:table-cell office:value-type="date" office:date-value="2024-10-13" calcext:value-type="date">
            <text:p>13.10.2024</text:p>
          </table:table-cell>
          <table:table-cell office:value-type="currency" office:currency="BGN" office:value="1.29843" calcext:value-type="currency">
            <text:p>1.29843 лв.</text:p>
          </table:table-cell>
        </table:table-row>
        <table:table-row table:style-name="ro1">
          <table:table-cell office:value-type="date" office:date-value="2024-10-14" calcext:value-type="date">
            <text:p>14.10.2024</text:p>
          </table:table-cell>
          <table:table-cell office:value-type="currency" office:currency="BGN" office:value="1.29981" calcext:value-type="currency">
            <text:p>1.29981 лв.</text:p>
          </table:table-cell>
        </table:table-row>
        <table:table-row table:style-name="ro1">
          <table:table-cell office:value-type="date" office:date-value="2024-10-15" calcext:value-type="date">
            <text:p>15.10.2024</text:p>
          </table:table-cell>
          <table:table-cell office:value-type="currency" office:currency="BGN" office:value="1.29843" calcext:value-type="currency">
            <text:p>1.29843 лв.</text:p>
          </table:table-cell>
        </table:table-row>
        <table:table-row table:style-name="ro1">
          <table:table-cell office:value-type="date" office:date-value="2024-10-16" calcext:value-type="date">
            <text:p>16.10.2024</text:p>
          </table:table-cell>
          <table:table-cell office:value-type="currency" office:currency="BGN" office:value="1.30276" calcext:value-type="currency">
            <text:p>1.30276 лв.</text:p>
          </table:table-cell>
        </table:table-row>
        <table:table-row table:style-name="ro1">
          <table:table-cell office:value-type="date" office:date-value="2024-10-17" calcext:value-type="date">
            <text:p>17.10.2024</text:p>
          </table:table-cell>
          <table:table-cell office:value-type="currency" office:currency="BGN" office:value="1.30606" calcext:value-type="currency">
            <text:p>1.30606 лв.</text:p>
          </table:table-cell>
        </table:table-row>
        <table:table-row table:style-name="ro1">
          <table:table-cell office:value-type="date" office:date-value="2024-10-18" calcext:value-type="date">
            <text:p>18.10.2024</text:p>
          </table:table-cell>
          <table:table-cell office:value-type="currency" office:currency="BGN" office:value="1.30737" calcext:value-type="currency">
            <text:p>1.30737 лв.</text:p>
          </table:table-cell>
        </table:table-row>
        <table:table-row table:style-name="ro1">
          <table:table-cell office:value-type="date" office:date-value="2024-10-19" calcext:value-type="date">
            <text:p>19.10.2024</text:p>
          </table:table-cell>
          <table:table-cell office:value-type="currency" office:currency="BGN" office:value="1.30737" calcext:value-type="currency">
            <text:p>1.30737 лв.</text:p>
          </table:table-cell>
        </table:table-row>
        <table:table-row table:style-name="ro1">
          <table:table-cell office:value-type="date" office:date-value="2024-10-20" calcext:value-type="date">
            <text:p>20.10.2024</text:p>
          </table:table-cell>
          <table:table-cell office:value-type="currency" office:currency="BGN" office:value="1.30737" calcext:value-type="currency">
            <text:p>1.30737 лв.</text:p>
          </table:table-cell>
        </table:table-row>
        <table:table-row table:style-name="ro1">
          <table:table-cell office:value-type="date" office:date-value="2024-10-21" calcext:value-type="date">
            <text:p>21.10.2024</text:p>
          </table:table-cell>
          <table:table-cell office:value-type="currency" office:currency="BGN" office:value="1.30406" calcext:value-type="currency">
            <text:p>1.30406 лв.</text:p>
          </table:table-cell>
        </table:table-row>
        <table:table-row table:style-name="ro1">
          <table:table-cell office:value-type="date" office:date-value="2024-10-22" calcext:value-type="date">
            <text:p>22.10.2024</text:p>
          </table:table-cell>
          <table:table-cell office:value-type="currency" office:currency="BGN" office:value="1.30702" calcext:value-type="currency">
            <text:p>1.30702 лв.</text:p>
          </table:table-cell>
        </table:table-row>
        <table:table-row table:style-name="ro1">
          <table:table-cell office:value-type="date" office:date-value="2024-10-23" calcext:value-type="date">
            <text:p>23.10.2024</text:p>
          </table:table-cell>
          <table:table-cell office:value-type="currency" office:currency="BGN" office:value="1.31264" calcext:value-type="currency">
            <text:p>1.31264 лв.</text:p>
          </table:table-cell>
        </table:table-row>
        <table:table-row table:style-name="ro1">
          <table:table-cell office:value-type="date" office:date-value="2024-10-24" calcext:value-type="date">
            <text:p>24.10.2024</text:p>
          </table:table-cell>
          <table:table-cell office:value-type="currency" office:currency="BGN" office:value="1.3107" calcext:value-type="currency">
            <text:p>1.31070 лв.</text:p>
          </table:table-cell>
        </table:table-row>
        <table:table-row table:style-name="ro1">
          <table:table-cell office:value-type="date" office:date-value="2024-10-25" calcext:value-type="date">
            <text:p>25.10.2024</text:p>
          </table:table-cell>
          <table:table-cell office:value-type="currency" office:currency="BGN" office:value="1.30484" calcext:value-type="currency">
            <text:p>1.30484 лв.</text:p>
          </table:table-cell>
        </table:table-row>
        <table:table-row table:style-name="ro1">
          <table:table-cell office:value-type="date" office:date-value="2024-10-26" calcext:value-type="date">
            <text:p>26.10.2024</text:p>
          </table:table-cell>
          <table:table-cell office:value-type="currency" office:currency="BGN" office:value="1.30484" calcext:value-type="currency">
            <text:p>1.30484 лв.</text:p>
          </table:table-cell>
        </table:table-row>
        <table:table-row table:style-name="ro1">
          <table:table-cell office:value-type="date" office:date-value="2024-10-27" calcext:value-type="date">
            <text:p>27.10.2024</text:p>
          </table:table-cell>
          <table:table-cell office:value-type="currency" office:currency="BGN" office:value="1.30484" calcext:value-type="currency">
            <text:p>1.30484 лв.</text:p>
          </table:table-cell>
        </table:table-row>
        <table:table-row table:style-name="ro1">
          <table:table-cell office:value-type="date" office:date-value="2024-10-28" calcext:value-type="date">
            <text:p>28.10.2024</text:p>
          </table:table-cell>
          <table:table-cell office:value-type="currency" office:currency="BGN" office:value="1.30128" calcext:value-type="currency">
            <text:p>1.30128 лв.</text:p>
          </table:table-cell>
        </table:table-row>
        <table:table-row table:style-name="ro1">
          <table:table-cell office:value-type="date" office:date-value="2024-10-29" calcext:value-type="date">
            <text:p>29.10.2024</text:p>
          </table:table-cell>
          <table:table-cell office:value-type="currency" office:currency="BGN" office:value="1.30554" calcext:value-type="currency">
            <text:p>1.30554 лв.</text:p>
          </table:table-cell>
        </table:table-row>
        <table:table-row table:style-name="ro1">
          <table:table-cell office:value-type="date" office:date-value="2024-10-30" calcext:value-type="date">
            <text:p>30.10.2024</text:p>
          </table:table-cell>
          <table:table-cell office:value-type="currency" office:currency="BGN" office:value="1.29766" calcext:value-type="currency">
            <text:p>1.29766 лв.</text:p>
          </table:table-cell>
        </table:table-row>
        <table:table-row table:style-name="ro1">
          <table:table-cell office:value-type="date" office:date-value="2024-10-31" calcext:value-type="date">
            <text:p>31.10.2024</text:p>
          </table:table-cell>
          <table:table-cell office:value-type="currency" office:currency="BGN" office:value="1.29234" calcext:value-type="currency">
            <text:p>1.29234 лв.</text:p>
          </table:table-cell>
        </table:table-row>
        <table:table-row table:style-name="ro1">
          <table:table-cell office:value-type="date" office:date-value="2024-11-01" calcext:value-type="date">
            <text:p>01.11.2024</text:p>
          </table:table-cell>
          <table:table-cell office:value-type="currency" office:currency="BGN" office:value="1.29149" calcext:value-type="currency">
            <text:p>1.29149 лв.</text:p>
          </table:table-cell>
        </table:table-row>
        <table:table-row table:style-name="ro1">
          <table:table-cell office:value-type="date" office:date-value="2024-11-02" calcext:value-type="date">
            <text:p>02.11.2024</text:p>
          </table:table-cell>
          <table:table-cell office:value-type="currency" office:currency="BGN" office:value="1.29149" calcext:value-type="currency">
            <text:p>1.29149 лв.</text:p>
          </table:table-cell>
        </table:table-row>
        <table:table-row table:style-name="ro1">
          <table:table-cell office:value-type="date" office:date-value="2024-11-03" calcext:value-type="date">
            <text:p>03.11.2024</text:p>
          </table:table-cell>
          <table:table-cell office:value-type="currency" office:currency="BGN" office:value="1.29149" calcext:value-type="currency">
            <text:p>1.29149 лв.</text:p>
          </table:table-cell>
        </table:table-row>
        <table:table-row table:style-name="ro1">
          <table:table-cell office:value-type="date" office:date-value="2024-11-04" calcext:value-type="date">
            <text:p>04.11.2024</text:p>
          </table:table-cell>
          <table:table-cell office:value-type="currency" office:currency="BGN" office:value="1.29055" calcext:value-type="currency">
            <text:p>1.29055 лв.</text:p>
          </table:table-cell>
        </table:table-row>
        <table:table-row table:style-name="ro1">
          <table:table-cell office:value-type="date" office:date-value="2024-11-05" calcext:value-type="date">
            <text:p>05.11.2024</text:p>
          </table:table-cell>
          <table:table-cell office:value-type="currency" office:currency="BGN" office:value="1.29285" calcext:value-type="currency">
            <text:p>1.29285 лв.</text:p>
          </table:table-cell>
        </table:table-row>
        <table:table-row table:style-name="ro1">
          <table:table-cell office:value-type="date" office:date-value="2024-11-06" calcext:value-type="date">
            <text:p>06.11.2024</text:p>
          </table:table-cell>
          <table:table-cell office:value-type="currency" office:currency="BGN" office:value="1.31325" calcext:value-type="currency">
            <text:p>1.31325 лв.</text:p>
          </table:table-cell>
        </table:table-row>
        <table:table-row table:style-name="ro1">
          <table:table-cell office:value-type="date" office:date-value="2024-11-07" calcext:value-type="date">
            <text:p>07.11.2024</text:p>
          </table:table-cell>
          <table:table-cell office:value-type="currency" office:currency="BGN" office:value="1.30737" calcext:value-type="currency">
            <text:p>1.30737 лв.</text:p>
          </table:table-cell>
        </table:table-row>
        <table:table-row table:style-name="ro1">
          <table:table-cell office:value-type="date" office:date-value="2024-11-08" calcext:value-type="date">
            <text:p>08.11.2024</text:p>
          </table:table-cell>
          <table:table-cell office:value-type="currency" office:currency="BGN" office:value="1.30537" calcext:value-type="currency">
            <text:p>1.30537 лв.</text:p>
          </table:table-cell>
        </table:table-row>
        <table:table-row table:style-name="ro1">
          <table:table-cell office:value-type="date" office:date-value="2024-11-09" calcext:value-type="date">
            <text:p>09.11.2024</text:p>
          </table:table-cell>
          <table:table-cell office:value-type="currency" office:currency="BGN" office:value="1.30537" calcext:value-type="currency">
            <text:p>1.30537 лв.</text:p>
          </table:table-cell>
        </table:table-row>
        <table:table-row table:style-name="ro1">
          <table:table-cell office:value-type="date" office:date-value="2024-11-10" calcext:value-type="date">
            <text:p>10.11.2024</text:p>
          </table:table-cell>
          <table:table-cell office:value-type="currency" office:currency="BGN" office:value="1.30537" calcext:value-type="currency">
            <text:p>1.30537 лв.</text:p>
          </table:table-cell>
        </table:table-row>
        <table:table-row table:style-name="ro1">
          <table:table-cell office:value-type="date" office:date-value="2024-11-11" calcext:value-type="date">
            <text:p>11.11.2024</text:p>
          </table:table-cell>
          <table:table-cell office:value-type="currency" office:currency="BGN" office:value="1.31723" calcext:value-type="currency">
            <text:p>1.31723 лв.</text:p>
          </table:table-cell>
        </table:table-row>
        <table:table-row table:style-name="ro1">
          <table:table-cell office:value-type="date" office:date-value="2024-11-12" calcext:value-type="date">
            <text:p>12.11.2024</text:p>
          </table:table-cell>
          <table:table-cell office:value-type="currency" office:currency="BGN" office:value="1.3216" calcext:value-type="currency">
            <text:p>1.32160 лв.</text:p>
          </table:table-cell>
        </table:table-row>
        <table:table-row table:style-name="ro1">
          <table:table-cell office:value-type="date" office:date-value="2024-11-13" calcext:value-type="date">
            <text:p>13.11.2024</text:p>
          </table:table-cell>
          <table:table-cell office:value-type="currency" office:currency="BGN" office:value="1.31794" calcext:value-type="currency">
            <text:p>1.31794 лв.</text:p>
          </table:table-cell>
        </table:table-row>
        <table:table-row table:style-name="ro1">
          <table:table-cell office:value-type="date" office:date-value="2024-11-14" calcext:value-type="date">
            <text:p>14.11.2024</text:p>
          </table:table-cell>
          <table:table-cell office:value-type="currency" office:currency="BGN" office:value="1.32518" calcext:value-type="currency">
            <text:p>1.32518 лв.</text:p>
          </table:table-cell>
        </table:table-row>
        <table:table-row table:style-name="ro1">
          <table:table-cell office:value-type="date" office:date-value="2024-11-15" calcext:value-type="date">
            <text:p>15.11.2024</text:p>
          </table:table-cell>
          <table:table-cell office:value-type="currency" office:currency="BGN" office:value="1.31608" calcext:value-type="currency">
            <text:p>1.31608 лв.</text:p>
          </table:table-cell>
        </table:table-row>
        <table:table-row table:style-name="ro1">
          <table:table-cell office:value-type="date" office:date-value="2024-11-16" calcext:value-type="date">
            <text:p>16.11.2024</text:p>
          </table:table-cell>
          <table:table-cell office:value-type="currency" office:currency="BGN" office:value="1.31608" calcext:value-type="currency">
            <text:p>1.31608 лв.</text:p>
          </table:table-cell>
        </table:table-row>
        <table:table-row table:style-name="ro1">
          <table:table-cell office:value-type="date" office:date-value="2024-11-17" calcext:value-type="date">
            <text:p>17.11.2024</text:p>
          </table:table-cell>
          <table:table-cell office:value-type="currency" office:currency="BGN" office:value="1.31608" calcext:value-type="currency">
            <text:p>1.31608 лв.</text:p>
          </table:table-cell>
        </table:table-row>
        <table:table-row table:style-name="ro1">
          <table:table-cell office:value-type="date" office:date-value="2024-11-18" calcext:value-type="date">
            <text:p>18.11.2024</text:p>
          </table:table-cell>
          <table:table-cell office:value-type="currency" office:currency="BGN" office:value="1.31502" calcext:value-type="currency">
            <text:p>1.31502 лв.</text:p>
          </table:table-cell>
        </table:table-row>
        <table:table-row table:style-name="ro1">
          <table:table-cell office:value-type="date" office:date-value="2024-11-19" calcext:value-type="date">
            <text:p>19.11.2024</text:p>
          </table:table-cell>
          <table:table-cell office:value-type="currency" office:currency="BGN" office:value="1.31857" calcext:value-type="currency">
            <text:p>1.31857 лв.</text:p>
          </table:table-cell>
        </table:table-row>
        <table:table-row table:style-name="ro1">
          <table:table-cell office:value-type="date" office:date-value="2024-11-20" calcext:value-type="date">
            <text:p>20.11.2024</text:p>
          </table:table-cell>
          <table:table-cell office:value-type="currency" office:currency="BGN" office:value="1.32446" calcext:value-type="currency">
            <text:p>1.32446 лв.</text:p>
          </table:table-cell>
        </table:table-row>
        <table:table-row table:style-name="ro1">
          <table:table-cell office:value-type="date" office:date-value="2024-11-21" calcext:value-type="date">
            <text:p>21.11.2024</text:p>
          </table:table-cell>
          <table:table-cell office:value-type="currency" office:currency="BGN" office:value="1.3305" calcext:value-type="currency">
            <text:p>1.33050 лв.</text:p>
          </table:table-cell>
        </table:table-row>
        <table:table-row table:style-name="ro1">
          <table:table-cell office:value-type="date" office:date-value="2024-11-22" calcext:value-type="date">
            <text:p>22.11.2024</text:p>
          </table:table-cell>
          <table:table-cell office:value-type="currency" office:currency="BGN" office:value="1.3432" calcext:value-type="currency">
            <text:p>1.34320 лв.</text:p>
          </table:table-cell>
        </table:table-row>
        <table:table-row table:style-name="ro1">
          <table:table-cell office:value-type="date" office:date-value="2024-11-23" calcext:value-type="date">
            <text:p>23.11.2024</text:p>
          </table:table-cell>
          <table:table-cell office:value-type="currency" office:currency="BGN" office:value="1.3432" calcext:value-type="currency">
            <text:p>1.34320 лв.</text:p>
          </table:table-cell>
        </table:table-row>
        <table:table-row table:style-name="ro1">
          <table:table-cell office:value-type="date" office:date-value="2024-11-24" calcext:value-type="date">
            <text:p>24.11.2024</text:p>
          </table:table-cell>
          <table:table-cell office:value-type="currency" office:currency="BGN" office:value="1.3432" calcext:value-type="currency">
            <text:p>1.34320 лв.</text:p>
          </table:table-cell>
        </table:table-row>
        <table:table-row table:style-name="ro1">
          <table:table-cell office:value-type="date" office:date-value="2024-11-25" calcext:value-type="date">
            <text:p>25.11.2024</text:p>
          </table:table-cell>
          <table:table-cell office:value-type="currency" office:currency="BGN" office:value="1.33522" calcext:value-type="currency">
            <text:p>1.33522 лв.</text:p>
          </table:table-cell>
        </table:table-row>
        <table:table-row table:style-name="ro1">
          <table:table-cell office:value-type="date" office:date-value="2024-11-26" calcext:value-type="date">
            <text:p>26.11.2024</text:p>
          </table:table-cell>
          <table:table-cell office:value-type="currency" office:currency="BGN" office:value="1.31857" calcext:value-type="currency">
            <text:p>1.31857 лв.</text:p>
          </table:table-cell>
        </table:table-row>
        <table:table-row table:style-name="ro1">
          <table:table-cell office:value-type="date" office:date-value="2024-11-27" calcext:value-type="date">
            <text:p>27.11.2024</text:p>
          </table:table-cell>
          <table:table-cell office:value-type="currency" office:currency="BGN" office:value="1.32088" calcext:value-type="currency">
            <text:p>1.32088 лв.</text:p>
          </table:table-cell>
        </table:table-row>
        <table:table-row table:style-name="ro1">
          <table:table-cell office:value-type="date" office:date-value="2024-11-28" calcext:value-type="date">
            <text:p>28.11.2024</text:p>
          </table:table-cell>
          <table:table-cell office:value-type="currency" office:currency="BGN" office:value="1.32419" calcext:value-type="currency">
            <text:p>1.32419 лв.</text:p>
          </table:table-cell>
        </table:table-row>
        <table:table-row table:style-name="ro1">
          <table:table-cell office:value-type="date" office:date-value="2024-11-29" calcext:value-type="date">
            <text:p>29.11.2024</text:p>
          </table:table-cell>
          <table:table-cell office:value-type="currency" office:currency="BGN" office:value="1.32186" calcext:value-type="currency">
            <text:p>1.32186 лв.</text:p>
          </table:table-cell>
        </table:table-row>
        <table:table-row table:style-name="ro1">
          <table:table-cell office:value-type="date" office:date-value="2024-11-30" calcext:value-type="date">
            <text:p>30.11.2024</text:p>
          </table:table-cell>
          <table:table-cell office:value-type="currency" office:currency="BGN" office:value="1.32186" calcext:value-type="currency">
            <text:p>1.32186 лв.</text:p>
          </table:table-cell>
        </table:table-row>
        <table:table-row table:style-name="ro1">
          <table:table-cell office:value-type="date" office:date-value="2024-12-01" calcext:value-type="date">
            <text:p>01.12.2024</text:p>
          </table:table-cell>
          <table:table-cell office:value-type="currency" office:currency="BGN" office:value="1.32186" calcext:value-type="currency">
            <text:p>1.32186 лв.</text:p>
          </table:table-cell>
        </table:table-row>
        <table:table-row table:style-name="ro1">
          <table:table-cell office:value-type="date" office:date-value="2024-12-02" calcext:value-type="date">
            <text:p>02.12.2024</text:p>
          </table:table-cell>
          <table:table-cell office:value-type="currency" office:currency="BGN" office:value="1.32617" calcext:value-type="currency">
            <text:p>1.32617 лв.</text:p>
          </table:table-cell>
        </table:table-row>
        <table:table-row table:style-name="ro1">
          <table:table-cell office:value-type="date" office:date-value="2024-12-03" calcext:value-type="date">
            <text:p>03.12.2024</text:p>
          </table:table-cell>
          <table:table-cell office:value-type="currency" office:currency="BGN" office:value="1.32572" calcext:value-type="currency">
            <text:p>1.32572 лв.</text:p>
          </table:table-cell>
        </table:table-row>
        <table:table-row table:style-name="ro1">
          <table:table-cell office:value-type="date" office:date-value="2024-12-04" calcext:value-type="date">
            <text:p>04.12.2024</text:p>
          </table:table-cell>
          <table:table-cell office:value-type="currency" office:currency="BGN" office:value="1.32554" calcext:value-type="currency">
            <text:p>1.32554 лв.</text:p>
          </table:table-cell>
        </table:table-row>
        <table:table-row table:style-name="ro1">
          <table:table-cell office:value-type="date" office:date-value="2024-12-05" calcext:value-type="date">
            <text:p>05.12.2024</text:p>
          </table:table-cell>
          <table:table-cell office:value-type="currency" office:currency="BGN" office:value="1.3207" calcext:value-type="currency">
            <text:p>1.32070 лв.</text:p>
          </table:table-cell>
        </table:table-row>
        <table:table-row table:style-name="ro1">
          <table:table-cell office:value-type="date" office:date-value="2024-12-06" calcext:value-type="date">
            <text:p>06.12.2024</text:p>
          </table:table-cell>
          <table:table-cell office:value-type="currency" office:currency="BGN" office:value="1.31423" calcext:value-type="currency">
            <text:p>1.31423 лв.</text:p>
          </table:table-cell>
        </table:table-row>
        <table:table-row table:style-name="ro1">
          <table:table-cell office:value-type="date" office:date-value="2024-12-07" calcext:value-type="date">
            <text:p>07.12.2024</text:p>
          </table:table-cell>
          <table:table-cell office:value-type="currency" office:currency="BGN" office:value="1.31423" calcext:value-type="currency">
            <text:p>1.31423 лв.</text:p>
          </table:table-cell>
        </table:table-row>
        <table:table-row table:style-name="ro1">
          <table:table-cell office:value-type="date" office:date-value="2024-12-08" calcext:value-type="date">
            <text:p>08.12.2024</text:p>
          </table:table-cell>
          <table:table-cell office:value-type="currency" office:currency="BGN" office:value="1.31423" calcext:value-type="currency">
            <text:p>1.31423 лв.</text:p>
          </table:table-cell>
        </table:table-row>
        <table:table-row table:style-name="ro1">
          <table:table-cell office:value-type="date" office:date-value="2024-12-09" calcext:value-type="date">
            <text:p>09.12.2024</text:p>
          </table:table-cell>
          <table:table-cell office:value-type="currency" office:currency="BGN" office:value="1.31097" calcext:value-type="currency">
            <text:p>1.31097 лв.</text:p>
          </table:table-cell>
        </table:table-row>
        <table:table-row table:style-name="ro1">
          <table:table-cell office:value-type="date" office:date-value="2024-12-10" calcext:value-type="date">
            <text:p>10.12.2024</text:p>
          </table:table-cell>
          <table:table-cell office:value-type="currency" office:currency="BGN" office:value="1.31193" calcext:value-type="currency">
            <text:p>1.31193 лв.</text:p>
          </table:table-cell>
        </table:table-row>
        <table:table-row table:style-name="ro1">
          <table:table-cell office:value-type="date" office:date-value="2024-12-11" calcext:value-type="date">
            <text:p>11.12.2024</text:p>
          </table:table-cell>
          <table:table-cell office:value-type="currency" office:currency="BGN" office:value="1.3122" calcext:value-type="currency">
            <text:p>1.31220 лв.</text:p>
          </table:table-cell>
        </table:table-row>
        <table:table-row table:style-name="ro1">
          <table:table-cell office:value-type="date" office:date-value="2024-12-12" calcext:value-type="date">
            <text:p>12.12.2024</text:p>
          </table:table-cell>
          <table:table-cell office:value-type="currency" office:currency="BGN" office:value="1.31573" calcext:value-type="currency">
            <text:p>1.31573 лв.</text:p>
          </table:table-cell>
        </table:table-row>
        <table:table-row table:style-name="ro1">
          <table:table-cell office:value-type="date" office:date-value="2024-12-13" calcext:value-type="date">
            <text:p>13.12.2024</text:p>
          </table:table-cell>
          <table:table-cell office:value-type="currency" office:currency="BGN" office:value="1.3079" calcext:value-type="currency">
            <text:p>1.30790 лв.</text:p>
          </table:table-cell>
        </table:table-row>
        <table:table-row table:style-name="ro1">
          <table:table-cell office:value-type="date" office:date-value="2024-12-14" calcext:value-type="date">
            <text:p>14.12.2024</text:p>
          </table:table-cell>
          <table:table-cell office:value-type="currency" office:currency="BGN" office:value="1.3079" calcext:value-type="currency">
            <text:p>1.30790 лв.</text:p>
          </table:table-cell>
        </table:table-row>
        <table:table-row table:style-name="ro1">
          <table:table-cell office:value-type="date" office:date-value="2024-12-15" calcext:value-type="date">
            <text:p>15.12.2024</text:p>
          </table:table-cell>
          <table:table-cell office:value-type="currency" office:currency="BGN" office:value="1.3079" calcext:value-type="currency">
            <text:p>1.30790 лв.</text:p>
          </table:table-cell>
        </table:table-row>
        <table:table-row table:style-name="ro1">
          <table:table-cell office:value-type="date" office:date-value="2024-12-16" calcext:value-type="date">
            <text:p>16.12.2024</text:p>
          </table:table-cell>
          <table:table-cell office:value-type="currency" office:currency="BGN" office:value="1.30746" calcext:value-type="currency">
            <text:p>1.30746 лв.</text:p>
          </table:table-cell>
        </table:table-row>
        <table:table-row table:style-name="ro1">
          <table:table-cell office:value-type="date" office:date-value="2024-12-17" calcext:value-type="date">
            <text:p>17.12.2024</text:p>
          </table:table-cell>
          <table:table-cell office:value-type="currency" office:currency="BGN" office:value="1.30432" calcext:value-type="currency">
            <text:p>1.30432 лв.</text:p>
          </table:table-cell>
        </table:table-row>
        <table:table-row table:style-name="ro1">
          <table:table-cell office:value-type="date" office:date-value="2024-12-18" calcext:value-type="date">
            <text:p>18.12.2024</text:p>
          </table:table-cell>
          <table:table-cell office:value-type="currency" office:currency="BGN" office:value="1.30198" calcext:value-type="currency">
            <text:p>1.30198 лв.</text:p>
          </table:table-cell>
        </table:table-row>
        <table:table-row table:style-name="ro1">
          <table:table-cell office:value-type="date" office:date-value="2024-12-19" calcext:value-type="date">
            <text:p>19.12.2024</text:p>
          </table:table-cell>
          <table:table-cell office:value-type="currency" office:currency="BGN" office:value="1.31" calcext:value-type="currency">
            <text:p>1.31000 лв.</text:p>
          </table:table-cell>
        </table:table-row>
        <table:table-row table:style-name="ro1">
          <table:table-cell office:value-type="date" office:date-value="2024-12-20" calcext:value-type="date">
            <text:p>20.12.2024</text:p>
          </table:table-cell>
          <table:table-cell office:value-type="currency" office:currency="BGN" office:value="1.3086" calcext:value-type="currency">
            <text:p>1.30860 лв.</text:p>
          </table:table-cell>
        </table:table-row>
        <table:table-row table:style-name="ro1">
          <table:table-cell office:value-type="date" office:date-value="2024-12-21" calcext:value-type="date">
            <text:p>21.12.2024</text:p>
          </table:table-cell>
          <table:table-cell office:value-type="currency" office:currency="BGN" office:value="1.3086" calcext:value-type="currency">
            <text:p>1.30860 лв.</text:p>
          </table:table-cell>
        </table:table-row>
        <table:table-row table:style-name="ro1">
          <table:table-cell office:value-type="date" office:date-value="2024-12-22" calcext:value-type="date">
            <text:p>22.12.2024</text:p>
          </table:table-cell>
          <table:table-cell office:value-type="currency" office:currency="BGN" office:value="1.3086" calcext:value-type="currency">
            <text:p>1.30860 лв.</text:p>
          </table:table-cell>
        </table:table-row>
        <table:table-row table:style-name="ro1">
          <table:table-cell office:value-type="date" office:date-value="2024-12-23" calcext:value-type="date">
            <text:p>23.12.2024</text:p>
          </table:table-cell>
          <table:table-cell office:value-type="currency" office:currency="BGN" office:value="1.3058" calcext:value-type="currency">
            <text:p>1.30580 лв.</text:p>
          </table:table-cell>
        </table:table-row>
        <table:table-row table:style-name="ro1">
          <table:table-cell office:value-type="date" office:date-value="2024-12-24" calcext:value-type="date">
            <text:p>24.12.2024</text:p>
          </table:table-cell>
          <table:table-cell office:value-type="currency" office:currency="BGN" office:value="1.3058" calcext:value-type="currency">
            <text:p>1.30580 лв.</text:p>
          </table:table-cell>
        </table:table-row>
        <table:table-row table:style-name="ro1">
          <table:table-cell office:value-type="date" office:date-value="2024-12-25" calcext:value-type="date">
            <text:p>25.12.2024</text:p>
          </table:table-cell>
          <table:table-cell office:value-type="currency" office:currency="BGN" office:value="1.3058" calcext:value-type="currency">
            <text:p>1.30580 лв.</text:p>
          </table:table-cell>
        </table:table-row>
        <table:table-row table:style-name="ro1">
          <table:table-cell office:value-type="date" office:date-value="2024-12-26" calcext:value-type="date">
            <text:p>26.12.2024</text:p>
          </table:table-cell>
          <table:table-cell office:value-type="currency" office:currency="BGN" office:value="1.3058" calcext:value-type="currency">
            <text:p>1.30580 лв.</text:p>
          </table:table-cell>
        </table:table-row>
        <table:table-row table:style-name="ro1">
          <table:table-cell office:value-type="date" office:date-value="2024-12-27" calcext:value-type="date">
            <text:p>27.12.2024</text:p>
          </table:table-cell>
          <table:table-cell office:value-type="currency" office:currency="BGN" office:value="1.30371" calcext:value-type="currency">
            <text:p>1.30371 лв.</text:p>
          </table:table-cell>
        </table:table-row>
        <table:table-row table:style-name="ro1">
          <table:table-cell office:value-type="date" office:date-value="2024-12-28" calcext:value-type="date">
            <text:p>28.12.2024</text:p>
          </table:table-cell>
          <table:table-cell office:value-type="currency" office:currency="BGN" office:value="1.30371" calcext:value-type="currency">
            <text:p>1.30371 лв.</text:p>
          </table:table-cell>
        </table:table-row>
        <table:table-row table:style-name="ro1">
          <table:table-cell office:value-type="date" office:date-value="2024-12-29" calcext:value-type="date">
            <text:p>29.12.2024</text:p>
          </table:table-cell>
          <table:table-cell office:value-type="currency" office:currency="BGN" office:value="1.30371" calcext:value-type="currency">
            <text:p>1.30371 лв.</text:p>
          </table:table-cell>
        </table:table-row>
        <table:table-row table:style-name="ro1">
          <table:table-cell office:value-type="date" office:date-value="2024-12-30" calcext:value-type="date">
            <text:p>30.12.2024</text:p>
          </table:table-cell>
          <table:table-cell office:value-type="currency" office:currency="BGN" office:value="1.30085" calcext:value-type="currency">
            <text:p>1.30085 лв.</text:p>
          </table:table-cell>
        </table:table-row>
        <table:table-row table:style-name="ro1">
          <table:table-cell office:value-type="date" office:date-value="2024-12-31" calcext:value-type="date">
            <text:p>31.12.2024</text:p>
          </table:table-cell>
          <table:table-cell office:value-type="currency" office:currency="BGN" office:value="1.30842" calcext:value-type="currency">
            <text:p>1.3084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AUD" table:style-name="ta1" table:protected="true">
        <loext:table-protection loext:select-protected-cells="true" loext:select-unprotected-cells="true"/>
        <office:forms form:automatic-focus="false" form:apply-design-mode="false"/>
        <table:table-column table:style-name="co7" table:default-cell-style-name="ce31"/>
        <table:table-column table:style-name="co11"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20263" calcext:value-type="currency">
            <text:p>1.20263 лв.</text:p>
          </table:table-cell>
        </table:table-row>
        <table:table-row table:style-name="ro1">
          <table:table-cell office:value-type="date" office:date-value="2024-01-02" calcext:value-type="date">
            <text:p>02.01.2024</text:p>
          </table:table-cell>
          <table:table-cell office:value-type="currency" office:currency="BGN" office:value="1.21127" calcext:value-type="currency">
            <text:p>1.21127 лв.</text:p>
          </table:table-cell>
        </table:table-row>
        <table:table-row table:style-name="ro1">
          <table:table-cell office:value-type="date" office:date-value="2024-01-03" calcext:value-type="date">
            <text:p>03.01.2024</text:p>
          </table:table-cell>
          <table:table-cell office:value-type="currency" office:currency="BGN" office:value="1.20463" calcext:value-type="currency">
            <text:p>1.20463 лв.</text:p>
          </table:table-cell>
        </table:table-row>
        <table:table-row table:style-name="ro1">
          <table:table-cell office:value-type="date" office:date-value="2024-01-04" calcext:value-type="date">
            <text:p>04.01.2024</text:p>
          </table:table-cell>
          <table:table-cell office:value-type="currency" office:currency="BGN" office:value="1.20137" calcext:value-type="currency">
            <text:p>1.20137 лв.</text:p>
          </table:table-cell>
        </table:table-row>
        <table:table-row table:style-name="ro1">
          <table:table-cell office:value-type="date" office:date-value="2024-01-05" calcext:value-type="date">
            <text:p>05.01.2024</text:p>
          </table:table-cell>
          <table:table-cell office:value-type="currency" office:currency="BGN" office:value="1.19718" calcext:value-type="currency">
            <text:p>1.19718 лв.</text:p>
          </table:table-cell>
        </table:table-row>
        <table:table-row table:style-name="ro1">
          <table:table-cell office:value-type="date" office:date-value="2024-01-06" calcext:value-type="date">
            <text:p>06.01.2024</text:p>
          </table:table-cell>
          <table:table-cell office:value-type="currency" office:currency="BGN" office:value="1.19718" calcext:value-type="currency">
            <text:p>1.19718 лв.</text:p>
          </table:table-cell>
        </table:table-row>
        <table:table-row table:style-name="ro1">
          <table:table-cell office:value-type="date" office:date-value="2024-01-07" calcext:value-type="date">
            <text:p>07.01.2024</text:p>
          </table:table-cell>
          <table:table-cell office:value-type="currency" office:currency="BGN" office:value="1.19718" calcext:value-type="currency">
            <text:p>1.19718 лв.</text:p>
          </table:table-cell>
        </table:table-row>
        <table:table-row table:style-name="ro1">
          <table:table-cell office:value-type="date" office:date-value="2024-01-08" calcext:value-type="date">
            <text:p>08.01.2024</text:p>
          </table:table-cell>
          <table:table-cell office:value-type="currency" office:currency="BGN" office:value="1.19418" calcext:value-type="currency">
            <text:p>1.19418 лв.</text:p>
          </table:table-cell>
        </table:table-row>
        <table:table-row table:style-name="ro1">
          <table:table-cell office:value-type="date" office:date-value="2024-01-09" calcext:value-type="date">
            <text:p>09.01.2024</text:p>
          </table:table-cell>
          <table:table-cell office:value-type="currency" office:currency="BGN" office:value="1.19703" calcext:value-type="currency">
            <text:p>1.19703 лв.</text:p>
          </table:table-cell>
        </table:table-row>
        <table:table-row table:style-name="ro1">
          <table:table-cell office:value-type="date" office:date-value="2024-01-10" calcext:value-type="date">
            <text:p>10.01.2024</text:p>
          </table:table-cell>
          <table:table-cell office:value-type="currency" office:currency="BGN" office:value="1.1974" calcext:value-type="currency">
            <text:p>1.19740 лв.</text:p>
          </table:table-cell>
        </table:table-row>
        <table:table-row table:style-name="ro1">
          <table:table-cell office:value-type="date" office:date-value="2024-01-11" calcext:value-type="date">
            <text:p>11.01.2024</text:p>
          </table:table-cell>
          <table:table-cell office:value-type="currency" office:currency="BGN" office:value="1.19484" calcext:value-type="currency">
            <text:p>1.19484 лв.</text:p>
          </table:table-cell>
        </table:table-row>
        <table:table-row table:style-name="ro1">
          <table:table-cell office:value-type="date" office:date-value="2024-01-12" calcext:value-type="date">
            <text:p>12.01.2024</text:p>
          </table:table-cell>
          <table:table-cell office:value-type="currency" office:currency="BGN" office:value="1.1944" calcext:value-type="currency">
            <text:p>1.19440 лв.</text:p>
          </table:table-cell>
        </table:table-row>
        <table:table-row table:style-name="ro1">
          <table:table-cell office:value-type="date" office:date-value="2024-01-13" calcext:value-type="date">
            <text:p>13.01.2024</text:p>
          </table:table-cell>
          <table:table-cell office:value-type="currency" office:currency="BGN" office:value="1.1944" calcext:value-type="currency">
            <text:p>1.19440 лв.</text:p>
          </table:table-cell>
        </table:table-row>
        <table:table-row table:style-name="ro1">
          <table:table-cell office:value-type="date" office:date-value="2024-01-14" calcext:value-type="date">
            <text:p>14.01.2024</text:p>
          </table:table-cell>
          <table:table-cell office:value-type="currency" office:currency="BGN" office:value="1.1944" calcext:value-type="currency">
            <text:p>1.19440 лв.</text:p>
          </table:table-cell>
        </table:table-row>
        <table:table-row table:style-name="ro1">
          <table:table-cell office:value-type="date" office:date-value="2024-01-15" calcext:value-type="date">
            <text:p>15.01.2024</text:p>
          </table:table-cell>
          <table:table-cell office:value-type="currency" office:currency="BGN" office:value="1.18903" calcext:value-type="currency">
            <text:p>1.18903 лв.</text:p>
          </table:table-cell>
        </table:table-row>
        <table:table-row table:style-name="ro1">
          <table:table-cell office:value-type="date" office:date-value="2024-01-16" calcext:value-type="date">
            <text:p>16.01.2024</text:p>
          </table:table-cell>
          <table:table-cell office:value-type="currency" office:currency="BGN" office:value="1.1865" calcext:value-type="currency">
            <text:p>1.18650 лв.</text:p>
          </table:table-cell>
        </table:table-row>
        <table:table-row table:style-name="ro1">
          <table:table-cell office:value-type="date" office:date-value="2024-01-17" calcext:value-type="date">
            <text:p>17.01.2024</text:p>
          </table:table-cell>
          <table:table-cell office:value-type="currency" office:currency="BGN" office:value="1.17878" calcext:value-type="currency">
            <text:p>1.17878 лв.</text:p>
          </table:table-cell>
        </table:table-row>
        <table:table-row table:style-name="ro1">
          <table:table-cell office:value-type="date" office:date-value="2024-01-18" calcext:value-type="date">
            <text:p>18.01.2024</text:p>
          </table:table-cell>
          <table:table-cell office:value-type="currency" office:currency="BGN" office:value="1.1797" calcext:value-type="currency">
            <text:p>1.17970 лв.</text:p>
          </table:table-cell>
        </table:table-row>
        <table:table-row table:style-name="ro1">
          <table:table-cell office:value-type="date" office:date-value="2024-01-19" calcext:value-type="date">
            <text:p>19.01.2024</text:p>
          </table:table-cell>
          <table:table-cell office:value-type="currency" office:currency="BGN" office:value="1.18535" calcext:value-type="currency">
            <text:p>1.18535 лв.</text:p>
          </table:table-cell>
        </table:table-row>
        <table:table-row table:style-name="ro1">
          <table:table-cell office:value-type="date" office:date-value="2024-01-20" calcext:value-type="date">
            <text:p>20.01.2024</text:p>
          </table:table-cell>
          <table:table-cell office:value-type="currency" office:currency="BGN" office:value="1.18535" calcext:value-type="currency">
            <text:p>1.18535 лв.</text:p>
          </table:table-cell>
        </table:table-row>
        <table:table-row table:style-name="ro1">
          <table:table-cell office:value-type="date" office:date-value="2024-01-21" calcext:value-type="date">
            <text:p>21.01.2024</text:p>
          </table:table-cell>
          <table:table-cell office:value-type="currency" office:currency="BGN" office:value="1.18535" calcext:value-type="currency">
            <text:p>1.18535 лв.</text:p>
          </table:table-cell>
        </table:table-row>
        <table:table-row table:style-name="ro1">
          <table:table-cell office:value-type="date" office:date-value="2024-01-22" calcext:value-type="date">
            <text:p>22.01.2024</text:p>
          </table:table-cell>
          <table:table-cell office:value-type="currency" office:currency="BGN" office:value="1.18392" calcext:value-type="currency">
            <text:p>1.18392 лв.</text:p>
          </table:table-cell>
        </table:table-row>
        <table:table-row table:style-name="ro1">
          <table:table-cell office:value-type="date" office:date-value="2024-01-23" calcext:value-type="date">
            <text:p>23.01.2024</text:p>
          </table:table-cell>
          <table:table-cell office:value-type="currency" office:currency="BGN" office:value="1.18585" calcext:value-type="currency">
            <text:p>1.18585 лв.</text:p>
          </table:table-cell>
        </table:table-row>
        <table:table-row table:style-name="ro1">
          <table:table-cell office:value-type="date" office:date-value="2024-01-24" calcext:value-type="date">
            <text:p>24.01.2024</text:p>
          </table:table-cell>
          <table:table-cell office:value-type="currency" office:currency="BGN" office:value="1.18392" calcext:value-type="currency">
            <text:p>1.18392 лв.</text:p>
          </table:table-cell>
        </table:table-row>
        <table:table-row table:style-name="ro1">
          <table:table-cell office:value-type="date" office:date-value="2024-01-25" calcext:value-type="date">
            <text:p>25.01.2024</text:p>
          </table:table-cell>
          <table:table-cell office:value-type="currency" office:currency="BGN" office:value="1.1827" calcext:value-type="currency">
            <text:p>1.18270 лв.</text:p>
          </table:table-cell>
        </table:table-row>
        <table:table-row table:style-name="ro1">
          <table:table-cell office:value-type="date" office:date-value="2024-01-26" calcext:value-type="date">
            <text:p>26.01.2024</text:p>
          </table:table-cell>
          <table:table-cell office:value-type="currency" office:currency="BGN" office:value="1.18657" calcext:value-type="currency">
            <text:p>1.18657 лв.</text:p>
          </table:table-cell>
        </table:table-row>
        <table:table-row table:style-name="ro1">
          <table:table-cell office:value-type="date" office:date-value="2024-01-27" calcext:value-type="date">
            <text:p>27.01.2024</text:p>
          </table:table-cell>
          <table:table-cell office:value-type="currency" office:currency="BGN" office:value="1.18657" calcext:value-type="currency">
            <text:p>1.18657 лв.</text:p>
          </table:table-cell>
        </table:table-row>
        <table:table-row table:style-name="ro1">
          <table:table-cell office:value-type="date" office:date-value="2024-01-28" calcext:value-type="date">
            <text:p>28.01.2024</text:p>
          </table:table-cell>
          <table:table-cell office:value-type="currency" office:currency="BGN" office:value="1.18657" calcext:value-type="currency">
            <text:p>1.18657 лв.</text:p>
          </table:table-cell>
        </table:table-row>
        <table:table-row table:style-name="ro1">
          <table:table-cell office:value-type="date" office:date-value="2024-01-29" calcext:value-type="date">
            <text:p>29.01.2024</text:p>
          </table:table-cell>
          <table:table-cell office:value-type="currency" office:currency="BGN" office:value="1.19272" calcext:value-type="currency">
            <text:p>1.19272 лв.</text:p>
          </table:table-cell>
        </table:table-row>
        <table:table-row table:style-name="ro1">
          <table:table-cell office:value-type="date" office:date-value="2024-01-30" calcext:value-type="date">
            <text:p>30.01.2024</text:p>
          </table:table-cell>
          <table:table-cell office:value-type="currency" office:currency="BGN" office:value="1.18809" calcext:value-type="currency">
            <text:p>1.18809 лв.</text:p>
          </table:table-cell>
        </table:table-row>
        <table:table-row table:style-name="ro1">
          <table:table-cell office:value-type="date" office:date-value="2024-01-31" calcext:value-type="date">
            <text:p>31.01.2024</text:p>
          </table:table-cell>
          <table:table-cell office:value-type="currency" office:currency="BGN" office:value="1.18765" calcext:value-type="currency">
            <text:p>1.18765 лв.</text:p>
          </table:table-cell>
        </table:table-row>
        <table:table-row table:style-name="ro1">
          <table:table-cell office:value-type="date" office:date-value="2024-02-01" calcext:value-type="date">
            <text:p>01.02.2024</text:p>
          </table:table-cell>
          <table:table-cell office:value-type="currency" office:currency="BGN" office:value="1.17864" calcext:value-type="currency">
            <text:p>1.17864 лв.</text:p>
          </table:table-cell>
        </table:table-row>
        <table:table-row table:style-name="ro1">
          <table:table-cell office:value-type="date" office:date-value="2024-02-02" calcext:value-type="date">
            <text:p>02.02.2024</text:p>
          </table:table-cell>
          <table:table-cell office:value-type="currency" office:currency="BGN" office:value="1.18765" calcext:value-type="currency">
            <text:p>1.18765 лв.</text:p>
          </table:table-cell>
        </table:table-row>
        <table:table-row table:style-name="ro1">
          <table:table-cell office:value-type="date" office:date-value="2024-02-03" calcext:value-type="date">
            <text:p>03.02.2024</text:p>
          </table:table-cell>
          <table:table-cell office:value-type="currency" office:currency="BGN" office:value="1.18765" calcext:value-type="currency">
            <text:p>1.18765 лв.</text:p>
          </table:table-cell>
        </table:table-row>
        <table:table-row table:style-name="ro1">
          <table:table-cell office:value-type="date" office:date-value="2024-02-04" calcext:value-type="date">
            <text:p>04.02.2024</text:p>
          </table:table-cell>
          <table:table-cell office:value-type="currency" office:currency="BGN" office:value="1.18765" calcext:value-type="currency">
            <text:p>1.18765 лв.</text:p>
          </table:table-cell>
        </table:table-row>
        <table:table-row table:style-name="ro1">
          <table:table-cell office:value-type="date" office:date-value="2024-02-05" calcext:value-type="date">
            <text:p>05.02.2024</text:p>
          </table:table-cell>
          <table:table-cell office:value-type="currency" office:currency="BGN" office:value="1.18091" calcext:value-type="currency">
            <text:p>1.18091 лв.</text:p>
          </table:table-cell>
        </table:table-row>
        <table:table-row table:style-name="ro1">
          <table:table-cell office:value-type="date" office:date-value="2024-02-06" calcext:value-type="date">
            <text:p>06.02.2024</text:p>
          </table:table-cell>
          <table:table-cell office:value-type="currency" office:currency="BGN" office:value="1.18427" calcext:value-type="currency">
            <text:p>1.18427 лв.</text:p>
          </table:table-cell>
        </table:table-row>
        <table:table-row table:style-name="ro1">
          <table:table-cell office:value-type="date" office:date-value="2024-02-07" calcext:value-type="date">
            <text:p>07.02.2024</text:p>
          </table:table-cell>
          <table:table-cell office:value-type="currency" office:currency="BGN" office:value="1.18506" calcext:value-type="currency">
            <text:p>1.18506 лв.</text:p>
          </table:table-cell>
        </table:table-row>
        <table:table-row table:style-name="ro1">
          <table:table-cell office:value-type="date" office:date-value="2024-02-08" calcext:value-type="date">
            <text:p>08.02.2024</text:p>
          </table:table-cell>
          <table:table-cell office:value-type="currency" office:currency="BGN" office:value="1.18042" calcext:value-type="currency">
            <text:p>1.18042 лв.</text:p>
          </table:table-cell>
        </table:table-row>
        <table:table-row table:style-name="ro1">
          <table:table-cell office:value-type="date" office:date-value="2024-02-09" calcext:value-type="date">
            <text:p>09.02.2024</text:p>
          </table:table-cell>
          <table:table-cell office:value-type="currency" office:currency="BGN" office:value="1.18227" calcext:value-type="currency">
            <text:p>1.18227 лв.</text:p>
          </table:table-cell>
        </table:table-row>
        <table:table-row table:style-name="ro1">
          <table:table-cell office:value-type="date" office:date-value="2024-02-10" calcext:value-type="date">
            <text:p>10.02.2024</text:p>
          </table:table-cell>
          <table:table-cell office:value-type="currency" office:currency="BGN" office:value="1.18227" calcext:value-type="currency">
            <text:p>1.18227 лв.</text:p>
          </table:table-cell>
        </table:table-row>
        <table:table-row table:style-name="ro1">
          <table:table-cell office:value-type="date" office:date-value="2024-02-11" calcext:value-type="date">
            <text:p>11.02.2024</text:p>
          </table:table-cell>
          <table:table-cell office:value-type="currency" office:currency="BGN" office:value="1.18227" calcext:value-type="currency">
            <text:p>1.18227 лв.</text:p>
          </table:table-cell>
        </table:table-row>
        <table:table-row table:style-name="ro1">
          <table:table-cell office:value-type="date" office:date-value="2024-02-12" calcext:value-type="date">
            <text:p>12.02.2024</text:p>
          </table:table-cell>
          <table:table-cell office:value-type="currency" office:currency="BGN" office:value="1.18499" calcext:value-type="currency">
            <text:p>1.18499 лв.</text:p>
          </table:table-cell>
        </table:table-row>
        <table:table-row table:style-name="ro1">
          <table:table-cell office:value-type="date" office:date-value="2024-02-13" calcext:value-type="date">
            <text:p>13.02.2024</text:p>
          </table:table-cell>
          <table:table-cell office:value-type="currency" office:currency="BGN" office:value="1.18349" calcext:value-type="currency">
            <text:p>1.18349 лв.</text:p>
          </table:table-cell>
        </table:table-row>
        <table:table-row table:style-name="ro1">
          <table:table-cell office:value-type="date" office:date-value="2024-02-14" calcext:value-type="date">
            <text:p>14.02.2024</text:p>
          </table:table-cell>
          <table:table-cell office:value-type="currency" office:currency="BGN" office:value="1.18384" calcext:value-type="currency">
            <text:p>1.18384 лв.</text:p>
          </table:table-cell>
        </table:table-row>
        <table:table-row table:style-name="ro1">
          <table:table-cell office:value-type="date" office:date-value="2024-02-15" calcext:value-type="date">
            <text:p>15.02.2024</text:p>
          </table:table-cell>
          <table:table-cell office:value-type="currency" office:currency="BGN" office:value="1.18356" calcext:value-type="currency">
            <text:p>1.18356 лв.</text:p>
          </table:table-cell>
        </table:table-row>
        <table:table-row table:style-name="ro1">
          <table:table-cell office:value-type="date" office:date-value="2024-02-16" calcext:value-type="date">
            <text:p>16.02.2024</text:p>
          </table:table-cell>
          <table:table-cell office:value-type="currency" office:currency="BGN" office:value="1.18413" calcext:value-type="currency">
            <text:p>1.18413 лв.</text:p>
          </table:table-cell>
        </table:table-row>
        <table:table-row table:style-name="ro1">
          <table:table-cell office:value-type="date" office:date-value="2024-02-17" calcext:value-type="date">
            <text:p>17.02.2024</text:p>
          </table:table-cell>
          <table:table-cell office:value-type="currency" office:currency="BGN" office:value="1.18413" calcext:value-type="currency">
            <text:p>1.18413 лв.</text:p>
          </table:table-cell>
        </table:table-row>
        <table:table-row table:style-name="ro1">
          <table:table-cell office:value-type="date" office:date-value="2024-02-18" calcext:value-type="date">
            <text:p>18.02.2024</text:p>
          </table:table-cell>
          <table:table-cell office:value-type="currency" office:currency="BGN" office:value="1.18413" calcext:value-type="currency">
            <text:p>1.18413 лв.</text:p>
          </table:table-cell>
        </table:table-row>
        <table:table-row table:style-name="ro1">
          <table:table-cell office:value-type="date" office:date-value="2024-02-19" calcext:value-type="date">
            <text:p>19.02.2024</text:p>
          </table:table-cell>
          <table:table-cell office:value-type="currency" office:currency="BGN" office:value="1.18686" calcext:value-type="currency">
            <text:p>1.18686 лв.</text:p>
          </table:table-cell>
        </table:table-row>
        <table:table-row table:style-name="ro1">
          <table:table-cell office:value-type="date" office:date-value="2024-02-20" calcext:value-type="date">
            <text:p>20.02.2024</text:p>
          </table:table-cell>
          <table:table-cell office:value-type="currency" office:currency="BGN" office:value="1.18845" calcext:value-type="currency">
            <text:p>1.18845 лв.</text:p>
          </table:table-cell>
        </table:table-row>
        <table:table-row table:style-name="ro1">
          <table:table-cell office:value-type="date" office:date-value="2024-02-21" calcext:value-type="date">
            <text:p>21.02.2024</text:p>
          </table:table-cell>
          <table:table-cell office:value-type="currency" office:currency="BGN" office:value="1.18636" calcext:value-type="currency">
            <text:p>1.18636 лв.</text:p>
          </table:table-cell>
        </table:table-row>
        <table:table-row table:style-name="ro1">
          <table:table-cell office:value-type="date" office:date-value="2024-02-22" calcext:value-type="date">
            <text:p>22.02.2024</text:p>
          </table:table-cell>
          <table:table-cell office:value-type="currency" office:currency="BGN" office:value="1.18427" calcext:value-type="currency">
            <text:p>1.18427 лв.</text:p>
          </table:table-cell>
        </table:table-row>
        <table:table-row table:style-name="ro1">
          <table:table-cell office:value-type="date" office:date-value="2024-02-23" calcext:value-type="date">
            <text:p>23.02.2024</text:p>
          </table:table-cell>
          <table:table-cell office:value-type="currency" office:currency="BGN" office:value="1.18773" calcext:value-type="currency">
            <text:p>1.18773 лв.</text:p>
          </table:table-cell>
        </table:table-row>
        <table:table-row table:style-name="ro1">
          <table:table-cell office:value-type="date" office:date-value="2024-02-24" calcext:value-type="date">
            <text:p>24.02.2024</text:p>
          </table:table-cell>
          <table:table-cell office:value-type="currency" office:currency="BGN" office:value="1.18773" calcext:value-type="currency">
            <text:p>1.18773 лв.</text:p>
          </table:table-cell>
        </table:table-row>
        <table:table-row table:style-name="ro1">
          <table:table-cell office:value-type="date" office:date-value="2024-02-25" calcext:value-type="date">
            <text:p>25.02.2024</text:p>
          </table:table-cell>
          <table:table-cell office:value-type="currency" office:currency="BGN" office:value="1.18773" calcext:value-type="currency">
            <text:p>1.18773 лв.</text:p>
          </table:table-cell>
        </table:table-row>
        <table:table-row table:style-name="ro1">
          <table:table-cell office:value-type="date" office:date-value="2024-02-26" calcext:value-type="date">
            <text:p>26.02.2024</text:p>
          </table:table-cell>
          <table:table-cell office:value-type="currency" office:currency="BGN" office:value="1.18106" calcext:value-type="currency">
            <text:p>1.18106 лв.</text:p>
          </table:table-cell>
        </table:table-row>
        <table:table-row table:style-name="ro1">
          <table:table-cell office:value-type="date" office:date-value="2024-02-27" calcext:value-type="date">
            <text:p>27.02.2024</text:p>
          </table:table-cell>
          <table:table-cell office:value-type="currency" office:currency="BGN" office:value="1.1807" calcext:value-type="currency">
            <text:p>1.18070 лв.</text:p>
          </table:table-cell>
        </table:table-row>
        <table:table-row table:style-name="ro1">
          <table:table-cell office:value-type="date" office:date-value="2024-02-28" calcext:value-type="date">
            <text:p>28.02.2024</text:p>
          </table:table-cell>
          <table:table-cell office:value-type="currency" office:currency="BGN" office:value="1.17545" calcext:value-type="currency">
            <text:p>1.17545 лв.</text:p>
          </table:table-cell>
        </table:table-row>
        <table:table-row table:style-name="ro1">
          <table:table-cell office:value-type="date" office:date-value="2024-02-29" calcext:value-type="date">
            <text:p>29.02.2024</text:p>
          </table:table-cell>
          <table:table-cell office:value-type="currency" office:currency="BGN" office:value="1.17228" calcext:value-type="currency">
            <text:p>1.17228 лв.</text:p>
          </table:table-cell>
        </table:table-row>
        <table:table-row table:style-name="ro1">
          <table:table-cell office:value-type="date" office:date-value="2024-03-01" calcext:value-type="date">
            <text:p>01.03.2024</text:p>
          </table:table-cell>
          <table:table-cell office:value-type="currency" office:currency="BGN" office:value="1.17559" calcext:value-type="currency">
            <text:p>1.17559 лв.</text:p>
          </table:table-cell>
        </table:table-row>
        <table:table-row table:style-name="ro1">
          <table:table-cell office:value-type="date" office:date-value="2024-03-02" calcext:value-type="date">
            <text:p>02.03.2024</text:p>
          </table:table-cell>
          <table:table-cell office:value-type="currency" office:currency="BGN" office:value="1.17559" calcext:value-type="currency">
            <text:p>1.17559 лв.</text:p>
          </table:table-cell>
        </table:table-row>
        <table:table-row table:style-name="ro1">
          <table:table-cell office:value-type="date" office:date-value="2024-03-03" calcext:value-type="date">
            <text:p>03.03.2024</text:p>
          </table:table-cell>
          <table:table-cell office:value-type="currency" office:currency="BGN" office:value="1.17559" calcext:value-type="currency">
            <text:p>1.17559 лв.</text:p>
          </table:table-cell>
        </table:table-row>
        <table:table-row table:style-name="ro1">
          <table:table-cell office:value-type="date" office:date-value="2024-03-04" calcext:value-type="date">
            <text:p>04.03.2024</text:p>
          </table:table-cell>
          <table:table-cell office:value-type="currency" office:currency="BGN" office:value="1.17559" calcext:value-type="currency">
            <text:p>1.17559 лв.</text:p>
          </table:table-cell>
        </table:table-row>
        <table:table-row table:style-name="ro1">
          <table:table-cell office:value-type="date" office:date-value="2024-03-05" calcext:value-type="date">
            <text:p>05.03.2024</text:p>
          </table:table-cell>
          <table:table-cell office:value-type="currency" office:currency="BGN" office:value="1.17052" calcext:value-type="currency">
            <text:p>1.17052 лв.</text:p>
          </table:table-cell>
        </table:table-row>
        <table:table-row table:style-name="ro1">
          <table:table-cell office:value-type="date" office:date-value="2024-03-06" calcext:value-type="date">
            <text:p>06.03.2024</text:p>
          </table:table-cell>
          <table:table-cell office:value-type="currency" office:currency="BGN" office:value="1.17347" calcext:value-type="currency">
            <text:p>1.17347 лв.</text:p>
          </table:table-cell>
        </table:table-row>
        <table:table-row table:style-name="ro1">
          <table:table-cell office:value-type="date" office:date-value="2024-03-07" calcext:value-type="date">
            <text:p>07.03.2024</text:p>
          </table:table-cell>
          <table:table-cell office:value-type="currency" office:currency="BGN" office:value="1.18528" calcext:value-type="currency">
            <text:p>1.18528 лв.</text:p>
          </table:table-cell>
        </table:table-row>
        <table:table-row table:style-name="ro1">
          <table:table-cell office:value-type="date" office:date-value="2024-03-08" calcext:value-type="date">
            <text:p>08.03.2024</text:p>
          </table:table-cell>
          <table:table-cell office:value-type="currency" office:currency="BGN" office:value="1.18758" calcext:value-type="currency">
            <text:p>1.18758 лв.</text:p>
          </table:table-cell>
        </table:table-row>
        <table:table-row table:style-name="ro1">
          <table:table-cell office:value-type="date" office:date-value="2024-03-09" calcext:value-type="date">
            <text:p>09.03.2024</text:p>
          </table:table-cell>
          <table:table-cell office:value-type="currency" office:currency="BGN" office:value="1.18758" calcext:value-type="currency">
            <text:p>1.18758 лв.</text:p>
          </table:table-cell>
        </table:table-row>
        <table:table-row table:style-name="ro1">
          <table:table-cell office:value-type="date" office:date-value="2024-03-10" calcext:value-type="date">
            <text:p>10.03.2024</text:p>
          </table:table-cell>
          <table:table-cell office:value-type="currency" office:currency="BGN" office:value="1.18758" calcext:value-type="currency">
            <text:p>1.18758 лв.</text:p>
          </table:table-cell>
        </table:table-row>
        <table:table-row table:style-name="ro1">
          <table:table-cell office:value-type="date" office:date-value="2024-03-11" calcext:value-type="date">
            <text:p>11.03.2024</text:p>
          </table:table-cell>
          <table:table-cell office:value-type="currency" office:currency="BGN" office:value="1.18206" calcext:value-type="currency">
            <text:p>1.18206 лв.</text:p>
          </table:table-cell>
        </table:table-row>
        <table:table-row table:style-name="ro1">
          <table:table-cell office:value-type="date" office:date-value="2024-03-12" calcext:value-type="date">
            <text:p>12.03.2024</text:p>
          </table:table-cell>
          <table:table-cell office:value-type="currency" office:currency="BGN" office:value="1.18299" calcext:value-type="currency">
            <text:p>1.18299 лв.</text:p>
          </table:table-cell>
        </table:table-row>
        <table:table-row table:style-name="ro1">
          <table:table-cell office:value-type="date" office:date-value="2024-03-13" calcext:value-type="date">
            <text:p>13.03.2024</text:p>
          </table:table-cell>
          <table:table-cell office:value-type="currency" office:currency="BGN" office:value="1.18234" calcext:value-type="currency">
            <text:p>1.18234 лв.</text:p>
          </table:table-cell>
        </table:table-row>
        <table:table-row table:style-name="ro1">
          <table:table-cell office:value-type="date" office:date-value="2024-03-14" calcext:value-type="date">
            <text:p>14.03.2024</text:p>
          </table:table-cell>
          <table:table-cell office:value-type="currency" office:currency="BGN" office:value="1.18327" calcext:value-type="currency">
            <text:p>1.18327 лв.</text:p>
          </table:table-cell>
        </table:table-row>
        <table:table-row table:style-name="ro1">
          <table:table-cell office:value-type="date" office:date-value="2024-03-15" calcext:value-type="date">
            <text:p>15.03.2024</text:p>
          </table:table-cell>
          <table:table-cell office:value-type="currency" office:currency="BGN" office:value="1.1797" calcext:value-type="currency">
            <text:p>1.17970 лв.</text:p>
          </table:table-cell>
        </table:table-row>
        <table:table-row table:style-name="ro1">
          <table:table-cell office:value-type="date" office:date-value="2024-03-16" calcext:value-type="date">
            <text:p>16.03.2024</text:p>
          </table:table-cell>
          <table:table-cell office:value-type="currency" office:currency="BGN" office:value="1.1797" calcext:value-type="currency">
            <text:p>1.17970 лв.</text:p>
          </table:table-cell>
        </table:table-row>
        <table:table-row table:style-name="ro1">
          <table:table-cell office:value-type="date" office:date-value="2024-03-17" calcext:value-type="date">
            <text:p>17.03.2024</text:p>
          </table:table-cell>
          <table:table-cell office:value-type="currency" office:currency="BGN" office:value="1.1797" calcext:value-type="currency">
            <text:p>1.17970 лв.</text:p>
          </table:table-cell>
        </table:table-row>
        <table:table-row table:style-name="ro1">
          <table:table-cell office:value-type="date" office:date-value="2024-03-18" calcext:value-type="date">
            <text:p>18.03.2024</text:p>
          </table:table-cell>
          <table:table-cell office:value-type="currency" office:currency="BGN" office:value="1.17942" calcext:value-type="currency">
            <text:p>1.17942 лв.</text:p>
          </table:table-cell>
        </table:table-row>
        <table:table-row table:style-name="ro1">
          <table:table-cell office:value-type="date" office:date-value="2024-03-19" calcext:value-type="date">
            <text:p>19.03.2024</text:p>
          </table:table-cell>
          <table:table-cell office:value-type="currency" office:currency="BGN" office:value="1.1746" calcext:value-type="currency">
            <text:p>1.17460 лв.</text:p>
          </table:table-cell>
        </table:table-row>
        <table:table-row table:style-name="ro1">
          <table:table-cell office:value-type="date" office:date-value="2024-03-20" calcext:value-type="date">
            <text:p>20.03.2024</text:p>
          </table:table-cell>
          <table:table-cell office:value-type="currency" office:currency="BGN" office:value="1.17587" calcext:value-type="currency">
            <text:p>1.17587 лв.</text:p>
          </table:table-cell>
        </table:table-row>
        <table:table-row table:style-name="ro1">
          <table:table-cell office:value-type="date" office:date-value="2024-03-21" calcext:value-type="date">
            <text:p>21.03.2024</text:p>
          </table:table-cell>
          <table:table-cell office:value-type="currency" office:currency="BGN" office:value="1.18284" calcext:value-type="currency">
            <text:p>1.18284 лв.</text:p>
          </table:table-cell>
        </table:table-row>
        <table:table-row table:style-name="ro1">
          <table:table-cell office:value-type="date" office:date-value="2024-03-22" calcext:value-type="date">
            <text:p>22.03.2024</text:p>
          </table:table-cell>
          <table:table-cell office:value-type="currency" office:currency="BGN" office:value="1.17814" calcext:value-type="currency">
            <text:p>1.17814 лв.</text:p>
          </table:table-cell>
        </table:table-row>
        <table:table-row table:style-name="ro1">
          <table:table-cell office:value-type="date" office:date-value="2024-03-23" calcext:value-type="date">
            <text:p>23.03.2024</text:p>
          </table:table-cell>
          <table:table-cell office:value-type="currency" office:currency="BGN" office:value="1.17814" calcext:value-type="currency">
            <text:p>1.17814 лв.</text:p>
          </table:table-cell>
        </table:table-row>
        <table:table-row table:style-name="ro1">
          <table:table-cell office:value-type="date" office:date-value="2024-03-24" calcext:value-type="date">
            <text:p>24.03.2024</text:p>
          </table:table-cell>
          <table:table-cell office:value-type="currency" office:currency="BGN" office:value="1.17814" calcext:value-type="currency">
            <text:p>1.17814 лв.</text:p>
          </table:table-cell>
        </table:table-row>
        <table:table-row table:style-name="ro1">
          <table:table-cell office:value-type="date" office:date-value="2024-03-25" calcext:value-type="date">
            <text:p>25.03.2024</text:p>
          </table:table-cell>
          <table:table-cell office:value-type="currency" office:currency="BGN" office:value="1.17963" calcext:value-type="currency">
            <text:p>1.17963 лв.</text:p>
          </table:table-cell>
        </table:table-row>
        <table:table-row table:style-name="ro1">
          <table:table-cell office:value-type="date" office:date-value="2024-03-26" calcext:value-type="date">
            <text:p>26.03.2024</text:p>
          </table:table-cell>
          <table:table-cell office:value-type="currency" office:currency="BGN" office:value="1.18006" calcext:value-type="currency">
            <text:p>1.18006 лв.</text:p>
          </table:table-cell>
        </table:table-row>
        <table:table-row table:style-name="ro1">
          <table:table-cell office:value-type="date" office:date-value="2024-03-27" calcext:value-type="date">
            <text:p>27.03.2024</text:p>
          </table:table-cell>
          <table:table-cell office:value-type="currency" office:currency="BGN" office:value="1.17821" calcext:value-type="currency">
            <text:p>1.17821 лв.</text:p>
          </table:table-cell>
        </table:table-row>
        <table:table-row table:style-name="ro1">
          <table:table-cell office:value-type="date" office:date-value="2024-03-28" calcext:value-type="date">
            <text:p>28.03.2024</text:p>
          </table:table-cell>
          <table:table-cell office:value-type="currency" office:currency="BGN" office:value="1.17771" calcext:value-type="currency">
            <text:p>1.17771 лв.</text:p>
          </table:table-cell>
        </table:table-row>
        <table:table-row table:style-name="ro1">
          <table:table-cell office:value-type="date" office:date-value="2024-03-29" calcext:value-type="date">
            <text:p>29.03.2024</text:p>
          </table:table-cell>
          <table:table-cell office:value-type="currency" office:currency="BGN" office:value="1.17771" calcext:value-type="currency">
            <text:p>1.17771 лв.</text:p>
          </table:table-cell>
        </table:table-row>
        <table:table-row table:style-name="ro1">
          <table:table-cell office:value-type="date" office:date-value="2024-03-30" calcext:value-type="date">
            <text:p>30.03.2024</text:p>
          </table:table-cell>
          <table:table-cell office:value-type="currency" office:currency="BGN" office:value="1.17771" calcext:value-type="currency">
            <text:p>1.17771 лв.</text:p>
          </table:table-cell>
        </table:table-row>
        <table:table-row table:style-name="ro1">
          <table:table-cell office:value-type="date" office:date-value="2024-03-31" calcext:value-type="date">
            <text:p>31.03.2024</text:p>
          </table:table-cell>
          <table:table-cell office:value-type="currency" office:currency="BGN" office:value="1.17771" calcext:value-type="currency">
            <text:p>1.17771 лв.</text:p>
          </table:table-cell>
        </table:table-row>
        <table:table-row table:style-name="ro1">
          <table:table-cell office:value-type="date" office:date-value="2024-04-01" calcext:value-type="date">
            <text:p>01.04.2024</text:p>
          </table:table-cell>
          <table:table-cell office:value-type="currency" office:currency="BGN" office:value="1.17771" calcext:value-type="currency">
            <text:p>1.17771 лв.</text:p>
          </table:table-cell>
        </table:table-row>
        <table:table-row table:style-name="ro1">
          <table:table-cell office:value-type="date" office:date-value="2024-04-02" calcext:value-type="date">
            <text:p>02.04.2024</text:p>
          </table:table-cell>
          <table:table-cell office:value-type="currency" office:currency="BGN" office:value="1.18377" calcext:value-type="currency">
            <text:p>1.18377 лв.</text:p>
          </table:table-cell>
        </table:table-row>
        <table:table-row table:style-name="ro1">
          <table:table-cell office:value-type="date" office:date-value="2024-04-03" calcext:value-type="date">
            <text:p>03.04.2024</text:p>
          </table:table-cell>
          <table:table-cell office:value-type="currency" office:currency="BGN" office:value="1.18256" calcext:value-type="currency">
            <text:p>1.18256 лв.</text:p>
          </table:table-cell>
        </table:table-row>
        <table:table-row table:style-name="ro1">
          <table:table-cell office:value-type="date" office:date-value="2024-04-04" calcext:value-type="date">
            <text:p>04.04.2024</text:p>
          </table:table-cell>
          <table:table-cell office:value-type="currency" office:currency="BGN" office:value="1.18924" calcext:value-type="currency">
            <text:p>1.18924 лв.</text:p>
          </table:table-cell>
        </table:table-row>
        <table:table-row table:style-name="ro1">
          <table:table-cell office:value-type="date" office:date-value="2024-04-05" calcext:value-type="date">
            <text:p>05.04.2024</text:p>
          </table:table-cell>
          <table:table-cell office:value-type="currency" office:currency="BGN" office:value="1.18816" calcext:value-type="currency">
            <text:p>1.18816 лв.</text:p>
          </table:table-cell>
        </table:table-row>
        <table:table-row table:style-name="ro1">
          <table:table-cell office:value-type="date" office:date-value="2024-04-06" calcext:value-type="date">
            <text:p>06.04.2024</text:p>
          </table:table-cell>
          <table:table-cell office:value-type="currency" office:currency="BGN" office:value="1.18816" calcext:value-type="currency">
            <text:p>1.18816 лв.</text:p>
          </table:table-cell>
        </table:table-row>
        <table:table-row table:style-name="ro1">
          <table:table-cell office:value-type="date" office:date-value="2024-04-07" calcext:value-type="date">
            <text:p>07.04.2024</text:p>
          </table:table-cell>
          <table:table-cell office:value-type="currency" office:currency="BGN" office:value="1.18816" calcext:value-type="currency">
            <text:p>1.18816 лв.</text:p>
          </table:table-cell>
        </table:table-row>
        <table:table-row table:style-name="ro1">
          <table:table-cell office:value-type="date" office:date-value="2024-04-08" calcext:value-type="date">
            <text:p>08.04.2024</text:p>
          </table:table-cell>
          <table:table-cell office:value-type="currency" office:currency="BGN" office:value="1.19018" calcext:value-type="currency">
            <text:p>1.19018 лв.</text:p>
          </table:table-cell>
        </table:table-row>
        <table:table-row table:style-name="ro1">
          <table:table-cell office:value-type="date" office:date-value="2024-04-09" calcext:value-type="date">
            <text:p>09.04.2024</text:p>
          </table:table-cell>
          <table:table-cell office:value-type="currency" office:currency="BGN" office:value="1.19207" calcext:value-type="currency">
            <text:p>1.19207 лв.</text:p>
          </table:table-cell>
        </table:table-row>
        <table:table-row table:style-name="ro1">
          <table:table-cell office:value-type="date" office:date-value="2024-04-10" calcext:value-type="date">
            <text:p>10.04.2024</text:p>
          </table:table-cell>
          <table:table-cell office:value-type="currency" office:currency="BGN" office:value="1.19265" calcext:value-type="currency">
            <text:p>1.19265 лв.</text:p>
          </table:table-cell>
        </table:table-row>
        <table:table-row table:style-name="ro1">
          <table:table-cell office:value-type="date" office:date-value="2024-04-11" calcext:value-type="date">
            <text:p>11.04.2024</text:p>
          </table:table-cell>
          <table:table-cell office:value-type="currency" office:currency="BGN" office:value="1.1891" calcext:value-type="currency">
            <text:p>1.18910 лв.</text:p>
          </table:table-cell>
        </table:table-row>
        <table:table-row table:style-name="ro1">
          <table:table-cell office:value-type="date" office:date-value="2024-04-12" calcext:value-type="date">
            <text:p>12.04.2024</text:p>
          </table:table-cell>
          <table:table-cell office:value-type="currency" office:currency="BGN" office:value="1.19163" calcext:value-type="currency">
            <text:p>1.19163 лв.</text:p>
          </table:table-cell>
        </table:table-row>
        <table:table-row table:style-name="ro1">
          <table:table-cell office:value-type="date" office:date-value="2024-04-13" calcext:value-type="date">
            <text:p>13.04.2024</text:p>
          </table:table-cell>
          <table:table-cell office:value-type="currency" office:currency="BGN" office:value="1.19163" calcext:value-type="currency">
            <text:p>1.19163 лв.</text:p>
          </table:table-cell>
        </table:table-row>
        <table:table-row table:style-name="ro1">
          <table:table-cell office:value-type="date" office:date-value="2024-04-14" calcext:value-type="date">
            <text:p>14.04.2024</text:p>
          </table:table-cell>
          <table:table-cell office:value-type="currency" office:currency="BGN" office:value="1.19163" calcext:value-type="currency">
            <text:p>1.19163 лв.</text:p>
          </table:table-cell>
        </table:table-row>
        <table:table-row table:style-name="ro1">
          <table:table-cell office:value-type="date" office:date-value="2024-04-15" calcext:value-type="date">
            <text:p>15.04.2024</text:p>
          </table:table-cell>
          <table:table-cell office:value-type="currency" office:currency="BGN" office:value="1.18961" calcext:value-type="currency">
            <text:p>1.18961 лв.</text:p>
          </table:table-cell>
        </table:table-row>
        <table:table-row table:style-name="ro1">
          <table:table-cell office:value-type="date" office:date-value="2024-04-16" calcext:value-type="date">
            <text:p>16.04.2024</text:p>
          </table:table-cell>
          <table:table-cell office:value-type="currency" office:currency="BGN" office:value="1.17977" calcext:value-type="currency">
            <text:p>1.17977 лв.</text:p>
          </table:table-cell>
        </table:table-row>
        <table:table-row table:style-name="ro1">
          <table:table-cell office:value-type="date" office:date-value="2024-04-17" calcext:value-type="date">
            <text:p>17.04.2024</text:p>
          </table:table-cell>
          <table:table-cell office:value-type="currency" office:currency="BGN" office:value="1.18134" calcext:value-type="currency">
            <text:p>1.18134 лв.</text:p>
          </table:table-cell>
        </table:table-row>
        <table:table-row table:style-name="ro1">
          <table:table-cell office:value-type="date" office:date-value="2024-04-18" calcext:value-type="date">
            <text:p>18.04.2024</text:p>
          </table:table-cell>
          <table:table-cell office:value-type="currency" office:currency="BGN" office:value="1.18056" calcext:value-type="currency">
            <text:p>1.18056 лв.</text:p>
          </table:table-cell>
        </table:table-row>
        <table:table-row table:style-name="ro1">
          <table:table-cell office:value-type="date" office:date-value="2024-04-19" calcext:value-type="date">
            <text:p>19.04.2024</text:p>
          </table:table-cell>
          <table:table-cell office:value-type="currency" office:currency="BGN" office:value="1.17665" calcext:value-type="currency">
            <text:p>1.17665 лв.</text:p>
          </table:table-cell>
        </table:table-row>
        <table:table-row table:style-name="ro1">
          <table:table-cell office:value-type="date" office:date-value="2024-04-20" calcext:value-type="date">
            <text:p>20.04.2024</text:p>
          </table:table-cell>
          <table:table-cell office:value-type="currency" office:currency="BGN" office:value="1.17665" calcext:value-type="currency">
            <text:p>1.17665 лв.</text:p>
          </table:table-cell>
        </table:table-row>
        <table:table-row table:style-name="ro1">
          <table:table-cell office:value-type="date" office:date-value="2024-04-21" calcext:value-type="date">
            <text:p>21.04.2024</text:p>
          </table:table-cell>
          <table:table-cell office:value-type="currency" office:currency="BGN" office:value="1.17665" calcext:value-type="currency">
            <text:p>1.17665 лв.</text:p>
          </table:table-cell>
        </table:table-row>
        <table:table-row table:style-name="ro1">
          <table:table-cell office:value-type="date" office:date-value="2024-04-22" calcext:value-type="date">
            <text:p>22.04.2024</text:p>
          </table:table-cell>
          <table:table-cell office:value-type="currency" office:currency="BGN" office:value="1.18413" calcext:value-type="currency">
            <text:p>1.18413 лв.</text:p>
          </table:table-cell>
        </table:table-row>
        <table:table-row table:style-name="ro1">
          <table:table-cell office:value-type="date" office:date-value="2024-04-23" calcext:value-type="date">
            <text:p>23.04.2024</text:p>
          </table:table-cell>
          <table:table-cell office:value-type="currency" office:currency="BGN" office:value="1.18277" calcext:value-type="currency">
            <text:p>1.18277 лв.</text:p>
          </table:table-cell>
        </table:table-row>
        <table:table-row table:style-name="ro1">
          <table:table-cell office:value-type="date" office:date-value="2024-04-24" calcext:value-type="date">
            <text:p>24.04.2024</text:p>
          </table:table-cell>
          <table:table-cell office:value-type="currency" office:currency="BGN" office:value="1.19105" calcext:value-type="currency">
            <text:p>1.19105 лв.</text:p>
          </table:table-cell>
        </table:table-row>
        <table:table-row table:style-name="ro1">
          <table:table-cell office:value-type="date" office:date-value="2024-04-25" calcext:value-type="date">
            <text:p>25.04.2024</text:p>
          </table:table-cell>
          <table:table-cell office:value-type="currency" office:currency="BGN" office:value="1.19149" calcext:value-type="currency">
            <text:p>1.19149 лв.</text:p>
          </table:table-cell>
        </table:table-row>
        <table:table-row table:style-name="ro1">
          <table:table-cell office:value-type="date" office:date-value="2024-04-26" calcext:value-type="date">
            <text:p>26.04.2024</text:p>
          </table:table-cell>
          <table:table-cell office:value-type="currency" office:currency="BGN" office:value="1.19316" calcext:value-type="currency">
            <text:p>1.19316 лв.</text:p>
          </table:table-cell>
        </table:table-row>
        <table:table-row table:style-name="ro1">
          <table:table-cell office:value-type="date" office:date-value="2024-04-27" calcext:value-type="date">
            <text:p>27.04.2024</text:p>
          </table:table-cell>
          <table:table-cell office:value-type="currency" office:currency="BGN" office:value="1.19316" calcext:value-type="currency">
            <text:p>1.19316 лв.</text:p>
          </table:table-cell>
        </table:table-row>
        <table:table-row table:style-name="ro1">
          <table:table-cell office:value-type="date" office:date-value="2024-04-28" calcext:value-type="date">
            <text:p>28.04.2024</text:p>
          </table:table-cell>
          <table:table-cell office:value-type="currency" office:currency="BGN" office:value="1.19316" calcext:value-type="currency">
            <text:p>1.19316 лв.</text:p>
          </table:table-cell>
        </table:table-row>
        <table:table-row table:style-name="ro1">
          <table:table-cell office:value-type="date" office:date-value="2024-04-29" calcext:value-type="date">
            <text:p>29.04.2024</text:p>
          </table:table-cell>
          <table:table-cell office:value-type="currency" office:currency="BGN" office:value="1.19828" calcext:value-type="currency">
            <text:p>1.19828 лв.</text:p>
          </table:table-cell>
        </table:table-row>
        <table:table-row table:style-name="ro1">
          <table:table-cell office:value-type="date" office:date-value="2024-04-30" calcext:value-type="date">
            <text:p>30.04.2024</text:p>
          </table:table-cell>
          <table:table-cell office:value-type="currency" office:currency="BGN" office:value="1.19091" calcext:value-type="currency">
            <text:p>1.19091 лв.</text:p>
          </table:table-cell>
        </table:table-row>
        <table:table-row table:style-name="ro1">
          <table:table-cell office:value-type="date" office:date-value="2024-05-01" calcext:value-type="date">
            <text:p>01.05.2024</text:p>
          </table:table-cell>
          <table:table-cell office:value-type="currency" office:currency="BGN" office:value="1.19091" calcext:value-type="currency">
            <text:p>1.19091 лв.</text:p>
          </table:table-cell>
        </table:table-row>
        <table:table-row table:style-name="ro1">
          <table:table-cell office:value-type="date" office:date-value="2024-05-02" calcext:value-type="date">
            <text:p>02.05.2024</text:p>
          </table:table-cell>
          <table:table-cell office:value-type="currency" office:currency="BGN" office:value="1.1936" calcext:value-type="currency">
            <text:p>1.19360 лв.</text:p>
          </table:table-cell>
        </table:table-row>
        <table:table-row table:style-name="ro1">
          <table:table-cell office:value-type="date" office:date-value="2024-05-03" calcext:value-type="date">
            <text:p>03.05.2024</text:p>
          </table:table-cell>
          <table:table-cell office:value-type="currency" office:currency="BGN" office:value="1.1936" calcext:value-type="currency">
            <text:p>1.19360 лв.</text:p>
          </table:table-cell>
        </table:table-row>
        <table:table-row table:style-name="ro1">
          <table:table-cell office:value-type="date" office:date-value="2024-05-04" calcext:value-type="date">
            <text:p>04.05.2024</text:p>
          </table:table-cell>
          <table:table-cell office:value-type="currency" office:currency="BGN" office:value="1.1936" calcext:value-type="currency">
            <text:p>1.19360 лв.</text:p>
          </table:table-cell>
        </table:table-row>
        <table:table-row table:style-name="ro1">
          <table:table-cell office:value-type="date" office:date-value="2024-05-05" calcext:value-type="date">
            <text:p>05.05.2024</text:p>
          </table:table-cell>
          <table:table-cell office:value-type="currency" office:currency="BGN" office:value="1.1936" calcext:value-type="currency">
            <text:p>1.19360 лв.</text:p>
          </table:table-cell>
        </table:table-row>
        <table:table-row table:style-name="ro1">
          <table:table-cell office:value-type="date" office:date-value="2024-05-06" calcext:value-type="date">
            <text:p>06.05.2024</text:p>
          </table:table-cell>
          <table:table-cell office:value-type="currency" office:currency="BGN" office:value="1.1936" calcext:value-type="currency">
            <text:p>1.19360 лв.</text:p>
          </table:table-cell>
        </table:table-row>
        <table:table-row table:style-name="ro1">
          <table:table-cell office:value-type="date" office:date-value="2024-05-07" calcext:value-type="date">
            <text:p>07.05.2024</text:p>
          </table:table-cell>
          <table:table-cell office:value-type="currency" office:currency="BGN" office:value="1.20012" calcext:value-type="currency">
            <text:p>1.20012 лв.</text:p>
          </table:table-cell>
        </table:table-row>
        <table:table-row table:style-name="ro1">
          <table:table-cell office:value-type="date" office:date-value="2024-05-08" calcext:value-type="date">
            <text:p>08.05.2024</text:p>
          </table:table-cell>
          <table:table-cell office:value-type="currency" office:currency="BGN" office:value="1.19447" calcext:value-type="currency">
            <text:p>1.19447 лв.</text:p>
          </table:table-cell>
        </table:table-row>
        <table:table-row table:style-name="ro1">
          <table:table-cell office:value-type="date" office:date-value="2024-05-09" calcext:value-type="date">
            <text:p>09.05.2024</text:p>
          </table:table-cell>
          <table:table-cell office:value-type="currency" office:currency="BGN" office:value="1.19997" calcext:value-type="currency">
            <text:p>1.19997 лв.</text:p>
          </table:table-cell>
        </table:table-row>
        <table:table-row table:style-name="ro1">
          <table:table-cell office:value-type="date" office:date-value="2024-05-10" calcext:value-type="date">
            <text:p>10.05.2024</text:p>
          </table:table-cell>
          <table:table-cell office:value-type="currency" office:currency="BGN" office:value="1.19843" calcext:value-type="currency">
            <text:p>1.19843 лв.</text:p>
          </table:table-cell>
        </table:table-row>
        <table:table-row table:style-name="ro1">
          <table:table-cell office:value-type="date" office:date-value="2024-05-11" calcext:value-type="date">
            <text:p>11.05.2024</text:p>
          </table:table-cell>
          <table:table-cell office:value-type="currency" office:currency="BGN" office:value="1.19843" calcext:value-type="currency">
            <text:p>1.19843 лв.</text:p>
          </table:table-cell>
        </table:table-row>
        <table:table-row table:style-name="ro1">
          <table:table-cell office:value-type="date" office:date-value="2024-05-12" calcext:value-type="date">
            <text:p>12.05.2024</text:p>
          </table:table-cell>
          <table:table-cell office:value-type="currency" office:currency="BGN" office:value="1.19843" calcext:value-type="currency">
            <text:p>1.19843 лв.</text:p>
          </table:table-cell>
        </table:table-row>
        <table:table-row table:style-name="ro1">
          <table:table-cell office:value-type="date" office:date-value="2024-05-13" calcext:value-type="date">
            <text:p>13.05.2024</text:p>
          </table:table-cell>
          <table:table-cell office:value-type="currency" office:currency="BGN" office:value="1.19953" calcext:value-type="currency">
            <text:p>1.19953 лв.</text:p>
          </table:table-cell>
        </table:table-row>
        <table:table-row table:style-name="ro1">
          <table:table-cell office:value-type="date" office:date-value="2024-05-14" calcext:value-type="date">
            <text:p>14.05.2024</text:p>
          </table:table-cell>
          <table:table-cell office:value-type="currency" office:currency="BGN" office:value="1.19776" calcext:value-type="currency">
            <text:p>1.19776 лв.</text:p>
          </table:table-cell>
        </table:table-row>
        <table:table-row table:style-name="ro1">
          <table:table-cell office:value-type="date" office:date-value="2024-05-15" calcext:value-type="date">
            <text:p>15.05.2024</text:p>
          </table:table-cell>
          <table:table-cell office:value-type="currency" office:currency="BGN" office:value="1.19931" calcext:value-type="currency">
            <text:p>1.19931 лв.</text:p>
          </table:table-cell>
        </table:table-row>
        <table:table-row table:style-name="ro1">
          <table:table-cell office:value-type="date" office:date-value="2024-05-16" calcext:value-type="date">
            <text:p>16.05.2024</text:p>
          </table:table-cell>
          <table:table-cell office:value-type="currency" office:currency="BGN" office:value="1.20063" calcext:value-type="currency">
            <text:p>1.20063 лв.</text:p>
          </table:table-cell>
        </table:table-row>
        <table:table-row table:style-name="ro1">
          <table:table-cell office:value-type="date" office:date-value="2024-05-17" calcext:value-type="date">
            <text:p>17.05.2024</text:p>
          </table:table-cell>
          <table:table-cell office:value-type="currency" office:currency="BGN" office:value="1.2013" calcext:value-type="currency">
            <text:p>1.20130 лв.</text:p>
          </table:table-cell>
        </table:table-row>
        <table:table-row table:style-name="ro1">
          <table:table-cell office:value-type="date" office:date-value="2024-05-18" calcext:value-type="date">
            <text:p>18.05.2024</text:p>
          </table:table-cell>
          <table:table-cell office:value-type="currency" office:currency="BGN" office:value="1.2013" calcext:value-type="currency">
            <text:p>1.20130 лв.</text:p>
          </table:table-cell>
        </table:table-row>
        <table:table-row table:style-name="ro1">
          <table:table-cell office:value-type="date" office:date-value="2024-05-19" calcext:value-type="date">
            <text:p>19.05.2024</text:p>
          </table:table-cell>
          <table:table-cell office:value-type="currency" office:currency="BGN" office:value="1.2013" calcext:value-type="currency">
            <text:p>1.20130 лв.</text:p>
          </table:table-cell>
        </table:table-row>
        <table:table-row table:style-name="ro1">
          <table:table-cell office:value-type="date" office:date-value="2024-05-20" calcext:value-type="date">
            <text:p>20.05.2024</text:p>
          </table:table-cell>
          <table:table-cell office:value-type="currency" office:currency="BGN" office:value="1.20292" calcext:value-type="currency">
            <text:p>1.20292 лв.</text:p>
          </table:table-cell>
        </table:table-row>
        <table:table-row table:style-name="ro1">
          <table:table-cell office:value-type="date" office:date-value="2024-05-21" calcext:value-type="date">
            <text:p>21.05.2024</text:p>
          </table:table-cell>
          <table:table-cell office:value-type="currency" office:currency="BGN" office:value="1.20152" calcext:value-type="currency">
            <text:p>1.20152 лв.</text:p>
          </table:table-cell>
        </table:table-row>
        <table:table-row table:style-name="ro1">
          <table:table-cell office:value-type="date" office:date-value="2024-05-22" calcext:value-type="date">
            <text:p>22.05.2024</text:p>
          </table:table-cell>
          <table:table-cell office:value-type="currency" office:currency="BGN" office:value="1.20078" calcext:value-type="currency">
            <text:p>1.20078 лв.</text:p>
          </table:table-cell>
        </table:table-row>
        <table:table-row table:style-name="ro1">
          <table:table-cell office:value-type="date" office:date-value="2024-05-23" calcext:value-type="date">
            <text:p>23.05.2024</text:p>
          </table:table-cell>
          <table:table-cell office:value-type="currency" office:currency="BGN" office:value="1.19747" calcext:value-type="currency">
            <text:p>1.19747 лв.</text:p>
          </table:table-cell>
        </table:table-row>
        <table:table-row table:style-name="ro1">
          <table:table-cell office:value-type="date" office:date-value="2024-05-24" calcext:value-type="date">
            <text:p>24.05.2024</text:p>
          </table:table-cell>
          <table:table-cell office:value-type="currency" office:currency="BGN" office:value="1.19747" calcext:value-type="currency">
            <text:p>1.19747 лв.</text:p>
          </table:table-cell>
        </table:table-row>
        <table:table-row table:style-name="ro1">
          <table:table-cell office:value-type="date" office:date-value="2024-05-25" calcext:value-type="date">
            <text:p>25.05.2024</text:p>
          </table:table-cell>
          <table:table-cell office:value-type="currency" office:currency="BGN" office:value="1.19747" calcext:value-type="currency">
            <text:p>1.19747 лв.</text:p>
          </table:table-cell>
        </table:table-row>
        <table:table-row table:style-name="ro1">
          <table:table-cell office:value-type="date" office:date-value="2024-05-26" calcext:value-type="date">
            <text:p>26.05.2024</text:p>
          </table:table-cell>
          <table:table-cell office:value-type="currency" office:currency="BGN" office:value="1.19747" calcext:value-type="currency">
            <text:p>1.19747 лв.</text:p>
          </table:table-cell>
        </table:table-row>
        <table:table-row table:style-name="ro1">
          <table:table-cell office:value-type="date" office:date-value="2024-05-27" calcext:value-type="date">
            <text:p>27.05.2024</text:p>
          </table:table-cell>
          <table:table-cell office:value-type="currency" office:currency="BGN" office:value="1.19843" calcext:value-type="currency">
            <text:p>1.19843 лв.</text:p>
          </table:table-cell>
        </table:table-row>
        <table:table-row table:style-name="ro1">
          <table:table-cell office:value-type="date" office:date-value="2024-05-28" calcext:value-type="date">
            <text:p>28.05.2024</text:p>
          </table:table-cell>
          <table:table-cell office:value-type="currency" office:currency="BGN" office:value="1.19887" calcext:value-type="currency">
            <text:p>1.19887 лв.</text:p>
          </table:table-cell>
        </table:table-row>
        <table:table-row table:style-name="ro1">
          <table:table-cell office:value-type="date" office:date-value="2024-05-29" calcext:value-type="date">
            <text:p>29.05.2024</text:p>
          </table:table-cell>
          <table:table-cell office:value-type="currency" office:currency="BGN" office:value="1.19476" calcext:value-type="currency">
            <text:p>1.19476 лв.</text:p>
          </table:table-cell>
        </table:table-row>
        <table:table-row table:style-name="ro1">
          <table:table-cell office:value-type="date" office:date-value="2024-05-30" calcext:value-type="date">
            <text:p>30.05.2024</text:p>
          </table:table-cell>
          <table:table-cell office:value-type="currency" office:currency="BGN" office:value="1.19689" calcext:value-type="currency">
            <text:p>1.19689 лв.</text:p>
          </table:table-cell>
        </table:table-row>
        <table:table-row table:style-name="ro1">
          <table:table-cell office:value-type="date" office:date-value="2024-05-31" calcext:value-type="date">
            <text:p>31.05.2024</text:p>
          </table:table-cell>
          <table:table-cell office:value-type="currency" office:currency="BGN" office:value="1.19879" calcext:value-type="currency">
            <text:p>1.19879 лв.</text:p>
          </table:table-cell>
        </table:table-row>
        <table:table-row table:style-name="ro1">
          <table:table-cell office:value-type="date" office:date-value="2024-06-01" calcext:value-type="date">
            <text:p>01.06.2024</text:p>
          </table:table-cell>
          <table:table-cell office:value-type="currency" office:currency="BGN" office:value="1.19879" calcext:value-type="currency">
            <text:p>1.19879 лв.</text:p>
          </table:table-cell>
        </table:table-row>
        <table:table-row table:style-name="ro1">
          <table:table-cell office:value-type="date" office:date-value="2024-06-02" calcext:value-type="date">
            <text:p>02.06.2024</text:p>
          </table:table-cell>
          <table:table-cell office:value-type="currency" office:currency="BGN" office:value="1.19879" calcext:value-type="currency">
            <text:p>1.19879 лв.</text:p>
          </table:table-cell>
        </table:table-row>
        <table:table-row table:style-name="ro1">
          <table:table-cell office:value-type="date" office:date-value="2024-06-03" calcext:value-type="date">
            <text:p>03.06.2024</text:p>
          </table:table-cell>
          <table:table-cell office:value-type="currency" office:currency="BGN" office:value="1.20063" calcext:value-type="currency">
            <text:p>1.20063 лв.</text:p>
          </table:table-cell>
        </table:table-row>
        <table:table-row table:style-name="ro1">
          <table:table-cell office:value-type="date" office:date-value="2024-06-04" calcext:value-type="date">
            <text:p>04.06.2024</text:p>
          </table:table-cell>
          <table:table-cell office:value-type="currency" office:currency="BGN" office:value="1.1952" calcext:value-type="currency">
            <text:p>1.19520 лв.</text:p>
          </table:table-cell>
        </table:table-row>
        <table:table-row table:style-name="ro1">
          <table:table-cell office:value-type="date" office:date-value="2024-06-05" calcext:value-type="date">
            <text:p>05.06.2024</text:p>
          </table:table-cell>
          <table:table-cell office:value-type="currency" office:currency="BGN" office:value="1.19601" calcext:value-type="currency">
            <text:p>1.19601 лв.</text:p>
          </table:table-cell>
        </table:table-row>
        <table:table-row table:style-name="ro1">
          <table:table-cell office:value-type="date" office:date-value="2024-06-06" calcext:value-type="date">
            <text:p>06.06.2024</text:p>
          </table:table-cell>
          <table:table-cell office:value-type="currency" office:currency="BGN" office:value="1.19491" calcext:value-type="currency">
            <text:p>1.19491 лв.</text:p>
          </table:table-cell>
        </table:table-row>
        <table:table-row table:style-name="ro1">
          <table:table-cell office:value-type="date" office:date-value="2024-06-07" calcext:value-type="date">
            <text:p>07.06.2024</text:p>
          </table:table-cell>
          <table:table-cell office:value-type="currency" office:currency="BGN" office:value="1.19659" calcext:value-type="currency">
            <text:p>1.19659 лв.</text:p>
          </table:table-cell>
        </table:table-row>
        <table:table-row table:style-name="ro1">
          <table:table-cell office:value-type="date" office:date-value="2024-06-08" calcext:value-type="date">
            <text:p>08.06.2024</text:p>
          </table:table-cell>
          <table:table-cell office:value-type="currency" office:currency="BGN" office:value="1.19659" calcext:value-type="currency">
            <text:p>1.19659 лв.</text:p>
          </table:table-cell>
        </table:table-row>
        <table:table-row table:style-name="ro1">
          <table:table-cell office:value-type="date" office:date-value="2024-06-09" calcext:value-type="date">
            <text:p>09.06.2024</text:p>
          </table:table-cell>
          <table:table-cell office:value-type="currency" office:currency="BGN" office:value="1.19659" calcext:value-type="currency">
            <text:p>1.19659 лв.</text:p>
          </table:table-cell>
        </table:table-row>
        <table:table-row table:style-name="ro1">
          <table:table-cell office:value-type="date" office:date-value="2024-06-10" calcext:value-type="date">
            <text:p>10.06.2024</text:p>
          </table:table-cell>
          <table:table-cell office:value-type="currency" office:currency="BGN" office:value="1.1996" calcext:value-type="currency">
            <text:p>1.19960 лв.</text:p>
          </table:table-cell>
        </table:table-row>
        <table:table-row table:style-name="ro1">
          <table:table-cell office:value-type="date" office:date-value="2024-06-11" calcext:value-type="date">
            <text:p>11.06.2024</text:p>
          </table:table-cell>
          <table:table-cell office:value-type="currency" office:currency="BGN" office:value="1.20285" calcext:value-type="currency">
            <text:p>1.20285 лв.</text:p>
          </table:table-cell>
        </table:table-row>
        <table:table-row table:style-name="ro1">
          <table:table-cell office:value-type="date" office:date-value="2024-06-12" calcext:value-type="date">
            <text:p>12.06.2024</text:p>
          </table:table-cell>
          <table:table-cell office:value-type="currency" office:currency="BGN" office:value="1.20137" calcext:value-type="currency">
            <text:p>1.20137 лв.</text:p>
          </table:table-cell>
        </table:table-row>
        <table:table-row table:style-name="ro1">
          <table:table-cell office:value-type="date" office:date-value="2024-06-13" calcext:value-type="date">
            <text:p>13.06.2024</text:p>
          </table:table-cell>
          <table:table-cell office:value-type="currency" office:currency="BGN" office:value="1.20492" calcext:value-type="currency">
            <text:p>1.20492 лв.</text:p>
          </table:table-cell>
        </table:table-row>
        <table:table-row table:style-name="ro1">
          <table:table-cell office:value-type="date" office:date-value="2024-06-14" calcext:value-type="date">
            <text:p>14.06.2024</text:p>
          </table:table-cell>
          <table:table-cell office:value-type="currency" office:currency="BGN" office:value="1.21059" calcext:value-type="currency">
            <text:p>1.21059 лв.</text:p>
          </table:table-cell>
        </table:table-row>
        <table:table-row table:style-name="ro1">
          <table:table-cell office:value-type="date" office:date-value="2024-06-15" calcext:value-type="date">
            <text:p>15.06.2024</text:p>
          </table:table-cell>
          <table:table-cell office:value-type="currency" office:currency="BGN" office:value="1.21059" calcext:value-type="currency">
            <text:p>1.21059 лв.</text:p>
          </table:table-cell>
        </table:table-row>
        <table:table-row table:style-name="ro1">
          <table:table-cell office:value-type="date" office:date-value="2024-06-16" calcext:value-type="date">
            <text:p>16.06.2024</text:p>
          </table:table-cell>
          <table:table-cell office:value-type="currency" office:currency="BGN" office:value="1.21059" calcext:value-type="currency">
            <text:p>1.21059 лв.</text:p>
          </table:table-cell>
        </table:table-row>
        <table:table-row table:style-name="ro1">
          <table:table-cell office:value-type="date" office:date-value="2024-06-17" calcext:value-type="date">
            <text:p>17.06.2024</text:p>
          </table:table-cell>
          <table:table-cell office:value-type="currency" office:currency="BGN" office:value="1.20388" calcext:value-type="currency">
            <text:p>1.20388 лв.</text:p>
          </table:table-cell>
        </table:table-row>
        <table:table-row table:style-name="ro1">
          <table:table-cell office:value-type="date" office:date-value="2024-06-18" calcext:value-type="date">
            <text:p>18.06.2024</text:p>
          </table:table-cell>
          <table:table-cell office:value-type="currency" office:currency="BGN" office:value="1.20678" calcext:value-type="currency">
            <text:p>1.20678 лв.</text:p>
          </table:table-cell>
        </table:table-row>
        <table:table-row table:style-name="ro1">
          <table:table-cell office:value-type="date" office:date-value="2024-06-19" calcext:value-type="date">
            <text:p>19.06.2024</text:p>
          </table:table-cell>
          <table:table-cell office:value-type="currency" office:currency="BGN" office:value="1.21292" calcext:value-type="currency">
            <text:p>1.21292 лв.</text:p>
          </table:table-cell>
        </table:table-row>
        <table:table-row table:style-name="ro1">
          <table:table-cell office:value-type="date" office:date-value="2024-06-20" calcext:value-type="date">
            <text:p>20.06.2024</text:p>
          </table:table-cell>
          <table:table-cell office:value-type="currency" office:currency="BGN" office:value="1.21661" calcext:value-type="currency">
            <text:p>1.21661 лв.</text:p>
          </table:table-cell>
        </table:table-row>
        <table:table-row table:style-name="ro1">
          <table:table-cell office:value-type="date" office:date-value="2024-06-21" calcext:value-type="date">
            <text:p>21.06.2024</text:p>
          </table:table-cell>
          <table:table-cell office:value-type="currency" office:currency="BGN" office:value="1.22003" calcext:value-type="currency">
            <text:p>1.22003 лв.</text:p>
          </table:table-cell>
        </table:table-row>
        <table:table-row table:style-name="ro1">
          <table:table-cell office:value-type="date" office:date-value="2024-06-22" calcext:value-type="date">
            <text:p>22.06.2024</text:p>
          </table:table-cell>
          <table:table-cell office:value-type="currency" office:currency="BGN" office:value="1.22003" calcext:value-type="currency">
            <text:p>1.22003 лв.</text:p>
          </table:table-cell>
        </table:table-row>
        <table:table-row table:style-name="ro1">
          <table:table-cell office:value-type="date" office:date-value="2024-06-23" calcext:value-type="date">
            <text:p>23.06.2024</text:p>
          </table:table-cell>
          <table:table-cell office:value-type="currency" office:currency="BGN" office:value="1.22003" calcext:value-type="currency">
            <text:p>1.22003 лв.</text:p>
          </table:table-cell>
        </table:table-row>
        <table:table-row table:style-name="ro1">
          <table:table-cell office:value-type="date" office:date-value="2024-06-24" calcext:value-type="date">
            <text:p>24.06.2024</text:p>
          </table:table-cell>
          <table:table-cell office:value-type="currency" office:currency="BGN" office:value="1.21052" calcext:value-type="currency">
            <text:p>1.21052 лв.</text:p>
          </table:table-cell>
        </table:table-row>
        <table:table-row table:style-name="ro1">
          <table:table-cell office:value-type="date" office:date-value="2024-06-25" calcext:value-type="date">
            <text:p>25.06.2024</text:p>
          </table:table-cell>
          <table:table-cell office:value-type="currency" office:currency="BGN" office:value="1.21412" calcext:value-type="currency">
            <text:p>1.21412 лв.</text:p>
          </table:table-cell>
        </table:table-row>
        <table:table-row table:style-name="ro1">
          <table:table-cell office:value-type="date" office:date-value="2024-06-26" calcext:value-type="date">
            <text:p>26.06.2024</text:p>
          </table:table-cell>
          <table:table-cell office:value-type="currency" office:currency="BGN" office:value="1.21836" calcext:value-type="currency">
            <text:p>1.21836 лв.</text:p>
          </table:table-cell>
        </table:table-row>
        <table:table-row table:style-name="ro1">
          <table:table-cell office:value-type="date" office:date-value="2024-06-27" calcext:value-type="date">
            <text:p>27.06.2024</text:p>
          </table:table-cell>
          <table:table-cell office:value-type="currency" office:currency="BGN" office:value="1.21646" calcext:value-type="currency">
            <text:p>1.21646 лв.</text:p>
          </table:table-cell>
        </table:table-row>
        <table:table-row table:style-name="ro1">
          <table:table-cell office:value-type="date" office:date-value="2024-06-28" calcext:value-type="date">
            <text:p>28.06.2024</text:p>
          </table:table-cell>
          <table:table-cell office:value-type="currency" office:currency="BGN" office:value="1.21639" calcext:value-type="currency">
            <text:p>1.21639 лв.</text:p>
          </table:table-cell>
        </table:table-row>
        <table:table-row table:style-name="ro1">
          <table:table-cell office:value-type="date" office:date-value="2024-06-29" calcext:value-type="date">
            <text:p>29.06.2024</text:p>
          </table:table-cell>
          <table:table-cell office:value-type="currency" office:currency="BGN" office:value="1.21639" calcext:value-type="currency">
            <text:p>1.21639 лв.</text:p>
          </table:table-cell>
        </table:table-row>
        <table:table-row table:style-name="ro1">
          <table:table-cell office:value-type="date" office:date-value="2024-06-30" calcext:value-type="date">
            <text:p>30.06.2024</text:p>
          </table:table-cell>
          <table:table-cell office:value-type="currency" office:currency="BGN" office:value="1.21639" calcext:value-type="currency">
            <text:p>1.21639 лв.</text:p>
          </table:table-cell>
        </table:table-row>
        <table:table-row table:style-name="ro1">
          <table:table-cell office:value-type="date" office:date-value="2024-07-01" calcext:value-type="date">
            <text:p>01.07.2024</text:p>
          </table:table-cell>
          <table:table-cell office:value-type="currency" office:currency="BGN" office:value="1.21412" calcext:value-type="currency">
            <text:p>1.21412 лв.</text:p>
          </table:table-cell>
        </table:table-row>
        <table:table-row table:style-name="ro1">
          <table:table-cell office:value-type="date" office:date-value="2024-07-02" calcext:value-type="date">
            <text:p>02.07.2024</text:p>
          </table:table-cell>
          <table:table-cell office:value-type="currency" office:currency="BGN" office:value="1.21329" calcext:value-type="currency">
            <text:p>1.21329 лв.</text:p>
          </table:table-cell>
        </table:table-row>
        <table:table-row table:style-name="ro1">
          <table:table-cell office:value-type="date" office:date-value="2024-07-03" calcext:value-type="date">
            <text:p>03.07.2024</text:p>
          </table:table-cell>
          <table:table-cell office:value-type="currency" office:currency="BGN" office:value="1.21307" calcext:value-type="currency">
            <text:p>1.21307 лв.</text:p>
          </table:table-cell>
        </table:table-row>
        <table:table-row table:style-name="ro1">
          <table:table-cell office:value-type="date" office:date-value="2024-07-04" calcext:value-type="date">
            <text:p>04.07.2024</text:p>
          </table:table-cell>
          <table:table-cell office:value-type="currency" office:currency="BGN" office:value="1.21889" calcext:value-type="currency">
            <text:p>1.21889 лв.</text:p>
          </table:table-cell>
        </table:table-row>
        <table:table-row table:style-name="ro1">
          <table:table-cell office:value-type="date" office:date-value="2024-07-05" calcext:value-type="date">
            <text:p>05.07.2024</text:p>
          </table:table-cell>
          <table:table-cell office:value-type="currency" office:currency="BGN" office:value="1.21684" calcext:value-type="currency">
            <text:p>1.21684 лв.</text:p>
          </table:table-cell>
        </table:table-row>
        <table:table-row table:style-name="ro1">
          <table:table-cell office:value-type="date" office:date-value="2024-07-06" calcext:value-type="date">
            <text:p>06.07.2024</text:p>
          </table:table-cell>
          <table:table-cell office:value-type="currency" office:currency="BGN" office:value="1.21684" calcext:value-type="currency">
            <text:p>1.21684 лв.</text:p>
          </table:table-cell>
        </table:table-row>
        <table:table-row table:style-name="ro1">
          <table:table-cell office:value-type="date" office:date-value="2024-07-07" calcext:value-type="date">
            <text:p>07.07.2024</text:p>
          </table:table-cell>
          <table:table-cell office:value-type="currency" office:currency="BGN" office:value="1.21684" calcext:value-type="currency">
            <text:p>1.21684 лв.</text:p>
          </table:table-cell>
        </table:table-row>
        <table:table-row table:style-name="ro1">
          <table:table-cell office:value-type="date" office:date-value="2024-07-08" calcext:value-type="date">
            <text:p>08.07.2024</text:p>
          </table:table-cell>
          <table:table-cell office:value-type="currency" office:currency="BGN" office:value="1.2173" calcext:value-type="currency">
            <text:p>1.21730 лв.</text:p>
          </table:table-cell>
        </table:table-row>
        <table:table-row table:style-name="ro1">
          <table:table-cell office:value-type="date" office:date-value="2024-07-09" calcext:value-type="date">
            <text:p>09.07.2024</text:p>
          </table:table-cell>
          <table:table-cell office:value-type="currency" office:currency="BGN" office:value="1.21768" calcext:value-type="currency">
            <text:p>1.21768 лв.</text:p>
          </table:table-cell>
        </table:table-row>
        <table:table-row table:style-name="ro1">
          <table:table-cell office:value-type="date" office:date-value="2024-07-10" calcext:value-type="date">
            <text:p>10.07.2024</text:p>
          </table:table-cell>
          <table:table-cell office:value-type="currency" office:currency="BGN" office:value="1.21813" calcext:value-type="currency">
            <text:p>1.21813 лв.</text:p>
          </table:table-cell>
        </table:table-row>
        <table:table-row table:style-name="ro1">
          <table:table-cell office:value-type="date" office:date-value="2024-07-11" calcext:value-type="date">
            <text:p>11.07.2024</text:p>
          </table:table-cell>
          <table:table-cell office:value-type="currency" office:currency="BGN" office:value="1.21669" calcext:value-type="currency">
            <text:p>1.21669 лв.</text:p>
          </table:table-cell>
        </table:table-row>
        <table:table-row table:style-name="ro1">
          <table:table-cell office:value-type="date" office:date-value="2024-07-12" calcext:value-type="date">
            <text:p>12.07.2024</text:p>
          </table:table-cell>
          <table:table-cell office:value-type="currency" office:currency="BGN" office:value="1.21661" calcext:value-type="currency">
            <text:p>1.21661 лв.</text:p>
          </table:table-cell>
        </table:table-row>
        <table:table-row table:style-name="ro1">
          <table:table-cell office:value-type="date" office:date-value="2024-07-13" calcext:value-type="date">
            <text:p>13.07.2024</text:p>
          </table:table-cell>
          <table:table-cell office:value-type="currency" office:currency="BGN" office:value="1.21661" calcext:value-type="currency">
            <text:p>1.21661 лв.</text:p>
          </table:table-cell>
        </table:table-row>
        <table:table-row table:style-name="ro1">
          <table:table-cell office:value-type="date" office:date-value="2024-07-14" calcext:value-type="date">
            <text:p>14.07.2024</text:p>
          </table:table-cell>
          <table:table-cell office:value-type="currency" office:currency="BGN" office:value="1.21661" calcext:value-type="currency">
            <text:p>1.21661 лв.</text:p>
          </table:table-cell>
        </table:table-row>
        <table:table-row table:style-name="ro1">
          <table:table-cell office:value-type="date" office:date-value="2024-07-15" calcext:value-type="date">
            <text:p>15.07.2024</text:p>
          </table:table-cell>
          <table:table-cell office:value-type="currency" office:currency="BGN" office:value="1.21571" calcext:value-type="currency">
            <text:p>1.21571 лв.</text:p>
          </table:table-cell>
        </table:table-row>
        <table:table-row table:style-name="ro1">
          <table:table-cell office:value-type="date" office:date-value="2024-07-16" calcext:value-type="date">
            <text:p>16.07.2024</text:p>
          </table:table-cell>
          <table:table-cell office:value-type="currency" office:currency="BGN" office:value="1.20962" calcext:value-type="currency">
            <text:p>1.20962 лв.</text:p>
          </table:table-cell>
        </table:table-row>
        <table:table-row table:style-name="ro1">
          <table:table-cell office:value-type="date" office:date-value="2024-07-17" calcext:value-type="date">
            <text:p>17.07.2024</text:p>
          </table:table-cell>
          <table:table-cell office:value-type="currency" office:currency="BGN" office:value="1.20567" calcext:value-type="currency">
            <text:p>1.20567 лв.</text:p>
          </table:table-cell>
        </table:table-row>
        <table:table-row table:style-name="ro1">
          <table:table-cell office:value-type="date" office:date-value="2024-07-18" calcext:value-type="date">
            <text:p>18.07.2024</text:p>
          </table:table-cell>
          <table:table-cell office:value-type="currency" office:currency="BGN" office:value="1.20455" calcext:value-type="currency">
            <text:p>1.20455 лв.</text:p>
          </table:table-cell>
        </table:table-row>
        <table:table-row table:style-name="ro1">
          <table:table-cell office:value-type="date" office:date-value="2024-07-19" calcext:value-type="date">
            <text:p>19.07.2024</text:p>
          </table:table-cell>
          <table:table-cell office:value-type="currency" office:currency="BGN" office:value="1.20167" calcext:value-type="currency">
            <text:p>1.20167 лв.</text:p>
          </table:table-cell>
        </table:table-row>
        <table:table-row table:style-name="ro1">
          <table:table-cell office:value-type="date" office:date-value="2024-07-20" calcext:value-type="date">
            <text:p>20.07.2024</text:p>
          </table:table-cell>
          <table:table-cell office:value-type="currency" office:currency="BGN" office:value="1.20167" calcext:value-type="currency">
            <text:p>1.20167 лв.</text:p>
          </table:table-cell>
        </table:table-row>
        <table:table-row table:style-name="ro1">
          <table:table-cell office:value-type="date" office:date-value="2024-07-21" calcext:value-type="date">
            <text:p>21.07.2024</text:p>
          </table:table-cell>
          <table:table-cell office:value-type="currency" office:currency="BGN" office:value="1.20167" calcext:value-type="currency">
            <text:p>1.20167 лв.</text:p>
          </table:table-cell>
        </table:table-row>
        <table:table-row table:style-name="ro1">
          <table:table-cell office:value-type="date" office:date-value="2024-07-22" calcext:value-type="date">
            <text:p>22.07.2024</text:p>
          </table:table-cell>
          <table:table-cell office:value-type="currency" office:currency="BGN" office:value="1.19476" calcext:value-type="currency">
            <text:p>1.19476 лв.</text:p>
          </table:table-cell>
        </table:table-row>
        <table:table-row table:style-name="ro1">
          <table:table-cell office:value-type="date" office:date-value="2024-07-23" calcext:value-type="date">
            <text:p>23.07.2024</text:p>
          </table:table-cell>
          <table:table-cell office:value-type="currency" office:currency="BGN" office:value="1.19287" calcext:value-type="currency">
            <text:p>1.19287 лв.</text:p>
          </table:table-cell>
        </table:table-row>
        <table:table-row table:style-name="ro1">
          <table:table-cell office:value-type="date" office:date-value="2024-07-24" calcext:value-type="date">
            <text:p>24.07.2024</text:p>
          </table:table-cell>
          <table:table-cell office:value-type="currency" office:currency="BGN" office:value="1.19055" calcext:value-type="currency">
            <text:p>1.19055 лв.</text:p>
          </table:table-cell>
        </table:table-row>
        <table:table-row table:style-name="ro1">
          <table:table-cell office:value-type="date" office:date-value="2024-07-25" calcext:value-type="date">
            <text:p>25.07.2024</text:p>
          </table:table-cell>
          <table:table-cell office:value-type="currency" office:currency="BGN" office:value="1.17552" calcext:value-type="currency">
            <text:p>1.17552 лв.</text:p>
          </table:table-cell>
        </table:table-row>
        <table:table-row table:style-name="ro1">
          <table:table-cell office:value-type="date" office:date-value="2024-07-26" calcext:value-type="date">
            <text:p>26.07.2024</text:p>
          </table:table-cell>
          <table:table-cell office:value-type="currency" office:currency="BGN" office:value="1.18113" calcext:value-type="currency">
            <text:p>1.18113 лв.</text:p>
          </table:table-cell>
        </table:table-row>
        <table:table-row table:style-name="ro1">
          <table:table-cell office:value-type="date" office:date-value="2024-07-27" calcext:value-type="date">
            <text:p>27.07.2024</text:p>
          </table:table-cell>
          <table:table-cell office:value-type="currency" office:currency="BGN" office:value="1.18113" calcext:value-type="currency">
            <text:p>1.18113 лв.</text:p>
          </table:table-cell>
        </table:table-row>
        <table:table-row table:style-name="ro1">
          <table:table-cell office:value-type="date" office:date-value="2024-07-28" calcext:value-type="date">
            <text:p>28.07.2024</text:p>
          </table:table-cell>
          <table:table-cell office:value-type="currency" office:currency="BGN" office:value="1.18113" calcext:value-type="currency">
            <text:p>1.18113 лв.</text:p>
          </table:table-cell>
        </table:table-row>
        <table:table-row table:style-name="ro1">
          <table:table-cell office:value-type="date" office:date-value="2024-07-29" calcext:value-type="date">
            <text:p>29.07.2024</text:p>
          </table:table-cell>
          <table:table-cell office:value-type="currency" office:currency="BGN" office:value="1.18291" calcext:value-type="currency">
            <text:p>1.18291 лв.</text:p>
          </table:table-cell>
        </table:table-row>
        <table:table-row table:style-name="ro1">
          <table:table-cell office:value-type="date" office:date-value="2024-07-30" calcext:value-type="date">
            <text:p>30.07.2024</text:p>
          </table:table-cell>
          <table:table-cell office:value-type="currency" office:currency="BGN" office:value="1.18106" calcext:value-type="currency">
            <text:p>1.18106 лв.</text:p>
          </table:table-cell>
        </table:table-row>
        <table:table-row table:style-name="ro1">
          <table:table-cell office:value-type="date" office:date-value="2024-07-31" calcext:value-type="date">
            <text:p>31.07.2024</text:p>
          </table:table-cell>
          <table:table-cell office:value-type="currency" office:currency="BGN" office:value="1.17573" calcext:value-type="currency">
            <text:p>1.17573 лв.</text:p>
          </table:table-cell>
        </table:table-row>
        <table:table-row table:style-name="ro1">
          <table:table-cell office:value-type="date" office:date-value="2024-08-01" calcext:value-type="date">
            <text:p>01.08.2024</text:p>
          </table:table-cell>
          <table:table-cell office:value-type="currency" office:currency="BGN" office:value="1.18528" calcext:value-type="currency">
            <text:p>1.18528 лв.</text:p>
          </table:table-cell>
        </table:table-row>
        <table:table-row table:style-name="ro1">
          <table:table-cell office:value-type="date" office:date-value="2024-08-02" calcext:value-type="date">
            <text:p>02.08.2024</text:p>
          </table:table-cell>
          <table:table-cell office:value-type="currency" office:currency="BGN" office:value="1.17616" calcext:value-type="currency">
            <text:p>1.17616 лв.</text:p>
          </table:table-cell>
        </table:table-row>
        <table:table-row table:style-name="ro1">
          <table:table-cell office:value-type="date" office:date-value="2024-08-03" calcext:value-type="date">
            <text:p>03.08.2024</text:p>
          </table:table-cell>
          <table:table-cell office:value-type="currency" office:currency="BGN" office:value="1.17616" calcext:value-type="currency">
            <text:p>1.17616 лв.</text:p>
          </table:table-cell>
        </table:table-row>
        <table:table-row table:style-name="ro1">
          <table:table-cell office:value-type="date" office:date-value="2024-08-04" calcext:value-type="date">
            <text:p>04.08.2024</text:p>
          </table:table-cell>
          <table:table-cell office:value-type="currency" office:currency="BGN" office:value="1.17616" calcext:value-type="currency">
            <text:p>1.17616 лв.</text:p>
          </table:table-cell>
        </table:table-row>
        <table:table-row table:style-name="ro1">
          <table:table-cell office:value-type="date" office:date-value="2024-08-05" calcext:value-type="date">
            <text:p>05.08.2024</text:p>
          </table:table-cell>
          <table:table-cell office:value-type="currency" office:currency="BGN" office:value="1.14995" calcext:value-type="currency">
            <text:p>1.14995 лв.</text:p>
          </table:table-cell>
        </table:table-row>
        <table:table-row table:style-name="ro1">
          <table:table-cell office:value-type="date" office:date-value="2024-08-06" calcext:value-type="date">
            <text:p>06.08.2024</text:p>
          </table:table-cell>
          <table:table-cell office:value-type="currency" office:currency="BGN" office:value="1.16163" calcext:value-type="currency">
            <text:p>1.16163 лв.</text:p>
          </table:table-cell>
        </table:table-row>
        <table:table-row table:style-name="ro1">
          <table:table-cell office:value-type="date" office:date-value="2024-08-07" calcext:value-type="date">
            <text:p>07.08.2024</text:p>
          </table:table-cell>
          <table:table-cell office:value-type="currency" office:currency="BGN" office:value="1.17517" calcext:value-type="currency">
            <text:p>1.17517 лв.</text:p>
          </table:table-cell>
        </table:table-row>
        <table:table-row table:style-name="ro1">
          <table:table-cell office:value-type="date" office:date-value="2024-08-08" calcext:value-type="date">
            <text:p>08.08.2024</text:p>
          </table:table-cell>
          <table:table-cell office:value-type="currency" office:currency="BGN" office:value="1.17277" calcext:value-type="currency">
            <text:p>1.17277 лв.</text:p>
          </table:table-cell>
        </table:table-row>
        <table:table-row table:style-name="ro1">
          <table:table-cell office:value-type="date" office:date-value="2024-08-09" calcext:value-type="date">
            <text:p>09.08.2024</text:p>
          </table:table-cell>
          <table:table-cell office:value-type="currency" office:currency="BGN" office:value="1.17757" calcext:value-type="currency">
            <text:p>1.17757 лв.</text:p>
          </table:table-cell>
        </table:table-row>
        <table:table-row table:style-name="ro1">
          <table:table-cell office:value-type="date" office:date-value="2024-08-10" calcext:value-type="date">
            <text:p>10.08.2024</text:p>
          </table:table-cell>
          <table:table-cell office:value-type="currency" office:currency="BGN" office:value="1.17757" calcext:value-type="currency">
            <text:p>1.17757 лв.</text:p>
          </table:table-cell>
        </table:table-row>
        <table:table-row table:style-name="ro1">
          <table:table-cell office:value-type="date" office:date-value="2024-08-11" calcext:value-type="date">
            <text:p>11.08.2024</text:p>
          </table:table-cell>
          <table:table-cell office:value-type="currency" office:currency="BGN" office:value="1.17757" calcext:value-type="currency">
            <text:p>1.17757 лв.</text:p>
          </table:table-cell>
        </table:table-row>
        <table:table-row table:style-name="ro1">
          <table:table-cell office:value-type="date" office:date-value="2024-08-12" calcext:value-type="date">
            <text:p>12.08.2024</text:p>
          </table:table-cell>
          <table:table-cell office:value-type="currency" office:currency="BGN" office:value="1.18106" calcext:value-type="currency">
            <text:p>1.18106 лв.</text:p>
          </table:table-cell>
        </table:table-row>
        <table:table-row table:style-name="ro1">
          <table:table-cell office:value-type="date" office:date-value="2024-08-13" calcext:value-type="date">
            <text:p>13.08.2024</text:p>
          </table:table-cell>
          <table:table-cell office:value-type="currency" office:currency="BGN" office:value="1.1802" calcext:value-type="currency">
            <text:p>1.18020 лв.</text:p>
          </table:table-cell>
        </table:table-row>
        <table:table-row table:style-name="ro1">
          <table:table-cell office:value-type="date" office:date-value="2024-08-14" calcext:value-type="date">
            <text:p>14.08.2024</text:p>
          </table:table-cell>
          <table:table-cell office:value-type="currency" office:currency="BGN" office:value="1.17517" calcext:value-type="currency">
            <text:p>1.17517 лв.</text:p>
          </table:table-cell>
        </table:table-row>
        <table:table-row table:style-name="ro1">
          <table:table-cell office:value-type="date" office:date-value="2024-08-15" calcext:value-type="date">
            <text:p>15.08.2024</text:p>
          </table:table-cell>
          <table:table-cell office:value-type="currency" office:currency="BGN" office:value="1.17757" calcext:value-type="currency">
            <text:p>1.17757 лв.</text:p>
          </table:table-cell>
        </table:table-row>
        <table:table-row table:style-name="ro1">
          <table:table-cell office:value-type="date" office:date-value="2024-08-16" calcext:value-type="date">
            <text:p>16.08.2024</text:p>
          </table:table-cell>
          <table:table-cell office:value-type="currency" office:currency="BGN" office:value="1.17985" calcext:value-type="currency">
            <text:p>1.17985 лв.</text:p>
          </table:table-cell>
        </table:table-row>
        <table:table-row table:style-name="ro1">
          <table:table-cell office:value-type="date" office:date-value="2024-08-17" calcext:value-type="date">
            <text:p>17.08.2024</text:p>
          </table:table-cell>
          <table:table-cell office:value-type="currency" office:currency="BGN" office:value="1.17985" calcext:value-type="currency">
            <text:p>1.17985 лв.</text:p>
          </table:table-cell>
        </table:table-row>
        <table:table-row table:style-name="ro1">
          <table:table-cell office:value-type="date" office:date-value="2024-08-18" calcext:value-type="date">
            <text:p>18.08.2024</text:p>
          </table:table-cell>
          <table:table-cell office:value-type="currency" office:currency="BGN" office:value="1.17985" calcext:value-type="currency">
            <text:p>1.17985 лв.</text:p>
          </table:table-cell>
        </table:table-row>
        <table:table-row table:style-name="ro1">
          <table:table-cell office:value-type="date" office:date-value="2024-08-19" calcext:value-type="date">
            <text:p>19.08.2024</text:p>
          </table:table-cell>
          <table:table-cell office:value-type="currency" office:currency="BGN" office:value="1.18636" calcext:value-type="currency">
            <text:p>1.18636 лв.</text:p>
          </table:table-cell>
        </table:table-row>
        <table:table-row table:style-name="ro1">
          <table:table-cell office:value-type="date" office:date-value="2024-08-20" calcext:value-type="date">
            <text:p>20.08.2024</text:p>
          </table:table-cell>
          <table:table-cell office:value-type="currency" office:currency="BGN" office:value="1.18867" calcext:value-type="currency">
            <text:p>1.18867 лв.</text:p>
          </table:table-cell>
        </table:table-row>
        <table:table-row table:style-name="ro1">
          <table:table-cell office:value-type="date" office:date-value="2024-08-21" calcext:value-type="date">
            <text:p>21.08.2024</text:p>
          </table:table-cell>
          <table:table-cell office:value-type="currency" office:currency="BGN" office:value="1.18571" calcext:value-type="currency">
            <text:p>1.18571 лв.</text:p>
          </table:table-cell>
        </table:table-row>
        <table:table-row table:style-name="ro1">
          <table:table-cell office:value-type="date" office:date-value="2024-08-22" calcext:value-type="date">
            <text:p>22.08.2024</text:p>
          </table:table-cell>
          <table:table-cell office:value-type="currency" office:currency="BGN" office:value="1.18177" calcext:value-type="currency">
            <text:p>1.18177 лв.</text:p>
          </table:table-cell>
        </table:table-row>
        <table:table-row table:style-name="ro1">
          <table:table-cell office:value-type="date" office:date-value="2024-08-23" calcext:value-type="date">
            <text:p>23.08.2024</text:p>
          </table:table-cell>
          <table:table-cell office:value-type="currency" office:currency="BGN" office:value="1.18406" calcext:value-type="currency">
            <text:p>1.18406 лв.</text:p>
          </table:table-cell>
        </table:table-row>
        <table:table-row table:style-name="ro1">
          <table:table-cell office:value-type="date" office:date-value="2024-08-24" calcext:value-type="date">
            <text:p>24.08.2024</text:p>
          </table:table-cell>
          <table:table-cell office:value-type="currency" office:currency="BGN" office:value="1.18406" calcext:value-type="currency">
            <text:p>1.18406 лв.</text:p>
          </table:table-cell>
        </table:table-row>
        <table:table-row table:style-name="ro1">
          <table:table-cell office:value-type="date" office:date-value="2024-08-25" calcext:value-type="date">
            <text:p>25.08.2024</text:p>
          </table:table-cell>
          <table:table-cell office:value-type="currency" office:currency="BGN" office:value="1.18406" calcext:value-type="currency">
            <text:p>1.18406 лв.</text:p>
          </table:table-cell>
        </table:table-row>
        <table:table-row table:style-name="ro1">
          <table:table-cell office:value-type="date" office:date-value="2024-08-26" calcext:value-type="date">
            <text:p>26.08.2024</text:p>
          </table:table-cell>
          <table:table-cell office:value-type="currency" office:currency="BGN" office:value="1.18564" calcext:value-type="currency">
            <text:p>1.18564 лв.</text:p>
          </table:table-cell>
        </table:table-row>
        <table:table-row table:style-name="ro1">
          <table:table-cell office:value-type="date" office:date-value="2024-08-27" calcext:value-type="date">
            <text:p>27.08.2024</text:p>
          </table:table-cell>
          <table:table-cell office:value-type="currency" office:currency="BGN" office:value="1.18816" calcext:value-type="currency">
            <text:p>1.18816 лв.</text:p>
          </table:table-cell>
        </table:table-row>
        <table:table-row table:style-name="ro1">
          <table:table-cell office:value-type="date" office:date-value="2024-08-28" calcext:value-type="date">
            <text:p>28.08.2024</text:p>
          </table:table-cell>
          <table:table-cell office:value-type="currency" office:currency="BGN" office:value="1.19207" calcext:value-type="currency">
            <text:p>1.19207 лв.</text:p>
          </table:table-cell>
        </table:table-row>
        <table:table-row table:style-name="ro1">
          <table:table-cell office:value-type="date" office:date-value="2024-08-29" calcext:value-type="date">
            <text:p>29.08.2024</text:p>
          </table:table-cell>
          <table:table-cell office:value-type="currency" office:currency="BGN" office:value="1.20181" calcext:value-type="currency">
            <text:p>1.20181 лв.</text:p>
          </table:table-cell>
        </table:table-row>
        <table:table-row table:style-name="ro1">
          <table:table-cell office:value-type="date" office:date-value="2024-08-30" calcext:value-type="date">
            <text:p>30.08.2024</text:p>
          </table:table-cell>
          <table:table-cell office:value-type="currency" office:currency="BGN" office:value="1.19982" calcext:value-type="currency">
            <text:p>1.19982 лв.</text:p>
          </table:table-cell>
        </table:table-row>
        <table:table-row table:style-name="ro1">
          <table:table-cell office:value-type="date" office:date-value="2024-08-31" calcext:value-type="date">
            <text:p>31.08.2024</text:p>
          </table:table-cell>
          <table:table-cell office:value-type="currency" office:currency="BGN" office:value="1.19982" calcext:value-type="currency">
            <text:p>1.19982 лв.</text:p>
          </table:table-cell>
        </table:table-row>
        <table:table-row table:style-name="ro1">
          <table:table-cell office:value-type="date" office:date-value="2024-09-01" calcext:value-type="date">
            <text:p>01.09.2024</text:p>
          </table:table-cell>
          <table:table-cell office:value-type="currency" office:currency="BGN" office:value="1.19982" calcext:value-type="currency">
            <text:p>1.19982 лв.</text:p>
          </table:table-cell>
        </table:table-row>
        <table:table-row table:style-name="ro1">
          <table:table-cell office:value-type="date" office:date-value="2024-09-02" calcext:value-type="date">
            <text:p>02.09.2024</text:p>
          </table:table-cell>
          <table:table-cell office:value-type="currency" office:currency="BGN" office:value="1.19828" calcext:value-type="currency">
            <text:p>1.19828 лв.</text:p>
          </table:table-cell>
        </table:table-row>
        <table:table-row table:style-name="ro1">
          <table:table-cell office:value-type="date" office:date-value="2024-09-03" calcext:value-type="date">
            <text:p>03.09.2024</text:p>
          </table:table-cell>
          <table:table-cell office:value-type="currency" office:currency="BGN" office:value="1.19302" calcext:value-type="currency">
            <text:p>1.19302 лв.</text:p>
          </table:table-cell>
        </table:table-row>
        <table:table-row table:style-name="ro1">
          <table:table-cell office:value-type="date" office:date-value="2024-09-04" calcext:value-type="date">
            <text:p>04.09.2024</text:p>
          </table:table-cell>
          <table:table-cell office:value-type="currency" office:currency="BGN" office:value="1.18895" calcext:value-type="currency">
            <text:p>1.18895 лв.</text:p>
          </table:table-cell>
        </table:table-row>
        <table:table-row table:style-name="ro1">
          <table:table-cell office:value-type="date" office:date-value="2024-09-05" calcext:value-type="date">
            <text:p>05.09.2024</text:p>
          </table:table-cell>
          <table:table-cell office:value-type="currency" office:currency="BGN" office:value="1.1855" calcext:value-type="currency">
            <text:p>1.18550 лв.</text:p>
          </table:table-cell>
        </table:table-row>
        <table:table-row table:style-name="ro1">
          <table:table-cell office:value-type="date" office:date-value="2024-09-06" calcext:value-type="date">
            <text:p>06.09.2024</text:p>
          </table:table-cell>
          <table:table-cell office:value-type="currency" office:currency="BGN" office:value="1.1855" calcext:value-type="currency">
            <text:p>1.18550 лв.</text:p>
          </table:table-cell>
        </table:table-row>
        <table:table-row table:style-name="ro1">
          <table:table-cell office:value-type="date" office:date-value="2024-09-07" calcext:value-type="date">
            <text:p>07.09.2024</text:p>
          </table:table-cell>
          <table:table-cell office:value-type="currency" office:currency="BGN" office:value="1.1855" calcext:value-type="currency">
            <text:p>1.18550 лв.</text:p>
          </table:table-cell>
        </table:table-row>
        <table:table-row table:style-name="ro1">
          <table:table-cell office:value-type="date" office:date-value="2024-09-08" calcext:value-type="date">
            <text:p>08.09.2024</text:p>
          </table:table-cell>
          <table:table-cell office:value-type="currency" office:currency="BGN" office:value="1.1855" calcext:value-type="currency">
            <text:p>1.18550 лв.</text:p>
          </table:table-cell>
        </table:table-row>
        <table:table-row table:style-name="ro1">
          <table:table-cell office:value-type="date" office:date-value="2024-09-09" calcext:value-type="date">
            <text:p>09.09.2024</text:p>
          </table:table-cell>
          <table:table-cell office:value-type="currency" office:currency="BGN" office:value="1.17849" calcext:value-type="currency">
            <text:p>1.17849 лв.</text:p>
          </table:table-cell>
        </table:table-row>
        <table:table-row table:style-name="ro1">
          <table:table-cell office:value-type="date" office:date-value="2024-09-10" calcext:value-type="date">
            <text:p>10.09.2024</text:p>
          </table:table-cell>
          <table:table-cell office:value-type="currency" office:currency="BGN" office:value="1.1817" calcext:value-type="currency">
            <text:p>1.18170 лв.</text:p>
          </table:table-cell>
        </table:table-row>
        <table:table-row table:style-name="ro1">
          <table:table-cell office:value-type="date" office:date-value="2024-09-11" calcext:value-type="date">
            <text:p>11.09.2024</text:p>
          </table:table-cell>
          <table:table-cell office:value-type="currency" office:currency="BGN" office:value="1.18106" calcext:value-type="currency">
            <text:p>1.18106 лв.</text:p>
          </table:table-cell>
        </table:table-row>
        <table:table-row table:style-name="ro1">
          <table:table-cell office:value-type="date" office:date-value="2024-09-12" calcext:value-type="date">
            <text:p>12.09.2024</text:p>
          </table:table-cell>
          <table:table-cell office:value-type="currency" office:currency="BGN" office:value="1.18557" calcext:value-type="currency">
            <text:p>1.18557 лв.</text:p>
          </table:table-cell>
        </table:table-row>
        <table:table-row table:style-name="ro1">
          <table:table-cell office:value-type="date" office:date-value="2024-09-13" calcext:value-type="date">
            <text:p>13.09.2024</text:p>
          </table:table-cell>
          <table:table-cell office:value-type="currency" office:currency="BGN" office:value="1.18234" calcext:value-type="currency">
            <text:p>1.18234 лв.</text:p>
          </table:table-cell>
        </table:table-row>
        <table:table-row table:style-name="ro1">
          <table:table-cell office:value-type="date" office:date-value="2024-09-14" calcext:value-type="date">
            <text:p>14.09.2024</text:p>
          </table:table-cell>
          <table:table-cell office:value-type="currency" office:currency="BGN" office:value="1.18234" calcext:value-type="currency">
            <text:p>1.18234 лв.</text:p>
          </table:table-cell>
        </table:table-row>
        <table:table-row table:style-name="ro1">
          <table:table-cell office:value-type="date" office:date-value="2024-09-15" calcext:value-type="date">
            <text:p>15.09.2024</text:p>
          </table:table-cell>
          <table:table-cell office:value-type="currency" office:currency="BGN" office:value="1.18234" calcext:value-type="currency">
            <text:p>1.18234 лв.</text:p>
          </table:table-cell>
        </table:table-row>
        <table:table-row table:style-name="ro1">
          <table:table-cell office:value-type="date" office:date-value="2024-09-16" calcext:value-type="date">
            <text:p>16.09.2024</text:p>
          </table:table-cell>
          <table:table-cell office:value-type="currency" office:currency="BGN" office:value="1.18593" calcext:value-type="currency">
            <text:p>1.18593 лв.</text:p>
          </table:table-cell>
        </table:table-row>
        <table:table-row table:style-name="ro1">
          <table:table-cell office:value-type="date" office:date-value="2024-09-17" calcext:value-type="date">
            <text:p>17.09.2024</text:p>
          </table:table-cell>
          <table:table-cell office:value-type="currency" office:currency="BGN" office:value="1.18737" calcext:value-type="currency">
            <text:p>1.18737 лв.</text:p>
          </table:table-cell>
        </table:table-row>
        <table:table-row table:style-name="ro1">
          <table:table-cell office:value-type="date" office:date-value="2024-09-18" calcext:value-type="date">
            <text:p>18.09.2024</text:p>
          </table:table-cell>
          <table:table-cell office:value-type="currency" office:currency="BGN" office:value="1.19258" calcext:value-type="currency">
            <text:p>1.19258 лв.</text:p>
          </table:table-cell>
        </table:table-row>
        <table:table-row table:style-name="ro1">
          <table:table-cell office:value-type="date" office:date-value="2024-09-19" calcext:value-type="date">
            <text:p>19.09.2024</text:p>
          </table:table-cell>
          <table:table-cell office:value-type="currency" office:currency="BGN" office:value="1.19608" calcext:value-type="currency">
            <text:p>1.19608 лв.</text:p>
          </table:table-cell>
        </table:table-row>
        <table:table-row table:style-name="ro1">
          <table:table-cell office:value-type="date" office:date-value="2024-09-20" calcext:value-type="date">
            <text:p>20.09.2024</text:p>
          </table:table-cell>
          <table:table-cell office:value-type="currency" office:currency="BGN" office:value="1.19345" calcext:value-type="currency">
            <text:p>1.19345 лв.</text:p>
          </table:table-cell>
        </table:table-row>
        <table:table-row table:style-name="ro1">
          <table:table-cell office:value-type="date" office:date-value="2024-09-21" calcext:value-type="date">
            <text:p>21.09.2024</text:p>
          </table:table-cell>
          <table:table-cell office:value-type="currency" office:currency="BGN" office:value="1.19345" calcext:value-type="currency">
            <text:p>1.19345 лв.</text:p>
          </table:table-cell>
        </table:table-row>
        <table:table-row table:style-name="ro1">
          <table:table-cell office:value-type="date" office:date-value="2024-09-22" calcext:value-type="date">
            <text:p>22.09.2024</text:p>
          </table:table-cell>
          <table:table-cell office:value-type="currency" office:currency="BGN" office:value="1.19345" calcext:value-type="currency">
            <text:p>1.19345 лв.</text:p>
          </table:table-cell>
        </table:table-row>
        <table:table-row table:style-name="ro1">
          <table:table-cell office:value-type="date" office:date-value="2024-09-23" calcext:value-type="date">
            <text:p>23.09.2024</text:p>
          </table:table-cell>
          <table:table-cell office:value-type="currency" office:currency="BGN" office:value="1.19345" calcext:value-type="currency">
            <text:p>1.19345 лв.</text:p>
          </table:table-cell>
        </table:table-row>
        <table:table-row table:style-name="ro1">
          <table:table-cell office:value-type="date" office:date-value="2024-09-24" calcext:value-type="date">
            <text:p>24.09.2024</text:p>
          </table:table-cell>
          <table:table-cell office:value-type="currency" office:currency="BGN" office:value="1.20455" calcext:value-type="currency">
            <text:p>1.20455 лв.</text:p>
          </table:table-cell>
        </table:table-row>
        <table:table-row table:style-name="ro1">
          <table:table-cell office:value-type="date" office:date-value="2024-09-25" calcext:value-type="date">
            <text:p>25.09.2024</text:p>
          </table:table-cell>
          <table:table-cell office:value-type="currency" office:currency="BGN" office:value="1.20167" calcext:value-type="currency">
            <text:p>1.20167 лв.</text:p>
          </table:table-cell>
        </table:table-row>
        <table:table-row table:style-name="ro1">
          <table:table-cell office:value-type="date" office:date-value="2024-09-26" calcext:value-type="date">
            <text:p>26.09.2024</text:p>
          </table:table-cell>
          <table:table-cell office:value-type="currency" office:currency="BGN" office:value="1.20604" calcext:value-type="currency">
            <text:p>1.20604 лв.</text:p>
          </table:table-cell>
        </table:table-row>
        <table:table-row table:style-name="ro1">
          <table:table-cell office:value-type="date" office:date-value="2024-09-27" calcext:value-type="date">
            <text:p>27.09.2024</text:p>
          </table:table-cell>
          <table:table-cell office:value-type="currency" office:currency="BGN" office:value="1.20879" calcext:value-type="currency">
            <text:p>1.20879 лв.</text:p>
          </table:table-cell>
        </table:table-row>
        <table:table-row table:style-name="ro1">
          <table:table-cell office:value-type="date" office:date-value="2024-09-28" calcext:value-type="date">
            <text:p>28.09.2024</text:p>
          </table:table-cell>
          <table:table-cell office:value-type="currency" office:currency="BGN" office:value="1.20879" calcext:value-type="currency">
            <text:p>1.20879 лв.</text:p>
          </table:table-cell>
        </table:table-row>
        <table:table-row table:style-name="ro1">
          <table:table-cell office:value-type="date" office:date-value="2024-09-29" calcext:value-type="date">
            <text:p>29.09.2024</text:p>
          </table:table-cell>
          <table:table-cell office:value-type="currency" office:currency="BGN" office:value="1.20879" calcext:value-type="currency">
            <text:p>1.20879 лв.</text:p>
          </table:table-cell>
        </table:table-row>
        <table:table-row table:style-name="ro1">
          <table:table-cell office:value-type="date" office:date-value="2024-09-30" calcext:value-type="date">
            <text:p>30.09.2024</text:p>
          </table:table-cell>
          <table:table-cell office:value-type="currency" office:currency="BGN" office:value="1.20984" calcext:value-type="currency">
            <text:p>1.20984 лв.</text:p>
          </table:table-cell>
        </table:table-row>
        <table:table-row table:style-name="ro1">
          <table:table-cell office:value-type="date" office:date-value="2024-10-01" calcext:value-type="date">
            <text:p>01.10.2024</text:p>
          </table:table-cell>
          <table:table-cell office:value-type="currency" office:currency="BGN" office:value="1.21935" calcext:value-type="currency">
            <text:p>1.21935 лв.</text:p>
          </table:table-cell>
        </table:table-row>
        <table:table-row table:style-name="ro1">
          <table:table-cell office:value-type="date" office:date-value="2024-10-02" calcext:value-type="date">
            <text:p>02.10.2024</text:p>
          </table:table-cell>
          <table:table-cell office:value-type="currency" office:currency="BGN" office:value="1.21874" calcext:value-type="currency">
            <text:p>1.21874 лв.</text:p>
          </table:table-cell>
        </table:table-row>
        <table:table-row table:style-name="ro1">
          <table:table-cell office:value-type="date" office:date-value="2024-10-03" calcext:value-type="date">
            <text:p>03.10.2024</text:p>
          </table:table-cell>
          <table:table-cell office:value-type="currency" office:currency="BGN" office:value="1.21299" calcext:value-type="currency">
            <text:p>1.21299 лв.</text:p>
          </table:table-cell>
        </table:table-row>
        <table:table-row table:style-name="ro1">
          <table:table-cell office:value-type="date" office:date-value="2024-10-04" calcext:value-type="date">
            <text:p>04.10.2024</text:p>
          </table:table-cell>
          <table:table-cell office:value-type="currency" office:currency="BGN" office:value="1.21322" calcext:value-type="currency">
            <text:p>1.21322 лв.</text:p>
          </table:table-cell>
        </table:table-row>
        <table:table-row table:style-name="ro1">
          <table:table-cell office:value-type="date" office:date-value="2024-10-05" calcext:value-type="date">
            <text:p>05.10.2024</text:p>
          </table:table-cell>
          <table:table-cell office:value-type="currency" office:currency="BGN" office:value="1.21322" calcext:value-type="currency">
            <text:p>1.21322 лв.</text:p>
          </table:table-cell>
        </table:table-row>
        <table:table-row table:style-name="ro1">
          <table:table-cell office:value-type="date" office:date-value="2024-10-06" calcext:value-type="date">
            <text:p>06.10.2024</text:p>
          </table:table-cell>
          <table:table-cell office:value-type="currency" office:currency="BGN" office:value="1.21322" calcext:value-type="currency">
            <text:p>1.21322 лв.</text:p>
          </table:table-cell>
        </table:table-row>
        <table:table-row table:style-name="ro1">
          <table:table-cell office:value-type="date" office:date-value="2024-10-07" calcext:value-type="date">
            <text:p>07.10.2024</text:p>
          </table:table-cell>
          <table:table-cell office:value-type="currency" office:currency="BGN" office:value="1.21067" calcext:value-type="currency">
            <text:p>1.21067 лв.</text:p>
          </table:table-cell>
        </table:table-row>
        <table:table-row table:style-name="ro1">
          <table:table-cell office:value-type="date" office:date-value="2024-10-08" calcext:value-type="date">
            <text:p>08.10.2024</text:p>
          </table:table-cell>
          <table:table-cell office:value-type="currency" office:currency="BGN" office:value="1.20041" calcext:value-type="currency">
            <text:p>1.20041 лв.</text:p>
          </table:table-cell>
        </table:table-row>
        <table:table-row table:style-name="ro1">
          <table:table-cell office:value-type="date" office:date-value="2024-10-09" calcext:value-type="date">
            <text:p>09.10.2024</text:p>
          </table:table-cell>
          <table:table-cell office:value-type="currency" office:currency="BGN" office:value="1.20115" calcext:value-type="currency">
            <text:p>1.20115 лв.</text:p>
          </table:table-cell>
        </table:table-row>
        <table:table-row table:style-name="ro1">
          <table:table-cell office:value-type="date" office:date-value="2024-10-10" calcext:value-type="date">
            <text:p>10.10.2024</text:p>
          </table:table-cell>
          <table:table-cell office:value-type="currency" office:currency="BGN" office:value="1.20167" calcext:value-type="currency">
            <text:p>1.20167 лв.</text:p>
          </table:table-cell>
        </table:table-row>
        <table:table-row table:style-name="ro1">
          <table:table-cell office:value-type="date" office:date-value="2024-10-11" calcext:value-type="date">
            <text:p>11.10.2024</text:p>
          </table:table-cell>
          <table:table-cell office:value-type="currency" office:currency="BGN" office:value="1.20485" calcext:value-type="currency">
            <text:p>1.20485 лв.</text:p>
          </table:table-cell>
        </table:table-row>
        <table:table-row table:style-name="ro1">
          <table:table-cell office:value-type="date" office:date-value="2024-10-12" calcext:value-type="date">
            <text:p>12.10.2024</text:p>
          </table:table-cell>
          <table:table-cell office:value-type="currency" office:currency="BGN" office:value="1.20485" calcext:value-type="currency">
            <text:p>1.20485 лв.</text:p>
          </table:table-cell>
        </table:table-row>
        <table:table-row table:style-name="ro1">
          <table:table-cell office:value-type="date" office:date-value="2024-10-13" calcext:value-type="date">
            <text:p>13.10.2024</text:p>
          </table:table-cell>
          <table:table-cell office:value-type="currency" office:currency="BGN" office:value="1.20485" calcext:value-type="currency">
            <text:p>1.20485 лв.</text:p>
          </table:table-cell>
        </table:table-row>
        <table:table-row table:style-name="ro1">
          <table:table-cell office:value-type="date" office:date-value="2024-10-14" calcext:value-type="date">
            <text:p>14.10.2024</text:p>
          </table:table-cell>
          <table:table-cell office:value-type="currency" office:currency="BGN" office:value="1.20374" calcext:value-type="currency">
            <text:p>1.20374 лв.</text:p>
          </table:table-cell>
        </table:table-row>
        <table:table-row table:style-name="ro1">
          <table:table-cell office:value-type="date" office:date-value="2024-10-15" calcext:value-type="date">
            <text:p>15.10.2024</text:p>
          </table:table-cell>
          <table:table-cell office:value-type="currency" office:currency="BGN" office:value="1.20463" calcext:value-type="currency">
            <text:p>1.20463 лв.</text:p>
          </table:table-cell>
        </table:table-row>
        <table:table-row table:style-name="ro1">
          <table:table-cell office:value-type="date" office:date-value="2024-10-16" calcext:value-type="date">
            <text:p>16.10.2024</text:p>
          </table:table-cell>
          <table:table-cell office:value-type="currency" office:currency="BGN" office:value="1.20056" calcext:value-type="currency">
            <text:p>1.20056 лв.</text:p>
          </table:table-cell>
        </table:table-row>
        <table:table-row table:style-name="ro1">
          <table:table-cell office:value-type="date" office:date-value="2024-10-17" calcext:value-type="date">
            <text:p>17.10.2024</text:p>
          </table:table-cell>
          <table:table-cell office:value-type="currency" office:currency="BGN" office:value="1.20522" calcext:value-type="currency">
            <text:p>1.20522 лв.</text:p>
          </table:table-cell>
        </table:table-row>
        <table:table-row table:style-name="ro1">
          <table:table-cell office:value-type="date" office:date-value="2024-10-18" calcext:value-type="date">
            <text:p>18.10.2024</text:p>
          </table:table-cell>
          <table:table-cell office:value-type="currency" office:currency="BGN" office:value="1.20992" calcext:value-type="currency">
            <text:p>1.20992 лв.</text:p>
          </table:table-cell>
        </table:table-row>
        <table:table-row table:style-name="ro1">
          <table:table-cell office:value-type="date" office:date-value="2024-10-19" calcext:value-type="date">
            <text:p>19.10.2024</text:p>
          </table:table-cell>
          <table:table-cell office:value-type="currency" office:currency="BGN" office:value="1.20992" calcext:value-type="currency">
            <text:p>1.20992 лв.</text:p>
          </table:table-cell>
        </table:table-row>
        <table:table-row table:style-name="ro1">
          <table:table-cell office:value-type="date" office:date-value="2024-10-20" calcext:value-type="date">
            <text:p>20.10.2024</text:p>
          </table:table-cell>
          <table:table-cell office:value-type="currency" office:currency="BGN" office:value="1.20992" calcext:value-type="currency">
            <text:p>1.20992 лв.</text:p>
          </table:table-cell>
        </table:table-row>
        <table:table-row table:style-name="ro1">
          <table:table-cell office:value-type="date" office:date-value="2024-10-21" calcext:value-type="date">
            <text:p>21.10.2024</text:p>
          </table:table-cell>
          <table:table-cell office:value-type="currency" office:currency="BGN" office:value="1.20507" calcext:value-type="currency">
            <text:p>1.20507 лв.</text:p>
          </table:table-cell>
        </table:table-row>
        <table:table-row table:style-name="ro1">
          <table:table-cell office:value-type="date" office:date-value="2024-10-22" calcext:value-type="date">
            <text:p>22.10.2024</text:p>
          </table:table-cell>
          <table:table-cell office:value-type="currency" office:currency="BGN" office:value="1.20902" calcext:value-type="currency">
            <text:p>1.20902 лв.</text:p>
          </table:table-cell>
        </table:table-row>
        <table:table-row table:style-name="ro1">
          <table:table-cell office:value-type="date" office:date-value="2024-10-23" calcext:value-type="date">
            <text:p>23.10.2024</text:p>
          </table:table-cell>
          <table:table-cell office:value-type="currency" office:currency="BGN" office:value="1.20485" calcext:value-type="currency">
            <text:p>1.20485 лв.</text:p>
          </table:table-cell>
        </table:table-row>
        <table:table-row table:style-name="ro1">
          <table:table-cell office:value-type="date" office:date-value="2024-10-24" calcext:value-type="date">
            <text:p>24.10.2024</text:p>
          </table:table-cell>
          <table:table-cell office:value-type="currency" office:currency="BGN" office:value="1.20477" calcext:value-type="currency">
            <text:p>1.20477 лв.</text:p>
          </table:table-cell>
        </table:table-row>
        <table:table-row table:style-name="ro1">
          <table:table-cell office:value-type="date" office:date-value="2024-10-25" calcext:value-type="date">
            <text:p>25.10.2024</text:p>
          </table:table-cell>
          <table:table-cell office:value-type="currency" office:currency="BGN" office:value="1.19909" calcext:value-type="currency">
            <text:p>1.19909 лв.</text:p>
          </table:table-cell>
        </table:table-row>
        <table:table-row table:style-name="ro1">
          <table:table-cell office:value-type="date" office:date-value="2024-10-26" calcext:value-type="date">
            <text:p>26.10.2024</text:p>
          </table:table-cell>
          <table:table-cell office:value-type="currency" office:currency="BGN" office:value="1.19909" calcext:value-type="currency">
            <text:p>1.19909 лв.</text:p>
          </table:table-cell>
        </table:table-row>
        <table:table-row table:style-name="ro1">
          <table:table-cell office:value-type="date" office:date-value="2024-10-27" calcext:value-type="date">
            <text:p>27.10.2024</text:p>
          </table:table-cell>
          <table:table-cell office:value-type="currency" office:currency="BGN" office:value="1.19909" calcext:value-type="currency">
            <text:p>1.19909 лв.</text:p>
          </table:table-cell>
        </table:table-row>
        <table:table-row table:style-name="ro1">
          <table:table-cell office:value-type="date" office:date-value="2024-10-28" calcext:value-type="date">
            <text:p>28.10.2024</text:p>
          </table:table-cell>
          <table:table-cell office:value-type="currency" office:currency="BGN" office:value="1.19462" calcext:value-type="currency">
            <text:p>1.19462 лв.</text:p>
          </table:table-cell>
        </table:table-row>
        <table:table-row table:style-name="ro1">
          <table:table-cell office:value-type="date" office:date-value="2024-10-29" calcext:value-type="date">
            <text:p>29.10.2024</text:p>
          </table:table-cell>
          <table:table-cell office:value-type="currency" office:currency="BGN" office:value="1.19091" calcext:value-type="currency">
            <text:p>1.19091 лв.</text:p>
          </table:table-cell>
        </table:table-row>
        <table:table-row table:style-name="ro1">
          <table:table-cell office:value-type="date" office:date-value="2024-10-30" calcext:value-type="date">
            <text:p>30.10.2024</text:p>
          </table:table-cell>
          <table:table-cell office:value-type="currency" office:currency="BGN" office:value="1.18823" calcext:value-type="currency">
            <text:p>1.18823 лв.</text:p>
          </table:table-cell>
        </table:table-row>
        <table:table-row table:style-name="ro1">
          <table:table-cell office:value-type="date" office:date-value="2024-10-31" calcext:value-type="date">
            <text:p>31.10.2024</text:p>
          </table:table-cell>
          <table:table-cell office:value-type="currency" office:currency="BGN" office:value="1.18113" calcext:value-type="currency">
            <text:p>1.18113 лв.</text:p>
          </table:table-cell>
        </table:table-row>
        <table:table-row table:style-name="ro1">
          <table:table-cell office:value-type="date" office:date-value="2024-11-01" calcext:value-type="date">
            <text:p>01.11.2024</text:p>
          </table:table-cell>
          <table:table-cell office:value-type="currency" office:currency="BGN" office:value="1.1832" calcext:value-type="currency">
            <text:p>1.18320 лв.</text:p>
          </table:table-cell>
        </table:table-row>
        <table:table-row table:style-name="ro1">
          <table:table-cell office:value-type="date" office:date-value="2024-11-02" calcext:value-type="date">
            <text:p>02.11.2024</text:p>
          </table:table-cell>
          <table:table-cell office:value-type="currency" office:currency="BGN" office:value="1.1832" calcext:value-type="currency">
            <text:p>1.18320 лв.</text:p>
          </table:table-cell>
        </table:table-row>
        <table:table-row table:style-name="ro1">
          <table:table-cell office:value-type="date" office:date-value="2024-11-03" calcext:value-type="date">
            <text:p>03.11.2024</text:p>
          </table:table-cell>
          <table:table-cell office:value-type="currency" office:currency="BGN" office:value="1.1832" calcext:value-type="currency">
            <text:p>1.18320 лв.</text:p>
          </table:table-cell>
        </table:table-row>
        <table:table-row table:style-name="ro1">
          <table:table-cell office:value-type="date" office:date-value="2024-11-04" calcext:value-type="date">
            <text:p>04.11.2024</text:p>
          </table:table-cell>
          <table:table-cell office:value-type="currency" office:currency="BGN" office:value="1.1842" calcext:value-type="currency">
            <text:p>1.18420 лв.</text:p>
          </table:table-cell>
        </table:table-row>
        <table:table-row table:style-name="ro1">
          <table:table-cell office:value-type="date" office:date-value="2024-11-05" calcext:value-type="date">
            <text:p>05.11.2024</text:p>
          </table:table-cell>
          <table:table-cell office:value-type="currency" office:currency="BGN" office:value="1.18881" calcext:value-type="currency">
            <text:p>1.18881 лв.</text:p>
          </table:table-cell>
        </table:table-row>
        <table:table-row table:style-name="ro1">
          <table:table-cell office:value-type="date" office:date-value="2024-11-06" calcext:value-type="date">
            <text:p>06.11.2024</text:p>
          </table:table-cell>
          <table:table-cell office:value-type="currency" office:currency="BGN" office:value="1.19982" calcext:value-type="currency">
            <text:p>1.19982 лв.</text:p>
          </table:table-cell>
        </table:table-row>
        <table:table-row table:style-name="ro1">
          <table:table-cell office:value-type="date" office:date-value="2024-11-07" calcext:value-type="date">
            <text:p>07.11.2024</text:p>
          </table:table-cell>
          <table:table-cell office:value-type="currency" office:currency="BGN" office:value="1.2076" calcext:value-type="currency">
            <text:p>1.20760 лв.</text:p>
          </table:table-cell>
        </table:table-row>
        <table:table-row table:style-name="ro1">
          <table:table-cell office:value-type="date" office:date-value="2024-11-08" calcext:value-type="date">
            <text:p>08.11.2024</text:p>
          </table:table-cell>
          <table:table-cell office:value-type="currency" office:currency="BGN" office:value="1.20292" calcext:value-type="currency">
            <text:p>1.20292 лв.</text:p>
          </table:table-cell>
        </table:table-row>
        <table:table-row table:style-name="ro1">
          <table:table-cell office:value-type="date" office:date-value="2024-11-09" calcext:value-type="date">
            <text:p>09.11.2024</text:p>
          </table:table-cell>
          <table:table-cell office:value-type="currency" office:currency="BGN" office:value="1.20292" calcext:value-type="currency">
            <text:p>1.20292 лв.</text:p>
          </table:table-cell>
        </table:table-row>
        <table:table-row table:style-name="ro1">
          <table:table-cell office:value-type="date" office:date-value="2024-11-10" calcext:value-type="date">
            <text:p>10.11.2024</text:p>
          </table:table-cell>
          <table:table-cell office:value-type="currency" office:currency="BGN" office:value="1.20292" calcext:value-type="currency">
            <text:p>1.20292 лв.</text:p>
          </table:table-cell>
        </table:table-row>
        <table:table-row table:style-name="ro1">
          <table:table-cell office:value-type="date" office:date-value="2024-11-11" calcext:value-type="date">
            <text:p>11.11.2024</text:p>
          </table:table-cell>
          <table:table-cell office:value-type="currency" office:currency="BGN" office:value="1.20835" calcext:value-type="currency">
            <text:p>1.20835 лв.</text:p>
          </table:table-cell>
        </table:table-row>
        <table:table-row table:style-name="ro1">
          <table:table-cell office:value-type="date" office:date-value="2024-11-12" calcext:value-type="date">
            <text:p>12.11.2024</text:p>
          </table:table-cell>
          <table:table-cell office:value-type="currency" office:currency="BGN" office:value="1.20686" calcext:value-type="currency">
            <text:p>1.20686 лв.</text:p>
          </table:table-cell>
        </table:table-row>
        <table:table-row table:style-name="ro1">
          <table:table-cell office:value-type="date" office:date-value="2024-11-13" calcext:value-type="date">
            <text:p>13.11.2024</text:p>
          </table:table-cell>
          <table:table-cell office:value-type="currency" office:currency="BGN" office:value="1.19997" calcext:value-type="currency">
            <text:p>1.19997 лв.</text:p>
          </table:table-cell>
        </table:table-row>
        <table:table-row table:style-name="ro1">
          <table:table-cell office:value-type="date" office:date-value="2024-11-14" calcext:value-type="date">
            <text:p>14.11.2024</text:p>
          </table:table-cell>
          <table:table-cell office:value-type="currency" office:currency="BGN" office:value="1.201" calcext:value-type="currency">
            <text:p>1.20100 лв.</text:p>
          </table:table-cell>
        </table:table-row>
        <table:table-row table:style-name="ro1">
          <table:table-cell office:value-type="date" office:date-value="2024-11-15" calcext:value-type="date">
            <text:p>15.11.2024</text:p>
          </table:table-cell>
          <table:table-cell office:value-type="currency" office:currency="BGN" office:value="1.19659" calcext:value-type="currency">
            <text:p>1.19659 лв.</text:p>
          </table:table-cell>
        </table:table-row>
        <table:table-row table:style-name="ro1">
          <table:table-cell office:value-type="date" office:date-value="2024-11-16" calcext:value-type="date">
            <text:p>16.11.2024</text:p>
          </table:table-cell>
          <table:table-cell office:value-type="currency" office:currency="BGN" office:value="1.19659" calcext:value-type="currency">
            <text:p>1.19659 лв.</text:p>
          </table:table-cell>
        </table:table-row>
        <table:table-row table:style-name="ro1">
          <table:table-cell office:value-type="date" office:date-value="2024-11-17" calcext:value-type="date">
            <text:p>17.11.2024</text:p>
          </table:table-cell>
          <table:table-cell office:value-type="currency" office:currency="BGN" office:value="1.19659" calcext:value-type="currency">
            <text:p>1.19659 лв.</text:p>
          </table:table-cell>
        </table:table-row>
        <table:table-row table:style-name="ro1">
          <table:table-cell office:value-type="date" office:date-value="2024-11-18" calcext:value-type="date">
            <text:p>18.11.2024</text:p>
          </table:table-cell>
          <table:table-cell office:value-type="currency" office:currency="BGN" office:value="1.19608" calcext:value-type="currency">
            <text:p>1.19608 лв.</text:p>
          </table:table-cell>
        </table:table-row>
        <table:table-row table:style-name="ro1">
          <table:table-cell office:value-type="date" office:date-value="2024-11-19" calcext:value-type="date">
            <text:p>19.11.2024</text:p>
          </table:table-cell>
          <table:table-cell office:value-type="currency" office:currency="BGN" office:value="1.20255" calcext:value-type="currency">
            <text:p>1.20255 лв.</text:p>
          </table:table-cell>
        </table:table-row>
        <table:table-row table:style-name="ro1">
          <table:table-cell office:value-type="date" office:date-value="2024-11-20" calcext:value-type="date">
            <text:p>20.11.2024</text:p>
          </table:table-cell>
          <table:table-cell office:value-type="currency" office:currency="BGN" office:value="1.20544" calcext:value-type="currency">
            <text:p>1.20544 лв.</text:p>
          </table:table-cell>
        </table:table-row>
        <table:table-row table:style-name="ro1">
          <table:table-cell office:value-type="date" office:date-value="2024-11-21" calcext:value-type="date">
            <text:p>21.11.2024</text:p>
          </table:table-cell>
          <table:table-cell office:value-type="currency" office:currency="BGN" office:value="1.21172" calcext:value-type="currency">
            <text:p>1.21172 лв.</text:p>
          </table:table-cell>
        </table:table-row>
        <table:table-row table:style-name="ro1">
          <table:table-cell office:value-type="date" office:date-value="2024-11-22" calcext:value-type="date">
            <text:p>22.11.2024</text:p>
          </table:table-cell>
          <table:table-cell office:value-type="currency" office:currency="BGN" office:value="1.22102" calcext:value-type="currency">
            <text:p>1.22102 лв.</text:p>
          </table:table-cell>
        </table:table-row>
        <table:table-row table:style-name="ro1">
          <table:table-cell office:value-type="date" office:date-value="2024-11-23" calcext:value-type="date">
            <text:p>23.11.2024</text:p>
          </table:table-cell>
          <table:table-cell office:value-type="currency" office:currency="BGN" office:value="1.22102" calcext:value-type="currency">
            <text:p>1.22102 лв.</text:p>
          </table:table-cell>
        </table:table-row>
        <table:table-row table:style-name="ro1">
          <table:table-cell office:value-type="date" office:date-value="2024-11-24" calcext:value-type="date">
            <text:p>24.11.2024</text:p>
          </table:table-cell>
          <table:table-cell office:value-type="currency" office:currency="BGN" office:value="1.22102" calcext:value-type="currency">
            <text:p>1.22102 лв.</text:p>
          </table:table-cell>
        </table:table-row>
        <table:table-row table:style-name="ro1">
          <table:table-cell office:value-type="date" office:date-value="2024-11-25" calcext:value-type="date">
            <text:p>25.11.2024</text:p>
          </table:table-cell>
          <table:table-cell office:value-type="currency" office:currency="BGN" office:value="1.21397" calcext:value-type="currency">
            <text:p>1.21397 лв.</text:p>
          </table:table-cell>
        </table:table-row>
        <table:table-row table:style-name="ro1">
          <table:table-cell office:value-type="date" office:date-value="2024-11-26" calcext:value-type="date">
            <text:p>26.11.2024</text:p>
          </table:table-cell>
          <table:table-cell office:value-type="currency" office:currency="BGN" office:value="1.20797" calcext:value-type="currency">
            <text:p>1.20797 лв.</text:p>
          </table:table-cell>
        </table:table-row>
        <table:table-row table:style-name="ro1">
          <table:table-cell office:value-type="date" office:date-value="2024-11-27" calcext:value-type="date">
            <text:p>27.11.2024</text:p>
          </table:table-cell>
          <table:table-cell office:value-type="currency" office:currency="BGN" office:value="1.20381" calcext:value-type="currency">
            <text:p>1.20381 лв.</text:p>
          </table:table-cell>
        </table:table-row>
        <table:table-row table:style-name="ro1">
          <table:table-cell office:value-type="date" office:date-value="2024-11-28" calcext:value-type="date">
            <text:p>28.11.2024</text:p>
          </table:table-cell>
          <table:table-cell office:value-type="currency" office:currency="BGN" office:value="1.20522" calcext:value-type="currency">
            <text:p>1.20522 лв.</text:p>
          </table:table-cell>
        </table:table-row>
        <table:table-row table:style-name="ro1">
          <table:table-cell office:value-type="date" office:date-value="2024-11-29" calcext:value-type="date">
            <text:p>29.11.2024</text:p>
          </table:table-cell>
          <table:table-cell office:value-type="currency" office:currency="BGN" office:value="1.20396" calcext:value-type="currency">
            <text:p>1.20396 лв.</text:p>
          </table:table-cell>
        </table:table-row>
        <table:table-row table:style-name="ro1">
          <table:table-cell office:value-type="date" office:date-value="2024-11-30" calcext:value-type="date">
            <text:p>30.11.2024</text:p>
          </table:table-cell>
          <table:table-cell office:value-type="currency" office:currency="BGN" office:value="1.20396" calcext:value-type="currency">
            <text:p>1.20396 лв.</text:p>
          </table:table-cell>
        </table:table-row>
        <table:table-row table:style-name="ro1">
          <table:table-cell office:value-type="date" office:date-value="2024-12-01" calcext:value-type="date">
            <text:p>01.12.2024</text:p>
          </table:table-cell>
          <table:table-cell office:value-type="currency" office:currency="BGN" office:value="1.20396" calcext:value-type="currency">
            <text:p>1.20396 лв.</text:p>
          </table:table-cell>
        </table:table-row>
        <table:table-row table:style-name="ro1">
          <table:table-cell office:value-type="date" office:date-value="2024-12-02" calcext:value-type="date">
            <text:p>02.12.2024</text:p>
          </table:table-cell>
          <table:table-cell office:value-type="currency" office:currency="BGN" office:value="1.20648" calcext:value-type="currency">
            <text:p>1.20648 лв.</text:p>
          </table:table-cell>
        </table:table-row>
        <table:table-row table:style-name="ro1">
          <table:table-cell office:value-type="date" office:date-value="2024-12-03" calcext:value-type="date">
            <text:p>03.12.2024</text:p>
          </table:table-cell>
          <table:table-cell office:value-type="currency" office:currency="BGN" office:value="1.20581" calcext:value-type="currency">
            <text:p>1.20581 лв.</text:p>
          </table:table-cell>
        </table:table-row>
        <table:table-row table:style-name="ro1">
          <table:table-cell office:value-type="date" office:date-value="2024-12-04" calcext:value-type="date">
            <text:p>04.12.2024</text:p>
          </table:table-cell>
          <table:table-cell office:value-type="currency" office:currency="BGN" office:value="1.19374" calcext:value-type="currency">
            <text:p>1.19374 лв.</text:p>
          </table:table-cell>
        </table:table-row>
        <table:table-row table:style-name="ro1">
          <table:table-cell office:value-type="date" office:date-value="2024-12-05" calcext:value-type="date">
            <text:p>05.12.2024</text:p>
          </table:table-cell>
          <table:table-cell office:value-type="currency" office:currency="BGN" office:value="1.19425" calcext:value-type="currency">
            <text:p>1.19425 лв.</text:p>
          </table:table-cell>
        </table:table-row>
        <table:table-row table:style-name="ro1">
          <table:table-cell office:value-type="date" office:date-value="2024-12-06" calcext:value-type="date">
            <text:p>06.12.2024</text:p>
          </table:table-cell>
          <table:table-cell office:value-type="currency" office:currency="BGN" office:value="1.18492" calcext:value-type="currency">
            <text:p>1.18492 лв.</text:p>
          </table:table-cell>
        </table:table-row>
        <table:table-row table:style-name="ro1">
          <table:table-cell office:value-type="date" office:date-value="2024-12-07" calcext:value-type="date">
            <text:p>07.12.2024</text:p>
          </table:table-cell>
          <table:table-cell office:value-type="currency" office:currency="BGN" office:value="1.18492" calcext:value-type="currency">
            <text:p>1.18492 лв.</text:p>
          </table:table-cell>
        </table:table-row>
        <table:table-row table:style-name="ro1">
          <table:table-cell office:value-type="date" office:date-value="2024-12-08" calcext:value-type="date">
            <text:p>08.12.2024</text:p>
          </table:table-cell>
          <table:table-cell office:value-type="currency" office:currency="BGN" office:value="1.18492" calcext:value-type="currency">
            <text:p>1.18492 лв.</text:p>
          </table:table-cell>
        </table:table-row>
        <table:table-row table:style-name="ro1">
          <table:table-cell office:value-type="date" office:date-value="2024-12-09" calcext:value-type="date">
            <text:p>09.12.2024</text:p>
          </table:table-cell>
          <table:table-cell office:value-type="currency" office:currency="BGN" office:value="1.19404" calcext:value-type="currency">
            <text:p>1.19404 лв.</text:p>
          </table:table-cell>
        </table:table-row>
        <table:table-row table:style-name="ro1">
          <table:table-cell office:value-type="date" office:date-value="2024-12-10" calcext:value-type="date">
            <text:p>10.12.2024</text:p>
          </table:table-cell>
          <table:table-cell office:value-type="currency" office:currency="BGN" office:value="1.18881" calcext:value-type="currency">
            <text:p>1.18881 лв.</text:p>
          </table:table-cell>
        </table:table-row>
        <table:table-row table:style-name="ro1">
          <table:table-cell office:value-type="date" office:date-value="2024-12-11" calcext:value-type="date">
            <text:p>11.12.2024</text:p>
          </table:table-cell>
          <table:table-cell office:value-type="currency" office:currency="BGN" office:value="1.18356" calcext:value-type="currency">
            <text:p>1.18356 лв.</text:p>
          </table:table-cell>
        </table:table-row>
        <table:table-row table:style-name="ro1">
          <table:table-cell office:value-type="date" office:date-value="2024-12-12" calcext:value-type="date">
            <text:p>12.12.2024</text:p>
          </table:table-cell>
          <table:table-cell office:value-type="currency" office:currency="BGN" office:value="1.19163" calcext:value-type="currency">
            <text:p>1.19163 лв.</text:p>
          </table:table-cell>
        </table:table-row>
        <table:table-row table:style-name="ro1">
          <table:table-cell office:value-type="date" office:date-value="2024-12-13" calcext:value-type="date">
            <text:p>13.12.2024</text:p>
          </table:table-cell>
          <table:table-cell office:value-type="currency" office:currency="BGN" office:value="1.18621" calcext:value-type="currency">
            <text:p>1.18621 лв.</text:p>
          </table:table-cell>
        </table:table-row>
        <table:table-row table:style-name="ro1">
          <table:table-cell office:value-type="date" office:date-value="2024-12-14" calcext:value-type="date">
            <text:p>14.12.2024</text:p>
          </table:table-cell>
          <table:table-cell office:value-type="currency" office:currency="BGN" office:value="1.18621" calcext:value-type="currency">
            <text:p>1.18621 лв.</text:p>
          </table:table-cell>
        </table:table-row>
        <table:table-row table:style-name="ro1">
          <table:table-cell office:value-type="date" office:date-value="2024-12-15" calcext:value-type="date">
            <text:p>15.12.2024</text:p>
          </table:table-cell>
          <table:table-cell office:value-type="currency" office:currency="BGN" office:value="1.18621" calcext:value-type="currency">
            <text:p>1.18621 лв.</text:p>
          </table:table-cell>
        </table:table-row>
        <table:table-row table:style-name="ro1">
          <table:table-cell office:value-type="date" office:date-value="2024-12-16" calcext:value-type="date">
            <text:p>16.12.2024</text:p>
          </table:table-cell>
          <table:table-cell office:value-type="currency" office:currency="BGN" office:value="1.18463" calcext:value-type="currency">
            <text:p>1.18463 лв.</text:p>
          </table:table-cell>
        </table:table-row>
        <table:table-row table:style-name="ro1">
          <table:table-cell office:value-type="date" office:date-value="2024-12-17" calcext:value-type="date">
            <text:p>17.12.2024</text:p>
          </table:table-cell>
          <table:table-cell office:value-type="currency" office:currency="BGN" office:value="1.18198" calcext:value-type="currency">
            <text:p>1.18198 лв.</text:p>
          </table:table-cell>
        </table:table-row>
        <table:table-row table:style-name="ro1">
          <table:table-cell office:value-type="date" office:date-value="2024-12-18" calcext:value-type="date">
            <text:p>18.12.2024</text:p>
          </table:table-cell>
          <table:table-cell office:value-type="currency" office:currency="BGN" office:value="1.17807" calcext:value-type="currency">
            <text:p>1.17807 лв.</text:p>
          </table:table-cell>
        </table:table-row>
        <table:table-row table:style-name="ro1">
          <table:table-cell office:value-type="date" office:date-value="2024-12-19" calcext:value-type="date">
            <text:p>19.12.2024</text:p>
          </table:table-cell>
          <table:table-cell office:value-type="currency" office:currency="BGN" office:value="1.17601" calcext:value-type="currency">
            <text:p>1.17601 лв.</text:p>
          </table:table-cell>
        </table:table-row>
        <table:table-row table:style-name="ro1">
          <table:table-cell office:value-type="date" office:date-value="2024-12-20" calcext:value-type="date">
            <text:p>20.12.2024</text:p>
          </table:table-cell>
          <table:table-cell office:value-type="currency" office:currency="BGN" office:value="1.17298" calcext:value-type="currency">
            <text:p>1.17298 лв.</text:p>
          </table:table-cell>
        </table:table-row>
        <table:table-row table:style-name="ro1">
          <table:table-cell office:value-type="date" office:date-value="2024-12-21" calcext:value-type="date">
            <text:p>21.12.2024</text:p>
          </table:table-cell>
          <table:table-cell office:value-type="currency" office:currency="BGN" office:value="1.17298" calcext:value-type="currency">
            <text:p>1.17298 лв.</text:p>
          </table:table-cell>
        </table:table-row>
        <table:table-row table:style-name="ro1">
          <table:table-cell office:value-type="date" office:date-value="2024-12-22" calcext:value-type="date">
            <text:p>22.12.2024</text:p>
          </table:table-cell>
          <table:table-cell office:value-type="currency" office:currency="BGN" office:value="1.17298" calcext:value-type="currency">
            <text:p>1.17298 лв.</text:p>
          </table:table-cell>
        </table:table-row>
        <table:table-row table:style-name="ro1">
          <table:table-cell office:value-type="date" office:date-value="2024-12-23" calcext:value-type="date">
            <text:p>23.12.2024</text:p>
          </table:table-cell>
          <table:table-cell office:value-type="currency" office:currency="BGN" office:value="1.17347" calcext:value-type="currency">
            <text:p>1.17347 лв.</text:p>
          </table:table-cell>
        </table:table-row>
        <table:table-row table:style-name="ro1">
          <table:table-cell office:value-type="date" office:date-value="2024-12-24" calcext:value-type="date">
            <text:p>24.12.2024</text:p>
          </table:table-cell>
          <table:table-cell office:value-type="currency" office:currency="BGN" office:value="1.17347" calcext:value-type="currency">
            <text:p>1.17347 лв.</text:p>
          </table:table-cell>
        </table:table-row>
        <table:table-row table:style-name="ro1">
          <table:table-cell office:value-type="date" office:date-value="2024-12-25" calcext:value-type="date">
            <text:p>25.12.2024</text:p>
          </table:table-cell>
          <table:table-cell office:value-type="currency" office:currency="BGN" office:value="1.17347" calcext:value-type="currency">
            <text:p>1.17347 лв.</text:p>
          </table:table-cell>
        </table:table-row>
        <table:table-row table:style-name="ro1">
          <table:table-cell office:value-type="date" office:date-value="2024-12-26" calcext:value-type="date">
            <text:p>26.12.2024</text:p>
          </table:table-cell>
          <table:table-cell office:value-type="currency" office:currency="BGN" office:value="1.17347" calcext:value-type="currency">
            <text:p>1.17347 лв.</text:p>
          </table:table-cell>
        </table:table-row>
        <table:table-row table:style-name="ro1">
          <table:table-cell office:value-type="date" office:date-value="2024-12-27" calcext:value-type="date">
            <text:p>27.12.2024</text:p>
          </table:table-cell>
          <table:table-cell office:value-type="currency" office:currency="BGN" office:value="1.16578" calcext:value-type="currency">
            <text:p>1.16578 лв.</text:p>
          </table:table-cell>
        </table:table-row>
        <table:table-row table:style-name="ro1">
          <table:table-cell office:value-type="date" office:date-value="2024-12-28" calcext:value-type="date">
            <text:p>28.12.2024</text:p>
          </table:table-cell>
          <table:table-cell office:value-type="currency" office:currency="BGN" office:value="1.16578" calcext:value-type="currency">
            <text:p>1.16578 лв.</text:p>
          </table:table-cell>
        </table:table-row>
        <table:table-row table:style-name="ro1">
          <table:table-cell office:value-type="date" office:date-value="2024-12-29" calcext:value-type="date">
            <text:p>29.12.2024</text:p>
          </table:table-cell>
          <table:table-cell office:value-type="currency" office:currency="BGN" office:value="1.16578" calcext:value-type="currency">
            <text:p>1.16578 лв.</text:p>
          </table:table-cell>
        </table:table-row>
        <table:table-row table:style-name="ro1">
          <table:table-cell office:value-type="date" office:date-value="2024-12-30" calcext:value-type="date">
            <text:p>30.12.2024</text:p>
          </table:table-cell>
          <table:table-cell office:value-type="currency" office:currency="BGN" office:value="1.16724" calcext:value-type="currency">
            <text:p>1.16724 лв.</text:p>
          </table:table-cell>
        </table:table-row>
        <table:table-row table:style-name="ro1">
          <table:table-cell office:value-type="date" office:date-value="2024-12-31" calcext:value-type="date">
            <text:p>31.12.2024</text:p>
          </table:table-cell>
          <table:table-cell office:value-type="currency" office:currency="BGN" office:value="1.16613" calcext:value-type="currency">
            <text:p>1.16613 лв.</text:p>
          </table:table-cell>
        </table:table-row>
        <table:table-row table:style-name="ro1" table:number-rows-repeated="1048208">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bg" fo:country="BG"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bg" fo:country="BG"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style="long"/>
      <number:text>.</number:text>
      <number:month number:style="long"/>
      <number:text>.</number:text>
      <number:year number:style="long"/>
    </number:date-style>
    <number:date-style style:name="N130">
      <number:day number:style="long"/>
      <number:text>.</number:text>
      <number:month number:style="long"/>
      <number:text>.</number:text>
      <number:year/>
      <number:text>Y</number:text>
    </number:date-style>
    <number:number-style style:name="N131">
      <number:number number:decimal-places="5" number:min-decimal-places="5" number:min-integer-digits="1"/>
    </number:number-style>
    <number:date-style style:name="N132">
      <number:day number:style="long"/>
      <number:text>.</number:text>
      <number:month number:style="long"/>
      <number:text>.</number:text>
      <number:year/>
    </number:date-style>
    <number:number-style style:name="N133">
      <number:number number:decimal-places="10" number:min-decimal-places="10" number:min-integer-digits="1"/>
    </number:number-style>
    <number:number-style style:name="N134">
      <number:number number:decimal-places="6" number:min-decimal-places="6" number:min-integer-digits="1"/>
    </number:number-style>
    <number:currency-style style:name="N135P0" style:volatile="true">
      <number:number number:decimal-places="5" number:min-decimal-places="5" number:min-integer-digits="1" number:grouping="true"/>
      <number:text> </number:text>
      <number:currency-symbol number:language="bg" number:country="BG">лв.</number:currency-symbol>
    </number:currency-style>
    <number:currency-style style:name="N135">
      <number:text>-</number:text>
      <number:number number:decimal-places="5" number:min-decimal-places="5" number:min-integer-digits="1" number:grouping="true"/>
      <number:text> </number:text>
      <number:currency-symbol number:language="bg" number:country="BG">лв.</number:currency-symbol>
      <style:map style:condition="value()&gt;=0" style:apply-style-name="N135P0"/>
    </number:currency-style>
    <number:number-style style:name="N136">
      <number:number number:decimal-places="2" number:min-decimal-places="2" number:min-integer-digits="1">
        <number:embedded-text number:position="3"> </number:embedded-text>
      </number:number>
    </number:number-style>
    <number:number-style style:name="N137">
      <number:number number:decimal-places="2" number:min-decimal-places="2" number:min-integer-digits="1">
        <number:embedded-text number:position="9"> </number:embedded-text>
        <number:embedded-text number:position="6"> </number:embedded-text>
        <number:embedded-text number:position="3"> </number:embedded-text>
      </number:number>
    </number:number-style>
    <number:number-style style:name="N138">
      <number:number number:decimal-places="3" number:min-decimal-places="3" number:min-integer-digits="1"/>
    </number:number-style>
    <number:number-style style:name="N139">
      <number:number number:decimal-places="4" number:min-decimal-places="4" number:min-integer-digits="1"/>
    </number:number-style>
    <number:number-style style:name="N140">
      <number:number number:decimal-places="2" number:min-decimal-places="2" number:min-integer-digits="1">
        <number:embedded-text number:position="10"> </number:embedded-text>
        <number:embedded-text number:position="7"> </number:embedded-text>
        <number:embedded-text number:position="3"> </number:embedded-text>
      </number:number>
    </number:number-style>
    <number:number-style style:name="N141">
      <number:number number:decimal-places="7" number:min-decimal-places="7" number:min-integer-digits="1">
        <number:embedded-text number:position="10"> </number:embedded-text>
        <number:embedded-text number:position="7"> </number:embedded-text>
        <number:embedded-text number:position="3"> </number:embedded-text>
      </number:number>
    </number:number-style>
    <number:date-style style:name="N10114" number:language="bg" number:country="BG">
      <number:day number:style="long"/>
      <number:text>.</number:text>
      <number:month number:style="long"/>
      <number:text>.</number:text>
      <number:year number:style="long"/>
    </number:date-style>
    <number:number-style style:name="N10115" number:language="bg" number:country="BG">
      <number:number number:decimal-places="0" number:min-decimal-places="0" number:min-integer-digits="3">
        <number:embedded-text number:position="2">.</number:embedded-text>
      </number:number>
      <number:text> лв</number:text>
    </number:number-style>
    <number:date-style style:name="N10116" number:language="bg" number:country="BG">
      <number:day/>
      <number:text>.</number:text>
      <number:month number:style="long"/>
      <number:text>.</number:text>
      <number:year number:style="long"/>
    </number:date-style>
    <number:number-style style:name="N10117" number:language="bg" number:country="BG">
      <number:number number:decimal-places="7" number:min-decimal-places="7" number:min-integer-digits="1" number:grouping="true"/>
    </number:number-style>
    <number:currency-style style:name="N20130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0"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0P0"/>
    </number:currency-style>
    <number:currency-style style:name="N20132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2"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2P0"/>
    </number:currency-style>
    <number:currency-style style:name="N20134P0" style:volatile="true" number:language="en" number:country="US">
      <number:number number:decimal-places="5" number:min-decimal-places="5" number:min-integer-digits="1" number:grouping="true"/>
      <number:text> </number:text>
      <number:currency-symbol number:language="bg" number:country="BG">лв.</number:currency-symbol>
    </number:currency-style>
    <number:currency-style style:name="N20134" number:language="en" number:country="US">
      <number:text>-</number:text>
      <number:number number:decimal-places="5" number:min-decimal-places="5" number:min-integer-digits="1" number:grouping="true"/>
      <number:text> </number:text>
      <number:currency-symbol number:language="bg" number:country="BG">лв.</number:currency-symbol>
      <style:map style:condition="value()&gt;=0" style:apply-style-name="N20134P0"/>
    </number:currency-style>
    <number:currency-style style:name="N20135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5" number:language="en" number:country="US">
      <number:text>-</number:text>
      <number:number number:decimal-places="2" number:min-decimal-places="2" number:min-integer-digits="1" number:grouping="true"/>
      <number:text> </number:text>
      <number:currency-symbol number:language="bg" number:country="BG">лв.</number:currency-symbol>
      <style:map style:condition="value()&gt;=0" style:apply-style-name="N2013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5">00/00/0000</text:date>, <text:time style:data-style-name="N2" text:time-value="20:28:46.9321751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6:56:43.228548077</meta:creation-date>
    <meta:generator>LibreOffice/24.8.3.2$Linux_X86_64 LibreOffice_project/e14c9fdd1f585efcbb2c5363087a99d20928d522</meta:generator>
    <dc:date>2025-01-25T22:37:32.146603798</dc:date>
    <meta:editing-duration>PT8H34M59S</meta:editing-duration>
    <meta:editing-cycles>131</meta:editing-cycles>
    <meta:document-statistic meta:table-count="6" meta:cell-count="3943"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RUN_ME()
    Dim oSheet As Object
    Dim oCellA As Object
    Dim oCellB As Object
    Dim oCellC As Object
    Dim oCellD As Object
    Dim oCellF As Object
    Dim oCellG As Object
    Dim nLastRow As Integer
    Dim nRow As Integer
    Dim oDateValue As Date
    Dim sCurrencyCode As String
    Dim sFormulaF As String
    Dim sFormulaG As String
    
    ' Get the sheet named "currency_conversion_calculator"
    oSheet = ThisComponent.getSheets().getByName("currency_conversion_calculator")
    
    ' Find the last row with data in column A
    nLastRow = FindLastRow(oSheet, "A", 3)
    
    ' Loop through each row starting from A3
    For nRow = 3 To nLastRow
        ' Get the cell reference for column A
        oCellA = oSheet.getCellByPosition(0, nRow)
        
        ' Check if the cell in column A is not empty
        If oCellA.getString() &lt;&gt; "" Then
            ' Get the value (date) from the cell in column A
            oDateValue = oCellA.getValue()
            
            ' Check if the value is a valid date and not before 2000
            If IsDate(oDateValue) And oDateValue &gt;= DateValue("2000-01-01") Then
                ' Get the cell references for other columns in the same row
                oCellB = oSheet.getCellByPosition(1, nRow)
                oCellC = oSheet.getCellByPosition(2, nRow)
                oCellD = oSheet.getCellByPosition(3, nRow)
                oCellF = oSheet.getCellByPosition(5, nRow)
                oCellG = oSheet.getCellByPosition(6, nRow)
                
                ' Create formula to link B and C to A (like =A3, =A4, etc.)
                oCellB.FormulaLocal = "=A" &amp; (nRow + 1)
                oCellC.FormulaLocal = "=A" &amp; (nRow + 1)
                
                ' Get the currency code from column D
                sCurrencyCode = oCellD.getString()
                
                ' Check if the currency code is not empty
                If sCurrencyCode &lt;&gt; "" Then
                    If sCurrencyCode = "EUR" Then
                        ' Fixed rate for EUR
                        oCellF.setValue(1.95583)
                    Else
                        ' Dynamically construct the formula for other currencies
                        sFormulaF = "=INDEX(" &amp; sCurrencyCode &amp; ".B:B, MATCH(A" &amp; (nRow + 1) &amp; ", " &amp; sCurrencyCode &amp; ".A:A, 0))"
                        oCellF.FormulaLocal = sFormulaF ' Use FormulaLocal for locale-specific syntax
                    End If
                End If
                
                ' Insert the formula for column G
                sFormulaG = "=ROUND(E" &amp; (nRow + 1) &amp; "*F" &amp; (nRow + 1) &amp; ",2)"
                oCellG.FormulaLocal = sFormulaG ' Use FormulaLocal for locale-specific syntax
            End If
        End If
    Next nRow

    ' Set formula for sum in cell I6
    oSheet.getCellByPosition(8, 5).FormulaLocal = "=SUM(G4:G" &amp; nLastRow &amp; ")"
    
    ' Force recalculation of all formulas in the document
    ThisComponent.calculateAll()

    MsgBox "Макросът приключи работа.", 64, "Done"
End Sub




' ---------------------------------------------------------------------

' Define the Min function
Function Min(a As Integer, b As Integer) As Integer
    If a &lt; b Then
        Min = a
    Else
        Min = b
    End If
End Function

Function Max(a As Integer, b As Integer) As Integer
    If a &gt; b Then
        Max = a
    Else
        Max = b
    End If
End Function

Function FindLastRow(oSheet As Object, sColumn As String, nStartRow As Integer) As Integer
    Dim nRow As Integer
    Dim oCell As Object
    Dim nLastRowWithData As Integer
    
    ' Set the block size for search
    Const nBlockSize As Integer = 100
       
    ' Initialize the last row with data found
    nLastRowWithData = 0
    
    ' Iterate through the current block of 100 rows
    For nRow = nStartRow To nStartRow + nBlockSize - 1
        ' Check each row within the current block
        Set oCell = oSheet.getCellByPosition(ColumnToIndex(sColumn), nRow - 1)
        If oCell.getString() &lt;&gt; "" Then
            ' Data found in the current block
            nLastRowWithData = nRow
        End If
    Next nRow
    
    ' If data is found in the current block, recursively search the next block
    If nLastRowWithData &gt; 0 Then
        ' Recursively search the next block
        nLastRowWithData = FindLastRow(oSheet, sColumn, nStartRow + nBlockSize)
    End If
    
    ' Return the last remembered row with data, or the initial row if no data is found
    FindLastRow = IIf(nLastRowWithData &gt; 0, nLastRowWithData, nStartRow)
End Function



Function ColumnToIndex(sColumn As String) As Integer
    Dim nIndex As Integer
    Dim nChar As Integer
    Dim nMultiplier As Integer
    
    nIndex = 0
    For i = Len(sColumn) To 1 Step -1
        nChar = Asc(Mid(sColumn, i, 1))
        nIndex = nIndex + (nChar - 65 + 1) * (26 ^ (Len(sColumn) - i))
    Next i
    
    ColumnToIndex = nIndex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